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formattedvoltag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oltage, V</text:p>
          </table:table-cell>
          <table:table-cell office:value-type="string" calcext:value-type="string">
            <text:p>Current, A</text:p>
          </table:table-cell>
          <table:table-cell office:value-type="string" calcext:value-type="string">
            <text:p>Derivative</text:p>
          </table:table-cell>
          <table:table-cell office:value-type="string" calcext:value-type="string">
            <text:p>Rekv</text:p>
          </table:table-cell>
          <table:table-cell office:value-type="string" calcext:value-type="string">
            <text:p>Speed normalized, 0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formula="of:=[.B2]/[.C2]-95-0.17*[.D2]/[.C2]" office:value-type="float" office:value="-95" calcext:value-type="float">
            <text:p>-95</text:p>
          </table:table-cell>
          <table:table-cell table:formula="of:=[.E2]/1000" office:value-type="float" office:value="-0.095" calcext:value-type="float">
            <text:p>-0,095</text:p>
          </table:table-cell>
        </table:table-row>
        <table:table-row table:style-name="ro1">
          <table:table-cell table:formula="of:=[.A2]+1/17875" office:value-type="float" office:value="0.0000559440559440559" calcext:value-type="float">
            <text:p>5,59440559440559E-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]-[.C2])*17875" office:value-type="float" office:value="0" calcext:value-type="float">
            <text:p>0</text:p>
          </table:table-cell>
          <table:table-cell table:formula="of:=[.B3]/[.C3]-95-0.17*[.D3]/[.C3]" office:value-type="float" office:value="-95" calcext:value-type="float">
            <text:p>-95</text:p>
          </table:table-cell>
          <table:table-cell table:formula="of:=[.E3]/1000" office:value-type="float" office:value="-0.095" calcext:value-type="float">
            <text:p>-0,095</text:p>
          </table:table-cell>
        </table:table-row>
        <table:table-row table:style-name="ro1">
          <table:table-cell table:formula="of:=[.A3]+1/17875" office:value-type="float" office:value="0.000111888111888112" calcext:value-type="float">
            <text:p>0,0001118881118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]-[.C3])*17875" office:value-type="float" office:value="-17.875" calcext:value-type="float">
            <text:p>-17,875</text:p>
          </table:table-cell>
          <table:table-cell table:formula="of:=[.B4]/[.C4]-95-0.17*[.D4]/[.C4]" office:value-type="string" office:string-value="" calcext:value-type="error">
            <text:p>#ДЕЛ/0!</text:p>
          </table:table-cell>
          <table:table-cell table:formula="of:=[.E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]+1/17875" office:value-type="float" office:value="0.000167832167832168" calcext:value-type="float">
            <text:p>0,00016783216783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5]-[.C4])*17875" office:value-type="float" office:value="17.875" calcext:value-type="float">
            <text:p>17,875</text:p>
          </table:table-cell>
          <table:table-cell table:formula="of:=[.B5]/[.C5]-95-0.17*[.D5]/[.C5]" office:value-type="float" office:value="-3133.75" calcext:value-type="float">
            <text:p>-3133,75</text:p>
          </table:table-cell>
          <table:table-cell table:formula="of:=[.E5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5]+1/17875" office:value-type="float" office:value="0.000223776223776224" calcext:value-type="float">
            <text:p>0,00022377622377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6]-[.C5])*17875" office:value-type="float" office:value="0" calcext:value-type="float">
            <text:p>0</text:p>
          </table:table-cell>
          <table:table-cell table:formula="of:=[.B6]/[.C6]-95-0.17*[.D6]/[.C6]" office:value-type="float" office:value="-95" calcext:value-type="float">
            <text:p>-95</text:p>
          </table:table-cell>
          <table:table-cell table:formula="of:=[.E6]/1000" office:value-type="float" office:value="-0.095" calcext:value-type="float">
            <text:p>-0,095</text:p>
          </table:table-cell>
        </table:table-row>
        <table:table-row table:style-name="ro1">
          <table:table-cell table:formula="of:=[.A6]+1/17875" office:value-type="float" office:value="0.00027972027972028" calcext:value-type="float">
            <text:p>0,000279720279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7]-[.C6])*17875" office:value-type="float" office:value="-17.875" calcext:value-type="float">
            <text:p>-17,875</text:p>
          </table:table-cell>
          <table:table-cell table:formula="of:=[.B7]/[.C7]-95-0.17*[.D7]/[.C7]" office:value-type="string" office:string-value="" calcext:value-type="error">
            <text:p>#ДЕЛ/0!</text:p>
          </table:table-cell>
          <table:table-cell table:formula="of:=[.E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7]+1/17875" office:value-type="float" office:value="0.000335664335664336" calcext:value-type="float">
            <text:p>0,0003356643356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8]-[.C7])*17875" office:value-type="float" office:value="0" calcext:value-type="float">
            <text:p>0</text:p>
          </table:table-cell>
          <table:table-cell table:formula="of:=[.B8]/[.C8]-95-0.17*[.D8]/[.C8]" office:value-type="string" office:string-value="" calcext:value-type="error">
            <text:p>#ДЕЛ/0!</text:p>
          </table:table-cell>
          <table:table-cell table:formula="of:=[.E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8]+1/17875" office:value-type="float" office:value="0.000391608391608392" calcext:value-type="float">
            <text:p>0,0003916083916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9]-[.C8])*17875" office:value-type="float" office:value="0" calcext:value-type="float">
            <text:p>0</text:p>
          </table:table-cell>
          <table:table-cell table:formula="of:=[.B9]/[.C9]-95-0.17*[.D9]/[.C9]" office:value-type="string" office:string-value="" calcext:value-type="error">
            <text:p>#ДЕЛ/0!</text:p>
          </table:table-cell>
          <table:table-cell table:formula="of:=[.E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9]+1/17875" office:value-type="float" office:value="0.000447552447552448" calcext:value-type="float">
            <text:p>0,0004475524475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10]-[.C9])*17875" office:value-type="float" office:value="0" calcext:value-type="float">
            <text:p>0</text:p>
          </table:table-cell>
          <table:table-cell table:formula="of:=[.B10]/[.C10]-95-0.17*[.D10]/[.C10]" office:value-type="string" office:string-value="" calcext:value-type="error">
            <text:p>#ДЕЛ/0!</text:p>
          </table:table-cell>
          <table:table-cell table:formula="of:=[.E1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10]+1/17875" office:value-type="float" office:value="0.000503496503496504" calcext:value-type="float">
            <text:p>0,00050349650349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11]-[.C10])*17875" office:value-type="float" office:value="17.875" calcext:value-type="float">
            <text:p>17,875</text:p>
          </table:table-cell>
          <table:table-cell table:formula="of:=[.B11]/[.C11]-95-0.17*[.D11]/[.C11]" office:value-type="float" office:value="-3133.75" calcext:value-type="float">
            <text:p>-3133,75</text:p>
          </table:table-cell>
          <table:table-cell table:formula="of:=[.E11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11]+1/17875" office:value-type="float" office:value="0.00055944055944056" calcext:value-type="float">
            <text:p>0,00055944055944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12]-[.C11])*17875" office:value-type="float" office:value="0" calcext:value-type="float">
            <text:p>0</text:p>
          </table:table-cell>
          <table:table-cell table:formula="of:=[.B12]/[.C12]-95-0.17*[.D12]/[.C12]" office:value-type="float" office:value="-95" calcext:value-type="float">
            <text:p>-95</text:p>
          </table:table-cell>
          <table:table-cell table:formula="of:=[.E12]/1000" office:value-type="float" office:value="-0.095" calcext:value-type="float">
            <text:p>-0,095</text:p>
          </table:table-cell>
        </table:table-row>
        <table:table-row table:style-name="ro1">
          <table:table-cell table:formula="of:=[.A12]+1/17875" office:value-type="float" office:value="0.000615384615384616" calcext:value-type="float">
            <text:p>0,000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13]-[.C12])*17875" office:value-type="float" office:value="0" calcext:value-type="float">
            <text:p>0</text:p>
          </table:table-cell>
          <table:table-cell table:formula="of:=[.B13]/[.C13]-95-0.17*[.D13]/[.C13]" office:value-type="float" office:value="-95" calcext:value-type="float">
            <text:p>-95</text:p>
          </table:table-cell>
          <table:table-cell table:formula="of:=[.E13]/1000" office:value-type="float" office:value="-0.095" calcext:value-type="float">
            <text:p>-0,095</text:p>
          </table:table-cell>
        </table:table-row>
        <table:table-row table:style-name="ro1">
          <table:table-cell table:formula="of:=[.A13]+1/17875" office:value-type="float" office:value="0.000671328671328671" calcext:value-type="float">
            <text:p>0,0006713286713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14]-[.C13])*17875" office:value-type="float" office:value="-17.875" calcext:value-type="float">
            <text:p>-17,875</text:p>
          </table:table-cell>
          <table:table-cell table:formula="of:=[.B14]/[.C14]-95-0.17*[.D14]/[.C14]" office:value-type="string" office:string-value="" calcext:value-type="error">
            <text:p>#ДЕЛ/0!</text:p>
          </table:table-cell>
          <table:table-cell table:formula="of:=[.E1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14]+1/17875" office:value-type="float" office:value="0.000727272727272727" calcext:value-type="float">
            <text:p>0,0007272727272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15]-[.C14])*17875" office:value-type="float" office:value="0" calcext:value-type="float">
            <text:p>0</text:p>
          </table:table-cell>
          <table:table-cell table:formula="of:=[.B15]/[.C15]-95-0.17*[.D15]/[.C15]" office:value-type="string" office:string-value="" calcext:value-type="error">
            <text:p>#ДЕЛ/0!</text:p>
          </table:table-cell>
          <table:table-cell table:formula="of:=[.E1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15]+1/17875" office:value-type="float" office:value="0.000783216783216783" calcext:value-type="float">
            <text:p>0,0007832167832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16]-[.C15])*17875" office:value-type="float" office:value="0" calcext:value-type="float">
            <text:p>0</text:p>
          </table:table-cell>
          <table:table-cell table:formula="of:=[.B16]/[.C16]-95-0.17*[.D16]/[.C16]" office:value-type="string" office:string-value="" calcext:value-type="error">
            <text:p>#ДЕЛ/0!</text:p>
          </table:table-cell>
          <table:table-cell table:formula="of:=[.E1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16]+1/17875" office:value-type="float" office:value="0.000839160839160839" calcext:value-type="float">
            <text:p>0,0008391608391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17]-[.C16])*17875" office:value-type="float" office:value="0" calcext:value-type="float">
            <text:p>0</text:p>
          </table:table-cell>
          <table:table-cell table:formula="of:=[.B17]/[.C17]-95-0.17*[.D17]/[.C17]" office:value-type="string" office:string-value="" calcext:value-type="error">
            <text:p>#ДЕЛ/0!</text:p>
          </table:table-cell>
          <table:table-cell table:formula="of:=[.E1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17]+1/17875" office:value-type="float" office:value="0.000895104895104895" calcext:value-type="float">
            <text:p>0,0008951048951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18]-[.C17])*17875" office:value-type="float" office:value="0" calcext:value-type="float">
            <text:p>0</text:p>
          </table:table-cell>
          <table:table-cell table:formula="of:=[.B18]/[.C18]-95-0.17*[.D18]/[.C18]" office:value-type="string" office:string-value="" calcext:value-type="error">
            <text:p>#ДЕЛ/0!</text:p>
          </table:table-cell>
          <table:table-cell table:formula="of:=[.E1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18]+1/17875" office:value-type="float" office:value="0.000951048951048951" calcext:value-type="float">
            <text:p>0,0009510489510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19]-[.C18])*17875" office:value-type="float" office:value="0" calcext:value-type="float">
            <text:p>0</text:p>
          </table:table-cell>
          <table:table-cell table:formula="of:=[.B19]/[.C19]-95-0.17*[.D19]/[.C19]" office:value-type="string" office:string-value="" calcext:value-type="error">
            <text:p>#ДЕЛ/0!</text:p>
          </table:table-cell>
          <table:table-cell table:formula="of:=[.E1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19]+1/17875" office:value-type="float" office:value="0.00100699300699301" calcext:value-type="float">
            <text:p>0,0010069930069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20]-[.C19])*17875" office:value-type="float" office:value="0" calcext:value-type="float">
            <text:p>0</text:p>
          </table:table-cell>
          <table:table-cell table:formula="of:=[.B20]/[.C20]-95-0.17*[.D20]/[.C20]" office:value-type="string" office:string-value="" calcext:value-type="error">
            <text:p>#ДЕЛ/0!</text:p>
          </table:table-cell>
          <table:table-cell table:formula="of:=[.E2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0]+1/17875" office:value-type="float" office:value="0.00106293706293706" calcext:value-type="float">
            <text:p>0,0010629370629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21]-[.C20])*17875" office:value-type="float" office:value="0" calcext:value-type="float">
            <text:p>0</text:p>
          </table:table-cell>
          <table:table-cell table:formula="of:=[.B21]/[.C21]-95-0.17*[.D21]/[.C21]" office:value-type="string" office:string-value="" calcext:value-type="error">
            <text:p>#ДЕЛ/0!</text:p>
          </table:table-cell>
          <table:table-cell table:formula="of:=[.E2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1]+1/17875" office:value-type="float" office:value="0.00111888111888112" calcext:value-type="float">
            <text:p>0,001118881118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22]-[.C21])*17875" office:value-type="float" office:value="0" calcext:value-type="float">
            <text:p>0</text:p>
          </table:table-cell>
          <table:table-cell table:formula="of:=[.B22]/[.C22]-95-0.17*[.D22]/[.C22]" office:value-type="string" office:string-value="" calcext:value-type="error">
            <text:p>#ДЕЛ/0!</text:p>
          </table:table-cell>
          <table:table-cell table:formula="of:=[.E2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2]+1/17875" office:value-type="float" office:value="0.00117482517482517" calcext:value-type="float">
            <text:p>0,0011748251748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23]-[.C22])*17875" office:value-type="float" office:value="17.875" calcext:value-type="float">
            <text:p>17,875</text:p>
          </table:table-cell>
          <table:table-cell table:formula="of:=[.B23]/[.C23]-95-0.17*[.D23]/[.C23]" office:value-type="float" office:value="-3133.75" calcext:value-type="float">
            <text:p>-3133,75</text:p>
          </table:table-cell>
          <table:table-cell table:formula="of:=[.E23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23]+1/17875" office:value-type="float" office:value="0.00123076923076923" calcext:value-type="float">
            <text:p>0,001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24]-[.C23])*17875" office:value-type="float" office:value="0" calcext:value-type="float">
            <text:p>0</text:p>
          </table:table-cell>
          <table:table-cell table:formula="of:=[.B24]/[.C24]-95-0.17*[.D24]/[.C24]" office:value-type="float" office:value="-95" calcext:value-type="float">
            <text:p>-95</text:p>
          </table:table-cell>
          <table:table-cell table:formula="of:=[.E24]/1000" office:value-type="float" office:value="-0.095" calcext:value-type="float">
            <text:p>-0,095</text:p>
          </table:table-cell>
        </table:table-row>
        <table:table-row table:style-name="ro1">
          <table:table-cell table:formula="of:=[.A24]+1/17875" office:value-type="float" office:value="0.00128671328671329" calcext:value-type="float">
            <text:p>0,0012867132867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25]-[.C24])*17875" office:value-type="float" office:value="-17.875" calcext:value-type="float">
            <text:p>-17,875</text:p>
          </table:table-cell>
          <table:table-cell table:formula="of:=[.B25]/[.C25]-95-0.17*[.D25]/[.C25]" office:value-type="string" office:string-value="" calcext:value-type="error">
            <text:p>#ДЕЛ/0!</text:p>
          </table:table-cell>
          <table:table-cell table:formula="of:=[.E2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5]+1/17875" office:value-type="float" office:value="0.00134265734265734" calcext:value-type="float">
            <text:p>0,0013426573426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26]-[.C25])*17875" office:value-type="float" office:value="0" calcext:value-type="float">
            <text:p>0</text:p>
          </table:table-cell>
          <table:table-cell table:formula="of:=[.B26]/[.C26]-95-0.17*[.D26]/[.C26]" office:value-type="string" office:string-value="" calcext:value-type="error">
            <text:p>#ДЕЛ/0!</text:p>
          </table:table-cell>
          <table:table-cell table:formula="of:=[.E2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6]+1/17875" office:value-type="float" office:value="0.0013986013986014" calcext:value-type="float">
            <text:p>0,001398601398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27]-[.C26])*17875" office:value-type="float" office:value="0" calcext:value-type="float">
            <text:p>0</text:p>
          </table:table-cell>
          <table:table-cell table:formula="of:=[.B27]/[.C27]-95-0.17*[.D27]/[.C27]" office:value-type="string" office:string-value="" calcext:value-type="error">
            <text:p>#ДЕЛ/0!</text:p>
          </table:table-cell>
          <table:table-cell table:formula="of:=[.E2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7]+1/17875" office:value-type="float" office:value="0.00145454545454545" calcext:value-type="float">
            <text:p>0,0014545454545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28]-[.C27])*17875" office:value-type="float" office:value="0" calcext:value-type="float">
            <text:p>0</text:p>
          </table:table-cell>
          <table:table-cell table:formula="of:=[.B28]/[.C28]-95-0.17*[.D28]/[.C28]" office:value-type="string" office:string-value="" calcext:value-type="error">
            <text:p>#ДЕЛ/0!</text:p>
          </table:table-cell>
          <table:table-cell table:formula="of:=[.E2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8]+1/17875" office:value-type="float" office:value="0.00151048951048951" calcext:value-type="float">
            <text:p>0,0015104895104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29]-[.C28])*17875" office:value-type="float" office:value="17.875" calcext:value-type="float">
            <text:p>17,875</text:p>
          </table:table-cell>
          <table:table-cell table:formula="of:=[.B29]/[.C29]-95-0.17*[.D29]/[.C29]" office:value-type="float" office:value="-3133.75" calcext:value-type="float">
            <text:p>-3133,75</text:p>
          </table:table-cell>
          <table:table-cell table:formula="of:=[.E29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29]+1/17875" office:value-type="float" office:value="0.00156643356643357" calcext:value-type="float">
            <text:p>0,00156643356643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0]-[.C29])*17875" office:value-type="float" office:value="0" calcext:value-type="float">
            <text:p>0</text:p>
          </table:table-cell>
          <table:table-cell table:formula="of:=[.B30]/[.C30]-95-0.17*[.D30]/[.C30]" office:value-type="float" office:value="-95" calcext:value-type="float">
            <text:p>-95</text:p>
          </table:table-cell>
          <table:table-cell table:formula="of:=[.E30]/1000" office:value-type="float" office:value="-0.095" calcext:value-type="float">
            <text:p>-0,095</text:p>
          </table:table-cell>
        </table:table-row>
        <table:table-row table:style-name="ro1">
          <table:table-cell table:formula="of:=[.A30]+1/17875" office:value-type="float" office:value="0.00162237762237762" calcext:value-type="float">
            <text:p>0,00162237762237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1]-[.C30])*17875" office:value-type="float" office:value="0" calcext:value-type="float">
            <text:p>0</text:p>
          </table:table-cell>
          <table:table-cell table:formula="of:=[.B31]/[.C31]-95-0.17*[.D31]/[.C31]" office:value-type="float" office:value="-95" calcext:value-type="float">
            <text:p>-95</text:p>
          </table:table-cell>
          <table:table-cell table:formula="of:=[.E31]/1000" office:value-type="float" office:value="-0.095" calcext:value-type="float">
            <text:p>-0,095</text:p>
          </table:table-cell>
        </table:table-row>
        <table:table-row table:style-name="ro1">
          <table:table-cell table:formula="of:=[.A31]+1/17875" office:value-type="float" office:value="0.00167832167832168" calcext:value-type="float">
            <text:p>0,0016783216783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2]-[.C31])*17875" office:value-type="float" office:value="-17.875" calcext:value-type="float">
            <text:p>-17,875</text:p>
          </table:table-cell>
          <table:table-cell table:formula="of:=[.B32]/[.C32]-95-0.17*[.D32]/[.C32]" office:value-type="string" office:string-value="" calcext:value-type="error">
            <text:p>#ДЕЛ/0!</text:p>
          </table:table-cell>
          <table:table-cell table:formula="of:=[.E3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2]+1/17875" office:value-type="float" office:value="0.00173426573426573" calcext:value-type="float">
            <text:p>0,0017342657342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3]-[.C32])*17875" office:value-type="float" office:value="0" calcext:value-type="float">
            <text:p>0</text:p>
          </table:table-cell>
          <table:table-cell table:formula="of:=[.B33]/[.C33]-95-0.17*[.D33]/[.C33]" office:value-type="string" office:string-value="" calcext:value-type="error">
            <text:p>#ДЕЛ/0!</text:p>
          </table:table-cell>
          <table:table-cell table:formula="of:=[.E3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3]+1/17875" office:value-type="float" office:value="0.00179020979020979" calcext:value-type="float">
            <text:p>0,001790209790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4]-[.C33])*17875" office:value-type="float" office:value="0" calcext:value-type="float">
            <text:p>0</text:p>
          </table:table-cell>
          <table:table-cell table:formula="of:=[.B34]/[.C34]-95-0.17*[.D34]/[.C34]" office:value-type="string" office:string-value="" calcext:value-type="error">
            <text:p>#ДЕЛ/0!</text:p>
          </table:table-cell>
          <table:table-cell table:formula="of:=[.E3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4]+1/17875" office:value-type="float" office:value="0.00184615384615385" calcext:value-type="float">
            <text:p>0,001846153846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5]-[.C34])*17875" office:value-type="float" office:value="0" calcext:value-type="float">
            <text:p>0</text:p>
          </table:table-cell>
          <table:table-cell table:formula="of:=[.B35]/[.C35]-95-0.17*[.D35]/[.C35]" office:value-type="string" office:string-value="" calcext:value-type="error">
            <text:p>#ДЕЛ/0!</text:p>
          </table:table-cell>
          <table:table-cell table:formula="of:=[.E3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5]+1/17875" office:value-type="float" office:value="0.0019020979020979" calcext:value-type="float">
            <text:p>0,0019020979020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6]-[.C35])*17875" office:value-type="float" office:value="0" calcext:value-type="float">
            <text:p>0</text:p>
          </table:table-cell>
          <table:table-cell table:formula="of:=[.B36]/[.C36]-95-0.17*[.D36]/[.C36]" office:value-type="string" office:string-value="" calcext:value-type="error">
            <text:p>#ДЕЛ/0!</text:p>
          </table:table-cell>
          <table:table-cell table:formula="of:=[.E3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6]+1/17875" office:value-type="float" office:value="0.00195804195804196" calcext:value-type="float">
            <text:p>0,00195804195804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7]-[.C36])*17875" office:value-type="float" office:value="17.875" calcext:value-type="float">
            <text:p>17,875</text:p>
          </table:table-cell>
          <table:table-cell table:formula="of:=[.B37]/[.C37]-95-0.17*[.D37]/[.C37]" office:value-type="float" office:value="-3133.75" calcext:value-type="float">
            <text:p>-3133,75</text:p>
          </table:table-cell>
          <table:table-cell table:formula="of:=[.E37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7]+1/17875" office:value-type="float" office:value="0.00201398601398601" calcext:value-type="float">
            <text:p>0,002013986013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8]-[.C37])*17875" office:value-type="float" office:value="-17.875" calcext:value-type="float">
            <text:p>-17,875</text:p>
          </table:table-cell>
          <table:table-cell table:formula="of:=[.B38]/[.C38]-95-0.17*[.D38]/[.C38]" office:value-type="string" office:string-value="" calcext:value-type="error">
            <text:p>#ДЕЛ/0!</text:p>
          </table:table-cell>
          <table:table-cell table:formula="of:=[.E3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8]+1/17875" office:value-type="float" office:value="0.00206993006993007" calcext:value-type="float">
            <text:p>0,002069930069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9]-[.C38])*17875" office:value-type="float" office:value="0" calcext:value-type="float">
            <text:p>0</text:p>
          </table:table-cell>
          <table:table-cell table:formula="of:=[.B39]/[.C39]-95-0.17*[.D39]/[.C39]" office:value-type="string" office:string-value="" calcext:value-type="error">
            <text:p>#ДЕЛ/0!</text:p>
          </table:table-cell>
          <table:table-cell table:formula="of:=[.E3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9]+1/17875" office:value-type="float" office:value="0.00212587412587412" calcext:value-type="float">
            <text:p>0,0021258741258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0]-[.C39])*17875" office:value-type="float" office:value="0" calcext:value-type="float">
            <text:p>0</text:p>
          </table:table-cell>
          <table:table-cell table:formula="of:=[.B40]/[.C40]-95-0.17*[.D40]/[.C40]" office:value-type="string" office:string-value="" calcext:value-type="error">
            <text:p>#ДЕЛ/0!</text:p>
          </table:table-cell>
          <table:table-cell table:formula="of:=[.E4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0]+1/17875" office:value-type="float" office:value="0.00218181818181818" calcext:value-type="float">
            <text:p>0,002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1]-[.C40])*17875" office:value-type="float" office:value="17.875" calcext:value-type="float">
            <text:p>17,875</text:p>
          </table:table-cell>
          <table:table-cell table:formula="of:=[.B41]/[.C41]-95-0.17*[.D41]/[.C41]" office:value-type="float" office:value="-3133.75" calcext:value-type="float">
            <text:p>-3133,75</text:p>
          </table:table-cell>
          <table:table-cell table:formula="of:=[.E41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1]+1/17875" office:value-type="float" office:value="0.00223776223776224" calcext:value-type="float">
            <text:p>0,00223776223776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2]-[.C41])*17875" office:value-type="float" office:value="0" calcext:value-type="float">
            <text:p>0</text:p>
          </table:table-cell>
          <table:table-cell table:formula="of:=[.B42]/[.C42]-95-0.17*[.D42]/[.C42]" office:value-type="float" office:value="-95" calcext:value-type="float">
            <text:p>-95</text:p>
          </table:table-cell>
          <table:table-cell table:formula="of:=[.E42]/1000" office:value-type="float" office:value="-0.095" calcext:value-type="float">
            <text:p>-0,095</text:p>
          </table:table-cell>
        </table:table-row>
        <table:table-row table:style-name="ro1">
          <table:table-cell table:formula="of:=[.A42]+1/17875" office:value-type="float" office:value="0.00229370629370629" calcext:value-type="float">
            <text:p>0,0022937062937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3]-[.C42])*17875" office:value-type="float" office:value="-17.875" calcext:value-type="float">
            <text:p>-17,875</text:p>
          </table:table-cell>
          <table:table-cell table:formula="of:=[.B43]/[.C43]-95-0.17*[.D43]/[.C43]" office:value-type="string" office:string-value="" calcext:value-type="error">
            <text:p>#ДЕЛ/0!</text:p>
          </table:table-cell>
          <table:table-cell table:formula="of:=[.E4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3]+1/17875" office:value-type="float" office:value="0.00234965034965035" calcext:value-type="float">
            <text:p>0,00234965034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4]-[.C43])*17875" office:value-type="float" office:value="0" calcext:value-type="float">
            <text:p>0</text:p>
          </table:table-cell>
          <table:table-cell table:formula="of:=[.B44]/[.C44]-95-0.17*[.D44]/[.C44]" office:value-type="string" office:string-value="" calcext:value-type="error">
            <text:p>#ДЕЛ/0!</text:p>
          </table:table-cell>
          <table:table-cell table:formula="of:=[.E4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4]+1/17875" office:value-type="float" office:value="0.0024055944055944" calcext:value-type="float">
            <text:p>0,00240559440559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5]-[.C44])*17875" office:value-type="float" office:value="17.875" calcext:value-type="float">
            <text:p>17,875</text:p>
          </table:table-cell>
          <table:table-cell table:formula="of:=[.B45]/[.C45]-95-0.17*[.D45]/[.C45]" office:value-type="float" office:value="-3133.75" calcext:value-type="float">
            <text:p>-3133,75</text:p>
          </table:table-cell>
          <table:table-cell table:formula="of:=[.E45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5]+1/17875" office:value-type="float" office:value="0.00246153846153846" calcext:value-type="float">
            <text:p>0,0024615384615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6]-[.C45])*17875" office:value-type="float" office:value="-17.875" calcext:value-type="float">
            <text:p>-17,875</text:p>
          </table:table-cell>
          <table:table-cell table:formula="of:=[.B46]/[.C46]-95-0.17*[.D46]/[.C46]" office:value-type="string" office:string-value="" calcext:value-type="error">
            <text:p>#ДЕЛ/0!</text:p>
          </table:table-cell>
          <table:table-cell table:formula="of:=[.E4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6]+1/17875" office:value-type="float" office:value="0.00251748251748252" calcext:value-type="float">
            <text:p>0,0025174825174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7]-[.C46])*17875" office:value-type="float" office:value="0" calcext:value-type="float">
            <text:p>0</text:p>
          </table:table-cell>
          <table:table-cell table:formula="of:=[.B47]/[.C47]-95-0.17*[.D47]/[.C47]" office:value-type="string" office:string-value="" calcext:value-type="error">
            <text:p>#ДЕЛ/0!</text:p>
          </table:table-cell>
          <table:table-cell table:formula="of:=[.E4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7]+1/17875" office:value-type="float" office:value="0.00257342657342657" calcext:value-type="float">
            <text:p>0,0025734265734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8]-[.C47])*17875" office:value-type="float" office:value="0" calcext:value-type="float">
            <text:p>0</text:p>
          </table:table-cell>
          <table:table-cell table:formula="of:=[.B48]/[.C48]-95-0.17*[.D48]/[.C48]" office:value-type="string" office:string-value="" calcext:value-type="error">
            <text:p>#ДЕЛ/0!</text:p>
          </table:table-cell>
          <table:table-cell table:formula="of:=[.E4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8]+1/17875" office:value-type="float" office:value="0.00262937062937063" calcext:value-type="float">
            <text:p>0,00262937062937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9]-[.C48])*17875" office:value-type="float" office:value="17.875" calcext:value-type="float">
            <text:p>17,875</text:p>
          </table:table-cell>
          <table:table-cell table:formula="of:=[.B49]/[.C49]-95-0.17*[.D49]/[.C49]" office:value-type="float" office:value="-3133.75" calcext:value-type="float">
            <text:p>-3133,75</text:p>
          </table:table-cell>
          <table:table-cell table:formula="of:=[.E49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9]+1/17875" office:value-type="float" office:value="0.00268531468531468" calcext:value-type="float">
            <text:p>0,0026853146853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50]-[.C49])*17875" office:value-type="float" office:value="-17.875" calcext:value-type="float">
            <text:p>-17,875</text:p>
          </table:table-cell>
          <table:table-cell table:formula="of:=[.B50]/[.C50]-95-0.17*[.D50]/[.C50]" office:value-type="string" office:string-value="" calcext:value-type="error">
            <text:p>#ДЕЛ/0!</text:p>
          </table:table-cell>
          <table:table-cell table:formula="of:=[.E5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0]+1/17875" office:value-type="float" office:value="0.00274125874125874" calcext:value-type="float">
            <text:p>0,00274125874125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51]-[.C50])*17875" office:value-type="float" office:value="17.875" calcext:value-type="float">
            <text:p>17,875</text:p>
          </table:table-cell>
          <table:table-cell table:formula="of:=[.B51]/[.C51]-95-0.17*[.D51]/[.C51]" office:value-type="float" office:value="-3133.75" calcext:value-type="float">
            <text:p>-3133,75</text:p>
          </table:table-cell>
          <table:table-cell table:formula="of:=[.E51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51]+1/17875" office:value-type="float" office:value="0.00279720279720279" calcext:value-type="float">
            <text:p>0,0027972027972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52]-[.C51])*17875" office:value-type="float" office:value="-17.875" calcext:value-type="float">
            <text:p>-17,875</text:p>
          </table:table-cell>
          <table:table-cell table:formula="of:=[.B52]/[.C52]-95-0.17*[.D52]/[.C52]" office:value-type="string" office:string-value="" calcext:value-type="error">
            <text:p>#ДЕЛ/0!</text:p>
          </table:table-cell>
          <table:table-cell table:formula="of:=[.E5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2]+1/17875" office:value-type="float" office:value="0.00285314685314685" calcext:value-type="float">
            <text:p>0,0028531468531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53]-[.C52])*17875" office:value-type="float" office:value="0" calcext:value-type="float">
            <text:p>0</text:p>
          </table:table-cell>
          <table:table-cell table:formula="of:=[.B53]/[.C53]-95-0.17*[.D53]/[.C53]" office:value-type="string" office:string-value="" calcext:value-type="error">
            <text:p>#ДЕЛ/0!</text:p>
          </table:table-cell>
          <table:table-cell table:formula="of:=[.E5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3]+1/17875" office:value-type="float" office:value="0.00290909090909091" calcext:value-type="float">
            <text:p>0,0029090909090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54]-[.C53])*17875" office:value-type="float" office:value="0" calcext:value-type="float">
            <text:p>0</text:p>
          </table:table-cell>
          <table:table-cell table:formula="of:=[.B54]/[.C54]-95-0.17*[.D54]/[.C54]" office:value-type="string" office:string-value="" calcext:value-type="error">
            <text:p>#ДЕЛ/0!</text:p>
          </table:table-cell>
          <table:table-cell table:formula="of:=[.E5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4]+1/17875" office:value-type="float" office:value="0.00296503496503496" calcext:value-type="float">
            <text:p>0,00296503496503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55]-[.C54])*17875" office:value-type="float" office:value="17.875" calcext:value-type="float">
            <text:p>17,875</text:p>
          </table:table-cell>
          <table:table-cell table:formula="of:=[.B55]/[.C55]-95-0.17*[.D55]/[.C55]" office:value-type="float" office:value="-3133.75" calcext:value-type="float">
            <text:p>-3133,75</text:p>
          </table:table-cell>
          <table:table-cell table:formula="of:=[.E55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55]+1/17875" office:value-type="float" office:value="0.00302097902097902" calcext:value-type="float">
            <text:p>0,00302097902097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56]-[.C55])*17875" office:value-type="float" office:value="0" calcext:value-type="float">
            <text:p>0</text:p>
          </table:table-cell>
          <table:table-cell table:formula="of:=[.B56]/[.C56]-95-0.17*[.D56]/[.C56]" office:value-type="float" office:value="-95" calcext:value-type="float">
            <text:p>-95</text:p>
          </table:table-cell>
          <table:table-cell table:formula="of:=[.E56]/1000" office:value-type="float" office:value="-0.095" calcext:value-type="float">
            <text:p>-0,095</text:p>
          </table:table-cell>
        </table:table-row>
        <table:table-row table:style-name="ro1">
          <table:table-cell table:formula="of:=[.A56]+1/17875" office:value-type="float" office:value="0.00307692307692307" calcext:value-type="float">
            <text:p>0,00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57]-[.C56])*17875" office:value-type="float" office:value="0" calcext:value-type="float">
            <text:p>0</text:p>
          </table:table-cell>
          <table:table-cell table:formula="of:=[.B57]/[.C57]-95-0.17*[.D57]/[.C57]" office:value-type="float" office:value="-95" calcext:value-type="float">
            <text:p>-95</text:p>
          </table:table-cell>
          <table:table-cell table:formula="of:=[.E57]/1000" office:value-type="float" office:value="-0.095" calcext:value-type="float">
            <text:p>-0,095</text:p>
          </table:table-cell>
        </table:table-row>
        <table:table-row table:style-name="ro1">
          <table:table-cell table:formula="of:=[.A57]+1/17875" office:value-type="float" office:value="0.00313286713286713" calcext:value-type="float">
            <text:p>0,0031328671328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58]-[.C57])*17875" office:value-type="float" office:value="-17.875" calcext:value-type="float">
            <text:p>-17,875</text:p>
          </table:table-cell>
          <table:table-cell table:formula="of:=[.B58]/[.C58]-95-0.17*[.D58]/[.C58]" office:value-type="string" office:string-value="" calcext:value-type="error">
            <text:p>#ДЕЛ/0!</text:p>
          </table:table-cell>
          <table:table-cell table:formula="of:=[.E5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8]+1/17875" office:value-type="float" office:value="0.00318881118881119" calcext:value-type="float">
            <text:p>0,00318881118881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59]-[.C58])*17875" office:value-type="float" office:value="17.875" calcext:value-type="float">
            <text:p>17,875</text:p>
          </table:table-cell>
          <table:table-cell table:formula="of:=[.B59]/[.C59]-95-0.17*[.D59]/[.C59]" office:value-type="float" office:value="-3133.75" calcext:value-type="float">
            <text:p>-3133,75</text:p>
          </table:table-cell>
          <table:table-cell table:formula="of:=[.E59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59]+1/17875" office:value-type="float" office:value="0.00324475524475524" calcext:value-type="float">
            <text:p>0,00324475524475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60]-[.C59])*17875" office:value-type="float" office:value="0" calcext:value-type="float">
            <text:p>0</text:p>
          </table:table-cell>
          <table:table-cell table:formula="of:=[.B60]/[.C60]-95-0.17*[.D60]/[.C60]" office:value-type="float" office:value="-95" calcext:value-type="float">
            <text:p>-95</text:p>
          </table:table-cell>
          <table:table-cell table:formula="of:=[.E60]/1000" office:value-type="float" office:value="-0.095" calcext:value-type="float">
            <text:p>-0,095</text:p>
          </table:table-cell>
        </table:table-row>
        <table:table-row table:style-name="ro1">
          <table:table-cell table:formula="of:=[.A60]+1/17875" office:value-type="float" office:value="0.0033006993006993" calcext:value-type="float">
            <text:p>0,00330069930069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61]-[.C60])*17875" office:value-type="float" office:value="0" calcext:value-type="float">
            <text:p>0</text:p>
          </table:table-cell>
          <table:table-cell table:formula="of:=[.B61]/[.C61]-95-0.17*[.D61]/[.C61]" office:value-type="float" office:value="-95" calcext:value-type="float">
            <text:p>-95</text:p>
          </table:table-cell>
          <table:table-cell table:formula="of:=[.E61]/1000" office:value-type="float" office:value="-0.095" calcext:value-type="float">
            <text:p>-0,095</text:p>
          </table:table-cell>
        </table:table-row>
        <table:table-row table:style-name="ro1">
          <table:table-cell table:formula="of:=[.A61]+1/17875" office:value-type="float" office:value="0.00335664335664335" calcext:value-type="float">
            <text:p>0,00335664335664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62]-[.C61])*17875" office:value-type="float" office:value="0" calcext:value-type="float">
            <text:p>0</text:p>
          </table:table-cell>
          <table:table-cell table:formula="of:=[.B62]/[.C62]-95-0.17*[.D62]/[.C62]" office:value-type="float" office:value="-95" calcext:value-type="float">
            <text:p>-95</text:p>
          </table:table-cell>
          <table:table-cell table:formula="of:=[.E62]/1000" office:value-type="float" office:value="-0.095" calcext:value-type="float">
            <text:p>-0,095</text:p>
          </table:table-cell>
        </table:table-row>
        <table:table-row table:style-name="ro1">
          <table:table-cell table:formula="of:=[.A62]+1/17875" office:value-type="float" office:value="0.00341258741258741" calcext:value-type="float">
            <text:p>0,003412587412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63]-[.C62])*17875" office:value-type="float" office:value="-17.875" calcext:value-type="float">
            <text:p>-17,875</text:p>
          </table:table-cell>
          <table:table-cell table:formula="of:=[.B63]/[.C63]-95-0.17*[.D63]/[.C63]" office:value-type="string" office:string-value="" calcext:value-type="error">
            <text:p>#ДЕЛ/0!</text:p>
          </table:table-cell>
          <table:table-cell table:formula="of:=[.E6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3]+1/17875" office:value-type="float" office:value="0.00346853146853146" calcext:value-type="float">
            <text:p>0,0034685314685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64]-[.C63])*17875" office:value-type="float" office:value="0" calcext:value-type="float">
            <text:p>0</text:p>
          </table:table-cell>
          <table:table-cell table:formula="of:=[.B64]/[.C64]-95-0.17*[.D64]/[.C64]" office:value-type="string" office:string-value="" calcext:value-type="error">
            <text:p>#ДЕЛ/0!</text:p>
          </table:table-cell>
          <table:table-cell table:formula="of:=[.E6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4]+1/17875" office:value-type="float" office:value="0.00352447552447552" calcext:value-type="float">
            <text:p>0,0035244755244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65]-[.C64])*17875" office:value-type="float" office:value="0" calcext:value-type="float">
            <text:p>0</text:p>
          </table:table-cell>
          <table:table-cell table:formula="of:=[.B65]/[.C65]-95-0.17*[.D65]/[.C65]" office:value-type="string" office:string-value="" calcext:value-type="error">
            <text:p>#ДЕЛ/0!</text:p>
          </table:table-cell>
          <table:table-cell table:formula="of:=[.E6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5]+1/17875" office:value-type="float" office:value="0.00358041958041958" calcext:value-type="float">
            <text:p>0,003580419580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66]-[.C65])*17875" office:value-type="float" office:value="0" calcext:value-type="float">
            <text:p>0</text:p>
          </table:table-cell>
          <table:table-cell table:formula="of:=[.B66]/[.C66]-95-0.17*[.D66]/[.C66]" office:value-type="string" office:string-value="" calcext:value-type="error">
            <text:p>#ДЕЛ/0!</text:p>
          </table:table-cell>
          <table:table-cell table:formula="of:=[.E6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6]+1/17875" office:value-type="float" office:value="0.00363636363636363" calcext:value-type="float">
            <text:p>0,00363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67]-[.C66])*17875" office:value-type="float" office:value="0" calcext:value-type="float">
            <text:p>0</text:p>
          </table:table-cell>
          <table:table-cell table:formula="of:=[.B67]/[.C67]-95-0.17*[.D67]/[.C67]" office:value-type="string" office:string-value="" calcext:value-type="error">
            <text:p>#ДЕЛ/0!</text:p>
          </table:table-cell>
          <table:table-cell table:formula="of:=[.E6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7]+1/17875" office:value-type="float" office:value="0.00369230769230769" calcext:value-type="float">
            <text:p>0,0036923076923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68]-[.C67])*17875" office:value-type="float" office:value="0" calcext:value-type="float">
            <text:p>0</text:p>
          </table:table-cell>
          <table:table-cell table:formula="of:=[.B68]/[.C68]-95-0.17*[.D68]/[.C68]" office:value-type="string" office:string-value="" calcext:value-type="error">
            <text:p>#ДЕЛ/0!</text:p>
          </table:table-cell>
          <table:table-cell table:formula="of:=[.E6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8]+1/17875" office:value-type="float" office:value="0.00374825174825174" calcext:value-type="float">
            <text:p>0,003748251748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69]-[.C68])*17875" office:value-type="float" office:value="0" calcext:value-type="float">
            <text:p>0</text:p>
          </table:table-cell>
          <table:table-cell table:formula="of:=[.B69]/[.C69]-95-0.17*[.D69]/[.C69]" office:value-type="string" office:string-value="" calcext:value-type="error">
            <text:p>#ДЕЛ/0!</text:p>
          </table:table-cell>
          <table:table-cell table:formula="of:=[.E6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9]+1/17875" office:value-type="float" office:value="0.0038041958041958" calcext:value-type="float">
            <text:p>0,003804195804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70]-[.C69])*17875" office:value-type="float" office:value="0" calcext:value-type="float">
            <text:p>0</text:p>
          </table:table-cell>
          <table:table-cell table:formula="of:=[.B70]/[.C70]-95-0.17*[.D70]/[.C70]" office:value-type="string" office:string-value="" calcext:value-type="error">
            <text:p>#ДЕЛ/0!</text:p>
          </table:table-cell>
          <table:table-cell table:formula="of:=[.E7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70]+1/17875" office:value-type="float" office:value="0.00386013986013986" calcext:value-type="float">
            <text:p>0,003860139860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71]-[.C70])*17875" office:value-type="float" office:value="0" calcext:value-type="float">
            <text:p>0</text:p>
          </table:table-cell>
          <table:table-cell table:formula="of:=[.B71]/[.C71]-95-0.17*[.D71]/[.C71]" office:value-type="string" office:string-value="" calcext:value-type="error">
            <text:p>#ДЕЛ/0!</text:p>
          </table:table-cell>
          <table:table-cell table:formula="of:=[.E7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71]+1/17875" office:value-type="float" office:value="0.00391608391608391" calcext:value-type="float">
            <text:p>0,00391608391608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72]-[.C71])*17875" office:value-type="float" office:value="17.875" calcext:value-type="float">
            <text:p>17,875</text:p>
          </table:table-cell>
          <table:table-cell table:formula="of:=[.B72]/[.C72]-95-0.17*[.D72]/[.C72]" office:value-type="float" office:value="-3133.75" calcext:value-type="float">
            <text:p>-3133,75</text:p>
          </table:table-cell>
          <table:table-cell table:formula="of:=[.E72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72]+1/17875" office:value-type="float" office:value="0.00397202797202797" calcext:value-type="float">
            <text:p>0,00397202797202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73]-[.C72])*17875" office:value-type="float" office:value="0" calcext:value-type="float">
            <text:p>0</text:p>
          </table:table-cell>
          <table:table-cell table:formula="of:=[.B73]/[.C73]-95-0.17*[.D73]/[.C73]" office:value-type="float" office:value="-95" calcext:value-type="float">
            <text:p>-95</text:p>
          </table:table-cell>
          <table:table-cell table:formula="of:=[.E73]/1000" office:value-type="float" office:value="-0.095" calcext:value-type="float">
            <text:p>-0,095</text:p>
          </table:table-cell>
        </table:table-row>
        <table:table-row table:style-name="ro1">
          <table:table-cell table:formula="of:=[.A73]+1/17875" office:value-type="float" office:value="0.00402797202797202" calcext:value-type="float">
            <text:p>0,00402797202797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74]-[.C73])*17875" office:value-type="float" office:value="0" calcext:value-type="float">
            <text:p>0</text:p>
          </table:table-cell>
          <table:table-cell table:formula="of:=[.B74]/[.C74]-95-0.17*[.D74]/[.C74]" office:value-type="float" office:value="-95" calcext:value-type="float">
            <text:p>-95</text:p>
          </table:table-cell>
          <table:table-cell table:formula="of:=[.E74]/1000" office:value-type="float" office:value="-0.095" calcext:value-type="float">
            <text:p>-0,095</text:p>
          </table:table-cell>
        </table:table-row>
        <table:table-row table:style-name="ro1">
          <table:table-cell table:formula="of:=[.A74]+1/17875" office:value-type="float" office:value="0.00408391608391608" calcext:value-type="float">
            <text:p>0,00408391608391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75]-[.C74])*17875" office:value-type="float" office:value="0" calcext:value-type="float">
            <text:p>0</text:p>
          </table:table-cell>
          <table:table-cell table:formula="of:=[.B75]/[.C75]-95-0.17*[.D75]/[.C75]" office:value-type="float" office:value="-95" calcext:value-type="float">
            <text:p>-95</text:p>
          </table:table-cell>
          <table:table-cell table:formula="of:=[.E75]/1000" office:value-type="float" office:value="-0.095" calcext:value-type="float">
            <text:p>-0,095</text:p>
          </table:table-cell>
        </table:table-row>
        <table:table-row table:style-name="ro1">
          <table:table-cell table:formula="of:=[.A75]+1/17875" office:value-type="float" office:value="0.00413986013986014" calcext:value-type="float">
            <text:p>0,00413986013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76]-[.C75])*17875" office:value-type="float" office:value="-17.875" calcext:value-type="float">
            <text:p>-17,875</text:p>
          </table:table-cell>
          <table:table-cell table:formula="of:=[.B76]/[.C76]-95-0.17*[.D76]/[.C76]" office:value-type="string" office:string-value="" calcext:value-type="error">
            <text:p>#ДЕЛ/0!</text:p>
          </table:table-cell>
          <table:table-cell table:formula="of:=[.E7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76]+1/17875" office:value-type="float" office:value="0.00419580419580419" calcext:value-type="float">
            <text:p>0,0041958041958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77]-[.C76])*17875" office:value-type="float" office:value="17.875" calcext:value-type="float">
            <text:p>17,875</text:p>
          </table:table-cell>
          <table:table-cell table:formula="of:=[.B77]/[.C77]-95-0.17*[.D77]/[.C77]" office:value-type="float" office:value="-3133.75" calcext:value-type="float">
            <text:p>-3133,75</text:p>
          </table:table-cell>
          <table:table-cell table:formula="of:=[.E77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77]+1/17875" office:value-type="float" office:value="0.00425174825174825" calcext:value-type="float">
            <text:p>0,0042517482517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78]-[.C77])*17875" office:value-type="float" office:value="-17.875" calcext:value-type="float">
            <text:p>-17,875</text:p>
          </table:table-cell>
          <table:table-cell table:formula="of:=[.B78]/[.C78]-95-0.17*[.D78]/[.C78]" office:value-type="string" office:string-value="" calcext:value-type="error">
            <text:p>#ДЕЛ/0!</text:p>
          </table:table-cell>
          <table:table-cell table:formula="of:=[.E7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78]+1/17875" office:value-type="float" office:value="0.00430769230769231" calcext:value-type="float">
            <text:p>0,0043076923076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79]-[.C78])*17875" office:value-type="float" office:value="0" calcext:value-type="float">
            <text:p>0</text:p>
          </table:table-cell>
          <table:table-cell table:formula="of:=[.B79]/[.C79]-95-0.17*[.D79]/[.C79]" office:value-type="string" office:string-value="" calcext:value-type="error">
            <text:p>#ДЕЛ/0!</text:p>
          </table:table-cell>
          <table:table-cell table:formula="of:=[.E7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79]+1/17875" office:value-type="float" office:value="0.00436363636363636" calcext:value-type="float">
            <text:p>0,0043636363636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80]-[.C79])*17875" office:value-type="float" office:value="0" calcext:value-type="float">
            <text:p>0</text:p>
          </table:table-cell>
          <table:table-cell table:formula="of:=[.B80]/[.C80]-95-0.17*[.D80]/[.C80]" office:value-type="string" office:string-value="" calcext:value-type="error">
            <text:p>#ДЕЛ/0!</text:p>
          </table:table-cell>
          <table:table-cell table:formula="of:=[.E8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80]+1/17875" office:value-type="float" office:value="0.00441958041958042" calcext:value-type="float">
            <text:p>0,004419580419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81]-[.C80])*17875" office:value-type="float" office:value="0" calcext:value-type="float">
            <text:p>0</text:p>
          </table:table-cell>
          <table:table-cell table:formula="of:=[.B81]/[.C81]-95-0.17*[.D81]/[.C81]" office:value-type="string" office:string-value="" calcext:value-type="error">
            <text:p>#ДЕЛ/0!</text:p>
          </table:table-cell>
          <table:table-cell table:formula="of:=[.E8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81]+1/17875" office:value-type="float" office:value="0.00447552447552448" calcext:value-type="float">
            <text:p>0,0044755244755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82]-[.C81])*17875" office:value-type="float" office:value="0" calcext:value-type="float">
            <text:p>0</text:p>
          </table:table-cell>
          <table:table-cell table:formula="of:=[.B82]/[.C82]-95-0.17*[.D82]/[.C82]" office:value-type="string" office:string-value="" calcext:value-type="error">
            <text:p>#ДЕЛ/0!</text:p>
          </table:table-cell>
          <table:table-cell table:formula="of:=[.E8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82]+1/17875" office:value-type="float" office:value="0.00453146853146853" calcext:value-type="float">
            <text:p>0,0045314685314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83]-[.C82])*17875" office:value-type="float" office:value="0" calcext:value-type="float">
            <text:p>0</text:p>
          </table:table-cell>
          <table:table-cell table:formula="of:=[.B83]/[.C83]-95-0.17*[.D83]/[.C83]" office:value-type="string" office:string-value="" calcext:value-type="error">
            <text:p>#ДЕЛ/0!</text:p>
          </table:table-cell>
          <table:table-cell table:formula="of:=[.E8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83]+1/17875" office:value-type="float" office:value="0.00458741258741259" calcext:value-type="float">
            <text:p>0,0045874125874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84]-[.C83])*17875" office:value-type="float" office:value="0" calcext:value-type="float">
            <text:p>0</text:p>
          </table:table-cell>
          <table:table-cell table:formula="of:=[.B84]/[.C84]-95-0.17*[.D84]/[.C84]" office:value-type="string" office:string-value="" calcext:value-type="error">
            <text:p>#ДЕЛ/0!</text:p>
          </table:table-cell>
          <table:table-cell table:formula="of:=[.E8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84]+1/17875" office:value-type="float" office:value="0.00464335664335664" calcext:value-type="float">
            <text:p>0,0046433566433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85]-[.C84])*17875" office:value-type="float" office:value="0" calcext:value-type="float">
            <text:p>0</text:p>
          </table:table-cell>
          <table:table-cell table:formula="of:=[.B85]/[.C85]-95-0.17*[.D85]/[.C85]" office:value-type="string" office:string-value="" calcext:value-type="error">
            <text:p>#ДЕЛ/0!</text:p>
          </table:table-cell>
          <table:table-cell table:formula="of:=[.E8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85]+1/17875" office:value-type="float" office:value="0.0046993006993007" calcext:value-type="float">
            <text:p>0,0046993006993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86]-[.C85])*17875" office:value-type="float" office:value="0" calcext:value-type="float">
            <text:p>0</text:p>
          </table:table-cell>
          <table:table-cell table:formula="of:=[.B86]/[.C86]-95-0.17*[.D86]/[.C86]" office:value-type="string" office:string-value="" calcext:value-type="error">
            <text:p>#ДЕЛ/0!</text:p>
          </table:table-cell>
          <table:table-cell table:formula="of:=[.E8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86]+1/17875" office:value-type="float" office:value="0.00475524475524476" calcext:value-type="float">
            <text:p>0,0047552447552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87]-[.C86])*17875" office:value-type="float" office:value="0" calcext:value-type="float">
            <text:p>0</text:p>
          </table:table-cell>
          <table:table-cell table:formula="of:=[.B87]/[.C87]-95-0.17*[.D87]/[.C87]" office:value-type="string" office:string-value="" calcext:value-type="error">
            <text:p>#ДЕЛ/0!</text:p>
          </table:table-cell>
          <table:table-cell table:formula="of:=[.E8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87]+1/17875" office:value-type="float" office:value="0.00481118881118881" calcext:value-type="float">
            <text:p>0,00481118881118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88]-[.C87])*17875" office:value-type="float" office:value="17.875" calcext:value-type="float">
            <text:p>17,875</text:p>
          </table:table-cell>
          <table:table-cell table:formula="of:=[.B88]/[.C88]-95-0.17*[.D88]/[.C88]" office:value-type="float" office:value="-3133.75" calcext:value-type="float">
            <text:p>-3133,75</text:p>
          </table:table-cell>
          <table:table-cell table:formula="of:=[.E88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88]+1/17875" office:value-type="float" office:value="0.00486713286713287" calcext:value-type="float">
            <text:p>0,004867132867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89]-[.C88])*17875" office:value-type="float" office:value="-17.875" calcext:value-type="float">
            <text:p>-17,875</text:p>
          </table:table-cell>
          <table:table-cell table:formula="of:=[.B89]/[.C89]-95-0.17*[.D89]/[.C89]" office:value-type="string" office:string-value="" calcext:value-type="error">
            <text:p>#ДЕЛ/0!</text:p>
          </table:table-cell>
          <table:table-cell table:formula="of:=[.E8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89]+1/17875" office:value-type="float" office:value="0.00492307692307693" calcext:value-type="float">
            <text:p>0,004923076923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90]-[.C89])*17875" office:value-type="float" office:value="0" calcext:value-type="float">
            <text:p>0</text:p>
          </table:table-cell>
          <table:table-cell table:formula="of:=[.B90]/[.C90]-95-0.17*[.D90]/[.C90]" office:value-type="string" office:string-value="" calcext:value-type="error">
            <text:p>#ДЕЛ/0!</text:p>
          </table:table-cell>
          <table:table-cell table:formula="of:=[.E9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90]+1/17875" office:value-type="float" office:value="0.00497902097902098" calcext:value-type="float">
            <text:p>0,00497902097902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91]-[.C90])*17875" office:value-type="float" office:value="17.875" calcext:value-type="float">
            <text:p>17,875</text:p>
          </table:table-cell>
          <table:table-cell table:formula="of:=[.B91]/[.C91]-95-0.17*[.D91]/[.C91]" office:value-type="float" office:value="-3133.75" calcext:value-type="float">
            <text:p>-3133,75</text:p>
          </table:table-cell>
          <table:table-cell table:formula="of:=[.E91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91]+1/17875" office:value-type="float" office:value="0.00503496503496504" calcext:value-type="float">
            <text:p>0,00503496503496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92]-[.C91])*17875" office:value-type="float" office:value="0" calcext:value-type="float">
            <text:p>0</text:p>
          </table:table-cell>
          <table:table-cell table:formula="of:=[.B92]/[.C92]-95-0.17*[.D92]/[.C92]" office:value-type="float" office:value="-95" calcext:value-type="float">
            <text:p>-95</text:p>
          </table:table-cell>
          <table:table-cell table:formula="of:=[.E92]/1000" office:value-type="float" office:value="-0.095" calcext:value-type="float">
            <text:p>-0,095</text:p>
          </table:table-cell>
        </table:table-row>
        <table:table-row table:style-name="ro1">
          <table:table-cell table:formula="of:=[.A92]+1/17875" office:value-type="float" office:value="0.00509090909090909" calcext:value-type="float">
            <text:p>0,0050909090909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93]-[.C92])*17875" office:value-type="float" office:value="-17.875" calcext:value-type="float">
            <text:p>-17,875</text:p>
          </table:table-cell>
          <table:table-cell table:formula="of:=[.B93]/[.C93]-95-0.17*[.D93]/[.C93]" office:value-type="string" office:string-value="" calcext:value-type="error">
            <text:p>#ДЕЛ/0!</text:p>
          </table:table-cell>
          <table:table-cell table:formula="of:=[.E9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93]+1/17875" office:value-type="float" office:value="0.00514685314685315" calcext:value-type="float">
            <text:p>0,0051468531468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94]-[.C93])*17875" office:value-type="float" office:value="0" calcext:value-type="float">
            <text:p>0</text:p>
          </table:table-cell>
          <table:table-cell table:formula="of:=[.B94]/[.C94]-95-0.17*[.D94]/[.C94]" office:value-type="string" office:string-value="" calcext:value-type="error">
            <text:p>#ДЕЛ/0!</text:p>
          </table:table-cell>
          <table:table-cell table:formula="of:=[.E9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94]+1/17875" office:value-type="float" office:value="0.00520279720279721" calcext:value-type="float">
            <text:p>0,0052027972027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95]-[.C94])*17875" office:value-type="float" office:value="0" calcext:value-type="float">
            <text:p>0</text:p>
          </table:table-cell>
          <table:table-cell table:formula="of:=[.B95]/[.C95]-95-0.17*[.D95]/[.C95]" office:value-type="string" office:string-value="" calcext:value-type="error">
            <text:p>#ДЕЛ/0!</text:p>
          </table:table-cell>
          <table:table-cell table:formula="of:=[.E9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95]+1/17875" office:value-type="float" office:value="0.00525874125874126" calcext:value-type="float">
            <text:p>0,0052587412587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96]-[.C95])*17875" office:value-type="float" office:value="0" calcext:value-type="float">
            <text:p>0</text:p>
          </table:table-cell>
          <table:table-cell table:formula="of:=[.B96]/[.C96]-95-0.17*[.D96]/[.C96]" office:value-type="string" office:string-value="" calcext:value-type="error">
            <text:p>#ДЕЛ/0!</text:p>
          </table:table-cell>
          <table:table-cell table:formula="of:=[.E9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96]+1/17875" office:value-type="float" office:value="0.00531468531468532" calcext:value-type="float">
            <text:p>0,00531468531468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97]-[.C96])*17875" office:value-type="float" office:value="17.875" calcext:value-type="float">
            <text:p>17,875</text:p>
          </table:table-cell>
          <table:table-cell table:formula="of:=[.B97]/[.C97]-95-0.17*[.D97]/[.C97]" office:value-type="float" office:value="-3133.75" calcext:value-type="float">
            <text:p>-3133,75</text:p>
          </table:table-cell>
          <table:table-cell table:formula="of:=[.E97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97]+1/17875" office:value-type="float" office:value="0.00537062937062938" calcext:value-type="float">
            <text:p>0,005370629370629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formula="of:=([.C98]-[.C97])*17875" office:value-type="float" office:value="53.625" calcext:value-type="float">
            <text:p>53,625</text:p>
          </table:table-cell>
          <table:table-cell table:formula="of:=[.B98]/[.C98]-95-0.17*[.D98]/[.C98]" office:value-type="float" office:value="-2374.0625" calcext:value-type="float">
            <text:p>-2374,0625</text:p>
          </table:table-cell>
          <table:table-cell table:formula="of:=[.E98]/1000" office:value-type="float" office:value="-2.3740625" calcext:value-type="float">
            <text:p>-2,3740625</text:p>
          </table:table-cell>
        </table:table-row>
        <table:table-row table:style-name="ro1">
          <table:table-cell table:formula="of:=[.A98]+1/17875" office:value-type="float" office:value="0.00542657342657343" calcext:value-type="float">
            <text:p>0,00542657342657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formula="of:=([.C99]-[.C98])*17875" office:value-type="float" office:value="-17.875" calcext:value-type="float">
            <text:p>-17,875</text:p>
          </table:table-cell>
          <table:table-cell table:formula="of:=[.B99]/[.C99]-95-0.17*[.D99]/[.C99]" office:value-type="float" office:value="917.916666666667" calcext:value-type="float">
            <text:p>917,916666666667</text:p>
          </table:table-cell>
          <table:table-cell table:formula="of:=[.E99]/1000" office:value-type="float" office:value="0.917916666666667" calcext:value-type="float">
            <text:p>0,917916666666667</text:p>
          </table:table-cell>
        </table:table-row>
        <table:table-row table:style-name="ro1">
          <table:table-cell table:formula="of:=[.A99]+1/17875" office:value-type="float" office:value="0.00548251748251749" calcext:value-type="float">
            <text:p>0,005482517482517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00]-[.C99])*17875" office:value-type="float" office:value="89.375" calcext:value-type="float">
            <text:p>89,375</text:p>
          </table:table-cell>
          <table:table-cell table:formula="of:=[.B100]/[.C100]-95-0.17*[.D100]/[.C100]" office:value-type="float" office:value="-1994.21875" calcext:value-type="float">
            <text:p>-1994,21875</text:p>
          </table:table-cell>
          <table:table-cell table:formula="of:=[.E100]/1000" office:value-type="float" office:value="-1.99421875" calcext:value-type="float">
            <text:p>-1,99421875</text:p>
          </table:table-cell>
        </table:table-row>
        <table:table-row table:style-name="ro1">
          <table:table-cell table:formula="of:=[.A100]+1/17875" office:value-type="float" office:value="0.00553846153846154" calcext:value-type="float">
            <text:p>0,005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01]-[.C100])*17875" office:value-type="float" office:value="0" calcext:value-type="float">
            <text:p>0</text:p>
          </table:table-cell>
          <table:table-cell table:formula="of:=[.B101]/[.C101]-95-0.17*[.D101]/[.C101]" office:value-type="float" office:value="-95" calcext:value-type="float">
            <text:p>-95</text:p>
          </table:table-cell>
          <table:table-cell table:formula="of:=[.E101]/1000" office:value-type="float" office:value="-0.095" calcext:value-type="float">
            <text:p>-0,095</text:p>
          </table:table-cell>
        </table:table-row>
        <table:table-row table:style-name="ro1">
          <table:table-cell table:formula="of:=[.A101]+1/17875" office:value-type="float" office:value="0.0055944055944056" calcext:value-type="float">
            <text:p>0,0055944055944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102]-[.C101])*17875" office:value-type="float" office:value="17.875" calcext:value-type="float">
            <text:p>17,875</text:p>
          </table:table-cell>
          <table:table-cell table:formula="of:=[.B102]/[.C102]-95-0.17*[.D102]/[.C102]" office:value-type="float" office:value="-432.638888888889" calcext:value-type="float">
            <text:p>-432,638888888889</text:p>
          </table:table-cell>
          <table:table-cell table:formula="of:=[.E102]/1000" office:value-type="float" office:value="-0.432638888888889" calcext:value-type="float">
            <text:p>-0,432638888888889</text:p>
          </table:table-cell>
        </table:table-row>
        <table:table-row table:style-name="ro1">
          <table:table-cell table:formula="of:=[.A102]+1/17875" office:value-type="float" office:value="0.00565034965034966" calcext:value-type="float">
            <text:p>0,0056503496503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03]-[.C102])*17875" office:value-type="float" office:value="-17.875" calcext:value-type="float">
            <text:p>-17,875</text:p>
          </table:table-cell>
          <table:table-cell table:formula="of:=[.B103]/[.C103]-95-0.17*[.D103]/[.C103]" office:value-type="float" office:value="284.84375" calcext:value-type="float">
            <text:p>284,84375</text:p>
          </table:table-cell>
          <table:table-cell table:formula="of:=[.E103]/1000" office:value-type="float" office:value="0.28484375" calcext:value-type="float">
            <text:p>0,28484375</text:p>
          </table:table-cell>
        </table:table-row>
        <table:table-row table:style-name="ro1">
          <table:table-cell table:formula="of:=[.A103]+1/17875" office:value-type="float" office:value="0.00570629370629371" calcext:value-type="float">
            <text:p>0,00570629370629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04]-[.C103])*17875" office:value-type="float" office:value="0" calcext:value-type="float">
            <text:p>0</text:p>
          </table:table-cell>
          <table:table-cell table:formula="of:=[.B104]/[.C104]-95-0.17*[.D104]/[.C104]" office:value-type="float" office:value="-95" calcext:value-type="float">
            <text:p>-95</text:p>
          </table:table-cell>
          <table:table-cell table:formula="of:=[.E104]/1000" office:value-type="float" office:value="-0.095" calcext:value-type="float">
            <text:p>-0,095</text:p>
          </table:table-cell>
        </table:table-row>
        <table:table-row table:style-name="ro1">
          <table:table-cell table:formula="of:=[.A104]+1/17875" office:value-type="float" office:value="0.00576223776223777" calcext:value-type="float">
            <text:p>0,00576223776223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05]-[.C104])*17875" office:value-type="float" office:value="0" calcext:value-type="float">
            <text:p>0</text:p>
          </table:table-cell>
          <table:table-cell table:formula="of:=[.B105]/[.C105]-95-0.17*[.D105]/[.C105]" office:value-type="float" office:value="-95" calcext:value-type="float">
            <text:p>-95</text:p>
          </table:table-cell>
          <table:table-cell table:formula="of:=[.E105]/1000" office:value-type="float" office:value="-0.095" calcext:value-type="float">
            <text:p>-0,095</text:p>
          </table:table-cell>
        </table:table-row>
        <table:table-row table:style-name="ro1">
          <table:table-cell table:formula="of:=[.A105]+1/17875" office:value-type="float" office:value="0.00581818181818183" calcext:value-type="float">
            <text:p>0,005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06]-[.C105])*17875" office:value-type="float" office:value="0" calcext:value-type="float">
            <text:p>0</text:p>
          </table:table-cell>
          <table:table-cell table:formula="of:=[.B106]/[.C106]-95-0.17*[.D106]/[.C106]" office:value-type="float" office:value="-95" calcext:value-type="float">
            <text:p>-95</text:p>
          </table:table-cell>
          <table:table-cell table:formula="of:=[.E106]/1000" office:value-type="float" office:value="-0.095" calcext:value-type="float">
            <text:p>-0,095</text:p>
          </table:table-cell>
        </table:table-row>
        <table:table-row table:style-name="ro1">
          <table:table-cell table:formula="of:=[.A106]+1/17875" office:value-type="float" office:value="0.00587412587412588" calcext:value-type="float">
            <text:p>0,00587412587412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07]-[.C106])*17875" office:value-type="float" office:value="0" calcext:value-type="float">
            <text:p>0</text:p>
          </table:table-cell>
          <table:table-cell table:formula="of:=[.B107]/[.C107]-95-0.17*[.D107]/[.C107]" office:value-type="float" office:value="-95" calcext:value-type="float">
            <text:p>-95</text:p>
          </table:table-cell>
          <table:table-cell table:formula="of:=[.E107]/1000" office:value-type="float" office:value="-0.095" calcext:value-type="float">
            <text:p>-0,095</text:p>
          </table:table-cell>
        </table:table-row>
        <table:table-row table:style-name="ro1">
          <table:table-cell table:formula="of:=[.A107]+1/17875" office:value-type="float" office:value="0.00593006993006994" calcext:value-type="float">
            <text:p>0,0059300699300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formula="of:=([.C108]-[.C107])*17875" office:value-type="float" office:value="-35.75" calcext:value-type="float">
            <text:p>-35,75</text:p>
          </table:table-cell>
          <table:table-cell table:formula="of:=[.B108]/[.C108]-95-0.17*[.D108]/[.C108]" office:value-type="float" office:value="917.916666666667" calcext:value-type="float">
            <text:p>917,916666666667</text:p>
          </table:table-cell>
          <table:table-cell table:formula="of:=[.E108]/1000" office:value-type="float" office:value="0.917916666666667" calcext:value-type="float">
            <text:p>0,917916666666667</text:p>
          </table:table-cell>
        </table:table-row>
        <table:table-row table:style-name="ro1">
          <table:table-cell table:formula="of:=[.A108]+1/17875" office:value-type="float" office:value="0.005986013986014" calcext:value-type="float">
            <text:p>0,00598601398601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09]-[.C108])*17875" office:value-type="float" office:value="35.75" calcext:value-type="float">
            <text:p>35,75</text:p>
          </table:table-cell>
          <table:table-cell table:formula="of:=[.B109]/[.C109]-95-0.17*[.D109]/[.C109]" office:value-type="float" office:value="-854.6875" calcext:value-type="float">
            <text:p>-854,6875</text:p>
          </table:table-cell>
          <table:table-cell table:formula="of:=[.E109]/1000" office:value-type="float" office:value="-0.8546875" calcext:value-type="float">
            <text:p>-0,8546875</text:p>
          </table:table-cell>
        </table:table-row>
        <table:table-row table:style-name="ro1">
          <table:table-cell table:formula="of:=[.A109]+1/17875" office:value-type="float" office:value="0.00604195804195805" calcext:value-type="float">
            <text:p>0,00604195804195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10]-[.C109])*17875" office:value-type="float" office:value="0" calcext:value-type="float">
            <text:p>0</text:p>
          </table:table-cell>
          <table:table-cell table:formula="of:=[.B110]/[.C110]-95-0.17*[.D110]/[.C110]" office:value-type="float" office:value="-95" calcext:value-type="float">
            <text:p>-95</text:p>
          </table:table-cell>
          <table:table-cell table:formula="of:=[.E110]/1000" office:value-type="float" office:value="-0.095" calcext:value-type="float">
            <text:p>-0,095</text:p>
          </table:table-cell>
        </table:table-row>
        <table:table-row table:style-name="ro1">
          <table:table-cell table:formula="of:=[.A110]+1/17875" office:value-type="float" office:value="0.00609790209790211" calcext:value-type="float">
            <text:p>0,0060979020979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11]-[.C110])*17875" office:value-type="float" office:value="53.625" calcext:value-type="float">
            <text:p>53,625</text:p>
          </table:table-cell>
          <table:table-cell table:formula="of:=[.B111]/[.C111]-95-0.17*[.D111]/[.C111]" office:value-type="float" office:value="-923.75" calcext:value-type="float">
            <text:p>-923,75</text:p>
          </table:table-cell>
          <table:table-cell table:formula="of:=[.E111]/1000" office:value-type="float" office:value="-0.92375" calcext:value-type="float">
            <text:p>-0,92375</text:p>
          </table:table-cell>
        </table:table-row>
        <table:table-row table:style-name="ro1">
          <table:table-cell table:formula="of:=[.A111]+1/17875" office:value-type="float" office:value="0.00615384615384616" calcext:value-type="float">
            <text:p>0,00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112]-[.C111])*17875" office:value-type="float" office:value="-35.75" calcext:value-type="float">
            <text:p>-35,75</text:p>
          </table:table-cell>
          <table:table-cell table:formula="of:=[.B112]/[.C112]-95-0.17*[.D112]/[.C112]" office:value-type="float" office:value="580.277777777777" calcext:value-type="float">
            <text:p>580,277777777777</text:p>
          </table:table-cell>
          <table:table-cell table:formula="of:=[.E112]/1000" office:value-type="float" office:value="0.580277777777777" calcext:value-type="float">
            <text:p>0,580277777777777</text:p>
          </table:table-cell>
        </table:table-row>
        <table:table-row table:style-name="ro1">
          <table:table-cell table:formula="of:=[.A112]+1/17875" office:value-type="float" office:value="0.00620979020979022" calcext:value-type="float">
            <text:p>0,00620979020979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13]-[.C112])*17875" office:value-type="float" office:value="-17.875" calcext:value-type="float">
            <text:p>-17,875</text:p>
          </table:table-cell>
          <table:table-cell table:formula="of:=[.B113]/[.C113]-95-0.17*[.D113]/[.C113]" office:value-type="float" office:value="284.84375" calcext:value-type="float">
            <text:p>284,84375</text:p>
          </table:table-cell>
          <table:table-cell table:formula="of:=[.E113]/1000" office:value-type="float" office:value="0.28484375" calcext:value-type="float">
            <text:p>0,28484375</text:p>
          </table:table-cell>
        </table:table-row>
        <table:table-row table:style-name="ro1">
          <table:table-cell table:formula="of:=[.A113]+1/17875" office:value-type="float" office:value="0.00626573426573428" calcext:value-type="float">
            <text:p>0,00626573426573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114]-[.C113])*17875" office:value-type="float" office:value="17.875" calcext:value-type="float">
            <text:p>17,875</text:p>
          </table:table-cell>
          <table:table-cell table:formula="of:=[.B114]/[.C114]-95-0.17*[.D114]/[.C114]" office:value-type="float" office:value="-432.638888888889" calcext:value-type="float">
            <text:p>-432,638888888889</text:p>
          </table:table-cell>
          <table:table-cell table:formula="of:=[.E114]/1000" office:value-type="float" office:value="-0.432638888888889" calcext:value-type="float">
            <text:p>-0,432638888888889</text:p>
          </table:table-cell>
        </table:table-row>
        <table:table-row table:style-name="ro1">
          <table:table-cell table:formula="of:=[.A114]+1/17875" office:value-type="float" office:value="0.00632167832167833" calcext:value-type="float">
            <text:p>0,00632167832167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115]-[.C114])*17875" office:value-type="float" office:value="0" calcext:value-type="float">
            <text:p>0</text:p>
          </table:table-cell>
          <table:table-cell table:formula="of:=[.B115]/[.C115]-95-0.17*[.D115]/[.C115]" office:value-type="float" office:value="-95" calcext:value-type="float">
            <text:p>-95</text:p>
          </table:table-cell>
          <table:table-cell table:formula="of:=[.E115]/1000" office:value-type="float" office:value="-0.095" calcext:value-type="float">
            <text:p>-0,095</text:p>
          </table:table-cell>
        </table:table-row>
        <table:table-row table:style-name="ro1">
          <table:table-cell table:formula="of:=[.A115]+1/17875" office:value-type="float" office:value="0.00637762237762239" calcext:value-type="float">
            <text:p>0,00637762237762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16]-[.C115])*17875" office:value-type="float" office:value="-17.875" calcext:value-type="float">
            <text:p>-17,875</text:p>
          </table:table-cell>
          <table:table-cell table:formula="of:=[.B116]/[.C116]-95-0.17*[.D116]/[.C116]" office:value-type="float" office:value="284.84375" calcext:value-type="float">
            <text:p>284,84375</text:p>
          </table:table-cell>
          <table:table-cell table:formula="of:=[.E116]/1000" office:value-type="float" office:value="0.28484375" calcext:value-type="float">
            <text:p>0,28484375</text:p>
          </table:table-cell>
        </table:table-row>
        <table:table-row table:style-name="ro1">
          <table:table-cell table:formula="of:=[.A116]+1/17875" office:value-type="float" office:value="0.00643356643356645" calcext:value-type="float">
            <text:p>0,00643356643356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117]-[.C116])*17875" office:value-type="float" office:value="0" calcext:value-type="float">
            <text:p>0</text:p>
          </table:table-cell>
          <table:table-cell table:formula="of:=[.B117]/[.C117]-95-0.17*[.D117]/[.C117]" office:value-type="float" office:value="-95" calcext:value-type="float">
            <text:p>-95</text:p>
          </table:table-cell>
          <table:table-cell table:formula="of:=[.E117]/1000" office:value-type="float" office:value="-0.095" calcext:value-type="float">
            <text:p>-0,095</text:p>
          </table:table-cell>
        </table:table-row>
        <table:table-row table:style-name="ro1">
          <table:table-cell table:formula="of:=[.A117]+1/17875" office:value-type="float" office:value="0.0064895104895105" calcext:value-type="float">
            <text:p>0,00648951048951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118]-[.C117])*17875" office:value-type="float" office:value="17.875" calcext:value-type="float">
            <text:p>17,875</text:p>
          </table:table-cell>
          <table:table-cell table:formula="of:=[.B118]/[.C118]-95-0.17*[.D118]/[.C118]" office:value-type="float" office:value="-432.638888888889" calcext:value-type="float">
            <text:p>-432,638888888889</text:p>
          </table:table-cell>
          <table:table-cell table:formula="of:=[.E118]/1000" office:value-type="float" office:value="-0.432638888888889" calcext:value-type="float">
            <text:p>-0,432638888888889</text:p>
          </table:table-cell>
        </table:table-row>
        <table:table-row table:style-name="ro1">
          <table:table-cell table:formula="of:=[.A118]+1/17875" office:value-type="float" office:value="0.00654545454545456" calcext:value-type="float">
            <text:p>0,006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119]-[.C118])*17875" office:value-type="float" office:value="0" calcext:value-type="float">
            <text:p>0</text:p>
          </table:table-cell>
          <table:table-cell table:formula="of:=[.B119]/[.C119]-95-0.17*[.D119]/[.C119]" office:value-type="float" office:value="-95" calcext:value-type="float">
            <text:p>-95</text:p>
          </table:table-cell>
          <table:table-cell table:formula="of:=[.E119]/1000" office:value-type="float" office:value="-0.095" calcext:value-type="float">
            <text:p>-0,095</text:p>
          </table:table-cell>
        </table:table-row>
        <table:table-row table:style-name="ro1">
          <table:table-cell table:formula="of:=[.A119]+1/17875" office:value-type="float" office:value="0.00660139860139861" calcext:value-type="float">
            <text:p>0,00660139860139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formula="of:=([.C120]-[.C119])*17875" office:value-type="float" office:value="-53.625" calcext:value-type="float">
            <text:p>-53,625</text:p>
          </table:table-cell>
          <table:table-cell table:formula="of:=[.B120]/[.C120]-95-0.17*[.D120]/[.C120]" office:value-type="float" office:value="1424.375" calcext:value-type="float">
            <text:p>1424,375</text:p>
          </table:table-cell>
          <table:table-cell table:formula="of:=[.E120]/1000" office:value-type="float" office:value="1.424375" calcext:value-type="float">
            <text:p>1,424375</text:p>
          </table:table-cell>
        </table:table-row>
        <table:table-row table:style-name="ro1">
          <table:table-cell table:formula="of:=[.A120]+1/17875" office:value-type="float" office:value="0.00665734265734267" calcext:value-type="float">
            <text:p>0,00665734265734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121]-[.C120])*17875" office:value-type="float" office:value="53.625" calcext:value-type="float">
            <text:p>53,625</text:p>
          </table:table-cell>
          <table:table-cell table:formula="of:=[.B121]/[.C121]-95-0.17*[.D121]/[.C121]" office:value-type="float" office:value="-1107.91666666667" calcext:value-type="float">
            <text:p>-1107,91666666667</text:p>
          </table:table-cell>
          <table:table-cell table:formula="of:=[.E121]/1000" office:value-type="float" office:value="-1.10791666666667" calcext:value-type="float">
            <text:p>-1,10791666666667</text:p>
          </table:table-cell>
        </table:table-row>
        <table:table-row table:style-name="ro1">
          <table:table-cell table:formula="of:=[.A121]+1/17875" office:value-type="float" office:value="0.00671328671328673" calcext:value-type="float">
            <text:p>0,006713286713287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122]-[.C121])*17875" office:value-type="float" office:value="0" calcext:value-type="float">
            <text:p>0</text:p>
          </table:table-cell>
          <table:table-cell table:formula="of:=[.B122]/[.C122]-95-0.17*[.D122]/[.C122]" office:value-type="float" office:value="-95" calcext:value-type="float">
            <text:p>-95</text:p>
          </table:table-cell>
          <table:table-cell table:formula="of:=[.E122]/1000" office:value-type="float" office:value="-0.095" calcext:value-type="float">
            <text:p>-0,095</text:p>
          </table:table-cell>
        </table:table-row>
        <table:table-row table:style-name="ro1">
          <table:table-cell table:formula="of:=[.A122]+1/17875" office:value-type="float" office:value="0.00676923076923078" calcext:value-type="float">
            <text:p>0,006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123]-[.C122])*17875" office:value-type="float" office:value="0" calcext:value-type="float">
            <text:p>0</text:p>
          </table:table-cell>
          <table:table-cell table:formula="of:=[.B123]/[.C123]-95-0.17*[.D123]/[.C123]" office:value-type="float" office:value="-95" calcext:value-type="float">
            <text:p>-95</text:p>
          </table:table-cell>
          <table:table-cell table:formula="of:=[.E123]/1000" office:value-type="float" office:value="-0.095" calcext:value-type="float">
            <text:p>-0,095</text:p>
          </table:table-cell>
        </table:table-row>
        <table:table-row table:style-name="ro1">
          <table:table-cell table:formula="of:=[.A123]+1/17875" office:value-type="float" office:value="0.00682517482517484" calcext:value-type="float">
            <text:p>0,00682517482517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24]-[.C123])*17875" office:value-type="float" office:value="35.75" calcext:value-type="float">
            <text:p>35,75</text:p>
          </table:table-cell>
          <table:table-cell table:formula="of:=[.B124]/[.C124]-95-0.17*[.D124]/[.C124]" office:value-type="float" office:value="-647.5" calcext:value-type="float">
            <text:p>-647,5</text:p>
          </table:table-cell>
          <table:table-cell table:formula="of:=[.E124]/1000" office:value-type="float" office:value="-0.6475" calcext:value-type="float">
            <text:p>-0,6475</text:p>
          </table:table-cell>
        </table:table-row>
        <table:table-row table:style-name="ro1">
          <table:table-cell table:formula="of:=[.A124]+1/17875" office:value-type="float" office:value="0.0068811188811189" calcext:value-type="float">
            <text:p>0,00688111888111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25]-[.C124])*17875" office:value-type="float" office:value="0" calcext:value-type="float">
            <text:p>0</text:p>
          </table:table-cell>
          <table:table-cell table:formula="of:=[.B125]/[.C125]-95-0.17*[.D125]/[.C125]" office:value-type="float" office:value="-95" calcext:value-type="float">
            <text:p>-95</text:p>
          </table:table-cell>
          <table:table-cell table:formula="of:=[.E125]/1000" office:value-type="float" office:value="-0.095" calcext:value-type="float">
            <text:p>-0,095</text:p>
          </table:table-cell>
        </table:table-row>
        <table:table-row table:style-name="ro1">
          <table:table-cell table:formula="of:=[.A125]+1/17875" office:value-type="float" office:value="0.00693706293706295" calcext:value-type="float">
            <text:p>0,00693706293706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26]-[.C125])*17875" office:value-type="float" office:value="0" calcext:value-type="float">
            <text:p>0</text:p>
          </table:table-cell>
          <table:table-cell table:formula="of:=[.B126]/[.C126]-95-0.17*[.D126]/[.C126]" office:value-type="float" office:value="-95" calcext:value-type="float">
            <text:p>-95</text:p>
          </table:table-cell>
          <table:table-cell table:formula="of:=[.E126]/1000" office:value-type="float" office:value="-0.095" calcext:value-type="float">
            <text:p>-0,095</text:p>
          </table:table-cell>
        </table:table-row>
        <table:table-row table:style-name="ro1">
          <table:table-cell table:formula="of:=[.A126]+1/17875" office:value-type="float" office:value="0.00699300699300701" calcext:value-type="float">
            <text:p>0,00699300699300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27]-[.C126])*17875" office:value-type="float" office:value="0" calcext:value-type="float">
            <text:p>0</text:p>
          </table:table-cell>
          <table:table-cell table:formula="of:=[.B127]/[.C127]-95-0.17*[.D127]/[.C127]" office:value-type="float" office:value="-95" calcext:value-type="float">
            <text:p>-95</text:p>
          </table:table-cell>
          <table:table-cell table:formula="of:=[.E127]/1000" office:value-type="float" office:value="-0.095" calcext:value-type="float">
            <text:p>-0,095</text:p>
          </table:table-cell>
        </table:table-row>
        <table:table-row table:style-name="ro1">
          <table:table-cell table:formula="of:=[.A127]+1/17875" office:value-type="float" office:value="0.00704895104895106" calcext:value-type="float">
            <text:p>0,00704895104895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28]-[.C127])*17875" office:value-type="float" office:value="0" calcext:value-type="float">
            <text:p>0</text:p>
          </table:table-cell>
          <table:table-cell table:formula="of:=[.B128]/[.C128]-95-0.17*[.D128]/[.C128]" office:value-type="float" office:value="-95" calcext:value-type="float">
            <text:p>-95</text:p>
          </table:table-cell>
          <table:table-cell table:formula="of:=[.E128]/1000" office:value-type="float" office:value="-0.095" calcext:value-type="float">
            <text:p>-0,095</text:p>
          </table:table-cell>
        </table:table-row>
        <table:table-row table:style-name="ro1">
          <table:table-cell table:formula="of:=[.A128]+1/17875" office:value-type="float" office:value="0.00710489510489512" calcext:value-type="float">
            <text:p>0,00710489510489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29]-[.C128])*17875" office:value-type="float" office:value="0" calcext:value-type="float">
            <text:p>0</text:p>
          </table:table-cell>
          <table:table-cell table:formula="of:=[.B129]/[.C129]-95-0.17*[.D129]/[.C129]" office:value-type="float" office:value="-95" calcext:value-type="float">
            <text:p>-95</text:p>
          </table:table-cell>
          <table:table-cell table:formula="of:=[.E129]/1000" office:value-type="float" office:value="-0.095" calcext:value-type="float">
            <text:p>-0,095</text:p>
          </table:table-cell>
        </table:table-row>
        <table:table-row table:style-name="ro1">
          <table:table-cell table:formula="of:=[.A129]+1/17875" office:value-type="float" office:value="0.00716083916083918" calcext:value-type="float">
            <text:p>0,007160839160839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30]-[.C129])*17875" office:value-type="float" office:value="0" calcext:value-type="float">
            <text:p>0</text:p>
          </table:table-cell>
          <table:table-cell table:formula="of:=[.B130]/[.C130]-95-0.17*[.D130]/[.C130]" office:value-type="float" office:value="-95" calcext:value-type="float">
            <text:p>-95</text:p>
          </table:table-cell>
          <table:table-cell table:formula="of:=[.E130]/1000" office:value-type="float" office:value="-0.095" calcext:value-type="float">
            <text:p>-0,095</text:p>
          </table:table-cell>
        </table:table-row>
        <table:table-row table:style-name="ro1">
          <table:table-cell table:formula="of:=[.A130]+1/17875" office:value-type="float" office:value="0.00721678321678323" calcext:value-type="float">
            <text:p>0,00721678321678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31]-[.C130])*17875" office:value-type="float" office:value="0" calcext:value-type="float">
            <text:p>0</text:p>
          </table:table-cell>
          <table:table-cell table:formula="of:=[.B131]/[.C131]-95-0.17*[.D131]/[.C131]" office:value-type="float" office:value="-95" calcext:value-type="float">
            <text:p>-95</text:p>
          </table:table-cell>
          <table:table-cell table:formula="of:=[.E131]/1000" office:value-type="float" office:value="-0.095" calcext:value-type="float">
            <text:p>-0,095</text:p>
          </table:table-cell>
        </table:table-row>
        <table:table-row table:style-name="ro1">
          <table:table-cell table:formula="of:=[.A131]+1/17875" office:value-type="float" office:value="0.00727272727272729" calcext:value-type="float">
            <text:p>0,00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32]-[.C131])*17875" office:value-type="float" office:value="0" calcext:value-type="float">
            <text:p>0</text:p>
          </table:table-cell>
          <table:table-cell table:formula="of:=[.B132]/[.C132]-95-0.17*[.D132]/[.C132]" office:value-type="float" office:value="-95" calcext:value-type="float">
            <text:p>-95</text:p>
          </table:table-cell>
          <table:table-cell table:formula="of:=[.E132]/1000" office:value-type="float" office:value="-0.095" calcext:value-type="float">
            <text:p>-0,095</text:p>
          </table:table-cell>
        </table:table-row>
        <table:table-row table:style-name="ro1">
          <table:table-cell table:formula="of:=[.A132]+1/17875" office:value-type="float" office:value="0.00732867132867135" calcext:value-type="float">
            <text:p>0,00732867132867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33]-[.C132])*17875" office:value-type="float" office:value="0" calcext:value-type="float">
            <text:p>0</text:p>
          </table:table-cell>
          <table:table-cell table:formula="of:=[.B133]/[.C133]-95-0.17*[.D133]/[.C133]" office:value-type="float" office:value="-95" calcext:value-type="float">
            <text:p>-95</text:p>
          </table:table-cell>
          <table:table-cell table:formula="of:=[.E133]/1000" office:value-type="float" office:value="-0.095" calcext:value-type="float">
            <text:p>-0,095</text:p>
          </table:table-cell>
        </table:table-row>
        <table:table-row table:style-name="ro1">
          <table:table-cell table:formula="of:=[.A133]+1/17875" office:value-type="float" office:value="0.0073846153846154" calcext:value-type="float">
            <text:p>0,007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34]-[.C133])*17875" office:value-type="float" office:value="0" calcext:value-type="float">
            <text:p>0</text:p>
          </table:table-cell>
          <table:table-cell table:formula="of:=[.B134]/[.C134]-95-0.17*[.D134]/[.C134]" office:value-type="float" office:value="-95" calcext:value-type="float">
            <text:p>-95</text:p>
          </table:table-cell>
          <table:table-cell table:formula="of:=[.E134]/1000" office:value-type="float" office:value="-0.095" calcext:value-type="float">
            <text:p>-0,095</text:p>
          </table:table-cell>
        </table:table-row>
        <table:table-row table:style-name="ro1">
          <table:table-cell table:formula="of:=[.A134]+1/17875" office:value-type="float" office:value="0.00744055944055946" calcext:value-type="float">
            <text:p>0,00744055944055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formula="of:=([.C135]-[.C134])*17875" office:value-type="float" office:value="17.875" calcext:value-type="float">
            <text:p>17,875</text:p>
          </table:table-cell>
          <table:table-cell table:formula="of:=[.B135]/[.C135]-95-0.17*[.D135]/[.C135]" office:value-type="float" office:value="-348.229166666667" calcext:value-type="float">
            <text:p>-348,229166666667</text:p>
          </table:table-cell>
          <table:table-cell table:formula="of:=[.E135]/1000" office:value-type="float" office:value="-0.348229166666667" calcext:value-type="float">
            <text:p>-0,348229166666667</text:p>
          </table:table-cell>
        </table:table-row>
        <table:table-row table:style-name="ro1">
          <table:table-cell table:formula="of:=[.A135]+1/17875" office:value-type="float" office:value="0.00749650349650351" calcext:value-type="float">
            <text:p>0,00749650349650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formula="of:=([.C136]-[.C135])*17875" office:value-type="float" office:value="0" calcext:value-type="float">
            <text:p>0</text:p>
          </table:table-cell>
          <table:table-cell table:formula="of:=[.B136]/[.C136]-95-0.17*[.D136]/[.C136]" office:value-type="float" office:value="-95" calcext:value-type="float">
            <text:p>-95</text:p>
          </table:table-cell>
          <table:table-cell table:formula="of:=[.E136]/1000" office:value-type="float" office:value="-0.095" calcext:value-type="float">
            <text:p>-0,095</text:p>
          </table:table-cell>
        </table:table-row>
        <table:table-row table:style-name="ro1">
          <table:table-cell table:formula="of:=[.A136]+1/17875" office:value-type="float" office:value="0.00755244755244757" calcext:value-type="float">
            <text:p>0,00755244755244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formula="of:=([.C137]-[.C136])*17875" office:value-type="float" office:value="0" calcext:value-type="float">
            <text:p>0</text:p>
          </table:table-cell>
          <table:table-cell table:formula="of:=[.B137]/[.C137]-95-0.17*[.D137]/[.C137]" office:value-type="float" office:value="-95" calcext:value-type="float">
            <text:p>-95</text:p>
          </table:table-cell>
          <table:table-cell table:formula="of:=[.E137]/1000" office:value-type="float" office:value="-0.095" calcext:value-type="float">
            <text:p>-0,095</text:p>
          </table:table-cell>
        </table:table-row>
        <table:table-row table:style-name="ro1">
          <table:table-cell table:formula="of:=[.A137]+1/17875" office:value-type="float" office:value="0.00760839160839163" calcext:value-type="float">
            <text:p>0,00760839160839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formula="of:=([.C138]-[.C137])*17875" office:value-type="float" office:value="0" calcext:value-type="float">
            <text:p>0</text:p>
          </table:table-cell>
          <table:table-cell table:formula="of:=[.B138]/[.C138]-95-0.17*[.D138]/[.C138]" office:value-type="float" office:value="-95" calcext:value-type="float">
            <text:p>-95</text:p>
          </table:table-cell>
          <table:table-cell table:formula="of:=[.E138]/1000" office:value-type="float" office:value="-0.095" calcext:value-type="float">
            <text:p>-0,095</text:p>
          </table:table-cell>
        </table:table-row>
        <table:table-row table:style-name="ro1">
          <table:table-cell table:formula="of:=[.A138]+1/17875" office:value-type="float" office:value="0.00766433566433568" calcext:value-type="float">
            <text:p>0,007664335664336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table:formula="of:=([.C139]-[.C138])*17875" office:value-type="float" office:value="35.75" calcext:value-type="float">
            <text:p>35,75</text:p>
          </table:table-cell>
          <table:table-cell table:formula="of:=[.B139]/[.C139]-95-0.17*[.D139]/[.C139]" office:value-type="float" office:value="-529.107142857143" calcext:value-type="float">
            <text:p>-529,107142857143</text:p>
          </table:table-cell>
          <table:table-cell table:formula="of:=[.E139]/1000" office:value-type="float" office:value="-0.529107142857143" calcext:value-type="float">
            <text:p>-0,529107142857143</text:p>
          </table:table-cell>
        </table:table-row>
        <table:table-row table:style-name="ro1">
          <table:table-cell table:formula="of:=[.A139]+1/17875" office:value-type="float" office:value="0.00772027972027974" calcext:value-type="float">
            <text:p>0,0077202797202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formula="of:=([.C140]-[.C139])*17875" office:value-type="float" office:value="-35.75" calcext:value-type="float">
            <text:p>-35,75</text:p>
          </table:table-cell>
          <table:table-cell table:formula="of:=[.B140]/[.C140]-95-0.17*[.D140]/[.C140]" office:value-type="float" office:value="411.458333333333" calcext:value-type="float">
            <text:p>411,458333333333</text:p>
          </table:table-cell>
          <table:table-cell table:formula="of:=[.E140]/1000" office:value-type="float" office:value="0.411458333333333" calcext:value-type="float">
            <text:p>0,411458333333333</text:p>
          </table:table-cell>
        </table:table-row>
        <table:table-row table:style-name="ro1">
          <table:table-cell table:formula="of:=[.A140]+1/17875" office:value-type="float" office:value="0.0077762237762238" calcext:value-type="float">
            <text:p>0,00777622377622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table:formula="of:=([.C141]-[.C140])*17875" office:value-type="float" office:value="35.75" calcext:value-type="float">
            <text:p>35,75</text:p>
          </table:table-cell>
          <table:table-cell table:formula="of:=[.B141]/[.C141]-95-0.17*[.D141]/[.C141]" office:value-type="float" office:value="-529.107142857143" calcext:value-type="float">
            <text:p>-529,107142857143</text:p>
          </table:table-cell>
          <table:table-cell table:formula="of:=[.E141]/1000" office:value-type="float" office:value="-0.529107142857143" calcext:value-type="float">
            <text:p>-0,529107142857143</text:p>
          </table:table-cell>
        </table:table-row>
        <table:table-row table:style-name="ro1">
          <table:table-cell table:formula="of:=[.A141]+1/17875" office:value-type="float" office:value="0.00783216783216785" calcext:value-type="float">
            <text:p>0,007832167832168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table:formula="of:=([.C142]-[.C141])*17875" office:value-type="float" office:value="0" calcext:value-type="float">
            <text:p>0</text:p>
          </table:table-cell>
          <table:table-cell table:formula="of:=[.B142]/[.C142]-95-0.17*[.D142]/[.C142]" office:value-type="float" office:value="-95" calcext:value-type="float">
            <text:p>-95</text:p>
          </table:table-cell>
          <table:table-cell table:formula="of:=[.E142]/1000" office:value-type="float" office:value="-0.095" calcext:value-type="float">
            <text:p>-0,095</text:p>
          </table:table-cell>
        </table:table-row>
        <table:table-row table:style-name="ro1">
          <table:table-cell table:formula="of:=[.A142]+1/17875" office:value-type="float" office:value="0.00788811188811191" calcext:value-type="float">
            <text:p>0,007888111888112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table:formula="of:=([.C143]-[.C142])*17875" office:value-type="float" office:value="53.625" calcext:value-type="float">
            <text:p>53,625</text:p>
          </table:table-cell>
          <table:table-cell table:formula="of:=[.B143]/[.C143]-95-0.17*[.D143]/[.C143]" office:value-type="float" office:value="-631.25" calcext:value-type="float">
            <text:p>-631,25</text:p>
          </table:table-cell>
          <table:table-cell table:formula="of:=[.E143]/1000" office:value-type="float" office:value="-0.63125" calcext:value-type="float">
            <text:p>-0,63125</text:p>
          </table:table-cell>
        </table:table-row>
        <table:table-row table:style-name="ro1">
          <table:table-cell table:formula="of:=[.A143]+1/17875" office:value-type="float" office:value="0.00794405594405596" calcext:value-type="float">
            <text:p>0,007944055944056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table:formula="of:=([.C144]-[.C143])*17875" office:value-type="float" office:value="0" calcext:value-type="float">
            <text:p>0</text:p>
          </table:table-cell>
          <table:table-cell table:formula="of:=[.B144]/[.C144]-95-0.17*[.D144]/[.C144]" office:value-type="float" office:value="-95" calcext:value-type="float">
            <text:p>-95</text:p>
          </table:table-cell>
          <table:table-cell table:formula="of:=[.E144]/1000" office:value-type="float" office:value="-0.095" calcext:value-type="float">
            <text:p>-0,095</text:p>
          </table:table-cell>
        </table:table-row>
        <table:table-row table:style-name="ro1">
          <table:table-cell table:formula="of:=[.A144]+1/17875" office:value-type="float" office:value="0.00800000000000002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table:formula="of:=([.C145]-[.C144])*17875" office:value-type="float" office:value="-53.625" calcext:value-type="float">
            <text:p>-53,625</text:p>
          </table:table-cell>
          <table:table-cell table:formula="of:=[.B145]/[.C145]-95-0.17*[.D145]/[.C145]" office:value-type="float" office:value="556.160714285714" calcext:value-type="float">
            <text:p>556,160714285714</text:p>
          </table:table-cell>
          <table:table-cell table:formula="of:=[.E145]/1000" office:value-type="float" office:value="0.556160714285714" calcext:value-type="float">
            <text:p>0,556160714285714</text:p>
          </table:table-cell>
        </table:table-row>
        <table:table-row table:style-name="ro1">
          <table:table-cell table:formula="of:=[.A145]+1/17875" office:value-type="float" office:value="0.00805594405594407" calcext:value-type="float">
            <text:p>0,00805594405594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formula="of:=([.C146]-[.C145])*17875" office:value-type="float" office:value="-35.75" calcext:value-type="float">
            <text:p>-35,75</text:p>
          </table:table-cell>
          <table:table-cell table:formula="of:=[.B146]/[.C146]-95-0.17*[.D146]/[.C146]" office:value-type="float" office:value="411.458333333333" calcext:value-type="float">
            <text:p>411,458333333333</text:p>
          </table:table-cell>
          <table:table-cell table:formula="of:=[.E146]/1000" office:value-type="float" office:value="0.411458333333333" calcext:value-type="float">
            <text:p>0,411458333333333</text:p>
          </table:table-cell>
        </table:table-row>
        <table:table-row table:style-name="ro1">
          <table:table-cell table:formula="of:=[.A146]+1/17875" office:value-type="float" office:value="0.00811188811188813" calcext:value-type="float">
            <text:p>0,00811188811188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formula="of:=([.C147]-[.C146])*17875" office:value-type="float" office:value="0" calcext:value-type="float">
            <text:p>0</text:p>
          </table:table-cell>
          <table:table-cell table:formula="of:=[.B147]/[.C147]-95-0.17*[.D147]/[.C147]" office:value-type="float" office:value="-95" calcext:value-type="float">
            <text:p>-95</text:p>
          </table:table-cell>
          <table:table-cell table:formula="of:=[.E147]/1000" office:value-type="float" office:value="-0.095" calcext:value-type="float">
            <text:p>-0,095</text:p>
          </table:table-cell>
        </table:table-row>
        <table:table-row table:style-name="ro1">
          <table:table-cell table:formula="of:=[.A147]+1/17875" office:value-type="float" office:value="0.00816783216783218" calcext:value-type="float">
            <text:p>0,00816783216783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table:formula="of:=([.C148]-[.C147])*17875" office:value-type="float" office:value="35.75" calcext:value-type="float">
            <text:p>35,75</text:p>
          </table:table-cell>
          <table:table-cell table:formula="of:=[.B148]/[.C148]-95-0.17*[.D148]/[.C148]" office:value-type="float" office:value="-529.107142857143" calcext:value-type="float">
            <text:p>-529,107142857143</text:p>
          </table:table-cell>
          <table:table-cell table:formula="of:=[.E148]/1000" office:value-type="float" office:value="-0.529107142857143" calcext:value-type="float">
            <text:p>-0,529107142857143</text:p>
          </table:table-cell>
        </table:table-row>
        <table:table-row table:style-name="ro1">
          <table:table-cell table:formula="of:=[.A148]+1/17875" office:value-type="float" office:value="0.00822377622377624" calcext:value-type="float">
            <text:p>0,008223776223776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table:formula="of:=([.C149]-[.C148])*17875" office:value-type="float" office:value="0" calcext:value-type="float">
            <text:p>0</text:p>
          </table:table-cell>
          <table:table-cell table:formula="of:=[.B149]/[.C149]-95-0.17*[.D149]/[.C149]" office:value-type="float" office:value="-95" calcext:value-type="float">
            <text:p>-95</text:p>
          </table:table-cell>
          <table:table-cell table:formula="of:=[.E149]/1000" office:value-type="float" office:value="-0.095" calcext:value-type="float">
            <text:p>-0,095</text:p>
          </table:table-cell>
        </table:table-row>
        <table:table-row table:style-name="ro1">
          <table:table-cell table:formula="of:=[.A149]+1/17875" office:value-type="float" office:value="0.00827972027972029" calcext:value-type="float">
            <text:p>0,0082797202797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([.C150]-[.C149])*17875" office:value-type="float" office:value="-53.625" calcext:value-type="float">
            <text:p>-53,625</text:p>
          </table:table-cell>
          <table:table-cell table:formula="of:=[.B150]/[.C150]-95-0.17*[.D150]/[.C150]" office:value-type="float" office:value="733.75" calcext:value-type="float">
            <text:p>733,75</text:p>
          </table:table-cell>
          <table:table-cell table:formula="of:=[.E150]/1000" office:value-type="float" office:value="0.73375" calcext:value-type="float">
            <text:p>0,73375</text:p>
          </table:table-cell>
        </table:table-row>
        <table:table-row table:style-name="ro1">
          <table:table-cell table:formula="of:=[.A150]+1/17875" office:value-type="float" office:value="0.00833566433566435" calcext:value-type="float">
            <text:p>0,008335664335664</text:p>
          </table:table-cell>
          <table:table-cell office:value-type="float" office:value="0.1" calcext:value-type="float">
            <text:p>0,1</text:p>
          </table:table-cell>
          <table:table-cell office:value-type="float" office:value="0.012" calcext:value-type="float">
            <text:p>0,012</text:p>
          </table:table-cell>
          <table:table-cell table:formula="of:=([.C151]-[.C150])*17875" office:value-type="float" office:value="17.875" calcext:value-type="float">
            <text:p>17,875</text:p>
          </table:table-cell>
          <table:table-cell table:formula="of:=[.B151]/[.C151]-95-0.17*[.D151]/[.C151]" office:value-type="float" office:value="-339.895833333334" calcext:value-type="float">
            <text:p>-339,895833333334</text:p>
          </table:table-cell>
          <table:table-cell table:formula="of:=[.E151]/1000" office:value-type="float" office:value="-0.339895833333334" calcext:value-type="float">
            <text:p>-0,339895833333334</text:p>
          </table:table-cell>
        </table:table-row>
        <table:table-row table:style-name="ro1">
          <table:table-cell table:formula="of:=[.A151]+1/17875" office:value-type="float" office:value="0.00839160839160841" calcext:value-type="float">
            <text:p>0,008391608391608</text:p>
          </table:table-cell>
          <table:table-cell office:value-type="float" office:value="4.8" calcext:value-type="float">
            <text:p>4,8</text:p>
          </table:table-cell>
          <table:table-cell office:value-type="float" office:value="0.011" calcext:value-type="float">
            <text:p>0,011</text:p>
          </table:table-cell>
          <table:table-cell table:formula="of:=([.C152]-[.C151])*17875" office:value-type="float" office:value="-17.875" calcext:value-type="float">
            <text:p>-17,875</text:p>
          </table:table-cell>
          <table:table-cell table:formula="of:=[.B152]/[.C152]-95-0.17*[.D152]/[.C152]" office:value-type="float" office:value="617.613636363637" calcext:value-type="float">
            <text:p>617,613636363637</text:p>
          </table:table-cell>
          <table:table-cell table:formula="of:=[.E152]/1000" office:value-type="float" office:value="0.617613636363637" calcext:value-type="float">
            <text:p>0,617613636363637</text:p>
          </table:table-cell>
        </table:table-row>
        <table:table-row table:style-name="ro1">
          <table:table-cell table:formula="of:=[.A152]+1/17875" office:value-type="float" office:value="0.00844755244755246" calcext:value-type="float">
            <text:p>0,008447552447552</text:p>
          </table:table-cell>
          <table:table-cell office:value-type="float" office:value="9.5" calcext:value-type="float">
            <text:p>9,5</text:p>
          </table:table-cell>
          <table:table-cell office:value-type="float" office:value="0.009" calcext:value-type="float">
            <text:p>0,009</text:p>
          </table:table-cell>
          <table:table-cell table:formula="of:=([.C153]-[.C152])*17875" office:value-type="float" office:value="-35.75" calcext:value-type="float">
            <text:p>-35,75</text:p>
          </table:table-cell>
          <table:table-cell table:formula="of:=[.B153]/[.C153]-95-0.17*[.D153]/[.C153]" office:value-type="float" office:value="1635.83333333333" calcext:value-type="float">
            <text:p>1635,83333333333</text:p>
          </table:table-cell>
          <table:table-cell table:formula="of:=[.E153]/1000" office:value-type="float" office:value="1.63583333333333" calcext:value-type="float">
            <text:p>1,63583333333333</text:p>
          </table:table-cell>
        </table:table-row>
        <table:table-row table:style-name="ro1">
          <table:table-cell table:formula="of:=[.A153]+1/17875" office:value-type="float" office:value="0.00850349650349652" calcext:value-type="float">
            <text:p>0,008503496503497</text:p>
          </table:table-cell>
          <table:table-cell office:value-type="float" office:value="14.5" calcext:value-type="float">
            <text:p>14,5</text:p>
          </table:table-cell>
          <table:table-cell office:value-type="float" office:value="0.009" calcext:value-type="float">
            <text:p>0,009</text:p>
          </table:table-cell>
          <table:table-cell table:formula="of:=([.C154]-[.C153])*17875" office:value-type="float" office:value="0" calcext:value-type="float">
            <text:p>0</text:p>
          </table:table-cell>
          <table:table-cell table:formula="of:=[.B154]/[.C154]-95-0.17*[.D154]/[.C154]" office:value-type="float" office:value="1516.11111111111" calcext:value-type="float">
            <text:p>1516,11111111111</text:p>
          </table:table-cell>
          <table:table-cell table:formula="of:=[.E154]/1000" office:value-type="float" office:value="1.51611111111111" calcext:value-type="float">
            <text:p>1,51611111111111</text:p>
          </table:table-cell>
        </table:table-row>
        <table:table-row table:style-name="ro1">
          <table:table-cell table:formula="of:=[.A154]+1/17875" office:value-type="float" office:value="0.00855944055944057" calcext:value-type="float">
            <text:p>0,008559440559441</text:p>
          </table:table-cell>
          <table:table-cell office:value-type="float" office:value="20.5" calcext:value-type="float">
            <text:p>20,5</text:p>
          </table:table-cell>
          <table:table-cell office:value-type="float" office:value="0.011" calcext:value-type="float">
            <text:p>0,011</text:p>
          </table:table-cell>
          <table:table-cell table:formula="of:=([.C155]-[.C154])*17875" office:value-type="float" office:value="35.75" calcext:value-type="float">
            <text:p>35,75</text:p>
          </table:table-cell>
          <table:table-cell table:formula="of:=[.B155]/[.C155]-95-0.17*[.D155]/[.C155]" office:value-type="float" office:value="1216.13636363636" calcext:value-type="float">
            <text:p>1216,13636363636</text:p>
          </table:table-cell>
          <table:table-cell table:formula="of:=[.E155]/1000" office:value-type="float" office:value="1.21613636363636" calcext:value-type="float">
            <text:p>1,21613636363636</text:p>
          </table:table-cell>
        </table:table-row>
        <table:table-row table:style-name="ro1">
          <table:table-cell table:formula="of:=[.A155]+1/17875" office:value-type="float" office:value="0.00861538461538463" calcext:value-type="float">
            <text:p>0,008615384615385</text:p>
          </table:table-cell>
          <table:table-cell office:value-type="float" office:value="25.9" calcext:value-type="float">
            <text:p>25,9</text:p>
          </table:table-cell>
          <table:table-cell office:value-type="float" office:value="0.011" calcext:value-type="float">
            <text:p>0,011</text:p>
          </table:table-cell>
          <table:table-cell table:formula="of:=([.C156]-[.C155])*17875" office:value-type="float" office:value="0" calcext:value-type="float">
            <text:p>0</text:p>
          </table:table-cell>
          <table:table-cell table:formula="of:=[.B156]/[.C156]-95-0.17*[.D156]/[.C156]" office:value-type="float" office:value="2259.54545454545" calcext:value-type="float">
            <text:p>2259,54545454545</text:p>
          </table:table-cell>
          <table:table-cell table:formula="of:=[.E156]/1000" office:value-type="float" office:value="2.25954545454545" calcext:value-type="float">
            <text:p>2,25954545454545</text:p>
          </table:table-cell>
        </table:table-row>
        <table:table-row table:style-name="ro1">
          <table:table-cell table:formula="of:=[.A156]+1/17875" office:value-type="float" office:value="0.00867132867132868" calcext:value-type="float">
            <text:p>0,008671328671329</text:p>
          </table:table-cell>
          <table:table-cell office:value-type="float" office:value="31.4" calcext:value-type="float">
            <text:p>31,4</text:p>
          </table:table-cell>
          <table:table-cell office:value-type="float" office:value="0.012" calcext:value-type="float">
            <text:p>0,012</text:p>
          </table:table-cell>
          <table:table-cell table:formula="of:=([.C157]-[.C156])*17875" office:value-type="float" office:value="17.875" calcext:value-type="float">
            <text:p>17,875</text:p>
          </table:table-cell>
          <table:table-cell table:formula="of:=[.B157]/[.C157]-95-0.17*[.D157]/[.C157]" office:value-type="float" office:value="2268.4375" calcext:value-type="float">
            <text:p>2268,4375</text:p>
          </table:table-cell>
          <table:table-cell table:formula="of:=[.E157]/1000" office:value-type="float" office:value="2.2684375" calcext:value-type="float">
            <text:p>2,2684375</text:p>
          </table:table-cell>
        </table:table-row>
        <table:table-row table:style-name="ro1">
          <table:table-cell table:formula="of:=[.A157]+1/17875" office:value-type="float" office:value="0.00872727272727274" calcext:value-type="float">
            <text:p>0,008727272727273</text:p>
          </table:table-cell>
          <table:table-cell office:value-type="float" office:value="37.2" calcext:value-type="float">
            <text:p>37,2</text:p>
          </table:table-cell>
          <table:table-cell office:value-type="float" office:value="0.011" calcext:value-type="float">
            <text:p>0,011</text:p>
          </table:table-cell>
          <table:table-cell table:formula="of:=([.C158]-[.C157])*17875" office:value-type="float" office:value="-17.875" calcext:value-type="float">
            <text:p>-17,875</text:p>
          </table:table-cell>
          <table:table-cell table:formula="of:=[.B158]/[.C158]-95-0.17*[.D158]/[.C158]" office:value-type="float" office:value="3563.06818181818" calcext:value-type="float">
            <text:p>3563,06818181818</text:p>
          </table:table-cell>
          <table:table-cell table:formula="of:=[.E158]/1000" office:value-type="float" office:value="3.56306818181818" calcext:value-type="float">
            <text:p>3,56306818181818</text:p>
          </table:table-cell>
        </table:table-row>
        <table:table-row table:style-name="ro1">
          <table:table-cell table:formula="of:=[.A158]+1/17875" office:value-type="float" office:value="0.00878321678321679" calcext:value-type="float">
            <text:p>0,008783216783217</text:p>
          </table:table-cell>
          <table:table-cell office:value-type="float" office:value="42.7" calcext:value-type="float">
            <text:p>42,7</text:p>
          </table:table-cell>
          <table:table-cell office:value-type="float" office:value="0.011" calcext:value-type="float">
            <text:p>0,011</text:p>
          </table:table-cell>
          <table:table-cell table:formula="of:=([.C159]-[.C158])*17875" office:value-type="float" office:value="0" calcext:value-type="float">
            <text:p>0</text:p>
          </table:table-cell>
          <table:table-cell table:formula="of:=[.B159]/[.C159]-95-0.17*[.D159]/[.C159]" office:value-type="float" office:value="3786.81818181818" calcext:value-type="float">
            <text:p>3786,81818181818</text:p>
          </table:table-cell>
          <table:table-cell table:formula="of:=[.E159]/1000" office:value-type="float" office:value="3.78681818181818" calcext:value-type="float">
            <text:p>3,78681818181818</text:p>
          </table:table-cell>
        </table:table-row>
        <table:table-row table:style-name="ro1">
          <table:table-cell table:formula="of:=[.A159]+1/17875" office:value-type="float" office:value="0.00883916083916085" calcext:value-type="float">
            <text:p>0,008839160839161</text:p>
          </table:table-cell>
          <table:table-cell office:value-type="float" office:value="48.1" calcext:value-type="float">
            <text:p>48,1</text:p>
          </table:table-cell>
          <table:table-cell office:value-type="float" office:value="0.009" calcext:value-type="float">
            <text:p>0,009</text:p>
          </table:table-cell>
          <table:table-cell table:formula="of:=([.C160]-[.C159])*17875" office:value-type="float" office:value="-35.75" calcext:value-type="float">
            <text:p>-35,75</text:p>
          </table:table-cell>
          <table:table-cell table:formula="of:=[.B160]/[.C160]-95-0.17*[.D160]/[.C160]" office:value-type="float" office:value="5924.72222222222" calcext:value-type="float">
            <text:p>5924,72222222222</text:p>
          </table:table-cell>
          <table:table-cell table:formula="of:=[.E160]/1000" office:value-type="float" office:value="5.92472222222222" calcext:value-type="float">
            <text:p>5,92472222222222</text:p>
          </table:table-cell>
        </table:table-row>
        <table:table-row table:style-name="ro1">
          <table:table-cell table:formula="of:=[.A160]+1/17875" office:value-type="float" office:value="0.0088951048951049" calcext:value-type="float">
            <text:p>0,008895104895105</text:p>
          </table:table-cell>
          <table:table-cell office:value-type="float" office:value="53.8" calcext:value-type="float">
            <text:p>53,8</text:p>
          </table:table-cell>
          <table:table-cell office:value-type="float" office:value="0.011" calcext:value-type="float">
            <text:p>0,011</text:p>
          </table:table-cell>
          <table:table-cell table:formula="of:=([.C161]-[.C160])*17875" office:value-type="float" office:value="35.75" calcext:value-type="float">
            <text:p>35,75</text:p>
          </table:table-cell>
          <table:table-cell table:formula="of:=[.B161]/[.C161]-95-0.17*[.D161]/[.C161]" office:value-type="float" office:value="4243.40909090909" calcext:value-type="float">
            <text:p>4243,40909090909</text:p>
          </table:table-cell>
          <table:table-cell table:formula="of:=[.E161]/1000" office:value-type="float" office:value="4.24340909090909" calcext:value-type="float">
            <text:p>4,24340909090909</text:p>
          </table:table-cell>
        </table:table-row>
        <table:table-row table:style-name="ro1">
          <table:table-cell table:formula="of:=[.A161]+1/17875" office:value-type="float" office:value="0.00895104895104896" calcext:value-type="float">
            <text:p>0,008951048951049</text:p>
          </table:table-cell>
          <table:table-cell office:value-type="float" office:value="59.5" calcext:value-type="float">
            <text:p>59,5</text:p>
          </table:table-cell>
          <table:table-cell office:value-type="float" office:value="0.011" calcext:value-type="float">
            <text:p>0,011</text:p>
          </table:table-cell>
          <table:table-cell table:formula="of:=([.C162]-[.C161])*17875" office:value-type="float" office:value="0" calcext:value-type="float">
            <text:p>0</text:p>
          </table:table-cell>
          <table:table-cell table:formula="of:=[.B162]/[.C162]-95-0.17*[.D162]/[.C162]" office:value-type="float" office:value="5314.09090909091" calcext:value-type="float">
            <text:p>5314,09090909091</text:p>
          </table:table-cell>
          <table:table-cell table:formula="of:=[.E162]/1000" office:value-type="float" office:value="5.31409090909091" calcext:value-type="float">
            <text:p>5,31409090909091</text:p>
          </table:table-cell>
        </table:table-row>
        <table:table-row table:style-name="ro1">
          <table:table-cell table:formula="of:=[.A162]+1/17875" office:value-type="float" office:value="0.00900699300699302" calcext:value-type="float">
            <text:p>0,009006993006993</text:p>
          </table:table-cell>
          <table:table-cell office:value-type="float" office:value="65.8" calcext:value-type="float">
            <text:p>65,8</text:p>
          </table:table-cell>
          <table:table-cell office:value-type="float" office:value="0.011" calcext:value-type="float">
            <text:p>0,011</text:p>
          </table:table-cell>
          <table:table-cell table:formula="of:=([.C163]-[.C162])*17875" office:value-type="float" office:value="0" calcext:value-type="float">
            <text:p>0</text:p>
          </table:table-cell>
          <table:table-cell table:formula="of:=[.B163]/[.C163]-95-0.17*[.D163]/[.C163]" office:value-type="float" office:value="5886.81818181818" calcext:value-type="float">
            <text:p>5886,81818181818</text:p>
          </table:table-cell>
          <table:table-cell table:formula="of:=[.E163]/1000" office:value-type="float" office:value="5.88681818181818" calcext:value-type="float">
            <text:p>5,88681818181818</text:p>
          </table:table-cell>
        </table:table-row>
        <table:table-row table:style-name="ro1">
          <table:table-cell table:formula="of:=[.A163]+1/17875" office:value-type="float" office:value="0.00906293706293707" calcext:value-type="float">
            <text:p>0,009062937062937</text:p>
          </table:table-cell>
          <table:table-cell office:value-type="float" office:value="71.6" calcext:value-type="float">
            <text:p>71,6</text:p>
          </table:table-cell>
          <table:table-cell office:value-type="float" office:value="0.011" calcext:value-type="float">
            <text:p>0,011</text:p>
          </table:table-cell>
          <table:table-cell table:formula="of:=([.C164]-[.C163])*17875" office:value-type="float" office:value="0" calcext:value-type="float">
            <text:p>0</text:p>
          </table:table-cell>
          <table:table-cell table:formula="of:=[.B164]/[.C164]-95-0.17*[.D164]/[.C164]" office:value-type="float" office:value="6414.09090909091" calcext:value-type="float">
            <text:p>6414,09090909091</text:p>
          </table:table-cell>
          <table:table-cell table:formula="of:=[.E164]/1000" office:value-type="float" office:value="6.41409090909091" calcext:value-type="float">
            <text:p>6,41409090909091</text:p>
          </table:table-cell>
        </table:table-row>
        <table:table-row table:style-name="ro1">
          <table:table-cell table:formula="of:=[.A164]+1/17875" office:value-type="float" office:value="0.00911888111888113" calcext:value-type="float">
            <text:p>0,009118881118881</text:p>
          </table:table-cell>
          <table:table-cell office:value-type="float" office:value="78.1" calcext:value-type="float">
            <text:p>78,1</text:p>
          </table:table-cell>
          <table:table-cell office:value-type="float" office:value="0.012" calcext:value-type="float">
            <text:p>0,012</text:p>
          </table:table-cell>
          <table:table-cell table:formula="of:=([.C165]-[.C164])*17875" office:value-type="float" office:value="17.875" calcext:value-type="float">
            <text:p>17,875</text:p>
          </table:table-cell>
          <table:table-cell table:formula="of:=[.B165]/[.C165]-95-0.17*[.D165]/[.C165]" office:value-type="float" office:value="6160.10416666667" calcext:value-type="float">
            <text:p>6160,10416666667</text:p>
          </table:table-cell>
          <table:table-cell table:formula="of:=[.E165]/1000" office:value-type="float" office:value="6.16010416666667" calcext:value-type="float">
            <text:p>6,16010416666667</text:p>
          </table:table-cell>
        </table:table-row>
        <table:table-row table:style-name="ro1">
          <table:table-cell table:formula="of:=[.A165]+1/17875" office:value-type="float" office:value="0.00917482517482518" calcext:value-type="float">
            <text:p>0,009174825174825</text:p>
          </table:table-cell>
          <table:table-cell office:value-type="float" office:value="83.3" calcext:value-type="float">
            <text:p>83,3</text:p>
          </table:table-cell>
          <table:table-cell office:value-type="float" office:value="0.012" calcext:value-type="float">
            <text:p>0,012</text:p>
          </table:table-cell>
          <table:table-cell table:formula="of:=([.C166]-[.C165])*17875" office:value-type="float" office:value="0" calcext:value-type="float">
            <text:p>0</text:p>
          </table:table-cell>
          <table:table-cell table:formula="of:=[.B166]/[.C166]-95-0.17*[.D166]/[.C166]" office:value-type="float" office:value="6846.66666666667" calcext:value-type="float">
            <text:p>6846,66666666667</text:p>
          </table:table-cell>
          <table:table-cell table:formula="of:=[.E166]/1000" office:value-type="float" office:value="6.84666666666667" calcext:value-type="float">
            <text:p>6,84666666666667</text:p>
          </table:table-cell>
        </table:table-row>
        <table:table-row table:style-name="ro1">
          <table:table-cell table:formula="of:=[.A166]+1/17875" office:value-type="float" office:value="0.00923076923076924" calcext:value-type="float">
            <text:p>0,009230769230769</text:p>
          </table:table-cell>
          <table:table-cell office:value-type="float" office:value="89.9" calcext:value-type="float">
            <text:p>89,9</text:p>
          </table:table-cell>
          <table:table-cell office:value-type="float" office:value="0.014" calcext:value-type="float">
            <text:p>0,014</text:p>
          </table:table-cell>
          <table:table-cell table:formula="of:=([.C167]-[.C166])*17875" office:value-type="float" office:value="35.75" calcext:value-type="float">
            <text:p>35,75</text:p>
          </table:table-cell>
          <table:table-cell table:formula="of:=[.B167]/[.C167]-95-0.17*[.D167]/[.C167]" office:value-type="float" office:value="5892.32142857143" calcext:value-type="float">
            <text:p>5892,32142857143</text:p>
          </table:table-cell>
          <table:table-cell table:formula="of:=[.E167]/1000" office:value-type="float" office:value="5.89232142857143" calcext:value-type="float">
            <text:p>5,89232142857143</text:p>
          </table:table-cell>
        </table:table-row>
        <table:table-row table:style-name="ro1">
          <table:table-cell table:formula="of:=[.A167]+1/17875" office:value-type="float" office:value="0.00928671328671329" calcext:value-type="float">
            <text:p>0,009286713286713</text:p>
          </table:table-cell>
          <table:table-cell office:value-type="float" office:value="95.9" calcext:value-type="float">
            <text:p>95,9</text:p>
          </table:table-cell>
          <table:table-cell office:value-type="float" office:value="0.014" calcext:value-type="float">
            <text:p>0,014</text:p>
          </table:table-cell>
          <table:table-cell table:formula="of:=([.C168]-[.C167])*17875" office:value-type="float" office:value="0" calcext:value-type="float">
            <text:p>0</text:p>
          </table:table-cell>
          <table:table-cell table:formula="of:=[.B168]/[.C168]-95-0.17*[.D168]/[.C168]" office:value-type="float" office:value="6755" calcext:value-type="float">
            <text:p>6755</text:p>
          </table:table-cell>
          <table:table-cell table:formula="of:=[.E168]/1000" office:value-type="float" office:value="6.755" calcext:value-type="float">
            <text:p>6,755</text:p>
          </table:table-cell>
        </table:table-row>
        <table:table-row table:style-name="ro1">
          <table:table-cell table:formula="of:=[.A168]+1/17875" office:value-type="float" office:value="0.00934265734265735" calcext:value-type="float">
            <text:p>0,009342657342657</text:p>
          </table:table-cell>
          <table:table-cell office:value-type="float" office:value="101.7" calcext:value-type="float">
            <text:p>101,7</text:p>
          </table:table-cell>
          <table:table-cell office:value-type="float" office:value="0.011" calcext:value-type="float">
            <text:p>0,011</text:p>
          </table:table-cell>
          <table:table-cell table:formula="of:=([.C169]-[.C168])*17875" office:value-type="float" office:value="-53.625" calcext:value-type="float">
            <text:p>-53,625</text:p>
          </table:table-cell>
          <table:table-cell table:formula="of:=[.B169]/[.C169]-95-0.17*[.D169]/[.C169]" office:value-type="float" office:value="9979.20454545455" calcext:value-type="float">
            <text:p>9979,20454545455</text:p>
          </table:table-cell>
          <table:table-cell table:formula="of:=[.E169]/1000" office:value-type="float" office:value="9.97920454545455" calcext:value-type="float">
            <text:p>9,97920454545455</text:p>
          </table:table-cell>
        </table:table-row>
        <table:table-row table:style-name="ro1">
          <table:table-cell table:formula="of:=[.A169]+1/17875" office:value-type="float" office:value="0.0093986013986014" calcext:value-type="float">
            <text:p>0,009398601398601</text:p>
          </table:table-cell>
          <table:table-cell office:value-type="float" office:value="107.5" calcext:value-type="float">
            <text:p>107,5</text:p>
          </table:table-cell>
          <table:table-cell office:value-type="float" office:value="0.012" calcext:value-type="float">
            <text:p>0,012</text:p>
          </table:table-cell>
          <table:table-cell table:formula="of:=([.C170]-[.C169])*17875" office:value-type="float" office:value="17.875" calcext:value-type="float">
            <text:p>17,875</text:p>
          </table:table-cell>
          <table:table-cell table:formula="of:=[.B170]/[.C170]-95-0.17*[.D170]/[.C170]" office:value-type="float" office:value="8610.10416666667" calcext:value-type="float">
            <text:p>8610,10416666667</text:p>
          </table:table-cell>
          <table:table-cell table:formula="of:=[.E170]/1000" office:value-type="float" office:value="8.61010416666667" calcext:value-type="float">
            <text:p>8,61010416666667</text:p>
          </table:table-cell>
        </table:table-row>
        <table:table-row table:style-name="ro1">
          <table:table-cell table:formula="of:=[.A170]+1/17875" office:value-type="float" office:value="0.00945454545454546" calcext:value-type="float">
            <text:p>0,009454545454545</text:p>
          </table:table-cell>
          <table:table-cell office:value-type="float" office:value="113.4" calcext:value-type="float">
            <text:p>113,4</text:p>
          </table:table-cell>
          <table:table-cell office:value-type="float" office:value="0.014" calcext:value-type="float">
            <text:p>0,014</text:p>
          </table:table-cell>
          <table:table-cell table:formula="of:=([.C171]-[.C170])*17875" office:value-type="float" office:value="35.75" calcext:value-type="float">
            <text:p>35,75</text:p>
          </table:table-cell>
          <table:table-cell table:formula="of:=[.B171]/[.C171]-95-0.17*[.D171]/[.C171]" office:value-type="float" office:value="7570.89285714286" calcext:value-type="float">
            <text:p>7570,89285714286</text:p>
          </table:table-cell>
          <table:table-cell table:formula="of:=[.E171]/1000" office:value-type="float" office:value="7.57089285714286" calcext:value-type="float">
            <text:p>7,57089285714286</text:p>
          </table:table-cell>
        </table:table-row>
        <table:table-row table:style-name="ro1">
          <table:table-cell table:formula="of:=[.A171]+1/17875" office:value-type="float" office:value="0.00951048951048951" calcext:value-type="float">
            <text:p>0,00951048951049</text:p>
          </table:table-cell>
          <table:table-cell office:value-type="float" office:value="119.9" calcext:value-type="float">
            <text:p>119,9</text:p>
          </table:table-cell>
          <table:table-cell office:value-type="float" office:value="0.012" calcext:value-type="float">
            <text:p>0,012</text:p>
          </table:table-cell>
          <table:table-cell table:formula="of:=([.C172]-[.C171])*17875" office:value-type="float" office:value="-35.75" calcext:value-type="float">
            <text:p>-35,75</text:p>
          </table:table-cell>
          <table:table-cell table:formula="of:=[.B172]/[.C172]-95-0.17*[.D172]/[.C172]" office:value-type="float" office:value="10403.125" calcext:value-type="float">
            <text:p>10403,125</text:p>
          </table:table-cell>
          <table:table-cell table:formula="of:=[.E172]/1000" office:value-type="float" office:value="10.403125" calcext:value-type="float">
            <text:p>10,403125</text:p>
          </table:table-cell>
        </table:table-row>
        <table:table-row table:style-name="ro1">
          <table:table-cell table:formula="of:=[.A172]+1/17875" office:value-type="float" office:value="0.00956643356643357" calcext:value-type="float">
            <text:p>0,009566433566434</text:p>
          </table:table-cell>
          <table:table-cell office:value-type="float" office:value="125.3" calcext:value-type="float">
            <text:p>125,3</text:p>
          </table:table-cell>
          <table:table-cell office:value-type="float" office:value="0.011" calcext:value-type="float">
            <text:p>0,011</text:p>
          </table:table-cell>
          <table:table-cell table:formula="of:=([.C173]-[.C172])*17875" office:value-type="float" office:value="-17.875" calcext:value-type="float">
            <text:p>-17,875</text:p>
          </table:table-cell>
          <table:table-cell table:formula="of:=[.B173]/[.C173]-95-0.17*[.D173]/[.C173]" office:value-type="float" office:value="11572.1590909091" calcext:value-type="float">
            <text:p>11572,1590909091</text:p>
          </table:table-cell>
          <table:table-cell table:formula="of:=[.E173]/1000" office:value-type="float" office:value="11.5721590909091" calcext:value-type="float">
            <text:p>11,5721590909091</text:p>
          </table:table-cell>
        </table:table-row>
        <table:table-row table:style-name="ro1">
          <table:table-cell table:formula="of:=[.A173]+1/17875" office:value-type="float" office:value="0.00962237762237763" calcext:value-type="float">
            <text:p>0,009622377622378</text:p>
          </table:table-cell>
          <table:table-cell office:value-type="float" office:value="131.2" calcext:value-type="float">
            <text:p>131,2</text:p>
          </table:table-cell>
          <table:table-cell office:value-type="float" office:value="0.011" calcext:value-type="float">
            <text:p>0,011</text:p>
          </table:table-cell>
          <table:table-cell table:formula="of:=([.C174]-[.C173])*17875" office:value-type="float" office:value="0" calcext:value-type="float">
            <text:p>0</text:p>
          </table:table-cell>
          <table:table-cell table:formula="of:=[.B174]/[.C174]-95-0.17*[.D174]/[.C174]" office:value-type="float" office:value="11832.2727272727" calcext:value-type="float">
            <text:p>11832,2727272727</text:p>
          </table:table-cell>
          <table:table-cell table:formula="of:=[.E174]/1000" office:value-type="float" office:value="11.8322727272727" calcext:value-type="float">
            <text:p>11,8322727272727</text:p>
          </table:table-cell>
        </table:table-row>
        <table:table-row table:style-name="ro1">
          <table:table-cell table:formula="of:=[.A174]+1/17875" office:value-type="float" office:value="0.00967832167832168" calcext:value-type="float">
            <text:p>0,009678321678322</text:p>
          </table:table-cell>
          <table:table-cell office:value-type="float" office:value="136.3" calcext:value-type="float">
            <text:p>136,3</text:p>
          </table:table-cell>
          <table:table-cell office:value-type="float" office:value="0.012" calcext:value-type="float">
            <text:p>0,012</text:p>
          </table:table-cell>
          <table:table-cell table:formula="of:=([.C175]-[.C174])*17875" office:value-type="float" office:value="17.875" calcext:value-type="float">
            <text:p>17,875</text:p>
          </table:table-cell>
          <table:table-cell table:formula="of:=[.B175]/[.C175]-95-0.17*[.D175]/[.C175]" office:value-type="float" office:value="11010.1041666667" calcext:value-type="float">
            <text:p>11010,1041666667</text:p>
          </table:table-cell>
          <table:table-cell table:formula="of:=[.E175]/1000" office:value-type="float" office:value="11.0101041666667" calcext:value-type="float">
            <text:p>11,0101041666667</text:p>
          </table:table-cell>
        </table:table-row>
        <table:table-row table:style-name="ro1">
          <table:table-cell table:formula="of:=[.A175]+1/17875" office:value-type="float" office:value="0.00973426573426574" calcext:value-type="float">
            <text:p>0,009734265734266</text:p>
          </table:table-cell>
          <table:table-cell office:value-type="float" office:value="141.2" calcext:value-type="float">
            <text:p>141,2</text:p>
          </table:table-cell>
          <table:table-cell office:value-type="float" office:value="0.012" calcext:value-type="float">
            <text:p>0,012</text:p>
          </table:table-cell>
          <table:table-cell table:formula="of:=([.C176]-[.C175])*17875" office:value-type="float" office:value="0" calcext:value-type="float">
            <text:p>0</text:p>
          </table:table-cell>
          <table:table-cell table:formula="of:=[.B176]/[.C176]-95-0.17*[.D176]/[.C176]" office:value-type="float" office:value="11671.6666666667" calcext:value-type="float">
            <text:p>11671,6666666667</text:p>
          </table:table-cell>
          <table:table-cell table:formula="of:=[.E176]/1000" office:value-type="float" office:value="11.6716666666667" calcext:value-type="float">
            <text:p>11,6716666666667</text:p>
          </table:table-cell>
        </table:table-row>
        <table:table-row table:style-name="ro1">
          <table:table-cell table:formula="of:=[.A176]+1/17875" office:value-type="float" office:value="0.00979020979020979" calcext:value-type="float">
            <text:p>0,00979020979021</text:p>
          </table:table-cell>
          <table:table-cell office:value-type="float" office:value="146.5" calcext:value-type="float">
            <text:p>146,5</text:p>
          </table:table-cell>
          <table:table-cell office:value-type="float" office:value="0.011" calcext:value-type="float">
            <text:p>0,011</text:p>
          </table:table-cell>
          <table:table-cell table:formula="of:=([.C177]-[.C176])*17875" office:value-type="float" office:value="-17.875" calcext:value-type="float">
            <text:p>-17,875</text:p>
          </table:table-cell>
          <table:table-cell table:formula="of:=[.B177]/[.C177]-95-0.17*[.D177]/[.C177]" office:value-type="float" office:value="13499.4318181818" calcext:value-type="float">
            <text:p>13499,4318181818</text:p>
          </table:table-cell>
          <table:table-cell table:formula="of:=[.E177]/1000" office:value-type="float" office:value="13.4994318181818" calcext:value-type="float">
            <text:p>13,4994318181818</text:p>
          </table:table-cell>
        </table:table-row>
        <table:table-row table:style-name="ro1">
          <table:table-cell table:formula="of:=[.A177]+1/17875" office:value-type="float" office:value="0.00984615384615385" calcext:value-type="float">
            <text:p>0,009846153846154</text:p>
          </table:table-cell>
          <table:table-cell office:value-type="float" office:value="151.9" calcext:value-type="float">
            <text:p>151,9</text:p>
          </table:table-cell>
          <table:table-cell office:value-type="float" office:value="0.009" calcext:value-type="float">
            <text:p>0,009</text:p>
          </table:table-cell>
          <table:table-cell table:formula="of:=([.C178]-[.C177])*17875" office:value-type="float" office:value="-35.75" calcext:value-type="float">
            <text:p>-35,75</text:p>
          </table:table-cell>
          <table:table-cell table:formula="of:=[.B178]/[.C178]-95-0.17*[.D178]/[.C178]" office:value-type="float" office:value="17458.0555555556" calcext:value-type="float">
            <text:p>17458,0555555556</text:p>
          </table:table-cell>
          <table:table-cell table:formula="of:=[.E178]/1000" office:value-type="float" office:value="17.4580555555556" calcext:value-type="float">
            <text:p>17,4580555555556</text:p>
          </table:table-cell>
        </table:table-row>
        <table:table-row table:style-name="ro1">
          <table:table-cell table:formula="of:=[.A178]+1/17875" office:value-type="float" office:value="0.0099020979020979" calcext:value-type="float">
            <text:p>0,009902097902098</text:p>
          </table:table-cell>
          <table:table-cell office:value-type="float" office:value="156.5" calcext:value-type="float">
            <text:p>156,5</text:p>
          </table:table-cell>
          <table:table-cell office:value-type="float" office:value="0.011" calcext:value-type="float">
            <text:p>0,011</text:p>
          </table:table-cell>
          <table:table-cell table:formula="of:=([.C179]-[.C178])*17875" office:value-type="float" office:value="35.75" calcext:value-type="float">
            <text:p>35,75</text:p>
          </table:table-cell>
          <table:table-cell table:formula="of:=[.B179]/[.C179]-95-0.17*[.D179]/[.C179]" office:value-type="float" office:value="13579.7727272727" calcext:value-type="float">
            <text:p>13579,7727272727</text:p>
          </table:table-cell>
          <table:table-cell table:formula="of:=[.E179]/1000" office:value-type="float" office:value="13.5797727272727" calcext:value-type="float">
            <text:p>13,5797727272727</text:p>
          </table:table-cell>
        </table:table-row>
        <table:table-row table:style-name="ro1">
          <table:table-cell table:formula="of:=[.A179]+1/17875" office:value-type="float" office:value="0.00995804195804196" calcext:value-type="float">
            <text:p>0,009958041958042</text:p>
          </table:table-cell>
          <table:table-cell office:value-type="float" office:value="161.9" calcext:value-type="float">
            <text:p>161,9</text:p>
          </table:table-cell>
          <table:table-cell office:value-type="float" office:value="0.008" calcext:value-type="float">
            <text:p>0,008</text:p>
          </table:table-cell>
          <table:table-cell table:formula="of:=([.C180]-[.C179])*17875" office:value-type="float" office:value="-53.625" calcext:value-type="float">
            <text:p>-53,625</text:p>
          </table:table-cell>
          <table:table-cell table:formula="of:=[.B180]/[.C180]-95-0.17*[.D180]/[.C180]" office:value-type="float" office:value="21282.03125" calcext:value-type="float">
            <text:p>21282,03125</text:p>
          </table:table-cell>
          <table:table-cell table:formula="of:=[.E180]/1000" office:value-type="float" office:value="21.28203125" calcext:value-type="float">
            <text:p>21,28203125</text:p>
          </table:table-cell>
        </table:table-row>
        <table:table-row table:style-name="ro1">
          <table:table-cell table:formula="of:=[.A180]+1/17875" office:value-type="float" office:value="0.010013986013986" calcext:value-type="float">
            <text:p>0,010013986013986</text:p>
          </table:table-cell>
          <table:table-cell office:value-type="float" office:value="166.9" calcext:value-type="float">
            <text:p>166,9</text:p>
          </table:table-cell>
          <table:table-cell office:value-type="float" office:value="0.009" calcext:value-type="float">
            <text:p>0,009</text:p>
          </table:table-cell>
          <table:table-cell table:formula="of:=([.C181]-[.C180])*17875" office:value-type="float" office:value="17.875" calcext:value-type="float">
            <text:p>17,875</text:p>
          </table:table-cell>
          <table:table-cell table:formula="of:=[.B181]/[.C181]-95-0.17*[.D181]/[.C181]" office:value-type="float" office:value="18111.8055555556" calcext:value-type="float">
            <text:p>18111,8055555556</text:p>
          </table:table-cell>
          <table:table-cell table:formula="of:=[.E181]/1000" office:value-type="float" office:value="18.1118055555556" calcext:value-type="float">
            <text:p>18,1118055555556</text:p>
          </table:table-cell>
        </table:table-row>
        <table:table-row table:style-name="ro1">
          <table:table-cell table:formula="of:=[.A181]+1/17875" office:value-type="float" office:value="0.0100699300699301" calcext:value-type="float">
            <text:p>0,01006993006993</text:p>
          </table:table-cell>
          <table:table-cell office:value-type="float" office:value="171.6" calcext:value-type="float">
            <text:p>171,6</text:p>
          </table:table-cell>
          <table:table-cell office:value-type="float" office:value="0.012" calcext:value-type="float">
            <text:p>0,012</text:p>
          </table:table-cell>
          <table:table-cell table:formula="of:=([.C182]-[.C181])*17875" office:value-type="float" office:value="53.625" calcext:value-type="float">
            <text:p>53,625</text:p>
          </table:table-cell>
          <table:table-cell table:formula="of:=[.B182]/[.C182]-95-0.17*[.D182]/[.C182]" office:value-type="float" office:value="13445.3125" calcext:value-type="float">
            <text:p>13445,3125</text:p>
          </table:table-cell>
          <table:table-cell table:formula="of:=[.E182]/1000" office:value-type="float" office:value="13.4453125" calcext:value-type="float">
            <text:p>13,4453125</text:p>
          </table:table-cell>
        </table:table-row>
        <table:table-row table:style-name="ro1">
          <table:table-cell table:formula="of:=[.A182]+1/17875" office:value-type="float" office:value="0.0101258741258741" calcext:value-type="float">
            <text:p>0,010125874125874</text:p>
          </table:table-cell>
          <table:table-cell office:value-type="float" office:value="176.4" calcext:value-type="float">
            <text:p>176,4</text:p>
          </table:table-cell>
          <table:table-cell office:value-type="float" office:value="0.011" calcext:value-type="float">
            <text:p>0,011</text:p>
          </table:table-cell>
          <table:table-cell table:formula="of:=([.C183]-[.C182])*17875" office:value-type="float" office:value="-17.875" calcext:value-type="float">
            <text:p>-17,875</text:p>
          </table:table-cell>
          <table:table-cell table:formula="of:=[.B183]/[.C183]-95-0.17*[.D183]/[.C183]" office:value-type="float" office:value="16217.6136363636" calcext:value-type="float">
            <text:p>16217,6136363636</text:p>
          </table:table-cell>
          <table:table-cell table:formula="of:=[.E183]/1000" office:value-type="float" office:value="16.2176136363636" calcext:value-type="float">
            <text:p>16,2176136363636</text:p>
          </table:table-cell>
        </table:table-row>
        <table:table-row table:style-name="ro1">
          <table:table-cell table:formula="of:=[.A183]+1/17875" office:value-type="float" office:value="0.0101818181818182" calcext:value-type="float">
            <text:p>0,010181818181818</text:p>
          </table:table-cell>
          <table:table-cell office:value-type="float" office:value="180.6" calcext:value-type="float">
            <text:p>180,6</text:p>
          </table:table-cell>
          <table:table-cell office:value-type="float" office:value="0.009" calcext:value-type="float">
            <text:p>0,009</text:p>
          </table:table-cell>
          <table:table-cell table:formula="of:=([.C184]-[.C183])*17875" office:value-type="float" office:value="-35.75" calcext:value-type="float">
            <text:p>-35,75</text:p>
          </table:table-cell>
          <table:table-cell table:formula="of:=[.B184]/[.C184]-95-0.17*[.D184]/[.C184]" office:value-type="float" office:value="20646.9444444444" calcext:value-type="float">
            <text:p>20646,9444444444</text:p>
          </table:table-cell>
          <table:table-cell table:formula="of:=[.E184]/1000" office:value-type="float" office:value="20.6469444444444" calcext:value-type="float">
            <text:p>20,6469444444444</text:p>
          </table:table-cell>
        </table:table-row>
        <table:table-row table:style-name="ro1">
          <table:table-cell table:formula="of:=[.A184]+1/17875" office:value-type="float" office:value="0.0102377622377622" calcext:value-type="float">
            <text:p>0,010237762237762</text:p>
          </table:table-cell>
          <table:table-cell office:value-type="float" office:value="186.1" calcext:value-type="float">
            <text:p>186,1</text:p>
          </table:table-cell>
          <table:table-cell office:value-type="float" office:value="0.009" calcext:value-type="float">
            <text:p>0,009</text:p>
          </table:table-cell>
          <table:table-cell table:formula="of:=([.C185]-[.C184])*17875" office:value-type="float" office:value="0" calcext:value-type="float">
            <text:p>0</text:p>
          </table:table-cell>
          <table:table-cell table:formula="of:=[.B185]/[.C185]-95-0.17*[.D185]/[.C185]" office:value-type="float" office:value="20582.7777777778" calcext:value-type="float">
            <text:p>20582,7777777778</text:p>
          </table:table-cell>
          <table:table-cell table:formula="of:=[.E185]/1000" office:value-type="float" office:value="20.5827777777778" calcext:value-type="float">
            <text:p>20,5827777777778</text:p>
          </table:table-cell>
        </table:table-row>
        <table:table-row table:style-name="ro1">
          <table:table-cell table:formula="of:=[.A185]+1/17875" office:value-type="float" office:value="0.0102937062937063" calcext:value-type="float">
            <text:p>0,010293706293706</text:p>
          </table:table-cell>
          <table:table-cell office:value-type="float" office:value="190.3" calcext:value-type="float">
            <text:p>190,3</text:p>
          </table:table-cell>
          <table:table-cell office:value-type="float" office:value="0.008" calcext:value-type="float">
            <text:p>0,008</text:p>
          </table:table-cell>
          <table:table-cell table:formula="of:=([.C186]-[.C185])*17875" office:value-type="float" office:value="-17.875" calcext:value-type="float">
            <text:p>-17,875</text:p>
          </table:table-cell>
          <table:table-cell table:formula="of:=[.B186]/[.C186]-95-0.17*[.D186]/[.C186]" office:value-type="float" office:value="24072.34375" calcext:value-type="float">
            <text:p>24072,34375</text:p>
          </table:table-cell>
          <table:table-cell table:formula="of:=[.E186]/1000" office:value-type="float" office:value="24.07234375" calcext:value-type="float">
            <text:p>24,07234375</text:p>
          </table:table-cell>
        </table:table-row>
        <table:table-row table:style-name="ro1">
          <table:table-cell table:formula="of:=[.A186]+1/17875" office:value-type="float" office:value="0.0103496503496503" calcext:value-type="float">
            <text:p>0,01034965034965</text:p>
          </table:table-cell>
          <table:table-cell office:value-type="float" office:value="195.3" calcext:value-type="float">
            <text:p>195,3</text:p>
          </table:table-cell>
          <table:table-cell office:value-type="float" office:value="0.009" calcext:value-type="float">
            <text:p>0,009</text:p>
          </table:table-cell>
          <table:table-cell table:formula="of:=([.C187]-[.C186])*17875" office:value-type="float" office:value="17.875" calcext:value-type="float">
            <text:p>17,875</text:p>
          </table:table-cell>
          <table:table-cell table:formula="of:=[.B187]/[.C187]-95-0.17*[.D187]/[.C187]" office:value-type="float" office:value="21267.3611111111" calcext:value-type="float">
            <text:p>21267,3611111111</text:p>
          </table:table-cell>
          <table:table-cell table:formula="of:=[.E187]/1000" office:value-type="float" office:value="21.2673611111111" calcext:value-type="float">
            <text:p>21,2673611111111</text:p>
          </table:table-cell>
        </table:table-row>
        <table:table-row table:style-name="ro1">
          <table:table-cell table:formula="of:=[.A187]+1/17875" office:value-type="float" office:value="0.0104055944055944" calcext:value-type="float">
            <text:p>0,010405594405594</text:p>
          </table:table-cell>
          <table:table-cell office:value-type="float" office:value="199.8" calcext:value-type="float">
            <text:p>199,8</text:p>
          </table:table-cell>
          <table:table-cell office:value-type="float" office:value="0.009" calcext:value-type="float">
            <text:p>0,009</text:p>
          </table:table-cell>
          <table:table-cell table:formula="of:=([.C188]-[.C187])*17875" office:value-type="float" office:value="0" calcext:value-type="float">
            <text:p>0</text:p>
          </table:table-cell>
          <table:table-cell table:formula="of:=[.B188]/[.C188]-95-0.17*[.D188]/[.C188]" office:value-type="float" office:value="22105" calcext:value-type="float">
            <text:p>22105</text:p>
          </table:table-cell>
          <table:table-cell table:formula="of:=[.E188]/1000" office:value-type="float" office:value="22.105" calcext:value-type="float">
            <text:p>22,105</text:p>
          </table:table-cell>
        </table:table-row>
        <table:table-row table:style-name="ro1">
          <table:table-cell table:formula="of:=[.A188]+1/17875" office:value-type="float" office:value="0.0104615384615385" calcext:value-type="float">
            <text:p>0,010461538461539</text:p>
          </table:table-cell>
          <table:table-cell office:value-type="float" office:value="203.7" calcext:value-type="float">
            <text:p>203,7</text:p>
          </table:table-cell>
          <table:table-cell office:value-type="float" office:value="0.008" calcext:value-type="float">
            <text:p>0,008</text:p>
          </table:table-cell>
          <table:table-cell table:formula="of:=([.C189]-[.C188])*17875" office:value-type="float" office:value="-17.875" calcext:value-type="float">
            <text:p>-17,875</text:p>
          </table:table-cell>
          <table:table-cell table:formula="of:=[.B189]/[.C189]-95-0.17*[.D189]/[.C189]" office:value-type="float" office:value="25747.34375" calcext:value-type="float">
            <text:p>25747,34375</text:p>
          </table:table-cell>
          <table:table-cell table:formula="of:=[.E189]/1000" office:value-type="float" office:value="25.74734375" calcext:value-type="float">
            <text:p>25,74734375</text:p>
          </table:table-cell>
        </table:table-row>
        <table:table-row table:style-name="ro1">
          <table:table-cell table:formula="of:=[.A189]+1/17875" office:value-type="float" office:value="0.0105174825174825" calcext:value-type="float">
            <text:p>0,010517482517483</text:p>
          </table:table-cell>
          <table:table-cell office:value-type="float" office:value="208.1" calcext:value-type="float">
            <text:p>208,1</text:p>
          </table:table-cell>
          <table:table-cell office:value-type="float" office:value="0.011" calcext:value-type="float">
            <text:p>0,011</text:p>
          </table:table-cell>
          <table:table-cell table:formula="of:=([.C190]-[.C189])*17875" office:value-type="float" office:value="53.625" calcext:value-type="float">
            <text:p>53,625</text:p>
          </table:table-cell>
          <table:table-cell table:formula="of:=[.B190]/[.C190]-95-0.17*[.D190]/[.C190]" office:value-type="float" office:value="17994.4318181818" calcext:value-type="float">
            <text:p>17994,4318181818</text:p>
          </table:table-cell>
          <table:table-cell table:formula="of:=[.E190]/1000" office:value-type="float" office:value="17.9944318181818" calcext:value-type="float">
            <text:p>17,9944318181818</text:p>
          </table:table-cell>
        </table:table-row>
        <table:table-row table:style-name="ro1">
          <table:table-cell table:formula="of:=[.A190]+1/17875" office:value-type="float" office:value="0.0105734265734266" calcext:value-type="float">
            <text:p>0,010573426573427</text:p>
          </table:table-cell>
          <table:table-cell office:value-type="float" office:value="212.6" calcext:value-type="float">
            <text:p>212,6</text:p>
          </table:table-cell>
          <table:table-cell office:value-type="float" office:value="0.009" calcext:value-type="float">
            <text:p>0,009</text:p>
          </table:table-cell>
          <table:table-cell table:formula="of:=([.C191]-[.C190])*17875" office:value-type="float" office:value="-35.75" calcext:value-type="float">
            <text:p>-35,75</text:p>
          </table:table-cell>
          <table:table-cell table:formula="of:=[.B191]/[.C191]-95-0.17*[.D191]/[.C191]" office:value-type="float" office:value="24202.5" calcext:value-type="float">
            <text:p>24202,5</text:p>
          </table:table-cell>
          <table:table-cell table:formula="of:=[.E191]/1000" office:value-type="float" office:value="24.2025" calcext:value-type="float">
            <text:p>24,2025</text:p>
          </table:table-cell>
        </table:table-row>
        <table:table-row table:style-name="ro1">
          <table:table-cell table:formula="of:=[.A191]+1/17875" office:value-type="float" office:value="0.0106293706293706" calcext:value-type="float">
            <text:p>0,010629370629371</text:p>
          </table:table-cell>
          <table:table-cell office:value-type="float" office:value="216.4" calcext:value-type="float">
            <text:p>216,4</text:p>
          </table:table-cell>
          <table:table-cell office:value-type="float" office:value="0.008" calcext:value-type="float">
            <text:p>0,008</text:p>
          </table:table-cell>
          <table:table-cell table:formula="of:=([.C192]-[.C191])*17875" office:value-type="float" office:value="-17.875" calcext:value-type="float">
            <text:p>-17,875</text:p>
          </table:table-cell>
          <table:table-cell table:formula="of:=[.B192]/[.C192]-95-0.17*[.D192]/[.C192]" office:value-type="float" office:value="27334.84375" calcext:value-type="float">
            <text:p>27334,84375</text:p>
          </table:table-cell>
          <table:table-cell table:formula="of:=[.E192]/1000" office:value-type="float" office:value="27.33484375" calcext:value-type="float">
            <text:p>27,33484375</text:p>
          </table:table-cell>
        </table:table-row>
        <table:table-row table:style-name="ro1">
          <table:table-cell table:formula="of:=[.A192]+1/17875" office:value-type="float" office:value="0.0106853146853147" calcext:value-type="float">
            <text:p>0,010685314685315</text:p>
          </table:table-cell>
          <table:table-cell office:value-type="float" office:value="221.6" calcext:value-type="float">
            <text:p>221,6</text:p>
          </table:table-cell>
          <table:table-cell office:value-type="float" office:value="0.008" calcext:value-type="float">
            <text:p>0,008</text:p>
          </table:table-cell>
          <table:table-cell table:formula="of:=([.C193]-[.C192])*17875" office:value-type="float" office:value="0" calcext:value-type="float">
            <text:p>0</text:p>
          </table:table-cell>
          <table:table-cell table:formula="of:=[.B193]/[.C193]-95-0.17*[.D193]/[.C193]" office:value-type="float" office:value="27605" calcext:value-type="float">
            <text:p>27605</text:p>
          </table:table-cell>
          <table:table-cell table:formula="of:=[.E193]/1000" office:value-type="float" office:value="27.605" calcext:value-type="float">
            <text:p>27,605</text:p>
          </table:table-cell>
        </table:table-row>
        <table:table-row table:style-name="ro1">
          <table:table-cell table:formula="of:=[.A193]+1/17875" office:value-type="float" office:value="0.0107412587412587" calcext:value-type="float">
            <text:p>0,010741258741259</text:p>
          </table:table-cell>
          <table:table-cell office:value-type="float" office:value="225.5" calcext:value-type="float">
            <text:p>225,5</text:p>
          </table:table-cell>
          <table:table-cell office:value-type="float" office:value="0.008" calcext:value-type="float">
            <text:p>0,008</text:p>
          </table:table-cell>
          <table:table-cell table:formula="of:=([.C194]-[.C193])*17875" office:value-type="float" office:value="0" calcext:value-type="float">
            <text:p>0</text:p>
          </table:table-cell>
          <table:table-cell table:formula="of:=[.B194]/[.C194]-95-0.17*[.D194]/[.C194]" office:value-type="float" office:value="28092.5" calcext:value-type="float">
            <text:p>28092,5</text:p>
          </table:table-cell>
          <table:table-cell table:formula="of:=[.E194]/1000" office:value-type="float" office:value="28.0925" calcext:value-type="float">
            <text:p>28,0925</text:p>
          </table:table-cell>
        </table:table-row>
        <table:table-row table:style-name="ro1">
          <table:table-cell table:formula="of:=[.A194]+1/17875" office:value-type="float" office:value="0.0107972027972028" calcext:value-type="float">
            <text:p>0,010797202797203</text:p>
          </table:table-cell>
          <table:table-cell office:value-type="float" office:value="229.7" calcext:value-type="float">
            <text:p>229,7</text:p>
          </table:table-cell>
          <table:table-cell office:value-type="float" office:value="0.009" calcext:value-type="float">
            <text:p>0,009</text:p>
          </table:table-cell>
          <table:table-cell table:formula="of:=([.C195]-[.C194])*17875" office:value-type="float" office:value="17.875" calcext:value-type="float">
            <text:p>17,875</text:p>
          </table:table-cell>
          <table:table-cell table:formula="of:=[.B195]/[.C195]-95-0.17*[.D195]/[.C195]" office:value-type="float" office:value="25089.5833333333" calcext:value-type="float">
            <text:p>25089,5833333333</text:p>
          </table:table-cell>
          <table:table-cell table:formula="of:=[.E195]/1000" office:value-type="float" office:value="25.0895833333333" calcext:value-type="float">
            <text:p>25,0895833333333</text:p>
          </table:table-cell>
        </table:table-row>
        <table:table-row table:style-name="ro1">
          <table:table-cell table:formula="of:=[.A195]+1/17875" office:value-type="float" office:value="0.0108531468531468" calcext:value-type="float">
            <text:p>0,010853146853147</text:p>
          </table:table-cell>
          <table:table-cell office:value-type="float" office:value="232.9" calcext:value-type="float">
            <text:p>232,9</text:p>
          </table:table-cell>
          <table:table-cell office:value-type="float" office:value="0.008" calcext:value-type="float">
            <text:p>0,008</text:p>
          </table:table-cell>
          <table:table-cell table:formula="of:=([.C196]-[.C195])*17875" office:value-type="float" office:value="-17.875" calcext:value-type="float">
            <text:p>-17,875</text:p>
          </table:table-cell>
          <table:table-cell table:formula="of:=[.B196]/[.C196]-95-0.17*[.D196]/[.C196]" office:value-type="float" office:value="29397.34375" calcext:value-type="float">
            <text:p>29397,34375</text:p>
          </table:table-cell>
          <table:table-cell table:formula="of:=[.E196]/1000" office:value-type="float" office:value="29.39734375" calcext:value-type="float">
            <text:p>29,39734375</text:p>
          </table:table-cell>
        </table:table-row>
        <table:table-row table:style-name="ro1">
          <table:table-cell table:formula="of:=[.A196]+1/17875" office:value-type="float" office:value="0.0109090909090909" calcext:value-type="float">
            <text:p>0,010909090909091</text:p>
          </table:table-cell>
          <table:table-cell office:value-type="float" office:value="237.3" calcext:value-type="float">
            <text:p>237,3</text:p>
          </table:table-cell>
          <table:table-cell office:value-type="float" office:value="0.008" calcext:value-type="float">
            <text:p>0,008</text:p>
          </table:table-cell>
          <table:table-cell table:formula="of:=([.C197]-[.C196])*17875" office:value-type="float" office:value="0" calcext:value-type="float">
            <text:p>0</text:p>
          </table:table-cell>
          <table:table-cell table:formula="of:=[.B197]/[.C197]-95-0.17*[.D197]/[.C197]" office:value-type="float" office:value="29567.5" calcext:value-type="float">
            <text:p>29567,5</text:p>
          </table:table-cell>
          <table:table-cell table:formula="of:=[.E197]/1000" office:value-type="float" office:value="29.5675" calcext:value-type="float">
            <text:p>29,5675</text:p>
          </table:table-cell>
        </table:table-row>
        <table:table-row table:style-name="ro1">
          <table:table-cell table:formula="of:=[.A197]+1/17875" office:value-type="float" office:value="0.010965034965035" calcext:value-type="float">
            <text:p>0,010965034965035</text:p>
          </table:table-cell>
          <table:table-cell office:value-type="float" office:value="241.5" calcext:value-type="float">
            <text:p>241,5</text:p>
          </table:table-cell>
          <table:table-cell office:value-type="float" office:value="0.011" calcext:value-type="float">
            <text:p>0,011</text:p>
          </table:table-cell>
          <table:table-cell table:formula="of:=([.C198]-[.C197])*17875" office:value-type="float" office:value="53.625" calcext:value-type="float">
            <text:p>53,625</text:p>
          </table:table-cell>
          <table:table-cell table:formula="of:=[.B198]/[.C198]-95-0.17*[.D198]/[.C198]" office:value-type="float" office:value="21030.7954545455" calcext:value-type="float">
            <text:p>21030,7954545455</text:p>
          </table:table-cell>
          <table:table-cell table:formula="of:=[.E198]/1000" office:value-type="float" office:value="21.0307954545455" calcext:value-type="float">
            <text:p>21,0307954545455</text:p>
          </table:table-cell>
        </table:table-row>
        <table:table-row table:style-name="ro1">
          <table:table-cell table:formula="of:=[.A198]+1/17875" office:value-type="float" office:value="0.011020979020979" calcext:value-type="float">
            <text:p>0,011020979020979</text:p>
          </table:table-cell>
          <table:table-cell office:value-type="float" office:value="244.5" calcext:value-type="float">
            <text:p>244,5</text:p>
          </table:table-cell>
          <table:table-cell office:value-type="float" office:value="0.006" calcext:value-type="float">
            <text:p>0,006</text:p>
          </table:table-cell>
          <table:table-cell table:formula="of:=([.C199]-[.C198])*17875" office:value-type="float" office:value="-89.375" calcext:value-type="float">
            <text:p>-89,375</text:p>
          </table:table-cell>
          <table:table-cell table:formula="of:=[.B199]/[.C199]-95-0.17*[.D199]/[.C199]" office:value-type="float" office:value="43187.2916666667" calcext:value-type="float">
            <text:p>43187,2916666667</text:p>
          </table:table-cell>
          <table:table-cell table:formula="of:=[.E199]/1000" office:value-type="float" office:value="43.1872916666667" calcext:value-type="float">
            <text:p>43,1872916666667</text:p>
          </table:table-cell>
        </table:table-row>
        <table:table-row table:style-name="ro1">
          <table:table-cell table:formula="of:=[.A199]+1/17875" office:value-type="float" office:value="0.0110769230769231" calcext:value-type="float">
            <text:p>0,011076923076923</text:p>
          </table:table-cell>
          <table:table-cell office:value-type="float" office:value="248.7" calcext:value-type="float">
            <text:p>248,7</text:p>
          </table:table-cell>
          <table:table-cell office:value-type="float" office:value="0.008" calcext:value-type="float">
            <text:p>0,008</text:p>
          </table:table-cell>
          <table:table-cell table:formula="of:=([.C200]-[.C199])*17875" office:value-type="float" office:value="35.75" calcext:value-type="float">
            <text:p>35,75</text:p>
          </table:table-cell>
          <table:table-cell table:formula="of:=[.B200]/[.C200]-95-0.17*[.D200]/[.C200]" office:value-type="float" office:value="30232.8125" calcext:value-type="float">
            <text:p>30232,8125</text:p>
          </table:table-cell>
          <table:table-cell table:formula="of:=[.E200]/1000" office:value-type="float" office:value="30.2328125" calcext:value-type="float">
            <text:p>30,2328125</text:p>
          </table:table-cell>
        </table:table-row>
        <table:table-row table:style-name="ro1">
          <table:table-cell table:formula="of:=[.A200]+1/17875" office:value-type="float" office:value="0.0111328671328671" calcext:value-type="float">
            <text:p>0,011132867132867</text:p>
          </table:table-cell>
          <table:table-cell office:value-type="float" office:value="252.3" calcext:value-type="float">
            <text:p>252,3</text:p>
          </table:table-cell>
          <table:table-cell office:value-type="float" office:value="0.008" calcext:value-type="float">
            <text:p>0,008</text:p>
          </table:table-cell>
          <table:table-cell table:formula="of:=([.C201]-[.C200])*17875" office:value-type="float" office:value="0" calcext:value-type="float">
            <text:p>0</text:p>
          </table:table-cell>
          <table:table-cell table:formula="of:=[.B201]/[.C201]-95-0.17*[.D201]/[.C201]" office:value-type="float" office:value="31442.5" calcext:value-type="float">
            <text:p>31442,5</text:p>
          </table:table-cell>
          <table:table-cell table:formula="of:=[.E201]/1000" office:value-type="float" office:value="31.4425" calcext:value-type="float">
            <text:p>31,4425</text:p>
          </table:table-cell>
        </table:table-row>
        <table:table-row table:style-name="ro1">
          <table:table-cell table:formula="of:=[.A201]+1/17875" office:value-type="float" office:value="0.0111888111888112" calcext:value-type="float">
            <text:p>0,011188811188811</text:p>
          </table:table-cell>
          <table:table-cell office:value-type="float" office:value="256.3" calcext:value-type="float">
            <text:p>256,3</text:p>
          </table:table-cell>
          <table:table-cell office:value-type="float" office:value="0.006" calcext:value-type="float">
            <text:p>0,006</text:p>
          </table:table-cell>
          <table:table-cell table:formula="of:=([.C202]-[.C201])*17875" office:value-type="float" office:value="-35.75" calcext:value-type="float">
            <text:p>-35,75</text:p>
          </table:table-cell>
          <table:table-cell table:formula="of:=[.B202]/[.C202]-95-0.17*[.D202]/[.C202]" office:value-type="float" office:value="43634.5833333333" calcext:value-type="float">
            <text:p>43634,5833333333</text:p>
          </table:table-cell>
          <table:table-cell table:formula="of:=[.E202]/1000" office:value-type="float" office:value="43.6345833333333" calcext:value-type="float">
            <text:p>43,6345833333333</text:p>
          </table:table-cell>
        </table:table-row>
        <table:table-row table:style-name="ro1">
          <table:table-cell table:formula="of:=[.A202]+1/17875" office:value-type="float" office:value="0.0112447552447552" calcext:value-type="float">
            <text:p>0,011244755244755</text:p>
          </table:table-cell>
          <table:table-cell office:value-type="float" office:value="260.8" calcext:value-type="float">
            <text:p>260,8</text:p>
          </table:table-cell>
          <table:table-cell office:value-type="float" office:value="0.009" calcext:value-type="float">
            <text:p>0,009</text:p>
          </table:table-cell>
          <table:table-cell table:formula="of:=([.C203]-[.C202])*17875" office:value-type="float" office:value="53.625" calcext:value-type="float">
            <text:p>53,625</text:p>
          </table:table-cell>
          <table:table-cell table:formula="of:=[.B203]/[.C203]-95-0.17*[.D203]/[.C203]" office:value-type="float" office:value="27869.8611111111" calcext:value-type="float">
            <text:p>27869,8611111111</text:p>
          </table:table-cell>
          <table:table-cell table:formula="of:=[.E203]/1000" office:value-type="float" office:value="27.8698611111111" calcext:value-type="float">
            <text:p>27,8698611111111</text:p>
          </table:table-cell>
        </table:table-row>
        <table:table-row table:style-name="ro1">
          <table:table-cell table:formula="of:=[.A203]+1/17875" office:value-type="float" office:value="0.0113006993006993" calcext:value-type="float">
            <text:p>0,011300699300699</text:p>
          </table:table-cell>
          <table:table-cell office:value-type="float" office:value="265.4" calcext:value-type="float">
            <text:p>265,4</text:p>
          </table:table-cell>
          <table:table-cell office:value-type="float" office:value="0.006" calcext:value-type="float">
            <text:p>0,006</text:p>
          </table:table-cell>
          <table:table-cell table:formula="of:=([.C204]-[.C203])*17875" office:value-type="float" office:value="-53.625" calcext:value-type="float">
            <text:p>-53,625</text:p>
          </table:table-cell>
          <table:table-cell table:formula="of:=[.B204]/[.C204]-95-0.17*[.D204]/[.C204]" office:value-type="float" office:value="45657.7083333333" calcext:value-type="float">
            <text:p>45657,7083333333</text:p>
          </table:table-cell>
          <table:table-cell table:formula="of:=[.E204]/1000" office:value-type="float" office:value="45.6577083333333" calcext:value-type="float">
            <text:p>45,6577083333333</text:p>
          </table:table-cell>
        </table:table-row>
        <table:table-row table:style-name="ro1">
          <table:table-cell table:formula="of:=[.A204]+1/17875" office:value-type="float" office:value="0.0113566433566433" calcext:value-type="float">
            <text:p>0,011356643356643</text:p>
          </table:table-cell>
          <table:table-cell office:value-type="float" office:value="269.6" calcext:value-type="float">
            <text:p>269,6</text:p>
          </table:table-cell>
          <table:table-cell office:value-type="float" office:value="0.006" calcext:value-type="float">
            <text:p>0,006</text:p>
          </table:table-cell>
          <table:table-cell table:formula="of:=([.C205]-[.C204])*17875" office:value-type="float" office:value="0" calcext:value-type="float">
            <text:p>0</text:p>
          </table:table-cell>
          <table:table-cell table:formula="of:=[.B205]/[.C205]-95-0.17*[.D205]/[.C205]" office:value-type="float" office:value="44838.3333333333" calcext:value-type="float">
            <text:p>44838,3333333333</text:p>
          </table:table-cell>
          <table:table-cell table:formula="of:=[.E205]/1000" office:value-type="float" office:value="44.8383333333333" calcext:value-type="float">
            <text:p>44,8383333333333</text:p>
          </table:table-cell>
        </table:table-row>
        <table:table-row table:style-name="ro1">
          <table:table-cell table:formula="of:=[.A205]+1/17875" office:value-type="float" office:value="0.0114125874125874" calcext:value-type="float">
            <text:p>0,011412587412587</text:p>
          </table:table-cell>
          <table:table-cell office:value-type="float" office:value="273.3" calcext:value-type="float">
            <text:p>273,3</text:p>
          </table:table-cell>
          <table:table-cell office:value-type="float" office:value="0.008" calcext:value-type="float">
            <text:p>0,008</text:p>
          </table:table-cell>
          <table:table-cell table:formula="of:=([.C206]-[.C205])*17875" office:value-type="float" office:value="35.75" calcext:value-type="float">
            <text:p>35,75</text:p>
          </table:table-cell>
          <table:table-cell table:formula="of:=[.B206]/[.C206]-95-0.17*[.D206]/[.C206]" office:value-type="float" office:value="33307.8125" calcext:value-type="float">
            <text:p>33307,8125</text:p>
          </table:table-cell>
          <table:table-cell table:formula="of:=[.E206]/1000" office:value-type="float" office:value="33.3078125" calcext:value-type="float">
            <text:p>33,3078125</text:p>
          </table:table-cell>
        </table:table-row>
        <table:table-row table:style-name="ro1">
          <table:table-cell table:formula="of:=[.A206]+1/17875" office:value-type="float" office:value="0.0114685314685315" calcext:value-type="float">
            <text:p>0,011468531468532</text:p>
          </table:table-cell>
          <table:table-cell office:value-type="float" office:value="276.8" calcext:value-type="float">
            <text:p>276,8</text:p>
          </table:table-cell>
          <table:table-cell office:value-type="float" office:value="0.008" calcext:value-type="float">
            <text:p>0,008</text:p>
          </table:table-cell>
          <table:table-cell table:formula="of:=([.C207]-[.C206])*17875" office:value-type="float" office:value="0" calcext:value-type="float">
            <text:p>0</text:p>
          </table:table-cell>
          <table:table-cell table:formula="of:=[.B207]/[.C207]-95-0.17*[.D207]/[.C207]" office:value-type="float" office:value="34505" calcext:value-type="float">
            <text:p>34505</text:p>
          </table:table-cell>
          <table:table-cell table:formula="of:=[.E207]/1000" office:value-type="float" office:value="34.505" calcext:value-type="float">
            <text:p>34,505</text:p>
          </table:table-cell>
        </table:table-row>
        <table:table-row table:style-name="ro1">
          <table:table-cell table:formula="of:=[.A207]+1/17875" office:value-type="float" office:value="0.0115244755244755" calcext:value-type="float">
            <text:p>0,011524475524476</text:p>
          </table:table-cell>
          <table:table-cell office:value-type="float" office:value="280.7" calcext:value-type="float">
            <text:p>280,7</text:p>
          </table:table-cell>
          <table:table-cell office:value-type="float" office:value="0.008" calcext:value-type="float">
            <text:p>0,008</text:p>
          </table:table-cell>
          <table:table-cell table:formula="of:=([.C208]-[.C207])*17875" office:value-type="float" office:value="0" calcext:value-type="float">
            <text:p>0</text:p>
          </table:table-cell>
          <table:table-cell table:formula="of:=[.B208]/[.C208]-95-0.17*[.D208]/[.C208]" office:value-type="float" office:value="34992.5" calcext:value-type="float">
            <text:p>34992,5</text:p>
          </table:table-cell>
          <table:table-cell table:formula="of:=[.E208]/1000" office:value-type="float" office:value="34.9925" calcext:value-type="float">
            <text:p>34,9925</text:p>
          </table:table-cell>
        </table:table-row>
        <table:table-row table:style-name="ro1">
          <table:table-cell table:formula="of:=[.A208]+1/17875" office:value-type="float" office:value="0.0115804195804196" calcext:value-type="float">
            <text:p>0,01158041958042</text:p>
          </table:table-cell>
          <table:table-cell office:value-type="float" office:value="284.3" calcext:value-type="float">
            <text:p>284,3</text:p>
          </table:table-cell>
          <table:table-cell office:value-type="float" office:value="0.008" calcext:value-type="float">
            <text:p>0,008</text:p>
          </table:table-cell>
          <table:table-cell table:formula="of:=([.C209]-[.C208])*17875" office:value-type="float" office:value="0" calcext:value-type="float">
            <text:p>0</text:p>
          </table:table-cell>
          <table:table-cell table:formula="of:=[.B209]/[.C209]-95-0.17*[.D209]/[.C209]" office:value-type="float" office:value="35442.5" calcext:value-type="float">
            <text:p>35442,5</text:p>
          </table:table-cell>
          <table:table-cell table:formula="of:=[.E209]/1000" office:value-type="float" office:value="35.4425" calcext:value-type="float">
            <text:p>35,4425</text:p>
          </table:table-cell>
        </table:table-row>
        <table:table-row table:style-name="ro1">
          <table:table-cell table:formula="of:=[.A209]+1/17875" office:value-type="float" office:value="0.0116363636363636" calcext:value-type="float">
            <text:p>0,011636363636364</text:p>
          </table:table-cell>
          <table:table-cell office:value-type="float" office:value="288" calcext:value-type="float">
            <text:p>288</text:p>
          </table:table-cell>
          <table:table-cell office:value-type="float" office:value="0.006" calcext:value-type="float">
            <text:p>0,006</text:p>
          </table:table-cell>
          <table:table-cell table:formula="of:=([.C210]-[.C209])*17875" office:value-type="float" office:value="-35.75" calcext:value-type="float">
            <text:p>-35,75</text:p>
          </table:table-cell>
          <table:table-cell table:formula="of:=[.B210]/[.C210]-95-0.17*[.D210]/[.C210]" office:value-type="float" office:value="48917.9166666667" calcext:value-type="float">
            <text:p>48917,9166666667</text:p>
          </table:table-cell>
          <table:table-cell table:formula="of:=[.E210]/1000" office:value-type="float" office:value="48.9179166666667" calcext:value-type="float">
            <text:p>48,9179166666667</text:p>
          </table:table-cell>
        </table:table-row>
        <table:table-row table:style-name="ro1">
          <table:table-cell table:formula="of:=[.A210]+1/17875" office:value-type="float" office:value="0.0116923076923077" calcext:value-type="float">
            <text:p>0,011692307692308</text:p>
          </table:table-cell>
          <table:table-cell office:value-type="float" office:value="291.4" calcext:value-type="float">
            <text:p>291,4</text:p>
          </table:table-cell>
          <table:table-cell office:value-type="float" office:value="0.006" calcext:value-type="float">
            <text:p>0,006</text:p>
          </table:table-cell>
          <table:table-cell table:formula="of:=([.C211]-[.C210])*17875" office:value-type="float" office:value="0" calcext:value-type="float">
            <text:p>0</text:p>
          </table:table-cell>
          <table:table-cell table:formula="of:=[.B211]/[.C211]-95-0.17*[.D211]/[.C211]" office:value-type="float" office:value="48471.6666666667" calcext:value-type="float">
            <text:p>48471,6666666667</text:p>
          </table:table-cell>
          <table:table-cell table:formula="of:=[.E211]/1000" office:value-type="float" office:value="48.4716666666667" calcext:value-type="float">
            <text:p>48,4716666666667</text:p>
          </table:table-cell>
        </table:table-row>
        <table:table-row table:style-name="ro1">
          <table:table-cell table:formula="of:=[.A211]+1/17875" office:value-type="float" office:value="0.0117482517482517" calcext:value-type="float">
            <text:p>0,011748251748252</text:p>
          </table:table-cell>
          <table:table-cell office:value-type="float" office:value="294.3" calcext:value-type="float">
            <text:p>294,3</text:p>
          </table:table-cell>
          <table:table-cell office:value-type="float" office:value="0.006" calcext:value-type="float">
            <text:p>0,006</text:p>
          </table:table-cell>
          <table:table-cell table:formula="of:=([.C212]-[.C211])*17875" office:value-type="float" office:value="0" calcext:value-type="float">
            <text:p>0</text:p>
          </table:table-cell>
          <table:table-cell table:formula="of:=[.B212]/[.C212]-95-0.17*[.D212]/[.C212]" office:value-type="float" office:value="48955" calcext:value-type="float">
            <text:p>48955</text:p>
          </table:table-cell>
          <table:table-cell table:formula="of:=[.E212]/1000" office:value-type="float" office:value="48.955" calcext:value-type="float">
            <text:p>48,955</text:p>
          </table:table-cell>
        </table:table-row>
        <table:table-row table:style-name="ro1">
          <table:table-cell table:formula="of:=[.A212]+1/17875" office:value-type="float" office:value="0.0118041958041958" calcext:value-type="float">
            <text:p>0,011804195804196</text:p>
          </table:table-cell>
          <table:table-cell office:value-type="float" office:value="296.8" calcext:value-type="float">
            <text:p>296,8</text:p>
          </table:table-cell>
          <table:table-cell office:value-type="float" office:value="0.006" calcext:value-type="float">
            <text:p>0,006</text:p>
          </table:table-cell>
          <table:table-cell table:formula="of:=([.C213]-[.C212])*17875" office:value-type="float" office:value="0" calcext:value-type="float">
            <text:p>0</text:p>
          </table:table-cell>
          <table:table-cell table:formula="of:=[.B213]/[.C213]-95-0.17*[.D213]/[.C213]" office:value-type="float" office:value="49371.6666666667" calcext:value-type="float">
            <text:p>49371,6666666667</text:p>
          </table:table-cell>
          <table:table-cell table:formula="of:=[.E213]/1000" office:value-type="float" office:value="49.3716666666667" calcext:value-type="float">
            <text:p>49,3716666666667</text:p>
          </table:table-cell>
        </table:table-row>
        <table:table-row table:style-name="ro1">
          <table:table-cell table:formula="of:=[.A213]+1/17875" office:value-type="float" office:value="0.0118601398601398" calcext:value-type="float">
            <text:p>0,01186013986014</text:p>
          </table:table-cell>
          <table:table-cell office:value-type="float" office:value="298.6" calcext:value-type="float">
            <text:p>298,6</text:p>
          </table:table-cell>
          <table:table-cell office:value-type="float" office:value="0.008" calcext:value-type="float">
            <text:p>0,008</text:p>
          </table:table-cell>
          <table:table-cell table:formula="of:=([.C214]-[.C213])*17875" office:value-type="float" office:value="35.75" calcext:value-type="float">
            <text:p>35,75</text:p>
          </table:table-cell>
          <table:table-cell table:formula="of:=[.B214]/[.C214]-95-0.17*[.D214]/[.C214]" office:value-type="float" office:value="36470.3125" calcext:value-type="float">
            <text:p>36470,3125</text:p>
          </table:table-cell>
          <table:table-cell table:formula="of:=[.E214]/1000" office:value-type="float" office:value="36.4703125" calcext:value-type="float">
            <text:p>36,4703125</text:p>
          </table:table-cell>
        </table:table-row>
        <table:table-row table:style-name="ro1">
          <table:table-cell table:formula="of:=[.A214]+1/17875" office:value-type="float" office:value="0.0119160839160839" calcext:value-type="float">
            <text:p>0,011916083916084</text:p>
          </table:table-cell>
          <table:table-cell office:value-type="float" office:value="300.7" calcext:value-type="float">
            <text:p>300,7</text:p>
          </table:table-cell>
          <table:table-cell office:value-type="float" office:value="0.004" calcext:value-type="float">
            <text:p>0,004</text:p>
          </table:table-cell>
          <table:table-cell table:formula="of:=([.C215]-[.C214])*17875" office:value-type="float" office:value="-71.5" calcext:value-type="float">
            <text:p>-71,5</text:p>
          </table:table-cell>
          <table:table-cell table:formula="of:=[.B215]/[.C215]-95-0.17*[.D215]/[.C215]" office:value-type="float" office:value="78118.75" calcext:value-type="float">
            <text:p>78118,75</text:p>
          </table:table-cell>
          <table:table-cell table:formula="of:=[.E215]/1000" office:value-type="float" office:value="78.11875" calcext:value-type="float">
            <text:p>78,11875</text:p>
          </table:table-cell>
        </table:table-row>
        <table:table-row table:style-name="ro1">
          <table:table-cell table:formula="of:=[.A215]+1/17875" office:value-type="float" office:value="0.011972027972028" calcext:value-type="float">
            <text:p>0,011972027972028</text:p>
          </table:table-cell>
          <table:table-cell office:value-type="float" office:value="302.5" calcext:value-type="float">
            <text:p>302,5</text:p>
          </table:table-cell>
          <table:table-cell office:value-type="float" office:value="0.006" calcext:value-type="float">
            <text:p>0,006</text:p>
          </table:table-cell>
          <table:table-cell table:formula="of:=([.C216]-[.C215])*17875" office:value-type="float" office:value="35.75" calcext:value-type="float">
            <text:p>35,75</text:p>
          </table:table-cell>
          <table:table-cell table:formula="of:=[.B216]/[.C216]-95-0.17*[.D216]/[.C216]" office:value-type="float" office:value="49308.75" calcext:value-type="float">
            <text:p>49308,75</text:p>
          </table:table-cell>
          <table:table-cell table:formula="of:=[.E216]/1000" office:value-type="float" office:value="49.30875" calcext:value-type="float">
            <text:p>49,30875</text:p>
          </table:table-cell>
        </table:table-row>
        <table:table-row table:style-name="ro1">
          <table:table-cell table:formula="of:=[.A216]+1/17875" office:value-type="float" office:value="0.012027972027972" calcext:value-type="float">
            <text:p>0,012027972027972</text:p>
          </table:table-cell>
          <table:table-cell office:value-type="float" office:value="304.3" calcext:value-type="float">
            <text:p>304,3</text:p>
          </table:table-cell>
          <table:table-cell office:value-type="float" office:value="0.003" calcext:value-type="float">
            <text:p>0,003</text:p>
          </table:table-cell>
          <table:table-cell table:formula="of:=([.C217]-[.C216])*17875" office:value-type="float" office:value="-53.625" calcext:value-type="float">
            <text:p>-53,625</text:p>
          </table:table-cell>
          <table:table-cell table:formula="of:=[.B217]/[.C217]-95-0.17*[.D217]/[.C217]" office:value-type="float" office:value="104377.083333333" calcext:value-type="float">
            <text:p>104377,083333333</text:p>
          </table:table-cell>
          <table:table-cell table:formula="of:=[.E217]/1000" office:value-type="float" office:value="104.377083333333" calcext:value-type="float">
            <text:p>104,377083333333</text:p>
          </table:table-cell>
        </table:table-row>
        <table:table-row table:style-name="ro1">
          <table:table-cell table:formula="of:=[.A217]+1/17875" office:value-type="float" office:value="0.0120839160839161" calcext:value-type="float">
            <text:p>0,012083916083916</text:p>
          </table:table-cell>
          <table:table-cell office:value-type="float" office:value="305.6" calcext:value-type="float">
            <text:p>305,6</text:p>
          </table:table-cell>
          <table:table-cell office:value-type="float" office:value="0.001" calcext:value-type="float">
            <text:p>0,001</text:p>
          </table:table-cell>
          <table:table-cell table:formula="of:=([.C218]-[.C217])*17875" office:value-type="float" office:value="-35.75" calcext:value-type="float">
            <text:p>-35,75</text:p>
          </table:table-cell>
          <table:table-cell table:formula="of:=[.B218]/[.C218]-95-0.17*[.D218]/[.C218]" office:value-type="float" office:value="311582.5" calcext:value-type="float">
            <text:p>311582,5</text:p>
          </table:table-cell>
          <table:table-cell table:formula="of:=[.E218]/1000" office:value-type="float" office:value="311.5825" calcext:value-type="float">
            <text:p>311,5825</text:p>
          </table:table-cell>
        </table:table-row>
        <table:table-row table:style-name="ro1">
          <table:table-cell table:formula="of:=[.A218]+1/17875" office:value-type="float" office:value="0.0121398601398601" calcext:value-type="float">
            <text:p>0,01213986013986</text:p>
          </table:table-cell>
          <table:table-cell office:value-type="float" office:value="306.9" calcext:value-type="float">
            <text:p>306,9</text:p>
          </table:table-cell>
          <table:table-cell office:value-type="float" office:value="0.003" calcext:value-type="float">
            <text:p>0,003</text:p>
          </table:table-cell>
          <table:table-cell table:formula="of:=([.C219]-[.C218])*17875" office:value-type="float" office:value="35.75" calcext:value-type="float">
            <text:p>35,75</text:p>
          </table:table-cell>
          <table:table-cell table:formula="of:=[.B219]/[.C219]-95-0.17*[.D219]/[.C219]" office:value-type="float" office:value="100179.166666667" calcext:value-type="float">
            <text:p>100179,166666667</text:p>
          </table:table-cell>
          <table:table-cell table:formula="of:=[.E219]/1000" office:value-type="float" office:value="100.179166666667" calcext:value-type="float">
            <text:p>100,179166666667</text:p>
          </table:table-cell>
        </table:table-row>
        <table:table-row table:style-name="ro1">
          <table:table-cell table:formula="of:=[.A219]+1/17875" office:value-type="float" office:value="0.0121958041958042" calcext:value-type="float">
            <text:p>0,012195804195804</text:p>
          </table:table-cell>
          <table:table-cell office:value-type="float" office:value="308.4" calcext:value-type="float">
            <text:p>308,4</text:p>
          </table:table-cell>
          <table:table-cell office:value-type="float" office:value="0.001" calcext:value-type="float">
            <text:p>0,001</text:p>
          </table:table-cell>
          <table:table-cell table:formula="of:=([.C220]-[.C219])*17875" office:value-type="float" office:value="-35.75" calcext:value-type="float">
            <text:p>-35,75</text:p>
          </table:table-cell>
          <table:table-cell table:formula="of:=[.B220]/[.C220]-95-0.17*[.D220]/[.C220]" office:value-type="float" office:value="314382.5" calcext:value-type="float">
            <text:p>314382,5</text:p>
          </table:table-cell>
          <table:table-cell table:formula="of:=[.E220]/1000" office:value-type="float" office:value="314.3825" calcext:value-type="float">
            <text:p>314,3825</text:p>
          </table:table-cell>
        </table:table-row>
        <table:table-row table:style-name="ro1">
          <table:table-cell table:formula="of:=[.A220]+1/17875" office:value-type="float" office:value="0.0122517482517482" calcext:value-type="float">
            <text:p>0,012251748251748</text:p>
          </table:table-cell>
          <table:table-cell office:value-type="float" office:value="309.6" calcext:value-type="float">
            <text:p>309,6</text:p>
          </table:table-cell>
          <table:table-cell office:value-type="float" office:value="0.003" calcext:value-type="float">
            <text:p>0,003</text:p>
          </table:table-cell>
          <table:table-cell table:formula="of:=([.C221]-[.C220])*17875" office:value-type="float" office:value="35.75" calcext:value-type="float">
            <text:p>35,75</text:p>
          </table:table-cell>
          <table:table-cell table:formula="of:=[.B221]/[.C221]-95-0.17*[.D221]/[.C221]" office:value-type="float" office:value="101079.166666667" calcext:value-type="float">
            <text:p>101079,166666667</text:p>
          </table:table-cell>
          <table:table-cell table:formula="of:=[.E221]/1000" office:value-type="float" office:value="101.079166666667" calcext:value-type="float">
            <text:p>101,079166666667</text:p>
          </table:table-cell>
        </table:table-row>
        <table:table-row table:style-name="ro1">
          <table:table-cell table:formula="of:=[.A221]+1/17875" office:value-type="float" office:value="0.0123076923076923" calcext:value-type="float">
            <text:p>0,012307692307692</text:p>
          </table:table-cell>
          <table:table-cell office:value-type="float" office:value="311.1" calcext:value-type="float">
            <text:p>311,1</text:p>
          </table:table-cell>
          <table:table-cell office:value-type="float" office:value="0.001" calcext:value-type="float">
            <text:p>0,001</text:p>
          </table:table-cell>
          <table:table-cell table:formula="of:=([.C222]-[.C221])*17875" office:value-type="float" office:value="-35.75" calcext:value-type="float">
            <text:p>-35,75</text:p>
          </table:table-cell>
          <table:table-cell table:formula="of:=[.B222]/[.C222]-95-0.17*[.D222]/[.C222]" office:value-type="float" office:value="317082.5" calcext:value-type="float">
            <text:p>317082,5</text:p>
          </table:table-cell>
          <table:table-cell table:formula="of:=[.E222]/1000" office:value-type="float" office:value="317.0825" calcext:value-type="float">
            <text:p>317,0825</text:p>
          </table:table-cell>
        </table:table-row>
        <table:table-row table:style-name="ro1">
          <table:table-cell table:formula="of:=[.A222]+1/17875" office:value-type="float" office:value="0.0123636363636363" calcext:value-type="float">
            <text:p>0,012363636363636</text:p>
          </table:table-cell>
          <table:table-cell office:value-type="float" office:value="312.3" calcext:value-type="float">
            <text:p>312,3</text:p>
          </table:table-cell>
          <table:table-cell office:value-type="float" office:value="0.001" calcext:value-type="float">
            <text:p>0,001</text:p>
          </table:table-cell>
          <table:table-cell table:formula="of:=([.C223]-[.C222])*17875" office:value-type="float" office:value="0" calcext:value-type="float">
            <text:p>0</text:p>
          </table:table-cell>
          <table:table-cell table:formula="of:=[.B223]/[.C223]-95-0.17*[.D223]/[.C223]" office:value-type="float" office:value="312205" calcext:value-type="float">
            <text:p>312205</text:p>
          </table:table-cell>
          <table:table-cell table:formula="of:=[.E223]/1000" office:value-type="float" office:value="312.205" calcext:value-type="float">
            <text:p>312,205</text:p>
          </table:table-cell>
        </table:table-row>
        <table:table-row table:style-name="ro1">
          <table:table-cell table:formula="of:=[.A223]+1/17875" office:value-type="float" office:value="0.0124195804195804" calcext:value-type="float">
            <text:p>0,01241958041958</text:p>
          </table:table-cell>
          <table:table-cell office:value-type="float" office:value="313.8" calcext:value-type="float">
            <text:p>313,8</text:p>
          </table:table-cell>
          <table:table-cell office:value-type="float" office:value="0.001" calcext:value-type="float">
            <text:p>0,001</text:p>
          </table:table-cell>
          <table:table-cell table:formula="of:=([.C224]-[.C223])*17875" office:value-type="float" office:value="0" calcext:value-type="float">
            <text:p>0</text:p>
          </table:table-cell>
          <table:table-cell table:formula="of:=[.B224]/[.C224]-95-0.17*[.D224]/[.C224]" office:value-type="float" office:value="313705" calcext:value-type="float">
            <text:p>313705</text:p>
          </table:table-cell>
          <table:table-cell table:formula="of:=[.E224]/1000" office:value-type="float" office:value="313.705" calcext:value-type="float">
            <text:p>313,705</text:p>
          </table:table-cell>
        </table:table-row>
        <table:table-row table:style-name="ro1">
          <table:table-cell table:formula="of:=[.A224]+1/17875" office:value-type="float" office:value="0.0124755244755245" calcext:value-type="float">
            <text:p>0,012475524475525</text:p>
          </table:table-cell>
          <table:table-cell office:value-type="float" office:value="314.9" calcext:value-type="float">
            <text:p>314,9</text:p>
          </table:table-cell>
          <table:table-cell office:value-type="float" office:value="0.001" calcext:value-type="float">
            <text:p>0,001</text:p>
          </table:table-cell>
          <table:table-cell table:formula="of:=([.C225]-[.C224])*17875" office:value-type="float" office:value="0" calcext:value-type="float">
            <text:p>0</text:p>
          </table:table-cell>
          <table:table-cell table:formula="of:=[.B225]/[.C225]-95-0.17*[.D225]/[.C225]" office:value-type="float" office:value="314805" calcext:value-type="float">
            <text:p>314805</text:p>
          </table:table-cell>
          <table:table-cell table:formula="of:=[.E225]/1000" office:value-type="float" office:value="314.805" calcext:value-type="float">
            <text:p>314,805</text:p>
          </table:table-cell>
        </table:table-row>
        <table:table-row table:style-name="ro1">
          <table:table-cell table:formula="of:=[.A225]+1/17875" office:value-type="float" office:value="0.0125314685314685" calcext:value-type="float">
            <text:p>0,012531468531469</text:p>
          </table:table-cell>
          <table:table-cell office:value-type="float" office:value="316.1" calcext:value-type="float">
            <text:p>316,1</text:p>
          </table:table-cell>
          <table:table-cell office:value-type="float" office:value="0.001" calcext:value-type="float">
            <text:p>0,001</text:p>
          </table:table-cell>
          <table:table-cell table:formula="of:=([.C226]-[.C225])*17875" office:value-type="float" office:value="0" calcext:value-type="float">
            <text:p>0</text:p>
          </table:table-cell>
          <table:table-cell table:formula="of:=[.B226]/[.C226]-95-0.17*[.D226]/[.C226]" office:value-type="float" office:value="316005" calcext:value-type="float">
            <text:p>316005</text:p>
          </table:table-cell>
          <table:table-cell table:formula="of:=[.E226]/1000" office:value-type="float" office:value="316.005" calcext:value-type="float">
            <text:p>316,005</text:p>
          </table:table-cell>
        </table:table-row>
        <table:table-row table:style-name="ro1">
          <table:table-cell table:formula="of:=[.A226]+1/17875" office:value-type="float" office:value="0.0125874125874126" calcext:value-type="float">
            <text:p>0,012587412587413</text:p>
          </table:table-cell>
          <table:table-cell office:value-type="float" office:value="317.2" calcext:value-type="float">
            <text:p>317,2</text:p>
          </table:table-cell>
          <table:table-cell office:value-type="float" office:value="0.001" calcext:value-type="float">
            <text:p>0,001</text:p>
          </table:table-cell>
          <table:table-cell table:formula="of:=([.C227]-[.C226])*17875" office:value-type="float" office:value="0" calcext:value-type="float">
            <text:p>0</text:p>
          </table:table-cell>
          <table:table-cell table:formula="of:=[.B227]/[.C227]-95-0.17*[.D227]/[.C227]" office:value-type="float" office:value="317105" calcext:value-type="float">
            <text:p>317105</text:p>
          </table:table-cell>
          <table:table-cell table:formula="of:=[.E227]/1000" office:value-type="float" office:value="317.105" calcext:value-type="float">
            <text:p>317,105</text:p>
          </table:table-cell>
        </table:table-row>
        <table:table-row table:style-name="ro1">
          <table:table-cell table:formula="of:=[.A227]+1/17875" office:value-type="float" office:value="0.0126433566433566" calcext:value-type="float">
            <text:p>0,012643356643357</text:p>
          </table:table-cell>
          <table:table-cell office:value-type="float" office:value="318.5" calcext:value-type="float">
            <text:p>318,5</text:p>
          </table:table-cell>
          <table:table-cell office:value-type="float" office:value="0" calcext:value-type="float">
            <text:p>0</text:p>
          </table:table-cell>
          <table:table-cell table:formula="of:=([.C228]-[.C227])*17875" office:value-type="float" office:value="-17.875" calcext:value-type="float">
            <text:p>-17,875</text:p>
          </table:table-cell>
          <table:table-cell table:formula="of:=[.B228]/[.C228]-95-0.17*[.D228]/[.C228]" office:value-type="string" office:string-value="" calcext:value-type="error">
            <text:p>#ДЕЛ/0!</text:p>
          </table:table-cell>
          <table:table-cell table:formula="of:=[.E22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28]+1/17875" office:value-type="float" office:value="0.0126993006993007" calcext:value-type="float">
            <text:p>0,012699300699301</text:p>
          </table:table-cell>
          <table:table-cell office:value-type="float" office:value="319.6" calcext:value-type="float">
            <text:p>319,6</text:p>
          </table:table-cell>
          <table:table-cell office:value-type="float" office:value="0.001" calcext:value-type="float">
            <text:p>0,001</text:p>
          </table:table-cell>
          <table:table-cell table:formula="of:=([.C229]-[.C228])*17875" office:value-type="float" office:value="17.875" calcext:value-type="float">
            <text:p>17,875</text:p>
          </table:table-cell>
          <table:table-cell table:formula="of:=[.B229]/[.C229]-95-0.17*[.D229]/[.C229]" office:value-type="float" office:value="316466.25" calcext:value-type="float">
            <text:p>316466,25</text:p>
          </table:table-cell>
          <table:table-cell table:formula="of:=[.E229]/1000" office:value-type="float" office:value="316.46625" calcext:value-type="float">
            <text:p>316,46625</text:p>
          </table:table-cell>
        </table:table-row>
        <table:table-row table:style-name="ro1">
          <table:table-cell table:formula="of:=[.A229]+1/17875" office:value-type="float" office:value="0.0127552447552447" calcext:value-type="float">
            <text:p>0,012755244755245</text:p>
          </table:table-cell>
          <table:table-cell office:value-type="float" office:value="320.4" calcext:value-type="float">
            <text:p>320,4</text:p>
          </table:table-cell>
          <table:table-cell office:value-type="float" office:value="0" calcext:value-type="float">
            <text:p>0</text:p>
          </table:table-cell>
          <table:table-cell table:formula="of:=([.C230]-[.C229])*17875" office:value-type="float" office:value="-17.875" calcext:value-type="float">
            <text:p>-17,875</text:p>
          </table:table-cell>
          <table:table-cell table:formula="of:=[.B230]/[.C230]-95-0.17*[.D230]/[.C230]" office:value-type="string" office:string-value="" calcext:value-type="error">
            <text:p>#ДЕЛ/0!</text:p>
          </table:table-cell>
          <table:table-cell table:formula="of:=[.E23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30]+1/17875" office:value-type="float" office:value="0.0128111888111888" calcext:value-type="float">
            <text:p>0,012811188811189</text:p>
          </table:table-cell>
          <table:table-cell office:value-type="float" office:value="321.1" calcext:value-type="float">
            <text:p>321,1</text:p>
          </table:table-cell>
          <table:table-cell office:value-type="float" office:value="0.001" calcext:value-type="float">
            <text:p>0,001</text:p>
          </table:table-cell>
          <table:table-cell table:formula="of:=([.C231]-[.C230])*17875" office:value-type="float" office:value="17.875" calcext:value-type="float">
            <text:p>17,875</text:p>
          </table:table-cell>
          <table:table-cell table:formula="of:=[.B231]/[.C231]-95-0.17*[.D231]/[.C231]" office:value-type="float" office:value="317966.25" calcext:value-type="float">
            <text:p>317966,25</text:p>
          </table:table-cell>
          <table:table-cell table:formula="of:=[.E231]/1000" office:value-type="float" office:value="317.96625" calcext:value-type="float">
            <text:p>317,96625</text:p>
          </table:table-cell>
        </table:table-row>
        <table:table-row table:style-name="ro1">
          <table:table-cell table:formula="of:=[.A231]+1/17875" office:value-type="float" office:value="0.0128671328671328" calcext:value-type="float">
            <text:p>0,012867132867133</text:p>
          </table:table-cell>
          <table:table-cell office:value-type="float" office:value="321.7" calcext:value-type="float">
            <text:p>321,7</text:p>
          </table:table-cell>
          <table:table-cell office:value-type="float" office:value="0.001" calcext:value-type="float">
            <text:p>0,001</text:p>
          </table:table-cell>
          <table:table-cell table:formula="of:=([.C232]-[.C231])*17875" office:value-type="float" office:value="0" calcext:value-type="float">
            <text:p>0</text:p>
          </table:table-cell>
          <table:table-cell table:formula="of:=[.B232]/[.C232]-95-0.17*[.D232]/[.C232]" office:value-type="float" office:value="321605" calcext:value-type="float">
            <text:p>321605</text:p>
          </table:table-cell>
          <table:table-cell table:formula="of:=[.E232]/1000" office:value-type="float" office:value="321.605" calcext:value-type="float">
            <text:p>321,605</text:p>
          </table:table-cell>
        </table:table-row>
        <table:table-row table:style-name="ro1">
          <table:table-cell table:formula="of:=[.A232]+1/17875" office:value-type="float" office:value="0.0129230769230769" calcext:value-type="float">
            <text:p>0,012923076923077</text:p>
          </table:table-cell>
          <table:table-cell office:value-type="float" office:value="322.4" calcext:value-type="float">
            <text:p>322,4</text:p>
          </table:table-cell>
          <table:table-cell office:value-type="float" office:value="0" calcext:value-type="float">
            <text:p>0</text:p>
          </table:table-cell>
          <table:table-cell table:formula="of:=([.C233]-[.C232])*17875" office:value-type="float" office:value="-17.875" calcext:value-type="float">
            <text:p>-17,875</text:p>
          </table:table-cell>
          <table:table-cell table:formula="of:=[.B233]/[.C233]-95-0.17*[.D233]/[.C233]" office:value-type="string" office:string-value="" calcext:value-type="error">
            <text:p>#ДЕЛ/0!</text:p>
          </table:table-cell>
          <table:table-cell table:formula="of:=[.E23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33]+1/17875" office:value-type="float" office:value="0.012979020979021" calcext:value-type="float">
            <text:p>0,012979020979021</text:p>
          </table:table-cell>
          <table:table-cell office:value-type="float" office:value="322.5" calcext:value-type="float">
            <text:p>322,5</text:p>
          </table:table-cell>
          <table:table-cell office:value-type="float" office:value="0.001" calcext:value-type="float">
            <text:p>0,001</text:p>
          </table:table-cell>
          <table:table-cell table:formula="of:=([.C234]-[.C233])*17875" office:value-type="float" office:value="17.875" calcext:value-type="float">
            <text:p>17,875</text:p>
          </table:table-cell>
          <table:table-cell table:formula="of:=[.B234]/[.C234]-95-0.17*[.D234]/[.C234]" office:value-type="float" office:value="319366.25" calcext:value-type="float">
            <text:p>319366,25</text:p>
          </table:table-cell>
          <table:table-cell table:formula="of:=[.E234]/1000" office:value-type="float" office:value="319.36625" calcext:value-type="float">
            <text:p>319,36625</text:p>
          </table:table-cell>
        </table:table-row>
        <table:table-row table:style-name="ro1">
          <table:table-cell table:formula="of:=[.A234]+1/17875" office:value-type="float" office:value="0.013034965034965" calcext:value-type="float">
            <text:p>0,013034965034965</text:p>
          </table:table-cell>
          <table:table-cell office:value-type="float" office:value="323.2" calcext:value-type="float">
            <text:p>323,2</text:p>
          </table:table-cell>
          <table:table-cell office:value-type="float" office:value="0.001" calcext:value-type="float">
            <text:p>0,001</text:p>
          </table:table-cell>
          <table:table-cell table:formula="of:=([.C235]-[.C234])*17875" office:value-type="float" office:value="0" calcext:value-type="float">
            <text:p>0</text:p>
          </table:table-cell>
          <table:table-cell table:formula="of:=[.B235]/[.C235]-95-0.17*[.D235]/[.C235]" office:value-type="float" office:value="323105" calcext:value-type="float">
            <text:p>323105</text:p>
          </table:table-cell>
          <table:table-cell table:formula="of:=[.E235]/1000" office:value-type="float" office:value="323.105" calcext:value-type="float">
            <text:p>323,105</text:p>
          </table:table-cell>
        </table:table-row>
        <table:table-row table:style-name="ro1">
          <table:table-cell table:formula="of:=[.A235]+1/17875" office:value-type="float" office:value="0.0130909090909091" calcext:value-type="float">
            <text:p>0,013090909090909</text:p>
          </table:table-cell>
          <table:table-cell office:value-type="float" office:value="323.3" calcext:value-type="float">
            <text:p>323,3</text:p>
          </table:table-cell>
          <table:table-cell office:value-type="float" office:value="0.001" calcext:value-type="float">
            <text:p>0,001</text:p>
          </table:table-cell>
          <table:table-cell table:formula="of:=([.C236]-[.C235])*17875" office:value-type="float" office:value="0" calcext:value-type="float">
            <text:p>0</text:p>
          </table:table-cell>
          <table:table-cell table:formula="of:=[.B236]/[.C236]-95-0.17*[.D236]/[.C236]" office:value-type="float" office:value="323205" calcext:value-type="float">
            <text:p>323205</text:p>
          </table:table-cell>
          <table:table-cell table:formula="of:=[.E236]/1000" office:value-type="float" office:value="323.205" calcext:value-type="float">
            <text:p>323,205</text:p>
          </table:table-cell>
        </table:table-row>
        <table:table-row table:style-name="ro1">
          <table:table-cell table:formula="of:=[.A236]+1/17875" office:value-type="float" office:value="0.0131468531468531" calcext:value-type="float">
            <text:p>0,013146853146853</text:p>
          </table:table-cell>
          <table:table-cell office:value-type="float" office:value="323.6" calcext:value-type="float">
            <text:p>323,6</text:p>
          </table:table-cell>
          <table:table-cell office:value-type="float" office:value="0.001" calcext:value-type="float">
            <text:p>0,001</text:p>
          </table:table-cell>
          <table:table-cell table:formula="of:=([.C237]-[.C236])*17875" office:value-type="float" office:value="0" calcext:value-type="float">
            <text:p>0</text:p>
          </table:table-cell>
          <table:table-cell table:formula="of:=[.B237]/[.C237]-95-0.17*[.D237]/[.C237]" office:value-type="float" office:value="323505" calcext:value-type="float">
            <text:p>323505</text:p>
          </table:table-cell>
          <table:table-cell table:formula="of:=[.E237]/1000" office:value-type="float" office:value="323.505" calcext:value-type="float">
            <text:p>323,505</text:p>
          </table:table-cell>
        </table:table-row>
        <table:table-row table:style-name="ro1">
          <table:table-cell table:formula="of:=[.A237]+1/17875" office:value-type="float" office:value="0.0132027972027972" calcext:value-type="float">
            <text:p>0,01320279720279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formula="of:=([.C238]-[.C237])*17875" office:value-type="float" office:value="-17.875" calcext:value-type="float">
            <text:p>-17,875</text:p>
          </table:table-cell>
          <table:table-cell table:formula="of:=[.B238]/[.C238]-95-0.17*[.D238]/[.C238]" office:value-type="string" office:string-value="" calcext:value-type="error">
            <text:p>#ДЕЛ/0!</text:p>
          </table:table-cell>
          <table:table-cell table:formula="of:=[.E23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38]+1/17875" office:value-type="float" office:value="0.0132587412587412" calcext:value-type="float">
            <text:p>0,013258741258741</text:p>
          </table:table-cell>
          <table:table-cell office:value-type="float" office:value="324.6" calcext:value-type="float">
            <text:p>324,6</text:p>
          </table:table-cell>
          <table:table-cell office:value-type="float" office:value="0.001" calcext:value-type="float">
            <text:p>0,001</text:p>
          </table:table-cell>
          <table:table-cell table:formula="of:=([.C239]-[.C238])*17875" office:value-type="float" office:value="17.875" calcext:value-type="float">
            <text:p>17,875</text:p>
          </table:table-cell>
          <table:table-cell table:formula="of:=[.B239]/[.C239]-95-0.17*[.D239]/[.C239]" office:value-type="float" office:value="321466.25" calcext:value-type="float">
            <text:p>321466,25</text:p>
          </table:table-cell>
          <table:table-cell table:formula="of:=[.E239]/1000" office:value-type="float" office:value="321.46625" calcext:value-type="float">
            <text:p>321,46625</text:p>
          </table:table-cell>
        </table:table-row>
        <table:table-row table:style-name="ro1">
          <table:table-cell table:formula="of:=[.A239]+1/17875" office:value-type="float" office:value="0.0133146853146853" calcext:value-type="float">
            <text:p>0,013314685314685</text:p>
          </table:table-cell>
          <table:table-cell office:value-type="float" office:value="324.8" calcext:value-type="float">
            <text:p>324,8</text:p>
          </table:table-cell>
          <table:table-cell office:value-type="float" office:value="0.001" calcext:value-type="float">
            <text:p>0,001</text:p>
          </table:table-cell>
          <table:table-cell table:formula="of:=([.C240]-[.C239])*17875" office:value-type="float" office:value="0" calcext:value-type="float">
            <text:p>0</text:p>
          </table:table-cell>
          <table:table-cell table:formula="of:=[.B240]/[.C240]-95-0.17*[.D240]/[.C240]" office:value-type="float" office:value="324705" calcext:value-type="float">
            <text:p>324705</text:p>
          </table:table-cell>
          <table:table-cell table:formula="of:=[.E240]/1000" office:value-type="float" office:value="324.705" calcext:value-type="float">
            <text:p>324,705</text:p>
          </table:table-cell>
        </table:table-row>
        <table:table-row table:style-name="ro1">
          <table:table-cell table:formula="of:=[.A240]+1/17875" office:value-type="float" office:value="0.0133706293706293" calcext:value-type="float">
            <text:p>0,013370629370629</text:p>
          </table:table-cell>
          <table:table-cell office:value-type="float" office:value="325.3" calcext:value-type="float">
            <text:p>325,3</text:p>
          </table:table-cell>
          <table:table-cell office:value-type="float" office:value="0" calcext:value-type="float">
            <text:p>0</text:p>
          </table:table-cell>
          <table:table-cell table:formula="of:=([.C241]-[.C240])*17875" office:value-type="float" office:value="-17.875" calcext:value-type="float">
            <text:p>-17,875</text:p>
          </table:table-cell>
          <table:table-cell table:formula="of:=[.B241]/[.C241]-95-0.17*[.D241]/[.C241]" office:value-type="string" office:string-value="" calcext:value-type="error">
            <text:p>#ДЕЛ/0!</text:p>
          </table:table-cell>
          <table:table-cell table:formula="of:=[.E24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41]+1/17875" office:value-type="float" office:value="0.0134265734265734" calcext:value-type="float">
            <text:p>0,013426573426573</text:p>
          </table:table-cell>
          <table:table-cell office:value-type="float" office:value="325.4" calcext:value-type="float">
            <text:p>325,4</text:p>
          </table:table-cell>
          <table:table-cell office:value-type="float" office:value="0.001" calcext:value-type="float">
            <text:p>0,001</text:p>
          </table:table-cell>
          <table:table-cell table:formula="of:=([.C242]-[.C241])*17875" office:value-type="float" office:value="17.875" calcext:value-type="float">
            <text:p>17,875</text:p>
          </table:table-cell>
          <table:table-cell table:formula="of:=[.B242]/[.C242]-95-0.17*[.D242]/[.C242]" office:value-type="float" office:value="322266.25" calcext:value-type="float">
            <text:p>322266,25</text:p>
          </table:table-cell>
          <table:table-cell table:formula="of:=[.E242]/1000" office:value-type="float" office:value="322.26625" calcext:value-type="float">
            <text:p>322,26625</text:p>
          </table:table-cell>
        </table:table-row>
        <table:table-row table:style-name="ro1">
          <table:table-cell table:formula="of:=[.A242]+1/17875" office:value-type="float" office:value="0.0134825174825174" calcext:value-type="float">
            <text:p>0,013482517482518</text:p>
          </table:table-cell>
          <table:table-cell office:value-type="float" office:value="325.6" calcext:value-type="float">
            <text:p>325,6</text:p>
          </table:table-cell>
          <table:table-cell office:value-type="float" office:value="0" calcext:value-type="float">
            <text:p>0</text:p>
          </table:table-cell>
          <table:table-cell table:formula="of:=([.C243]-[.C242])*17875" office:value-type="float" office:value="-17.875" calcext:value-type="float">
            <text:p>-17,875</text:p>
          </table:table-cell>
          <table:table-cell table:formula="of:=[.B243]/[.C243]-95-0.17*[.D243]/[.C243]" office:value-type="string" office:string-value="" calcext:value-type="error">
            <text:p>#ДЕЛ/0!</text:p>
          </table:table-cell>
          <table:table-cell table:formula="of:=[.E24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43]+1/17875" office:value-type="float" office:value="0.0135384615384615" calcext:value-type="float">
            <text:p>0,013538461538462</text:p>
          </table:table-cell>
          <table:table-cell office:value-type="float" office:value="326.2" calcext:value-type="float">
            <text:p>326,2</text:p>
          </table:table-cell>
          <table:table-cell office:value-type="float" office:value="0" calcext:value-type="float">
            <text:p>0</text:p>
          </table:table-cell>
          <table:table-cell table:formula="of:=([.C244]-[.C243])*17875" office:value-type="float" office:value="0" calcext:value-type="float">
            <text:p>0</text:p>
          </table:table-cell>
          <table:table-cell table:formula="of:=[.B244]/[.C244]-95-0.17*[.D244]/[.C244]" office:value-type="string" office:string-value="" calcext:value-type="error">
            <text:p>#ДЕЛ/0!</text:p>
          </table:table-cell>
          <table:table-cell table:formula="of:=[.E24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44]+1/17875" office:value-type="float" office:value="0.0135944055944056" calcext:value-type="float">
            <text:p>0,013594405594406</text:p>
          </table:table-cell>
          <table:table-cell office:value-type="float" office:value="326.4" calcext:value-type="float">
            <text:p>326,4</text:p>
          </table:table-cell>
          <table:table-cell office:value-type="float" office:value="0" calcext:value-type="float">
            <text:p>0</text:p>
          </table:table-cell>
          <table:table-cell table:formula="of:=([.C245]-[.C244])*17875" office:value-type="float" office:value="0" calcext:value-type="float">
            <text:p>0</text:p>
          </table:table-cell>
          <table:table-cell table:formula="of:=[.B245]/[.C245]-95-0.17*[.D245]/[.C245]" office:value-type="string" office:string-value="" calcext:value-type="error">
            <text:p>#ДЕЛ/0!</text:p>
          </table:table-cell>
          <table:table-cell table:formula="of:=[.E24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45]+1/17875" office:value-type="float" office:value="0.0136503496503496" calcext:value-type="float">
            <text:p>0,01365034965035</text:p>
          </table:table-cell>
          <table:table-cell office:value-type="float" office:value="326.5" calcext:value-type="float">
            <text:p>326,5</text:p>
          </table:table-cell>
          <table:table-cell office:value-type="float" office:value="0" calcext:value-type="float">
            <text:p>0</text:p>
          </table:table-cell>
          <table:table-cell table:formula="of:=([.C246]-[.C245])*17875" office:value-type="float" office:value="0" calcext:value-type="float">
            <text:p>0</text:p>
          </table:table-cell>
          <table:table-cell table:formula="of:=[.B246]/[.C246]-95-0.17*[.D246]/[.C246]" office:value-type="string" office:string-value="" calcext:value-type="error">
            <text:p>#ДЕЛ/0!</text:p>
          </table:table-cell>
          <table:table-cell table:formula="of:=[.E24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46]+1/17875" office:value-type="float" office:value="0.0137062937062937" calcext:value-type="float">
            <text:p>0,013706293706294</text:p>
          </table:table-cell>
          <table:table-cell office:value-type="float" office:value="327" calcext:value-type="float">
            <text:p>327</text:p>
          </table:table-cell>
          <table:table-cell office:value-type="float" office:value="0.001" calcext:value-type="float">
            <text:p>0,001</text:p>
          </table:table-cell>
          <table:table-cell table:formula="of:=([.C247]-[.C246])*17875" office:value-type="float" office:value="17.875" calcext:value-type="float">
            <text:p>17,875</text:p>
          </table:table-cell>
          <table:table-cell table:formula="of:=[.B247]/[.C247]-95-0.17*[.D247]/[.C247]" office:value-type="float" office:value="323866.25" calcext:value-type="float">
            <text:p>323866,25</text:p>
          </table:table-cell>
          <table:table-cell table:formula="of:=[.E247]/1000" office:value-type="float" office:value="323.86625" calcext:value-type="float">
            <text:p>323,86625</text:p>
          </table:table-cell>
        </table:table-row>
        <table:table-row table:style-name="ro1">
          <table:table-cell table:formula="of:=[.A247]+1/17875" office:value-type="float" office:value="0.0137622377622377" calcext:value-type="float">
            <text:p>0,013762237762238</text:p>
          </table:table-cell>
          <table:table-cell office:value-type="float" office:value="326.9" calcext:value-type="float">
            <text:p>326,9</text:p>
          </table:table-cell>
          <table:table-cell office:value-type="float" office:value="0.001" calcext:value-type="float">
            <text:p>0,001</text:p>
          </table:table-cell>
          <table:table-cell table:formula="of:=([.C248]-[.C247])*17875" office:value-type="float" office:value="0" calcext:value-type="float">
            <text:p>0</text:p>
          </table:table-cell>
          <table:table-cell table:formula="of:=[.B248]/[.C248]-95-0.17*[.D248]/[.C248]" office:value-type="float" office:value="326805" calcext:value-type="float">
            <text:p>326805</text:p>
          </table:table-cell>
          <table:table-cell table:formula="of:=[.E248]/1000" office:value-type="float" office:value="326.805" calcext:value-type="float">
            <text:p>326,805</text:p>
          </table:table-cell>
        </table:table-row>
        <table:table-row table:style-name="ro1">
          <table:table-cell table:formula="of:=[.A248]+1/17875" office:value-type="float" office:value="0.0138181818181818" calcext:value-type="float">
            <text:p>0,013818181818182</text:p>
          </table:table-cell>
          <table:table-cell office:value-type="float" office:value="327" calcext:value-type="float">
            <text:p>327</text:p>
          </table:table-cell>
          <table:table-cell office:value-type="float" office:value="0.001" calcext:value-type="float">
            <text:p>0,001</text:p>
          </table:table-cell>
          <table:table-cell table:formula="of:=([.C249]-[.C248])*17875" office:value-type="float" office:value="0" calcext:value-type="float">
            <text:p>0</text:p>
          </table:table-cell>
          <table:table-cell table:formula="of:=[.B249]/[.C249]-95-0.17*[.D249]/[.C249]" office:value-type="float" office:value="326905" calcext:value-type="float">
            <text:p>326905</text:p>
          </table:table-cell>
          <table:table-cell table:formula="of:=[.E249]/1000" office:value-type="float" office:value="326.905" calcext:value-type="float">
            <text:p>326,905</text:p>
          </table:table-cell>
        </table:table-row>
        <table:table-row table:style-name="ro1">
          <table:table-cell table:formula="of:=[.A249]+1/17875" office:value-type="float" office:value="0.0138741258741258" calcext:value-type="float">
            <text:p>0,013874125874126</text:p>
          </table:table-cell>
          <table:table-cell office:value-type="float" office:value="327.2" calcext:value-type="float">
            <text:p>327,2</text:p>
          </table:table-cell>
          <table:table-cell office:value-type="float" office:value="0" calcext:value-type="float">
            <text:p>0</text:p>
          </table:table-cell>
          <table:table-cell table:formula="of:=([.C250]-[.C249])*17875" office:value-type="float" office:value="-17.875" calcext:value-type="float">
            <text:p>-17,875</text:p>
          </table:table-cell>
          <table:table-cell table:formula="of:=[.B250]/[.C250]-95-0.17*[.D250]/[.C250]" office:value-type="string" office:string-value="" calcext:value-type="error">
            <text:p>#ДЕЛ/0!</text:p>
          </table:table-cell>
          <table:table-cell table:formula="of:=[.E25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50]+1/17875" office:value-type="float" office:value="0.0139300699300699" calcext:value-type="float">
            <text:p>0,01393006993007</text:p>
          </table:table-cell>
          <table:table-cell office:value-type="float" office:value="326.8" calcext:value-type="float">
            <text:p>326,8</text:p>
          </table:table-cell>
          <table:table-cell office:value-type="float" office:value="0" calcext:value-type="float">
            <text:p>0</text:p>
          </table:table-cell>
          <table:table-cell table:formula="of:=([.C251]-[.C250])*17875" office:value-type="float" office:value="0" calcext:value-type="float">
            <text:p>0</text:p>
          </table:table-cell>
          <table:table-cell table:formula="of:=[.B251]/[.C251]-95-0.17*[.D251]/[.C251]" office:value-type="string" office:string-value="" calcext:value-type="error">
            <text:p>#ДЕЛ/0!</text:p>
          </table:table-cell>
          <table:table-cell table:formula="of:=[.E25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51]+1/17875" office:value-type="float" office:value="0.0139860139860139" calcext:value-type="float">
            <text:p>0,013986013986014</text:p>
          </table:table-cell>
          <table:table-cell office:value-type="float" office:value="327.2" calcext:value-type="float">
            <text:p>327,2</text:p>
          </table:table-cell>
          <table:table-cell office:value-type="float" office:value="0" calcext:value-type="float">
            <text:p>0</text:p>
          </table:table-cell>
          <table:table-cell table:formula="of:=([.C252]-[.C251])*17875" office:value-type="float" office:value="0" calcext:value-type="float">
            <text:p>0</text:p>
          </table:table-cell>
          <table:table-cell table:formula="of:=[.B252]/[.C252]-95-0.17*[.D252]/[.C252]" office:value-type="string" office:string-value="" calcext:value-type="error">
            <text:p>#ДЕЛ/0!</text:p>
          </table:table-cell>
          <table:table-cell table:formula="of:=[.E25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52]+1/17875" office:value-type="float" office:value="0.014041958041958" calcext:value-type="float">
            <text:p>0,014041958041958</text:p>
          </table:table-cell>
          <table:table-cell office:value-type="float" office:value="327.5" calcext:value-type="float">
            <text:p>327,5</text:p>
          </table:table-cell>
          <table:table-cell office:value-type="float" office:value="0" calcext:value-type="float">
            <text:p>0</text:p>
          </table:table-cell>
          <table:table-cell table:formula="of:=([.C253]-[.C252])*17875" office:value-type="float" office:value="0" calcext:value-type="float">
            <text:p>0</text:p>
          </table:table-cell>
          <table:table-cell table:formula="of:=[.B253]/[.C253]-95-0.17*[.D253]/[.C253]" office:value-type="string" office:string-value="" calcext:value-type="error">
            <text:p>#ДЕЛ/0!</text:p>
          </table:table-cell>
          <table:table-cell table:formula="of:=[.E25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53]+1/17875" office:value-type="float" office:value="0.0140979020979021" calcext:value-type="float">
            <text:p>0,014097902097902</text:p>
          </table:table-cell>
          <table:table-cell office:value-type="float" office:value="327.4" calcext:value-type="float">
            <text:p>327,4</text:p>
          </table:table-cell>
          <table:table-cell office:value-type="float" office:value="0.001" calcext:value-type="float">
            <text:p>0,001</text:p>
          </table:table-cell>
          <table:table-cell table:formula="of:=([.C254]-[.C253])*17875" office:value-type="float" office:value="17.875" calcext:value-type="float">
            <text:p>17,875</text:p>
          </table:table-cell>
          <table:table-cell table:formula="of:=[.B254]/[.C254]-95-0.17*[.D254]/[.C254]" office:value-type="float" office:value="324266.25" calcext:value-type="float">
            <text:p>324266,25</text:p>
          </table:table-cell>
          <table:table-cell table:formula="of:=[.E254]/1000" office:value-type="float" office:value="324.26625" calcext:value-type="float">
            <text:p>324,26625</text:p>
          </table:table-cell>
        </table:table-row>
        <table:table-row table:style-name="ro1">
          <table:table-cell table:formula="of:=[.A254]+1/17875" office:value-type="float" office:value="0.0141538461538461" calcext:value-type="float">
            <text:p>0,014153846153846</text:p>
          </table:table-cell>
          <table:table-cell office:value-type="float" office:value="327.4" calcext:value-type="float">
            <text:p>327,4</text:p>
          </table:table-cell>
          <table:table-cell office:value-type="float" office:value="0" calcext:value-type="float">
            <text:p>0</text:p>
          </table:table-cell>
          <table:table-cell table:formula="of:=([.C255]-[.C254])*17875" office:value-type="float" office:value="-17.875" calcext:value-type="float">
            <text:p>-17,875</text:p>
          </table:table-cell>
          <table:table-cell table:formula="of:=[.B255]/[.C255]-95-0.17*[.D255]/[.C255]" office:value-type="string" office:string-value="" calcext:value-type="error">
            <text:p>#ДЕЛ/0!</text:p>
          </table:table-cell>
          <table:table-cell table:formula="of:=[.E25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55]+1/17875" office:value-type="float" office:value="0.0142097902097902" calcext:value-type="float">
            <text:p>0,01420979020979</text:p>
          </table:table-cell>
          <table:table-cell office:value-type="float" office:value="327.5" calcext:value-type="float">
            <text:p>327,5</text:p>
          </table:table-cell>
          <table:table-cell office:value-type="float" office:value="0.001" calcext:value-type="float">
            <text:p>0,001</text:p>
          </table:table-cell>
          <table:table-cell table:formula="of:=([.C256]-[.C255])*17875" office:value-type="float" office:value="17.875" calcext:value-type="float">
            <text:p>17,875</text:p>
          </table:table-cell>
          <table:table-cell table:formula="of:=[.B256]/[.C256]-95-0.17*[.D256]/[.C256]" office:value-type="float" office:value="324366.25" calcext:value-type="float">
            <text:p>324366,25</text:p>
          </table:table-cell>
          <table:table-cell table:formula="of:=[.E256]/1000" office:value-type="float" office:value="324.36625" calcext:value-type="float">
            <text:p>324,36625</text:p>
          </table:table-cell>
        </table:table-row>
        <table:table-row table:style-name="ro1">
          <table:table-cell table:formula="of:=[.A256]+1/17875" office:value-type="float" office:value="0.0142657342657342" calcext:value-type="float">
            <text:p>0,014265734265734</text:p>
          </table:table-cell>
          <table:table-cell office:value-type="float" office:value="327.4" calcext:value-type="float">
            <text:p>327,4</text:p>
          </table:table-cell>
          <table:table-cell office:value-type="float" office:value="0.001" calcext:value-type="float">
            <text:p>0,001</text:p>
          </table:table-cell>
          <table:table-cell table:formula="of:=([.C257]-[.C256])*17875" office:value-type="float" office:value="0" calcext:value-type="float">
            <text:p>0</text:p>
          </table:table-cell>
          <table:table-cell table:formula="of:=[.B257]/[.C257]-95-0.17*[.D257]/[.C257]" office:value-type="float" office:value="327305" calcext:value-type="float">
            <text:p>327305</text:p>
          </table:table-cell>
          <table:table-cell table:formula="of:=[.E257]/1000" office:value-type="float" office:value="327.305" calcext:value-type="float">
            <text:p>327,305</text:p>
          </table:table-cell>
        </table:table-row>
        <table:table-row table:style-name="ro1">
          <table:table-cell table:formula="of:=[.A257]+1/17875" office:value-type="float" office:value="0.0143216783216783" calcext:value-type="float">
            <text:p>0,014321678321678</text:p>
          </table:table-cell>
          <table:table-cell office:value-type="float" office:value="327.4" calcext:value-type="float">
            <text:p>327,4</text:p>
          </table:table-cell>
          <table:table-cell office:value-type="float" office:value="0.001" calcext:value-type="float">
            <text:p>0,001</text:p>
          </table:table-cell>
          <table:table-cell table:formula="of:=([.C258]-[.C257])*17875" office:value-type="float" office:value="0" calcext:value-type="float">
            <text:p>0</text:p>
          </table:table-cell>
          <table:table-cell table:formula="of:=[.B258]/[.C258]-95-0.17*[.D258]/[.C258]" office:value-type="float" office:value="327305" calcext:value-type="float">
            <text:p>327305</text:p>
          </table:table-cell>
          <table:table-cell table:formula="of:=[.E258]/1000" office:value-type="float" office:value="327.305" calcext:value-type="float">
            <text:p>327,305</text:p>
          </table:table-cell>
        </table:table-row>
        <table:table-row table:style-name="ro1">
          <table:table-cell table:formula="of:=[.A258]+1/17875" office:value-type="float" office:value="0.0143776223776223" calcext:value-type="float">
            <text:p>0,014377622377622</text:p>
          </table:table-cell>
          <table:table-cell office:value-type="float" office:value="327.2" calcext:value-type="float">
            <text:p>327,2</text:p>
          </table:table-cell>
          <table:table-cell office:value-type="float" office:value="0.001" calcext:value-type="float">
            <text:p>0,001</text:p>
          </table:table-cell>
          <table:table-cell table:formula="of:=([.C259]-[.C258])*17875" office:value-type="float" office:value="0" calcext:value-type="float">
            <text:p>0</text:p>
          </table:table-cell>
          <table:table-cell table:formula="of:=[.B259]/[.C259]-95-0.17*[.D259]/[.C259]" office:value-type="float" office:value="327105" calcext:value-type="float">
            <text:p>327105</text:p>
          </table:table-cell>
          <table:table-cell table:formula="of:=[.E259]/1000" office:value-type="float" office:value="327.105" calcext:value-type="float">
            <text:p>327,105</text:p>
          </table:table-cell>
        </table:table-row>
        <table:table-row table:style-name="ro1">
          <table:table-cell table:formula="of:=[.A259]+1/17875" office:value-type="float" office:value="0.0144335664335664" calcext:value-type="float">
            <text:p>0,014433566433566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([.C260]-[.C259])*17875" office:value-type="float" office:value="-17.875" calcext:value-type="float">
            <text:p>-17,875</text:p>
          </table:table-cell>
          <table:table-cell table:formula="of:=[.B260]/[.C260]-95-0.17*[.D260]/[.C260]" office:value-type="string" office:string-value="" calcext:value-type="error">
            <text:p>#ДЕЛ/0!</text:p>
          </table:table-cell>
          <table:table-cell table:formula="of:=[.E26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60]+1/17875" office:value-type="float" office:value="0.0144895104895104" calcext:value-type="float">
            <text:p>0,014489510489511</text:p>
          </table:table-cell>
          <table:table-cell office:value-type="float" office:value="326.6" calcext:value-type="float">
            <text:p>326,6</text:p>
          </table:table-cell>
          <table:table-cell office:value-type="float" office:value="0" calcext:value-type="float">
            <text:p>0</text:p>
          </table:table-cell>
          <table:table-cell table:formula="of:=([.C261]-[.C260])*17875" office:value-type="float" office:value="0" calcext:value-type="float">
            <text:p>0</text:p>
          </table:table-cell>
          <table:table-cell table:formula="of:=[.B261]/[.C261]-95-0.17*[.D261]/[.C261]" office:value-type="string" office:string-value="" calcext:value-type="error">
            <text:p>#ДЕЛ/0!</text:p>
          </table:table-cell>
          <table:table-cell table:formula="of:=[.E26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61]+1/17875" office:value-type="float" office:value="0.0145454545454545" calcext:value-type="float">
            <text:p>0,014545454545455</text:p>
          </table:table-cell>
          <table:table-cell office:value-type="float" office:value="326.2" calcext:value-type="float">
            <text:p>326,2</text:p>
          </table:table-cell>
          <table:table-cell office:value-type="float" office:value="0.001" calcext:value-type="float">
            <text:p>0,001</text:p>
          </table:table-cell>
          <table:table-cell table:formula="of:=([.C262]-[.C261])*17875" office:value-type="float" office:value="17.875" calcext:value-type="float">
            <text:p>17,875</text:p>
          </table:table-cell>
          <table:table-cell table:formula="of:=[.B262]/[.C262]-95-0.17*[.D262]/[.C262]" office:value-type="float" office:value="323066.25" calcext:value-type="float">
            <text:p>323066,25</text:p>
          </table:table-cell>
          <table:table-cell table:formula="of:=[.E262]/1000" office:value-type="float" office:value="323.06625" calcext:value-type="float">
            <text:p>323,06625</text:p>
          </table:table-cell>
        </table:table-row>
        <table:table-row table:style-name="ro1">
          <table:table-cell table:formula="of:=[.A262]+1/17875" office:value-type="float" office:value="0.0146013986013986" calcext:value-type="float">
            <text:p>0,014601398601399</text:p>
          </table:table-cell>
          <table:table-cell office:value-type="float" office:value="325.3" calcext:value-type="float">
            <text:p>325,3</text:p>
          </table:table-cell>
          <table:table-cell office:value-type="float" office:value="0" calcext:value-type="float">
            <text:p>0</text:p>
          </table:table-cell>
          <table:table-cell table:formula="of:=([.C263]-[.C262])*17875" office:value-type="float" office:value="-17.875" calcext:value-type="float">
            <text:p>-17,875</text:p>
          </table:table-cell>
          <table:table-cell table:formula="of:=[.B263]/[.C263]-95-0.17*[.D263]/[.C263]" office:value-type="string" office:string-value="" calcext:value-type="error">
            <text:p>#ДЕЛ/0!</text:p>
          </table:table-cell>
          <table:table-cell table:formula="of:=[.E26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63]+1/17875" office:value-type="float" office:value="0.0146573426573426" calcext:value-type="float">
            <text:p>0,014657342657343</text:p>
          </table:table-cell>
          <table:table-cell office:value-type="float" office:value="324" calcext:value-type="float">
            <text:p>324</text:p>
          </table:table-cell>
          <table:table-cell office:value-type="float" office:value="0.001" calcext:value-type="float">
            <text:p>0,001</text:p>
          </table:table-cell>
          <table:table-cell table:formula="of:=([.C264]-[.C263])*17875" office:value-type="float" office:value="17.875" calcext:value-type="float">
            <text:p>17,875</text:p>
          </table:table-cell>
          <table:table-cell table:formula="of:=[.B264]/[.C264]-95-0.17*[.D264]/[.C264]" office:value-type="float" office:value="320866.25" calcext:value-type="float">
            <text:p>320866,25</text:p>
          </table:table-cell>
          <table:table-cell table:formula="of:=[.E264]/1000" office:value-type="float" office:value="320.86625" calcext:value-type="float">
            <text:p>320,86625</text:p>
          </table:table-cell>
        </table:table-row>
        <table:table-row table:style-name="ro1">
          <table:table-cell table:formula="of:=[.A264]+1/17875" office:value-type="float" office:value="0.0147132867132867" calcext:value-type="float">
            <text:p>0,014713286713287</text:p>
          </table:table-cell>
          <table:table-cell office:value-type="float" office:value="322" calcext:value-type="float">
            <text:p>322</text:p>
          </table:table-cell>
          <table:table-cell office:value-type="float" office:value="0.001" calcext:value-type="float">
            <text:p>0,001</text:p>
          </table:table-cell>
          <table:table-cell table:formula="of:=([.C265]-[.C264])*17875" office:value-type="float" office:value="0" calcext:value-type="float">
            <text:p>0</text:p>
          </table:table-cell>
          <table:table-cell table:formula="of:=[.B265]/[.C265]-95-0.17*[.D265]/[.C265]" office:value-type="float" office:value="321905" calcext:value-type="float">
            <text:p>321905</text:p>
          </table:table-cell>
          <table:table-cell table:formula="of:=[.E265]/1000" office:value-type="float" office:value="321.905" calcext:value-type="float">
            <text:p>321,905</text:p>
          </table:table-cell>
        </table:table-row>
        <table:table-row table:style-name="ro1">
          <table:table-cell table:formula="of:=[.A265]+1/17875" office:value-type="float" office:value="0.0147692307692307" calcext:value-type="float">
            <text:p>0,014769230769231</text:p>
          </table:table-cell>
          <table:table-cell office:value-type="float" office:value="319.4" calcext:value-type="float">
            <text:p>319,4</text:p>
          </table:table-cell>
          <table:table-cell office:value-type="float" office:value="0" calcext:value-type="float">
            <text:p>0</text:p>
          </table:table-cell>
          <table:table-cell table:formula="of:=([.C266]-[.C265])*17875" office:value-type="float" office:value="-17.875" calcext:value-type="float">
            <text:p>-17,875</text:p>
          </table:table-cell>
          <table:table-cell table:formula="of:=[.B266]/[.C266]-95-0.17*[.D266]/[.C266]" office:value-type="string" office:string-value="" calcext:value-type="error">
            <text:p>#ДЕЛ/0!</text:p>
          </table:table-cell>
          <table:table-cell table:formula="of:=[.E26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66]+1/17875" office:value-type="float" office:value="0.0148251748251748" calcext:value-type="float">
            <text:p>0,014825174825175</text:p>
          </table:table-cell>
          <table:table-cell office:value-type="float" office:value="315.7" calcext:value-type="float">
            <text:p>315,7</text:p>
          </table:table-cell>
          <table:table-cell office:value-type="float" office:value="0.001" calcext:value-type="float">
            <text:p>0,001</text:p>
          </table:table-cell>
          <table:table-cell table:formula="of:=([.C267]-[.C266])*17875" office:value-type="float" office:value="17.875" calcext:value-type="float">
            <text:p>17,875</text:p>
          </table:table-cell>
          <table:table-cell table:formula="of:=[.B267]/[.C267]-95-0.17*[.D267]/[.C267]" office:value-type="float" office:value="312566.25" calcext:value-type="float">
            <text:p>312566,25</text:p>
          </table:table-cell>
          <table:table-cell table:formula="of:=[.E267]/1000" office:value-type="float" office:value="312.56625" calcext:value-type="float">
            <text:p>312,56625</text:p>
          </table:table-cell>
        </table:table-row>
        <table:table-row table:style-name="ro1">
          <table:table-cell table:formula="of:=[.A267]+1/17875" office:value-type="float" office:value="0.0148811188811188" calcext:value-type="float">
            <text:p>0,014881118881119</text:p>
          </table:table-cell>
          <table:table-cell office:value-type="float" office:value="312.1" calcext:value-type="float">
            <text:p>312,1</text:p>
          </table:table-cell>
          <table:table-cell office:value-type="float" office:value="0" calcext:value-type="float">
            <text:p>0</text:p>
          </table:table-cell>
          <table:table-cell table:formula="of:=([.C268]-[.C267])*17875" office:value-type="float" office:value="-17.875" calcext:value-type="float">
            <text:p>-17,875</text:p>
          </table:table-cell>
          <table:table-cell table:formula="of:=[.B268]/[.C268]-95-0.17*[.D268]/[.C268]" office:value-type="string" office:string-value="" calcext:value-type="error">
            <text:p>#ДЕЛ/0!</text:p>
          </table:table-cell>
          <table:table-cell table:formula="of:=[.E26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68]+1/17875" office:value-type="float" office:value="0.0149370629370629" calcext:value-type="float">
            <text:p>0,014937062937063</text:p>
          </table:table-cell>
          <table:table-cell office:value-type="float" office:value="308.2" calcext:value-type="float">
            <text:p>308,2</text:p>
          </table:table-cell>
          <table:table-cell office:value-type="float" office:value="0" calcext:value-type="float">
            <text:p>0</text:p>
          </table:table-cell>
          <table:table-cell table:formula="of:=([.C269]-[.C268])*17875" office:value-type="float" office:value="0" calcext:value-type="float">
            <text:p>0</text:p>
          </table:table-cell>
          <table:table-cell table:formula="of:=[.B269]/[.C269]-95-0.17*[.D269]/[.C269]" office:value-type="string" office:string-value="" calcext:value-type="error">
            <text:p>#ДЕЛ/0!</text:p>
          </table:table-cell>
          <table:table-cell table:formula="of:=[.E26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69]+1/17875" office:value-type="float" office:value="0.0149930069930069" calcext:value-type="float">
            <text:p>0,014993006993007</text:p>
          </table:table-cell>
          <table:table-cell office:value-type="float" office:value="304.8" calcext:value-type="float">
            <text:p>304,8</text:p>
          </table:table-cell>
          <table:table-cell office:value-type="float" office:value="0" calcext:value-type="float">
            <text:p>0</text:p>
          </table:table-cell>
          <table:table-cell table:formula="of:=([.C270]-[.C269])*17875" office:value-type="float" office:value="0" calcext:value-type="float">
            <text:p>0</text:p>
          </table:table-cell>
          <table:table-cell table:formula="of:=[.B270]/[.C270]-95-0.17*[.D270]/[.C270]" office:value-type="string" office:string-value="" calcext:value-type="error">
            <text:p>#ДЕЛ/0!</text:p>
          </table:table-cell>
          <table:table-cell table:formula="of:=[.E27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70]+1/17875" office:value-type="float" office:value="0.015048951048951" calcext:value-type="float">
            <text:p>0,015048951048951</text:p>
          </table:table-cell>
          <table:table-cell office:value-type="float" office:value="301.2" calcext:value-type="float">
            <text:p>301,2</text:p>
          </table:table-cell>
          <table:table-cell office:value-type="float" office:value="0" calcext:value-type="float">
            <text:p>0</text:p>
          </table:table-cell>
          <table:table-cell table:formula="of:=([.C271]-[.C270])*17875" office:value-type="float" office:value="0" calcext:value-type="float">
            <text:p>0</text:p>
          </table:table-cell>
          <table:table-cell table:formula="of:=[.B271]/[.C271]-95-0.17*[.D271]/[.C271]" office:value-type="string" office:string-value="" calcext:value-type="error">
            <text:p>#ДЕЛ/0!</text:p>
          </table:table-cell>
          <table:table-cell table:formula="of:=[.E27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71]+1/17875" office:value-type="float" office:value="0.0151048951048951" calcext:value-type="float">
            <text:p>0,015104895104895</text:p>
          </table:table-cell>
          <table:table-cell office:value-type="float" office:value="297.8" calcext:value-type="float">
            <text:p>297,8</text:p>
          </table:table-cell>
          <table:table-cell office:value-type="float" office:value="0" calcext:value-type="float">
            <text:p>0</text:p>
          </table:table-cell>
          <table:table-cell table:formula="of:=([.C272]-[.C271])*17875" office:value-type="float" office:value="0" calcext:value-type="float">
            <text:p>0</text:p>
          </table:table-cell>
          <table:table-cell table:formula="of:=[.B272]/[.C272]-95-0.17*[.D272]/[.C272]" office:value-type="string" office:string-value="" calcext:value-type="error">
            <text:p>#ДЕЛ/0!</text:p>
          </table:table-cell>
          <table:table-cell table:formula="of:=[.E27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72]+1/17875" office:value-type="float" office:value="0.0151608391608391" calcext:value-type="float">
            <text:p>0,015160839160839</text:p>
          </table:table-cell>
          <table:table-cell office:value-type="float" office:value="293.6" calcext:value-type="float">
            <text:p>293,6</text:p>
          </table:table-cell>
          <table:table-cell office:value-type="float" office:value="0" calcext:value-type="float">
            <text:p>0</text:p>
          </table:table-cell>
          <table:table-cell table:formula="of:=([.C273]-[.C272])*17875" office:value-type="float" office:value="0" calcext:value-type="float">
            <text:p>0</text:p>
          </table:table-cell>
          <table:table-cell table:formula="of:=[.B273]/[.C273]-95-0.17*[.D273]/[.C273]" office:value-type="string" office:string-value="" calcext:value-type="error">
            <text:p>#ДЕЛ/0!</text:p>
          </table:table-cell>
          <table:table-cell table:formula="of:=[.E27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73]+1/17875" office:value-type="float" office:value="0.0152167832167832" calcext:value-type="float">
            <text:p>0,015216783216783</text:p>
          </table:table-cell>
          <table:table-cell office:value-type="float" office:value="289.8" calcext:value-type="float">
            <text:p>289,8</text:p>
          </table:table-cell>
          <table:table-cell office:value-type="float" office:value="0.001" calcext:value-type="float">
            <text:p>0,001</text:p>
          </table:table-cell>
          <table:table-cell table:formula="of:=([.C274]-[.C273])*17875" office:value-type="float" office:value="17.875" calcext:value-type="float">
            <text:p>17,875</text:p>
          </table:table-cell>
          <table:table-cell table:formula="of:=[.B274]/[.C274]-95-0.17*[.D274]/[.C274]" office:value-type="float" office:value="286666.25" calcext:value-type="float">
            <text:p>286666,25</text:p>
          </table:table-cell>
          <table:table-cell table:formula="of:=[.E274]/1000" office:value-type="float" office:value="286.66625" calcext:value-type="float">
            <text:p>286,66625</text:p>
          </table:table-cell>
        </table:table-row>
        <table:table-row table:style-name="ro1">
          <table:table-cell table:formula="of:=[.A274]+1/17875" office:value-type="float" office:value="0.0152727272727272" calcext:value-type="float">
            <text:p>0,015272727272727</text:p>
          </table:table-cell>
          <table:table-cell office:value-type="float" office:value="285.2" calcext:value-type="float">
            <text:p>285,2</text:p>
          </table:table-cell>
          <table:table-cell office:value-type="float" office:value="0.001" calcext:value-type="float">
            <text:p>0,001</text:p>
          </table:table-cell>
          <table:table-cell table:formula="of:=([.C275]-[.C274])*17875" office:value-type="float" office:value="0" calcext:value-type="float">
            <text:p>0</text:p>
          </table:table-cell>
          <table:table-cell table:formula="of:=[.B275]/[.C275]-95-0.17*[.D275]/[.C275]" office:value-type="float" office:value="285105" calcext:value-type="float">
            <text:p>285105</text:p>
          </table:table-cell>
          <table:table-cell table:formula="of:=[.E275]/1000" office:value-type="float" office:value="285.105" calcext:value-type="float">
            <text:p>285,105</text:p>
          </table:table-cell>
        </table:table-row>
        <table:table-row table:style-name="ro1">
          <table:table-cell table:formula="of:=[.A275]+1/17875" office:value-type="float" office:value="0.0153286713286713" calcext:value-type="float">
            <text:p>0,015328671328671</text:p>
          </table:table-cell>
          <table:table-cell office:value-type="float" office:value="280.7" calcext:value-type="float">
            <text:p>280,7</text:p>
          </table:table-cell>
          <table:table-cell office:value-type="float" office:value="0" calcext:value-type="float">
            <text:p>0</text:p>
          </table:table-cell>
          <table:table-cell table:formula="of:=([.C276]-[.C275])*17875" office:value-type="float" office:value="-17.875" calcext:value-type="float">
            <text:p>-17,875</text:p>
          </table:table-cell>
          <table:table-cell table:formula="of:=[.B276]/[.C276]-95-0.17*[.D276]/[.C276]" office:value-type="string" office:string-value="" calcext:value-type="error">
            <text:p>#ДЕЛ/0!</text:p>
          </table:table-cell>
          <table:table-cell table:formula="of:=[.E27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76]+1/17875" office:value-type="float" office:value="0.0153846153846153" calcext:value-type="float">
            <text:p>0,015384615384615</text:p>
          </table:table-cell>
          <table:table-cell office:value-type="float" office:value="275.9" calcext:value-type="float">
            <text:p>275,9</text:p>
          </table:table-cell>
          <table:table-cell office:value-type="float" office:value="0" calcext:value-type="float">
            <text:p>0</text:p>
          </table:table-cell>
          <table:table-cell table:formula="of:=([.C277]-[.C276])*17875" office:value-type="float" office:value="0" calcext:value-type="float">
            <text:p>0</text:p>
          </table:table-cell>
          <table:table-cell table:formula="of:=[.B277]/[.C277]-95-0.17*[.D277]/[.C277]" office:value-type="string" office:string-value="" calcext:value-type="error">
            <text:p>#ДЕЛ/0!</text:p>
          </table:table-cell>
          <table:table-cell table:formula="of:=[.E27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77]+1/17875" office:value-type="float" office:value="0.0154405594405594" calcext:value-type="float">
            <text:p>0,015440559440559</text:p>
          </table:table-cell>
          <table:table-cell office:value-type="float" office:value="271.7" calcext:value-type="float">
            <text:p>271,7</text:p>
          </table:table-cell>
          <table:table-cell office:value-type="float" office:value="0" calcext:value-type="float">
            <text:p>0</text:p>
          </table:table-cell>
          <table:table-cell table:formula="of:=([.C278]-[.C277])*17875" office:value-type="float" office:value="0" calcext:value-type="float">
            <text:p>0</text:p>
          </table:table-cell>
          <table:table-cell table:formula="of:=[.B278]/[.C278]-95-0.17*[.D278]/[.C278]" office:value-type="string" office:string-value="" calcext:value-type="error">
            <text:p>#ДЕЛ/0!</text:p>
          </table:table-cell>
          <table:table-cell table:formula="of:=[.E27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78]+1/17875" office:value-type="float" office:value="0.0154965034965034" calcext:value-type="float">
            <text:p>0,015496503496504</text:p>
          </table:table-cell>
          <table:table-cell office:value-type="float" office:value="267.6" calcext:value-type="float">
            <text:p>267,6</text:p>
          </table:table-cell>
          <table:table-cell office:value-type="float" office:value="0.001" calcext:value-type="float">
            <text:p>0,001</text:p>
          </table:table-cell>
          <table:table-cell table:formula="of:=([.C279]-[.C278])*17875" office:value-type="float" office:value="17.875" calcext:value-type="float">
            <text:p>17,875</text:p>
          </table:table-cell>
          <table:table-cell table:formula="of:=[.B279]/[.C279]-95-0.17*[.D279]/[.C279]" office:value-type="float" office:value="264466.25" calcext:value-type="float">
            <text:p>264466,25</text:p>
          </table:table-cell>
          <table:table-cell table:formula="of:=[.E279]/1000" office:value-type="float" office:value="264.46625" calcext:value-type="float">
            <text:p>264,46625</text:p>
          </table:table-cell>
        </table:table-row>
        <table:table-row table:style-name="ro1">
          <table:table-cell table:formula="of:=[.A279]+1/17875" office:value-type="float" office:value="0.0155524475524475" calcext:value-type="float">
            <text:p>0,015552447552448</text:p>
          </table:table-cell>
          <table:table-cell office:value-type="float" office:value="263.3" calcext:value-type="float">
            <text:p>263,3</text:p>
          </table:table-cell>
          <table:table-cell office:value-type="float" office:value="0" calcext:value-type="float">
            <text:p>0</text:p>
          </table:table-cell>
          <table:table-cell table:formula="of:=([.C280]-[.C279])*17875" office:value-type="float" office:value="-17.875" calcext:value-type="float">
            <text:p>-17,875</text:p>
          </table:table-cell>
          <table:table-cell table:formula="of:=[.B280]/[.C280]-95-0.17*[.D280]/[.C280]" office:value-type="string" office:string-value="" calcext:value-type="error">
            <text:p>#ДЕЛ/0!</text:p>
          </table:table-cell>
          <table:table-cell table:formula="of:=[.E28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80]+1/17875" office:value-type="float" office:value="0.0156083916083916" calcext:value-type="float">
            <text:p>0,015608391608392</text:p>
          </table:table-cell>
          <table:table-cell office:value-type="float" office:value="260.2" calcext:value-type="float">
            <text:p>260,2</text:p>
          </table:table-cell>
          <table:table-cell office:value-type="float" office:value="0" calcext:value-type="float">
            <text:p>0</text:p>
          </table:table-cell>
          <table:table-cell table:formula="of:=([.C281]-[.C280])*17875" office:value-type="float" office:value="0" calcext:value-type="float">
            <text:p>0</text:p>
          </table:table-cell>
          <table:table-cell table:formula="of:=[.B281]/[.C281]-95-0.17*[.D281]/[.C281]" office:value-type="string" office:string-value="" calcext:value-type="error">
            <text:p>#ДЕЛ/0!</text:p>
          </table:table-cell>
          <table:table-cell table:formula="of:=[.E28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81]+1/17875" office:value-type="float" office:value="0.0156643356643356" calcext:value-type="float">
            <text:p>0,015664335664336</text:p>
          </table:table-cell>
          <table:table-cell office:value-type="float" office:value="255.7" calcext:value-type="float">
            <text:p>255,7</text:p>
          </table:table-cell>
          <table:table-cell office:value-type="float" office:value="0.001" calcext:value-type="float">
            <text:p>0,001</text:p>
          </table:table-cell>
          <table:table-cell table:formula="of:=([.C282]-[.C281])*17875" office:value-type="float" office:value="17.875" calcext:value-type="float">
            <text:p>17,875</text:p>
          </table:table-cell>
          <table:table-cell table:formula="of:=[.B282]/[.C282]-95-0.17*[.D282]/[.C282]" office:value-type="float" office:value="252566.25" calcext:value-type="float">
            <text:p>252566,25</text:p>
          </table:table-cell>
          <table:table-cell table:formula="of:=[.E282]/1000" office:value-type="float" office:value="252.56625" calcext:value-type="float">
            <text:p>252,56625</text:p>
          </table:table-cell>
        </table:table-row>
        <table:table-row table:style-name="ro1">
          <table:table-cell table:formula="of:=[.A282]+1/17875" office:value-type="float" office:value="0.0157202797202797" calcext:value-type="float">
            <text:p>0,01572027972028</text:p>
          </table:table-cell>
          <table:table-cell office:value-type="float" office:value="252.3" calcext:value-type="float">
            <text:p>252,3</text:p>
          </table:table-cell>
          <table:table-cell office:value-type="float" office:value="0" calcext:value-type="float">
            <text:p>0</text:p>
          </table:table-cell>
          <table:table-cell table:formula="of:=([.C283]-[.C282])*17875" office:value-type="float" office:value="-17.875" calcext:value-type="float">
            <text:p>-17,875</text:p>
          </table:table-cell>
          <table:table-cell table:formula="of:=[.B283]/[.C283]-95-0.17*[.D283]/[.C283]" office:value-type="string" office:string-value="" calcext:value-type="error">
            <text:p>#ДЕЛ/0!</text:p>
          </table:table-cell>
          <table:table-cell table:formula="of:=[.E28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283]+1/17875" office:value-type="float" office:value="0.0157762237762237" calcext:value-type="float">
            <text:p>0,015776223776224</text:p>
          </table:table-cell>
          <table:table-cell office:value-type="float" office:value="247.9" calcext:value-type="float">
            <text:p>247,9</text:p>
          </table:table-cell>
          <table:table-cell office:value-type="float" office:value="0.123" calcext:value-type="float">
            <text:p>0,123</text:p>
          </table:table-cell>
          <table:table-cell table:formula="of:=([.C284]-[.C283])*17875" office:value-type="float" office:value="2198.625" calcext:value-type="float">
            <text:p>2198,625</text:p>
          </table:table-cell>
          <table:table-cell table:formula="of:=[.B284]/[.C284]-95-0.17*[.D284]/[.C284]" office:value-type="float" office:value="-1118.30284552846" calcext:value-type="float">
            <text:p>-1118,30284552846</text:p>
          </table:table-cell>
          <table:table-cell table:formula="of:=[.E284]/1000" office:value-type="float" office:value="-1.11830284552846" calcext:value-type="float">
            <text:p>-1,11830284552846</text:p>
          </table:table-cell>
        </table:table-row>
        <table:table-row table:style-name="ro1">
          <table:table-cell table:formula="of:=[.A284]+1/17875" office:value-type="float" office:value="0.0158321678321678" calcext:value-type="float">
            <text:p>0,015832167832168</text:p>
          </table:table-cell>
          <table:table-cell office:value-type="float" office:value="243.4" calcext:value-type="float">
            <text:p>243,4</text:p>
          </table:table-cell>
          <table:table-cell office:value-type="float" office:value="0.171" calcext:value-type="float">
            <text:p>0,171</text:p>
          </table:table-cell>
          <table:table-cell table:formula="of:=([.C285]-[.C284])*17875" office:value-type="float" office:value="858" calcext:value-type="float">
            <text:p>858</text:p>
          </table:table-cell>
          <table:table-cell table:formula="of:=[.B285]/[.C285]-95-0.17*[.D285]/[.C285]" office:value-type="float" office:value="475.409356725146" calcext:value-type="float">
            <text:p>475,409356725146</text:p>
          </table:table-cell>
          <table:table-cell table:formula="of:=[.E285]/1000" office:value-type="float" office:value="0.475409356725146" calcext:value-type="float">
            <text:p>0,475409356725146</text:p>
          </table:table-cell>
        </table:table-row>
        <table:table-row table:style-name="ro1">
          <table:table-cell table:formula="of:=[.A285]+1/17875" office:value-type="float" office:value="0.0158881118881118" calcext:value-type="float">
            <text:p>0,015888111888112</text:p>
          </table:table-cell>
          <table:table-cell office:value-type="float" office:value="239.2" calcext:value-type="float">
            <text:p>239,2</text:p>
          </table:table-cell>
          <table:table-cell office:value-type="float" office:value="0.218" calcext:value-type="float">
            <text:p>0,218</text:p>
          </table:table-cell>
          <table:table-cell table:formula="of:=([.C286]-[.C285])*17875" office:value-type="float" office:value="840.125" calcext:value-type="float">
            <text:p>840,125</text:p>
          </table:table-cell>
          <table:table-cell table:formula="of:=[.B286]/[.C286]-95-0.17*[.D286]/[.C286]" office:value-type="float" office:value="347.104357798165" calcext:value-type="float">
            <text:p>347,104357798165</text:p>
          </table:table-cell>
          <table:table-cell table:formula="of:=[.E286]/1000" office:value-type="float" office:value="0.347104357798165" calcext:value-type="float">
            <text:p>0,347104357798165</text:p>
          </table:table-cell>
        </table:table-row>
        <table:table-row table:style-name="ro1">
          <table:table-cell table:formula="of:=[.A286]+1/17875" office:value-type="float" office:value="0.0159440559440559" calcext:value-type="float">
            <text:p>0,015944055944056</text:p>
          </table:table-cell>
          <table:table-cell office:value-type="float" office:value="234.4" calcext:value-type="float">
            <text:p>234,4</text:p>
          </table:table-cell>
          <table:table-cell office:value-type="float" office:value="0.282" calcext:value-type="float">
            <text:p>0,282</text:p>
          </table:table-cell>
          <table:table-cell table:formula="of:=([.C287]-[.C286])*17875" office:value-type="float" office:value="1144" calcext:value-type="float">
            <text:p>1144</text:p>
          </table:table-cell>
          <table:table-cell table:formula="of:=[.B287]/[.C287]-95-0.17*[.D287]/[.C287]" office:value-type="float" office:value="46.5602836879428" calcext:value-type="float">
            <text:p>46,5602836879428</text:p>
          </table:table-cell>
          <table:table-cell table:formula="of:=[.E287]/1000" office:value-type="float" office:value="0.0465602836879428" calcext:value-type="float">
            <text:p>0,046560283687943</text:p>
          </table:table-cell>
        </table:table-row>
        <table:table-row table:style-name="ro1">
          <table:table-cell table:formula="of:=[.A287]+1/17875" office:value-type="float" office:value="0.016" calcext:value-type="float">
            <text:p>0,016</text:p>
          </table:table-cell>
          <table:table-cell office:value-type="float" office:value="230.8" calcext:value-type="float">
            <text:p>230,8</text:p>
          </table:table-cell>
          <table:table-cell office:value-type="float" office:value="0.329" calcext:value-type="float">
            <text:p>0,329</text:p>
          </table:table-cell>
          <table:table-cell table:formula="of:=([.C288]-[.C287])*17875" office:value-type="float" office:value="840.125" calcext:value-type="float">
            <text:p>840,125</text:p>
          </table:table-cell>
          <table:table-cell table:formula="of:=[.B288]/[.C288]-95-0.17*[.D288]/[.C288]" office:value-type="float" office:value="172.412613981763" calcext:value-type="float">
            <text:p>172,412613981763</text:p>
          </table:table-cell>
          <table:table-cell table:formula="of:=[.E288]/1000" office:value-type="float" office:value="0.172412613981763" calcext:value-type="float">
            <text:p>0,172412613981763</text:p>
          </table:table-cell>
        </table:table-row>
        <table:table-row table:style-name="ro1">
          <table:table-cell table:formula="of:=[.A288]+1/17875" office:value-type="float" office:value="0.016055944055944" calcext:value-type="float">
            <text:p>0,016055944055944</text:p>
          </table:table-cell>
          <table:table-cell office:value-type="float" office:value="226.3" calcext:value-type="float">
            <text:p>226,3</text:p>
          </table:table-cell>
          <table:table-cell office:value-type="float" office:value="0.358" calcext:value-type="float">
            <text:p>0,358</text:p>
          </table:table-cell>
          <table:table-cell table:formula="of:=([.C289]-[.C288])*17875" office:value-type="float" office:value="518.374999999999" calcext:value-type="float">
            <text:p>518,374999999999</text:p>
          </table:table-cell>
          <table:table-cell table:formula="of:=[.B289]/[.C289]-95-0.17*[.D289]/[.C289]" office:value-type="float" office:value="290.96717877095" calcext:value-type="float">
            <text:p>290,96717877095</text:p>
          </table:table-cell>
          <table:table-cell table:formula="of:=[.E289]/1000" office:value-type="float" office:value="0.29096717877095" calcext:value-type="float">
            <text:p>0,29096717877095</text:p>
          </table:table-cell>
        </table:table-row>
        <table:table-row table:style-name="ro1">
          <table:table-cell table:formula="of:=[.A289]+1/17875" office:value-type="float" office:value="0.0161118881118881" calcext:value-type="float">
            <text:p>0,016111888111888</text:p>
          </table:table-cell>
          <table:table-cell office:value-type="float" office:value="222.6" calcext:value-type="float">
            <text:p>222,6</text:p>
          </table:table-cell>
          <table:table-cell office:value-type="float" office:value="0.371" calcext:value-type="float">
            <text:p>0,371</text:p>
          </table:table-cell>
          <table:table-cell table:formula="of:=([.C290]-[.C289])*17875" office:value-type="float" office:value="232.375" calcext:value-type="float">
            <text:p>232,375</text:p>
          </table:table-cell>
          <table:table-cell table:formula="of:=[.B290]/[.C290]-95-0.17*[.D290]/[.C290]" office:value-type="float" office:value="398.520889487871" calcext:value-type="float">
            <text:p>398,520889487871</text:p>
          </table:table-cell>
          <table:table-cell table:formula="of:=[.E290]/1000" office:value-type="float" office:value="0.39852088948787" calcext:value-type="float">
            <text:p>0,39852088948787</text:p>
          </table:table-cell>
        </table:table-row>
        <table:table-row table:style-name="ro1">
          <table:table-cell table:formula="of:=[.A290]+1/17875" office:value-type="float" office:value="0.0161678321678321" calcext:value-type="float">
            <text:p>0,016167832167832</text:p>
          </table:table-cell>
          <table:table-cell office:value-type="float" office:value="218.1" calcext:value-type="float">
            <text:p>218,1</text:p>
          </table:table-cell>
          <table:table-cell office:value-type="float" office:value="0.393" calcext:value-type="float">
            <text:p>0,393</text:p>
          </table:table-cell>
          <table:table-cell table:formula="of:=([.C291]-[.C290])*17875" office:value-type="float" office:value="393.25" calcext:value-type="float">
            <text:p>393,25</text:p>
          </table:table-cell>
          <table:table-cell table:formula="of:=[.B291]/[.C291]-95-0.17*[.D291]/[.C291]" office:value-type="float" office:value="289.85368956743" calcext:value-type="float">
            <text:p>289,85368956743</text:p>
          </table:table-cell>
          <table:table-cell table:formula="of:=[.E291]/1000" office:value-type="float" office:value="0.28985368956743" calcext:value-type="float">
            <text:p>0,28985368956743</text:p>
          </table:table-cell>
        </table:table-row>
        <table:table-row table:style-name="ro1">
          <table:table-cell table:formula="of:=[.A291]+1/17875" office:value-type="float" office:value="0.0162237762237762" calcext:value-type="float">
            <text:p>0,016223776223776</text:p>
          </table:table-cell>
          <table:table-cell office:value-type="float" office:value="213.1" calcext:value-type="float">
            <text:p>213,1</text:p>
          </table:table-cell>
          <table:table-cell office:value-type="float" office:value="0.409" calcext:value-type="float">
            <text:p>0,409</text:p>
          </table:table-cell>
          <table:table-cell table:formula="of:=([.C292]-[.C291])*17875" office:value-type="float" office:value="286" calcext:value-type="float">
            <text:p>286</text:p>
          </table:table-cell>
          <table:table-cell table:formula="of:=[.B292]/[.C292]-95-0.17*[.D292]/[.C292]" office:value-type="float" office:value="307.151589242054" calcext:value-type="float">
            <text:p>307,151589242054</text:p>
          </table:table-cell>
          <table:table-cell table:formula="of:=[.E292]/1000" office:value-type="float" office:value="0.307151589242054" calcext:value-type="float">
            <text:p>0,307151589242054</text:p>
          </table:table-cell>
        </table:table-row>
        <table:table-row table:style-name="ro1">
          <table:table-cell table:formula="of:=[.A292]+1/17875" office:value-type="float" office:value="0.0162797202797202" calcext:value-type="float">
            <text:p>0,01627972027972</text:p>
          </table:table-cell>
          <table:table-cell office:value-type="float" office:value="207.6" calcext:value-type="float">
            <text:p>207,6</text:p>
          </table:table-cell>
          <table:table-cell office:value-type="float" office:value="0.419" calcext:value-type="float">
            <text:p>0,419</text:p>
          </table:table-cell>
          <table:table-cell table:formula="of:=([.C293]-[.C292])*17875" office:value-type="float" office:value="178.749999999999" calcext:value-type="float">
            <text:p>178,749999999999</text:p>
          </table:table-cell>
          <table:table-cell table:formula="of:=[.B293]/[.C293]-95-0.17*[.D293]/[.C293]" office:value-type="float" office:value="327.941527446301" calcext:value-type="float">
            <text:p>327,941527446301</text:p>
          </table:table-cell>
          <table:table-cell table:formula="of:=[.E293]/1000" office:value-type="float" office:value="0.327941527446301" calcext:value-type="float">
            <text:p>0,327941527446301</text:p>
          </table:table-cell>
        </table:table-row>
        <table:table-row table:style-name="ro1">
          <table:table-cell table:formula="of:=[.A293]+1/17875" office:value-type="float" office:value="0.0163356643356643" calcext:value-type="float">
            <text:p>0,016335664335664</text:p>
          </table:table-cell>
          <table:table-cell office:value-type="float" office:value="203.5" calcext:value-type="float">
            <text:p>203,5</text:p>
          </table:table-cell>
          <table:table-cell office:value-type="float" office:value="0.441" calcext:value-type="float">
            <text:p>0,441</text:p>
          </table:table-cell>
          <table:table-cell table:formula="of:=([.C294]-[.C293])*17875" office:value-type="float" office:value="393.25" calcext:value-type="float">
            <text:p>393,25</text:p>
          </table:table-cell>
          <table:table-cell table:formula="of:=[.B294]/[.C294]-95-0.17*[.D294]/[.C294]" office:value-type="float" office:value="214.858276643991" calcext:value-type="float">
            <text:p>214,858276643991</text:p>
          </table:table-cell>
          <table:table-cell table:formula="of:=[.E294]/1000" office:value-type="float" office:value="0.214858276643991" calcext:value-type="float">
            <text:p>0,214858276643991</text:p>
          </table:table-cell>
        </table:table-row>
        <table:table-row table:style-name="ro1">
          <table:table-cell table:formula="of:=[.A294]+1/17875" office:value-type="float" office:value="0.0163916083916084" calcext:value-type="float">
            <text:p>0,016391608391608</text:p>
          </table:table-cell>
          <table:table-cell office:value-type="float" office:value="197.6" calcext:value-type="float">
            <text:p>197,6</text:p>
          </table:table-cell>
          <table:table-cell office:value-type="float" office:value="0.473" calcext:value-type="float">
            <text:p>0,473</text:p>
          </table:table-cell>
          <table:table-cell table:formula="of:=([.C295]-[.C294])*17875" office:value-type="float" office:value="572" calcext:value-type="float">
            <text:p>572</text:p>
          </table:table-cell>
          <table:table-cell table:formula="of:=[.B295]/[.C295]-95-0.17*[.D295]/[.C295]" office:value-type="float" office:value="117.177589852008" calcext:value-type="float">
            <text:p>117,177589852008</text:p>
          </table:table-cell>
          <table:table-cell table:formula="of:=[.E295]/1000" office:value-type="float" office:value="0.117177589852008" calcext:value-type="float">
            <text:p>0,117177589852008</text:p>
          </table:table-cell>
        </table:table-row>
        <table:table-row table:style-name="ro1">
          <table:table-cell table:formula="of:=[.A295]+1/17875" office:value-type="float" office:value="0.0164475524475524" calcext:value-type="float">
            <text:p>0,016447552447553</text:p>
          </table:table-cell>
          <table:table-cell office:value-type="float" office:value="192.5" calcext:value-type="float">
            <text:p>192,5</text:p>
          </table:table-cell>
          <table:table-cell office:value-type="float" office:value="0.467" calcext:value-type="float">
            <text:p>0,467</text:p>
          </table:table-cell>
          <table:table-cell table:formula="of:=([.C296]-[.C295])*17875" office:value-type="float" office:value="-107.25" calcext:value-type="float">
            <text:p>-107,25</text:p>
          </table:table-cell>
          <table:table-cell table:formula="of:=[.B296]/[.C296]-95-0.17*[.D296]/[.C296]" office:value-type="float" office:value="356.247323340471" calcext:value-type="float">
            <text:p>356,247323340471</text:p>
          </table:table-cell>
          <table:table-cell table:formula="of:=[.E296]/1000" office:value-type="float" office:value="0.356247323340471" calcext:value-type="float">
            <text:p>0,356247323340471</text:p>
          </table:table-cell>
        </table:table-row>
        <table:table-row table:style-name="ro1">
          <table:table-cell table:formula="of:=[.A296]+1/17875" office:value-type="float" office:value="0.0165034965034965" calcext:value-type="float">
            <text:p>0,016503496503497</text:p>
          </table:table-cell>
          <table:table-cell office:value-type="float" office:value="186.7" calcext:value-type="float">
            <text:p>186,7</text:p>
          </table:table-cell>
          <table:table-cell office:value-type="float" office:value="0.48" calcext:value-type="float">
            <text:p>0,48</text:p>
          </table:table-cell>
          <table:table-cell table:formula="of:=([.C297]-[.C296])*17875" office:value-type="float" office:value="232.374999999999" calcext:value-type="float">
            <text:p>232,374999999999</text:p>
          </table:table-cell>
          <table:table-cell table:formula="of:=[.B297]/[.C297]-95-0.17*[.D297]/[.C297]" office:value-type="float" office:value="211.658854166667" calcext:value-type="float">
            <text:p>211,658854166667</text:p>
          </table:table-cell>
          <table:table-cell table:formula="of:=[.E297]/1000" office:value-type="float" office:value="0.211658854166667" calcext:value-type="float">
            <text:p>0,211658854166667</text:p>
          </table:table-cell>
        </table:table-row>
        <table:table-row table:style-name="ro1">
          <table:table-cell table:formula="of:=[.A297]+1/17875" office:value-type="float" office:value="0.0165594405594405" calcext:value-type="float">
            <text:p>0,016559440559441</text:p>
          </table:table-cell>
          <table:table-cell office:value-type="float" office:value="181.4" calcext:value-type="float">
            <text:p>181,4</text:p>
          </table:table-cell>
          <table:table-cell office:value-type="float" office:value="0.53" calcext:value-type="float">
            <text:p>0,53</text:p>
          </table:table-cell>
          <table:table-cell table:formula="of:=([.C298]-[.C297])*17875" office:value-type="float" office:value="893.750000000001" calcext:value-type="float">
            <text:p>893,750000000001</text:p>
          </table:table-cell>
          <table:table-cell table:formula="of:=[.B298]/[.C298]-95-0.17*[.D298]/[.C298]" office:value-type="float" office:value="-39.4103773584908" calcext:value-type="float">
            <text:p>-39,4103773584908</text:p>
          </table:table-cell>
          <table:table-cell table:formula="of:=[.E298]/1000" office:value-type="float" office:value="-0.0394103773584908" calcext:value-type="float">
            <text:p>-0,039410377358491</text:p>
          </table:table-cell>
        </table:table-row>
        <table:table-row table:style-name="ro1">
          <table:table-cell table:formula="of:=[.A298]+1/17875" office:value-type="float" office:value="0.0166153846153846" calcext:value-type="float">
            <text:p>0,016615384615385</text:p>
          </table:table-cell>
          <table:table-cell office:value-type="float" office:value="175.3" calcext:value-type="float">
            <text:p>175,3</text:p>
          </table:table-cell>
          <table:table-cell office:value-type="float" office:value="0.57" calcext:value-type="float">
            <text:p>0,57</text:p>
          </table:table-cell>
          <table:table-cell table:formula="of:=([.C299]-[.C298])*17875" office:value-type="float" office:value="715.000000000001" calcext:value-type="float">
            <text:p>715,000000000001</text:p>
          </table:table-cell>
          <table:table-cell table:formula="of:=[.B299]/[.C299]-95-0.17*[.D299]/[.C299]" office:value-type="float" office:value="-0.701754385965131" calcext:value-type="float">
            <text:p>-0,701754385965131</text:p>
          </table:table-cell>
          <table:table-cell table:formula="of:=[.E299]/1000" office:value-type="float" office:value="-0.000701754385965131" calcext:value-type="float">
            <text:p>-0,000701754385965</text:p>
          </table:table-cell>
        </table:table-row>
        <table:table-row table:style-name="ro1">
          <table:table-cell table:formula="of:=[.A299]+1/17875" office:value-type="float" office:value="0.0166713286713286" calcext:value-type="float">
            <text:p>0,016671328671329</text:p>
          </table:table-cell>
          <table:table-cell office:value-type="float" office:value="169.5" calcext:value-type="float">
            <text:p>169,5</text:p>
          </table:table-cell>
          <table:table-cell office:value-type="float" office:value="0.631" calcext:value-type="float">
            <text:p>0,631</text:p>
          </table:table-cell>
          <table:table-cell table:formula="of:=([.C300]-[.C299])*17875" office:value-type="float" office:value="1090.375" calcext:value-type="float">
            <text:p>1090,375</text:p>
          </table:table-cell>
          <table:table-cell table:formula="of:=[.B300]/[.C300]-95-0.17*[.D300]/[.C300]" office:value-type="float" office:value="-120.140649762282" calcext:value-type="float">
            <text:p>-120,140649762282</text:p>
          </table:table-cell>
          <table:table-cell table:formula="of:=[.E300]/1000" office:value-type="float" office:value="-0.120140649762282" calcext:value-type="float">
            <text:p>-0,120140649762282</text:p>
          </table:table-cell>
        </table:table-row>
        <table:table-row table:style-name="ro1">
          <table:table-cell table:formula="of:=[.A300]+1/17875" office:value-type="float" office:value="0.0167272727272727" calcext:value-type="float">
            <text:p>0,016727272727273</text:p>
          </table:table-cell>
          <table:table-cell office:value-type="float" office:value="164.3" calcext:value-type="float">
            <text:p>164,3</text:p>
          </table:table-cell>
          <table:table-cell office:value-type="float" office:value="0.671" calcext:value-type="float">
            <text:p>0,671</text:p>
          </table:table-cell>
          <table:table-cell table:formula="of:=([.C301]-[.C300])*17875" office:value-type="float" office:value="715.000000000001" calcext:value-type="float">
            <text:p>715,000000000001</text:p>
          </table:table-cell>
          <table:table-cell table:formula="of:=[.B301]/[.C301]-95-0.17*[.D301]/[.C301]" office:value-type="float" office:value="-31.2891207153504" calcext:value-type="float">
            <text:p>-31,2891207153504</text:p>
          </table:table-cell>
          <table:table-cell table:formula="of:=[.E301]/1000" office:value-type="float" office:value="-0.0312891207153504" calcext:value-type="float">
            <text:p>-0,03128912071535</text:p>
          </table:table-cell>
        </table:table-row>
        <table:table-row table:style-name="ro1">
          <table:table-cell table:formula="of:=[.A301]+1/17875" office:value-type="float" office:value="0.0167832167832168" calcext:value-type="float">
            <text:p>0,016783216783217</text:p>
          </table:table-cell>
          <table:table-cell office:value-type="float" office:value="159.1" calcext:value-type="float">
            <text:p>159,1</text:p>
          </table:table-cell>
          <table:table-cell office:value-type="float" office:value="0.674" calcext:value-type="float">
            <text:p>0,674</text:p>
          </table:table-cell>
          <table:table-cell table:formula="of:=([.C302]-[.C301])*17875" office:value-type="float" office:value="53.6250000000001" calcext:value-type="float">
            <text:p>53,6250000000001</text:p>
          </table:table-cell>
          <table:table-cell table:formula="of:=[.B302]/[.C302]-95-0.17*[.D302]/[.C302]" office:value-type="float" office:value="127.527818991098" calcext:value-type="float">
            <text:p>127,527818991098</text:p>
          </table:table-cell>
          <table:table-cell table:formula="of:=[.E302]/1000" office:value-type="float" office:value="0.127527818991098" calcext:value-type="float">
            <text:p>0,127527818991098</text:p>
          </table:table-cell>
        </table:table-row>
        <table:table-row table:style-name="ro1">
          <table:table-cell table:formula="of:=[.A302]+1/17875" office:value-type="float" office:value="0.0168391608391608" calcext:value-type="float">
            <text:p>0,016839160839161</text:p>
          </table:table-cell>
          <table:table-cell office:value-type="float" office:value="153.2" calcext:value-type="float">
            <text:p>153,2</text:p>
          </table:table-cell>
          <table:table-cell office:value-type="float" office:value="0.666" calcext:value-type="float">
            <text:p>0,666</text:p>
          </table:table-cell>
          <table:table-cell table:formula="of:=([.C303]-[.C302])*17875" office:value-type="float" office:value="-143" calcext:value-type="float">
            <text:p>-143</text:p>
          </table:table-cell>
          <table:table-cell table:formula="of:=[.B303]/[.C303]-95-0.17*[.D303]/[.C303]" office:value-type="float" office:value="171.531531531532" calcext:value-type="float">
            <text:p>171,531531531532</text:p>
          </table:table-cell>
          <table:table-cell table:formula="of:=[.E303]/1000" office:value-type="float" office:value="0.171531531531532" calcext:value-type="float">
            <text:p>0,171531531531532</text:p>
          </table:table-cell>
        </table:table-row>
        <table:table-row table:style-name="ro1">
          <table:table-cell table:formula="of:=[.A303]+1/17875" office:value-type="float" office:value="0.0168951048951049" calcext:value-type="float">
            <text:p>0,016895104895105</text:p>
          </table:table-cell>
          <table:table-cell office:value-type="float" office:value="147.8" calcext:value-type="float">
            <text:p>147,8</text:p>
          </table:table-cell>
          <table:table-cell office:value-type="float" office:value="0.626" calcext:value-type="float">
            <text:p>0,626</text:p>
          </table:table-cell>
          <table:table-cell table:formula="of:=([.C304]-[.C303])*17875" office:value-type="float" office:value="-715.000000000001" calcext:value-type="float">
            <text:p>-715,000000000001</text:p>
          </table:table-cell>
          <table:table-cell table:formula="of:=[.B304]/[.C304]-95-0.17*[.D304]/[.C304]" office:value-type="float" office:value="335.271565495208" calcext:value-type="float">
            <text:p>335,271565495208</text:p>
          </table:table-cell>
          <table:table-cell table:formula="of:=[.E304]/1000" office:value-type="float" office:value="0.335271565495208" calcext:value-type="float">
            <text:p>0,335271565495208</text:p>
          </table:table-cell>
        </table:table-row>
        <table:table-row table:style-name="ro1">
          <table:table-cell table:formula="of:=[.A304]+1/17875" office:value-type="float" office:value="0.0169510489510489" calcext:value-type="float">
            <text:p>0,016951048951049</text:p>
          </table:table-cell>
          <table:table-cell office:value-type="float" office:value="142.8" calcext:value-type="float">
            <text:p>142,8</text:p>
          </table:table-cell>
          <table:table-cell office:value-type="float" office:value="0.578" calcext:value-type="float">
            <text:p>0,578</text:p>
          </table:table-cell>
          <table:table-cell table:formula="of:=([.C305]-[.C304])*17875" office:value-type="float" office:value="-858.000000000001" calcext:value-type="float">
            <text:p>-858,000000000001</text:p>
          </table:table-cell>
          <table:table-cell table:formula="of:=[.B305]/[.C305]-95-0.17*[.D305]/[.C305]" office:value-type="float" office:value="404.411764705883" calcext:value-type="float">
            <text:p>404,411764705883</text:p>
          </table:table-cell>
          <table:table-cell table:formula="of:=[.E305]/1000" office:value-type="float" office:value="0.404411764705883" calcext:value-type="float">
            <text:p>0,404411764705883</text:p>
          </table:table-cell>
        </table:table-row>
        <table:table-row table:style-name="ro1">
          <table:table-cell table:formula="of:=[.A305]+1/17875" office:value-type="float" office:value="0.017006993006993" calcext:value-type="float">
            <text:p>0,017006993006993</text:p>
          </table:table-cell>
          <table:table-cell office:value-type="float" office:value="137" calcext:value-type="float">
            <text:p>137</text:p>
          </table:table-cell>
          <table:table-cell office:value-type="float" office:value="0.557" calcext:value-type="float">
            <text:p>0,557</text:p>
          </table:table-cell>
          <table:table-cell table:formula="of:=([.C306]-[.C305])*17875" office:value-type="float" office:value="-375.374999999998" calcext:value-type="float">
            <text:p>-375,374999999998</text:p>
          </table:table-cell>
          <table:table-cell table:formula="of:=[.B306]/[.C306]-95-0.17*[.D306]/[.C306]" office:value-type="float" office:value="265.52737881508" calcext:value-type="float">
            <text:p>265,52737881508</text:p>
          </table:table-cell>
          <table:table-cell table:formula="of:=[.E306]/1000" office:value-type="float" office:value="0.26552737881508" calcext:value-type="float">
            <text:p>0,26552737881508</text:p>
          </table:table-cell>
        </table:table-row>
        <table:table-row table:style-name="ro1">
          <table:table-cell table:formula="of:=[.A306]+1/17875" office:value-type="float" office:value="0.017062937062937" calcext:value-type="float">
            <text:p>0,017062937062937</text:p>
          </table:table-cell>
          <table:table-cell office:value-type="float" office:value="131.3" calcext:value-type="float">
            <text:p>131,3</text:p>
          </table:table-cell>
          <table:table-cell office:value-type="float" office:value="0.549" calcext:value-type="float">
            <text:p>0,549</text:p>
          </table:table-cell>
          <table:table-cell table:formula="of:=([.C307]-[.C306])*17875" office:value-type="float" office:value="-143" calcext:value-type="float">
            <text:p>-143</text:p>
          </table:table-cell>
          <table:table-cell table:formula="of:=[.B307]/[.C307]-95-0.17*[.D307]/[.C307]" office:value-type="float" office:value="188.44262295082" calcext:value-type="float">
            <text:p>188,44262295082</text:p>
          </table:table-cell>
          <table:table-cell table:formula="of:=[.E307]/1000" office:value-type="float" office:value="0.18844262295082" calcext:value-type="float">
            <text:p>0,18844262295082</text:p>
          </table:table-cell>
        </table:table-row>
        <table:table-row table:style-name="ro1">
          <table:table-cell table:formula="of:=[.A307]+1/17875" office:value-type="float" office:value="0.0171188811188811" calcext:value-type="float">
            <text:p>0,017118881118881</text:p>
          </table:table-cell>
          <table:table-cell office:value-type="float" office:value="126" calcext:value-type="float">
            <text:p>126</text:p>
          </table:table-cell>
          <table:table-cell office:value-type="float" office:value="0.549" calcext:value-type="float">
            <text:p>0,549</text:p>
          </table:table-cell>
          <table:table-cell table:formula="of:=([.C308]-[.C307])*17875" office:value-type="float" office:value="0" calcext:value-type="float">
            <text:p>0</text:p>
          </table:table-cell>
          <table:table-cell table:formula="of:=[.B308]/[.C308]-95-0.17*[.D308]/[.C308]" office:value-type="float" office:value="134.508196721311" calcext:value-type="float">
            <text:p>134,508196721311</text:p>
          </table:table-cell>
          <table:table-cell table:formula="of:=[.E308]/1000" office:value-type="float" office:value="0.134508196721311" calcext:value-type="float">
            <text:p>0,134508196721311</text:p>
          </table:table-cell>
        </table:table-row>
        <table:table-row table:style-name="ro1">
          <table:table-cell table:formula="of:=[.A308]+1/17875" office:value-type="float" office:value="0.0171748251748252" calcext:value-type="float">
            <text:p>0,017174825174825</text:p>
          </table:table-cell>
          <table:table-cell office:value-type="float" office:value="119.9" calcext:value-type="float">
            <text:p>119,9</text:p>
          </table:table-cell>
          <table:table-cell office:value-type="float" office:value="0.542" calcext:value-type="float">
            <text:p>0,542</text:p>
          </table:table-cell>
          <table:table-cell table:formula="of:=([.C309]-[.C308])*17875" office:value-type="float" office:value="-125.125" calcext:value-type="float">
            <text:p>-125,125</text:p>
          </table:table-cell>
          <table:table-cell table:formula="of:=[.B309]/[.C309]-95-0.17*[.D309]/[.C309]" office:value-type="float" office:value="165.463560885609" calcext:value-type="float">
            <text:p>165,463560885609</text:p>
          </table:table-cell>
          <table:table-cell table:formula="of:=[.E309]/1000" office:value-type="float" office:value="0.165463560885609" calcext:value-type="float">
            <text:p>0,165463560885609</text:p>
          </table:table-cell>
        </table:table-row>
        <table:table-row table:style-name="ro1">
          <table:table-cell table:formula="of:=[.A309]+1/17875" office:value-type="float" office:value="0.0172307692307692" calcext:value-type="float">
            <text:p>0,017230769230769</text:p>
          </table:table-cell>
          <table:table-cell office:value-type="float" office:value="113.4" calcext:value-type="float">
            <text:p>113,4</text:p>
          </table:table-cell>
          <table:table-cell office:value-type="float" office:value="0.525" calcext:value-type="float">
            <text:p>0,525</text:p>
          </table:table-cell>
          <table:table-cell table:formula="of:=([.C310]-[.C309])*17875" office:value-type="float" office:value="-303.875" calcext:value-type="float">
            <text:p>-303,875</text:p>
          </table:table-cell>
          <table:table-cell table:formula="of:=[.B310]/[.C310]-95-0.17*[.D310]/[.C310]" office:value-type="float" office:value="219.397619047619" calcext:value-type="float">
            <text:p>219,397619047619</text:p>
          </table:table-cell>
          <table:table-cell table:formula="of:=[.E310]/1000" office:value-type="float" office:value="0.219397619047619" calcext:value-type="float">
            <text:p>0,219397619047619</text:p>
          </table:table-cell>
        </table:table-row>
        <table:table-row table:style-name="ro1">
          <table:table-cell table:formula="of:=[.A310]+1/17875" office:value-type="float" office:value="0.0172867132867133" calcext:value-type="float">
            <text:p>0,017286713286713</text:p>
          </table:table-cell>
          <table:table-cell office:value-type="float" office:value="107.8" calcext:value-type="float">
            <text:p>107,8</text:p>
          </table:table-cell>
          <table:table-cell office:value-type="float" office:value="0.528" calcext:value-type="float">
            <text:p>0,528</text:p>
          </table:table-cell>
          <table:table-cell table:formula="of:=([.C311]-[.C310])*17875" office:value-type="float" office:value="53.6250000000001" calcext:value-type="float">
            <text:p>53,6250000000001</text:p>
          </table:table-cell>
          <table:table-cell table:formula="of:=[.B311]/[.C311]-95-0.17*[.D311]/[.C311]" office:value-type="float" office:value="91.9010416666666" calcext:value-type="float">
            <text:p>91,9010416666666</text:p>
          </table:table-cell>
          <table:table-cell table:formula="of:=[.E311]/1000" office:value-type="float" office:value="0.0919010416666666" calcext:value-type="float">
            <text:p>0,091901041666667</text:p>
          </table:table-cell>
        </table:table-row>
        <table:table-row table:style-name="ro1">
          <table:table-cell table:formula="of:=[.A311]+1/17875" office:value-type="float" office:value="0.0173426573426573" calcext:value-type="float">
            <text:p>0,017342657342657</text:p>
          </table:table-cell>
          <table:table-cell office:value-type="float" office:value="101.7" calcext:value-type="float">
            <text:p>101,7</text:p>
          </table:table-cell>
          <table:table-cell office:value-type="float" office:value="0.53" calcext:value-type="float">
            <text:p>0,53</text:p>
          </table:table-cell>
          <table:table-cell table:formula="of:=([.C312]-[.C311])*17875" office:value-type="float" office:value="35.75" calcext:value-type="float">
            <text:p>35,75</text:p>
          </table:table-cell>
          <table:table-cell table:formula="of:=[.B312]/[.C312]-95-0.17*[.D312]/[.C312]" office:value-type="float" office:value="85.4198113207547" calcext:value-type="float">
            <text:p>85,4198113207547</text:p>
          </table:table-cell>
          <table:table-cell table:formula="of:=[.E312]/1000" office:value-type="float" office:value="0.0854198113207547" calcext:value-type="float">
            <text:p>0,085419811320755</text:p>
          </table:table-cell>
        </table:table-row>
        <table:table-row table:style-name="ro1">
          <table:table-cell table:formula="of:=[.A312]+1/17875" office:value-type="float" office:value="0.0173986013986014" calcext:value-type="float">
            <text:p>0,017398601398601</text:p>
          </table:table-cell>
          <table:table-cell office:value-type="float" office:value="95.6" calcext:value-type="float">
            <text:p>95,6</text:p>
          </table:table-cell>
          <table:table-cell office:value-type="float" office:value="0.551" calcext:value-type="float">
            <text:p>0,551</text:p>
          </table:table-cell>
          <table:table-cell table:formula="of:=([.C313]-[.C312])*17875" office:value-type="float" office:value="375.375" calcext:value-type="float">
            <text:p>375,375</text:p>
          </table:table-cell>
          <table:table-cell table:formula="of:=[.B313]/[.C313]-95-0.17*[.D313]/[.C313]" office:value-type="float" office:value="-37.3117059891108" calcext:value-type="float">
            <text:p>-37,3117059891108</text:p>
          </table:table-cell>
          <table:table-cell table:formula="of:=[.E313]/1000" office:value-type="float" office:value="-0.0373117059891108" calcext:value-type="float">
            <text:p>-0,037311705989111</text:p>
          </table:table-cell>
        </table:table-row>
        <table:table-row table:style-name="ro1">
          <table:table-cell table:formula="of:=[.A313]+1/17875" office:value-type="float" office:value="0.0174545454545454" calcext:value-type="float">
            <text:p>0,017454545454546</text:p>
          </table:table-cell>
          <table:table-cell office:value-type="float" office:value="88.7" calcext:value-type="float">
            <text:p>88,7</text:p>
          </table:table-cell>
          <table:table-cell office:value-type="float" office:value="0.557" calcext:value-type="float">
            <text:p>0,557</text:p>
          </table:table-cell>
          <table:table-cell table:formula="of:=([.C314]-[.C313])*17875" office:value-type="float" office:value="107.25" calcext:value-type="float">
            <text:p>107,25</text:p>
          </table:table-cell>
          <table:table-cell table:formula="of:=[.B314]/[.C314]-95-0.17*[.D314]/[.C314]" office:value-type="float" office:value="31.5125673249551" calcext:value-type="float">
            <text:p>31,5125673249551</text:p>
          </table:table-cell>
          <table:table-cell table:formula="of:=[.E314]/1000" office:value-type="float" office:value="0.0315125673249551" calcext:value-type="float">
            <text:p>0,031512567324955</text:p>
          </table:table-cell>
        </table:table-row>
        <table:table-row table:style-name="ro1">
          <table:table-cell table:formula="of:=[.A314]+1/17875" office:value-type="float" office:value="0.0175104895104895" calcext:value-type="float">
            <text:p>0,01751048951049</text:p>
          </table:table-cell>
          <table:table-cell office:value-type="float" office:value="82.1" calcext:value-type="float">
            <text:p>82,1</text:p>
          </table:table-cell>
          <table:table-cell office:value-type="float" office:value="0.531" calcext:value-type="float">
            <text:p>0,531</text:p>
          </table:table-cell>
          <table:table-cell table:formula="of:=([.C315]-[.C314])*17875" office:value-type="float" office:value="-464.75" calcext:value-type="float">
            <text:p>-464,75</text:p>
          </table:table-cell>
          <table:table-cell table:formula="of:=[.B315]/[.C315]-95-0.17*[.D315]/[.C315]" office:value-type="float" office:value="208.40395480226" calcext:value-type="float">
            <text:p>208,40395480226</text:p>
          </table:table-cell>
          <table:table-cell table:formula="of:=[.E315]/1000" office:value-type="float" office:value="0.20840395480226" calcext:value-type="float">
            <text:p>0,20840395480226</text:p>
          </table:table-cell>
        </table:table-row>
        <table:table-row table:style-name="ro1">
          <table:table-cell table:formula="of:=[.A315]+1/17875" office:value-type="float" office:value="0.0175664335664336" calcext:value-type="float">
            <text:p>0,017566433566434</text:p>
          </table:table-cell>
          <table:table-cell office:value-type="float" office:value="75.3" calcext:value-type="float">
            <text:p>75,3</text:p>
          </table:table-cell>
          <table:table-cell office:value-type="float" office:value="0.496" calcext:value-type="float">
            <text:p>0,496</text:p>
          </table:table-cell>
          <table:table-cell table:formula="of:=([.C316]-[.C315])*17875" office:value-type="float" office:value="-625.625000000001" calcext:value-type="float">
            <text:p>-625,625000000001</text:p>
          </table:table-cell>
          <table:table-cell table:formula="of:=[.B316]/[.C316]-95-0.17*[.D316]/[.C316]" office:value-type="float" office:value="271.242439516129" calcext:value-type="float">
            <text:p>271,242439516129</text:p>
          </table:table-cell>
          <table:table-cell table:formula="of:=[.E316]/1000" office:value-type="float" office:value="0.271242439516129" calcext:value-type="float">
            <text:p>0,271242439516129</text:p>
          </table:table-cell>
        </table:table-row>
        <table:table-row table:style-name="ro1">
          <table:table-cell table:formula="of:=[.A316]+1/17875" office:value-type="float" office:value="0.0176223776223776" calcext:value-type="float">
            <text:p>0,017622377622378</text:p>
          </table:table-cell>
          <table:table-cell office:value-type="float" office:value="68.4" calcext:value-type="float">
            <text:p>68,4</text:p>
          </table:table-cell>
          <table:table-cell office:value-type="float" office:value="0.444" calcext:value-type="float">
            <text:p>0,444</text:p>
          </table:table-cell>
          <table:table-cell table:formula="of:=([.C317]-[.C316])*17875" office:value-type="float" office:value="-929.5" calcext:value-type="float">
            <text:p>-929,5</text:p>
          </table:table-cell>
          <table:table-cell table:formula="of:=[.B317]/[.C317]-95-0.17*[.D317]/[.C317]" office:value-type="float" office:value="414.943693693694" calcext:value-type="float">
            <text:p>414,943693693694</text:p>
          </table:table-cell>
          <table:table-cell table:formula="of:=[.E317]/1000" office:value-type="float" office:value="0.414943693693694" calcext:value-type="float">
            <text:p>0,414943693693694</text:p>
          </table:table-cell>
        </table:table-row>
        <table:table-row table:style-name="ro1">
          <table:table-cell table:formula="of:=[.A317]+1/17875" office:value-type="float" office:value="0.0176783216783217" calcext:value-type="float">
            <text:p>0,017678321678322</text:p>
          </table:table-cell>
          <table:table-cell office:value-type="float" office:value="61.6" calcext:value-type="float">
            <text:p>61,6</text:p>
          </table:table-cell>
          <table:table-cell office:value-type="float" office:value="0.388" calcext:value-type="float">
            <text:p>0,388</text:p>
          </table:table-cell>
          <table:table-cell table:formula="of:=([.C318]-[.C317])*17875" office:value-type="float" office:value="-1001" calcext:value-type="float">
            <text:p>-1001</text:p>
          </table:table-cell>
          <table:table-cell table:formula="of:=[.B318]/[.C318]-95-0.17*[.D318]/[.C318]" office:value-type="float" office:value="502.345360824742" calcext:value-type="float">
            <text:p>502,345360824742</text:p>
          </table:table-cell>
          <table:table-cell table:formula="of:=[.E318]/1000" office:value-type="float" office:value="0.502345360824742" calcext:value-type="float">
            <text:p>0,502345360824742</text:p>
          </table:table-cell>
        </table:table-row>
        <table:table-row table:style-name="ro1">
          <table:table-cell table:formula="of:=[.A318]+1/17875" office:value-type="float" office:value="0.0177342657342657" calcext:value-type="float">
            <text:p>0,017734265734266</text:p>
          </table:table-cell>
          <table:table-cell office:value-type="float" office:value="54.8" calcext:value-type="float">
            <text:p>54,8</text:p>
          </table:table-cell>
          <table:table-cell office:value-type="float" office:value="0.355" calcext:value-type="float">
            <text:p>0,355</text:p>
          </table:table-cell>
          <table:table-cell table:formula="of:=([.C319]-[.C318])*17875" office:value-type="float" office:value="-589.875000000001" calcext:value-type="float">
            <text:p>-589,875000000001</text:p>
          </table:table-cell>
          <table:table-cell table:formula="of:=[.B319]/[.C319]-95-0.17*[.D319]/[.C319]" office:value-type="float" office:value="341.841549295775" calcext:value-type="float">
            <text:p>341,841549295775</text:p>
          </table:table-cell>
          <table:table-cell table:formula="of:=[.E319]/1000" office:value-type="float" office:value="0.341841549295775" calcext:value-type="float">
            <text:p>0,341841549295775</text:p>
          </table:table-cell>
        </table:table-row>
        <table:table-row table:style-name="ro1">
          <table:table-cell table:formula="of:=[.A319]+1/17875" office:value-type="float" office:value="0.0177902097902098" calcext:value-type="float">
            <text:p>0,01779020979021</text:p>
          </table:table-cell>
          <table:table-cell office:value-type="float" office:value="48.7" calcext:value-type="float">
            <text:p>48,7</text:p>
          </table:table-cell>
          <table:table-cell office:value-type="float" office:value="0.335" calcext:value-type="float">
            <text:p>0,335</text:p>
          </table:table-cell>
          <table:table-cell table:formula="of:=([.C320]-[.C319])*17875" office:value-type="float" office:value="-357.499999999999" calcext:value-type="float">
            <text:p>-357,499999999999</text:p>
          </table:table-cell>
          <table:table-cell table:formula="of:=[.B320]/[.C320]-95-0.17*[.D320]/[.C320]" office:value-type="float" office:value="231.791044776119" calcext:value-type="float">
            <text:p>231,791044776119</text:p>
          </table:table-cell>
          <table:table-cell table:formula="of:=[.E320]/1000" office:value-type="float" office:value="0.231791044776119" calcext:value-type="float">
            <text:p>0,231791044776119</text:p>
          </table:table-cell>
        </table:table-row>
        <table:table-row table:style-name="ro1">
          <table:table-cell table:formula="of:=[.A320]+1/17875" office:value-type="float" office:value="0.0178461538461538" calcext:value-type="float">
            <text:p>0,017846153846154</text:p>
          </table:table-cell>
          <table:table-cell office:value-type="float" office:value="41.6" calcext:value-type="float">
            <text:p>41,6</text:p>
          </table:table-cell>
          <table:table-cell office:value-type="float" office:value="0.326" calcext:value-type="float">
            <text:p>0,326</text:p>
          </table:table-cell>
          <table:table-cell table:formula="of:=([.C321]-[.C320])*17875" office:value-type="float" office:value="-160.875" calcext:value-type="float">
            <text:p>-160,875</text:p>
          </table:table-cell>
          <table:table-cell table:formula="of:=[.B321]/[.C321]-95-0.17*[.D321]/[.C321]" office:value-type="float" office:value="116.499233128834" calcext:value-type="float">
            <text:p>116,499233128834</text:p>
          </table:table-cell>
          <table:table-cell table:formula="of:=[.E321]/1000" office:value-type="float" office:value="0.116499233128834" calcext:value-type="float">
            <text:p>0,116499233128834</text:p>
          </table:table-cell>
        </table:table-row>
        <table:table-row table:style-name="ro1">
          <table:table-cell table:formula="of:=[.A321]+1/17875" office:value-type="float" office:value="0.0179020979020979" calcext:value-type="float">
            <text:p>0,017902097902098</text:p>
          </table:table-cell>
          <table:table-cell office:value-type="float" office:value="35.1" calcext:value-type="float">
            <text:p>35,1</text:p>
          </table:table-cell>
          <table:table-cell office:value-type="float" office:value="0.314" calcext:value-type="float">
            <text:p>0,314</text:p>
          </table:table-cell>
          <table:table-cell table:formula="of:=([.C322]-[.C321])*17875" office:value-type="float" office:value="-214.5" calcext:value-type="float">
            <text:p>-214,5</text:p>
          </table:table-cell>
          <table:table-cell table:formula="of:=[.B322]/[.C322]-95-0.17*[.D322]/[.C322]" office:value-type="float" office:value="132.914012738854" calcext:value-type="float">
            <text:p>132,914012738854</text:p>
          </table:table-cell>
          <table:table-cell table:formula="of:=[.E322]/1000" office:value-type="float" office:value="0.132914012738854" calcext:value-type="float">
            <text:p>0,132914012738854</text:p>
          </table:table-cell>
        </table:table-row>
        <table:table-row table:style-name="ro1">
          <table:table-cell table:formula="of:=[.A322]+1/17875" office:value-type="float" office:value="0.017958041958042" calcext:value-type="float">
            <text:p>0,017958041958042</text:p>
          </table:table-cell>
          <table:table-cell office:value-type="float" office:value="29.2" calcext:value-type="float">
            <text:p>29,2</text:p>
          </table:table-cell>
          <table:table-cell office:value-type="float" office:value="0.29" calcext:value-type="float">
            <text:p>0,29</text:p>
          </table:table-cell>
          <table:table-cell table:formula="of:=([.C323]-[.C322])*17875" office:value-type="float" office:value="-429" calcext:value-type="float">
            <text:p>-429</text:p>
          </table:table-cell>
          <table:table-cell table:formula="of:=[.B323]/[.C323]-95-0.17*[.D323]/[.C323]" office:value-type="float" office:value="257.172413793104" calcext:value-type="float">
            <text:p>257,172413793104</text:p>
          </table:table-cell>
          <table:table-cell table:formula="of:=[.E323]/1000" office:value-type="float" office:value="0.257172413793104" calcext:value-type="float">
            <text:p>0,257172413793104</text:p>
          </table:table-cell>
        </table:table-row>
        <table:table-row table:style-name="ro1">
          <table:table-cell table:formula="of:=[.A323]+1/17875" office:value-type="float" office:value="0.018013986013986" calcext:value-type="float">
            <text:p>0,018013986013986</text:p>
          </table:table-cell>
          <table:table-cell office:value-type="float" office:value="23.4" calcext:value-type="float">
            <text:p>23,4</text:p>
          </table:table-cell>
          <table:table-cell office:value-type="float" office:value="0.276" calcext:value-type="float">
            <text:p>0,276</text:p>
          </table:table-cell>
          <table:table-cell table:formula="of:=([.C324]-[.C323])*17875" office:value-type="float" office:value="-250.249999999999" calcext:value-type="float">
            <text:p>-250,249999999999</text:p>
          </table:table-cell>
          <table:table-cell table:formula="of:=[.B324]/[.C324]-95-0.17*[.D324]/[.C324]" office:value-type="float" office:value="143.922101449275" calcext:value-type="float">
            <text:p>143,922101449275</text:p>
          </table:table-cell>
          <table:table-cell table:formula="of:=[.E324]/1000" office:value-type="float" office:value="0.143922101449275" calcext:value-type="float">
            <text:p>0,143922101449275</text:p>
          </table:table-cell>
        </table:table-row>
        <table:table-row table:style-name="ro1">
          <table:table-cell table:formula="of:=[.A324]+1/17875" office:value-type="float" office:value="0.0180699300699301" calcext:value-type="float">
            <text:p>0,01806993006993</text:p>
          </table:table-cell>
          <table:table-cell office:value-type="float" office:value="18.4" calcext:value-type="float">
            <text:p>18,4</text:p>
          </table:table-cell>
          <table:table-cell office:value-type="float" office:value="0.261" calcext:value-type="float">
            <text:p>0,261</text:p>
          </table:table-cell>
          <table:table-cell table:formula="of:=([.C325]-[.C324])*17875" office:value-type="float" office:value="-268.125" calcext:value-type="float">
            <text:p>-268,125</text:p>
          </table:table-cell>
          <table:table-cell table:formula="of:=[.B325]/[.C325]-95-0.17*[.D325]/[.C325]" office:value-type="float" office:value="150.138888888889" calcext:value-type="float">
            <text:p>150,138888888889</text:p>
          </table:table-cell>
          <table:table-cell table:formula="of:=[.E325]/1000" office:value-type="float" office:value="0.150138888888889" calcext:value-type="float">
            <text:p>0,150138888888889</text:p>
          </table:table-cell>
        </table:table-row>
        <table:table-row table:style-name="ro1">
          <table:table-cell table:formula="of:=[.A325]+1/17875" office:value-type="float" office:value="0.0181258741258741" calcext:value-type="float">
            <text:p>0,018125874125874</text:p>
          </table:table-cell>
          <table:table-cell office:value-type="float" office:value="13.5" calcext:value-type="float">
            <text:p>13,5</text:p>
          </table:table-cell>
          <table:table-cell office:value-type="float" office:value="0.255" calcext:value-type="float">
            <text:p>0,255</text:p>
          </table:table-cell>
          <table:table-cell table:formula="of:=([.C326]-[.C325])*17875" office:value-type="float" office:value="-107.25" calcext:value-type="float">
            <text:p>-107,25</text:p>
          </table:table-cell>
          <table:table-cell table:formula="of:=[.B326]/[.C326]-95-0.17*[.D326]/[.C326]" office:value-type="float" office:value="29.4411764705883" calcext:value-type="float">
            <text:p>29,4411764705883</text:p>
          </table:table-cell>
          <table:table-cell table:formula="of:=[.E326]/1000" office:value-type="float" office:value="0.0294411764705883" calcext:value-type="float">
            <text:p>0,029441176470588</text:p>
          </table:table-cell>
        </table:table-row>
        <table:table-row table:style-name="ro1">
          <table:table-cell table:formula="of:=[.A326]+1/17875" office:value-type="float" office:value="0.0181818181818182" calcext:value-type="float">
            <text:p>0,018181818181818</text:p>
          </table:table-cell>
          <table:table-cell office:value-type="float" office:value="8.7" calcext:value-type="float">
            <text:p>8,7</text:p>
          </table:table-cell>
          <table:table-cell office:value-type="float" office:value="0.239" calcext:value-type="float">
            <text:p>0,239</text:p>
          </table:table-cell>
          <table:table-cell table:formula="of:=([.C327]-[.C326])*17875" office:value-type="float" office:value="-286" calcext:value-type="float">
            <text:p>-286</text:p>
          </table:table-cell>
          <table:table-cell table:formula="of:=[.B327]/[.C327]-95-0.17*[.D327]/[.C327]" office:value-type="float" office:value="144.832635983263" calcext:value-type="float">
            <text:p>144,832635983263</text:p>
          </table:table-cell>
          <table:table-cell table:formula="of:=[.E327]/1000" office:value-type="float" office:value="0.144832635983263" calcext:value-type="float">
            <text:p>0,144832635983263</text:p>
          </table:table-cell>
        </table:table-row>
        <table:table-row table:style-name="ro1">
          <table:table-cell table:formula="of:=[.A327]+1/17875" office:value-type="float" office:value="0.0182377622377622" calcext:value-type="float">
            <text:p>0,018237762237762</text:p>
          </table:table-cell>
          <table:table-cell office:value-type="float" office:value="3.2" calcext:value-type="float">
            <text:p>3,2</text:p>
          </table:table-cell>
          <table:table-cell office:value-type="float" office:value="0.239" calcext:value-type="float">
            <text:p>0,239</text:p>
          </table:table-cell>
          <table:table-cell table:formula="of:=([.C328]-[.C327])*17875" office:value-type="float" office:value="0" calcext:value-type="float">
            <text:p>0</text:p>
          </table:table-cell>
          <table:table-cell table:formula="of:=[.B328]/[.C328]-95-0.17*[.D328]/[.C328]" office:value-type="float" office:value="-81.6108786610879" calcext:value-type="float">
            <text:p>-81,6108786610879</text:p>
          </table:table-cell>
          <table:table-cell table:formula="of:=[.E328]/1000" office:value-type="float" office:value="-0.0816108786610879" calcext:value-type="float">
            <text:p>-0,081610878661088</text:p>
          </table:table-cell>
        </table:table-row>
        <table:table-row table:style-name="ro1">
          <table:table-cell table:formula="of:=[.A328]+1/17875" office:value-type="float" office:value="0.0182937062937063" calcext:value-type="float">
            <text:p>0,018293706293706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,218</text:p>
          </table:table-cell>
          <table:table-cell table:formula="of:=([.C329]-[.C328])*17875" office:value-type="float" office:value="-375.375" calcext:value-type="float">
            <text:p>-375,375</text:p>
          </table:table-cell>
          <table:table-cell table:formula="of:=[.B329]/[.C329]-95-0.17*[.D329]/[.C329]" office:value-type="float" office:value="197.723623853211" calcext:value-type="float">
            <text:p>197,723623853211</text:p>
          </table:table-cell>
          <table:table-cell table:formula="of:=[.E329]/1000" office:value-type="float" office:value="0.197723623853211" calcext:value-type="float">
            <text:p>0,197723623853211</text:p>
          </table:table-cell>
        </table:table-row>
        <table:table-row table:style-name="ro1">
          <table:table-cell table:formula="of:=[.A329]+1/17875" office:value-type="float" office:value="0.0183496503496504" calcext:value-type="float">
            <text:p>0,01834965034965</text:p>
          </table:table-cell>
          <table:table-cell office:value-type="float" office:value="0" calcext:value-type="float">
            <text:p>0</text:p>
          </table:table-cell>
          <table:table-cell office:value-type="float" office:value="0.187" calcext:value-type="float">
            <text:p>0,187</text:p>
          </table:table-cell>
          <table:table-cell table:formula="of:=([.C330]-[.C329])*17875" office:value-type="float" office:value="-554.125" calcext:value-type="float">
            <text:p>-554,125</text:p>
          </table:table-cell>
          <table:table-cell table:formula="of:=[.B330]/[.C330]-95-0.17*[.D330]/[.C330]" office:value-type="float" office:value="408.75" calcext:value-type="float">
            <text:p>408,75</text:p>
          </table:table-cell>
          <table:table-cell table:formula="of:=[.E330]/1000" office:value-type="float" office:value="0.40875" calcext:value-type="float">
            <text:p>0,40875</text:p>
          </table:table-cell>
        </table:table-row>
        <table:table-row table:style-name="ro1">
          <table:table-cell table:formula="of:=[.A330]+1/17875" office:value-type="float" office:value="0.0184055944055944" calcext:value-type="float">
            <text:p>0,018405594405595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,157</text:p>
          </table:table-cell>
          <table:table-cell table:formula="of:=([.C331]-[.C330])*17875" office:value-type="float" office:value="-536.25" calcext:value-type="float">
            <text:p>-536,25</text:p>
          </table:table-cell>
          <table:table-cell table:formula="of:=[.B331]/[.C331]-95-0.17*[.D331]/[.C331]" office:value-type="float" office:value="485.652866242038" calcext:value-type="float">
            <text:p>485,652866242038</text:p>
          </table:table-cell>
          <table:table-cell table:formula="of:=[.E331]/1000" office:value-type="float" office:value="0.485652866242038" calcext:value-type="float">
            <text:p>0,485652866242038</text:p>
          </table:table-cell>
        </table:table-row>
        <table:table-row table:style-name="ro1">
          <table:table-cell table:formula="of:=[.A331]+1/17875" office:value-type="float" office:value="0.0184615384615385" calcext:value-type="float">
            <text:p>0,018461538461539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,146</text:p>
          </table:table-cell>
          <table:table-cell table:formula="of:=([.C332]-[.C331])*17875" office:value-type="float" office:value="-196.625" calcext:value-type="float">
            <text:p>-196,625</text:p>
          </table:table-cell>
          <table:table-cell table:formula="of:=[.B332]/[.C332]-95-0.17*[.D332]/[.C332]" office:value-type="float" office:value="133.946917808219" calcext:value-type="float">
            <text:p>133,946917808219</text:p>
          </table:table-cell>
          <table:table-cell table:formula="of:=[.E332]/1000" office:value-type="float" office:value="0.133946917808219" calcext:value-type="float">
            <text:p>0,133946917808219</text:p>
          </table:table-cell>
        </table:table-row>
        <table:table-row table:style-name="ro1">
          <table:table-cell table:formula="of:=[.A332]+1/17875" office:value-type="float" office:value="0.0185174825174825" calcext:value-type="float">
            <text:p>0,018517482517483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,131</text:p>
          </table:table-cell>
          <table:table-cell table:formula="of:=([.C333]-[.C332])*17875" office:value-type="float" office:value="-268.125" calcext:value-type="float">
            <text:p>-268,125</text:p>
          </table:table-cell>
          <table:table-cell table:formula="of:=[.B333]/[.C333]-95-0.17*[.D333]/[.C333]" office:value-type="float" office:value="252.948473282442" calcext:value-type="float">
            <text:p>252,948473282442</text:p>
          </table:table-cell>
          <table:table-cell table:formula="of:=[.E333]/1000" office:value-type="float" office:value="0.252948473282442" calcext:value-type="float">
            <text:p>0,252948473282442</text:p>
          </table:table-cell>
        </table:table-row>
        <table:table-row table:style-name="ro1">
          <table:table-cell table:formula="of:=[.A333]+1/17875" office:value-type="float" office:value="0.0185734265734266" calcext:value-type="float">
            <text:p>0,018573426573427</text:p>
          </table:table-cell>
          <table:table-cell office:value-type="float" office:value="0" calcext:value-type="float">
            <text:p>0</text:p>
          </table:table-cell>
          <table:table-cell office:value-type="float" office:value="0.114" calcext:value-type="float">
            <text:p>0,114</text:p>
          </table:table-cell>
          <table:table-cell table:formula="of:=([.C334]-[.C333])*17875" office:value-type="float" office:value="-303.875" calcext:value-type="float">
            <text:p>-303,875</text:p>
          </table:table-cell>
          <table:table-cell table:formula="of:=[.B334]/[.C334]-95-0.17*[.D334]/[.C334]" office:value-type="float" office:value="358.146929824561" calcext:value-type="float">
            <text:p>358,146929824561</text:p>
          </table:table-cell>
          <table:table-cell table:formula="of:=[.E334]/1000" office:value-type="float" office:value="0.358146929824561" calcext:value-type="float">
            <text:p>0,358146929824561</text:p>
          </table:table-cell>
        </table:table-row>
        <table:table-row table:style-name="ro1">
          <table:table-cell table:formula="of:=[.A334]+1/17875" office:value-type="float" office:value="0.0186293706293706" calcext:value-type="float">
            <text:p>0,018629370629371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,115</text:p>
          </table:table-cell>
          <table:table-cell table:formula="of:=([.C335]-[.C334])*17875" office:value-type="float" office:value="17.875" calcext:value-type="float">
            <text:p>17,875</text:p>
          </table:table-cell>
          <table:table-cell table:formula="of:=[.B335]/[.C335]-95-0.17*[.D335]/[.C335]" office:value-type="float" office:value="-121.423913043478" calcext:value-type="float">
            <text:p>-121,423913043478</text:p>
          </table:table-cell>
          <table:table-cell table:formula="of:=[.E335]/1000" office:value-type="float" office:value="-0.121423913043478" calcext:value-type="float">
            <text:p>-0,121423913043478</text:p>
          </table:table-cell>
        </table:table-row>
        <table:table-row table:style-name="ro1">
          <table:table-cell table:formula="of:=[.A335]+1/17875" office:value-type="float" office:value="0.0186853146853147" calcext:value-type="float">
            <text:p>0,018685314685315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,097</text:p>
          </table:table-cell>
          <table:table-cell table:formula="of:=([.C336]-[.C335])*17875" office:value-type="float" office:value="-321.75" calcext:value-type="float">
            <text:p>-321,75</text:p>
          </table:table-cell>
          <table:table-cell table:formula="of:=[.B336]/[.C336]-95-0.17*[.D336]/[.C336]" office:value-type="float" office:value="468.89175257732" calcext:value-type="float">
            <text:p>468,89175257732</text:p>
          </table:table-cell>
          <table:table-cell table:formula="of:=[.E336]/1000" office:value-type="float" office:value="0.46889175257732" calcext:value-type="float">
            <text:p>0,46889175257732</text:p>
          </table:table-cell>
        </table:table-row>
        <table:table-row table:style-name="ro1">
          <table:table-cell table:formula="of:=[.A336]+1/17875" office:value-type="float" office:value="0.0187412587412588" calcext:value-type="float">
            <text:p>0,018741258741259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,077</text:p>
          </table:table-cell>
          <table:table-cell table:formula="of:=([.C337]-[.C336])*17875" office:value-type="float" office:value="-357.5" calcext:value-type="float">
            <text:p>-357,5</text:p>
          </table:table-cell>
          <table:table-cell table:formula="of:=[.B337]/[.C337]-95-0.17*[.D337]/[.C337]" office:value-type="float" office:value="694.285714285715" calcext:value-type="float">
            <text:p>694,285714285715</text:p>
          </table:table-cell>
          <table:table-cell table:formula="of:=[.E337]/1000" office:value-type="float" office:value="0.694285714285714" calcext:value-type="float">
            <text:p>0,694285714285714</text:p>
          </table:table-cell>
        </table:table-row>
        <table:table-row table:style-name="ro1">
          <table:table-cell table:formula="of:=[.A337]+1/17875" office:value-type="float" office:value="0.0187972027972028" calcext:value-type="float">
            <text:p>0,018797202797203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,065</text:p>
          </table:table-cell>
          <table:table-cell table:formula="of:=([.C338]-[.C337])*17875" office:value-type="float" office:value="-214.5" calcext:value-type="float">
            <text:p>-214,5</text:p>
          </table:table-cell>
          <table:table-cell table:formula="of:=[.B338]/[.C338]-95-0.17*[.D338]/[.C338]" office:value-type="float" office:value="466" calcext:value-type="float">
            <text:p>466</text:p>
          </table:table-cell>
          <table:table-cell table:formula="of:=[.E338]/1000" office:value-type="float" office:value="0.466" calcext:value-type="float">
            <text:p>0,466</text:p>
          </table:table-cell>
        </table:table-row>
        <table:table-row table:style-name="ro1">
          <table:table-cell table:formula="of:=[.A338]+1/17875" office:value-type="float" office:value="0.0188531468531469" calcext:value-type="float">
            <text:p>0,018853146853147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table:formula="of:=([.C339]-[.C338])*17875" office:value-type="float" office:value="-71.5000000000001" calcext:value-type="float">
            <text:p>-71,5000000000001</text:p>
          </table:table-cell>
          <table:table-cell table:formula="of:=[.B339]/[.C339]-95-0.17*[.D339]/[.C339]" office:value-type="float" office:value="104.262295081967" calcext:value-type="float">
            <text:p>104,262295081967</text:p>
          </table:table-cell>
          <table:table-cell table:formula="of:=[.E339]/1000" office:value-type="float" office:value="0.104262295081967" calcext:value-type="float">
            <text:p>0,104262295081967</text:p>
          </table:table-cell>
        </table:table-row>
        <table:table-row table:style-name="ro1">
          <table:table-cell table:formula="of:=[.A339]+1/17875" office:value-type="float" office:value="0.0189090909090909" calcext:value-type="float">
            <text:p>0,018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formula="of:=([.C340]-[.C339])*17875" office:value-type="float" office:value="-589.875" calcext:value-type="float">
            <text:p>-589,875</text:p>
          </table:table-cell>
          <table:table-cell table:formula="of:=[.B340]/[.C340]-95-0.17*[.D340]/[.C340]" office:value-type="float" office:value="3486.38392857143" calcext:value-type="float">
            <text:p>3486,38392857143</text:p>
          </table:table-cell>
          <table:table-cell table:formula="of:=[.E340]/1000" office:value-type="float" office:value="3.48638392857143" calcext:value-type="float">
            <text:p>3,48638392857143</text:p>
          </table:table-cell>
        </table:table-row>
        <table:table-row table:style-name="ro1">
          <table:table-cell table:formula="of:=[.A340]+1/17875" office:value-type="float" office:value="0.018965034965035" calcext:value-type="float">
            <text:p>0,018965034965035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formula="of:=([.C341]-[.C340])*17875" office:value-type="float" office:value="0" calcext:value-type="float">
            <text:p>0</text:p>
          </table:table-cell>
          <table:table-cell table:formula="of:=[.B341]/[.C341]-95-0.17*[.D341]/[.C341]" office:value-type="float" office:value="-95" calcext:value-type="float">
            <text:p>-95</text:p>
          </table:table-cell>
          <table:table-cell table:formula="of:=[.E341]/1000" office:value-type="float" office:value="-0.095" calcext:value-type="float">
            <text:p>-0,095</text:p>
          </table:table-cell>
        </table:table-row>
        <table:table-row table:style-name="ro1">
          <table:table-cell table:formula="of:=[.A341]+1/17875" office:value-type="float" office:value="0.019020979020979" calcext:value-type="float">
            <text:p>0,019020979020979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table:formula="of:=([.C342]-[.C341])*17875" office:value-type="float" office:value="-71.5" calcext:value-type="float">
            <text:p>-71,5</text:p>
          </table:table-cell>
          <table:table-cell table:formula="of:=[.B342]/[.C342]-95-0.17*[.D342]/[.C342]" office:value-type="float" office:value="411.458333333333" calcext:value-type="float">
            <text:p>411,458333333333</text:p>
          </table:table-cell>
          <table:table-cell table:formula="of:=[.E342]/1000" office:value-type="float" office:value="0.411458333333333" calcext:value-type="float">
            <text:p>0,411458333333333</text:p>
          </table:table-cell>
        </table:table-row>
        <table:table-row table:style-name="ro1">
          <table:table-cell table:formula="of:=[.A342]+1/17875" office:value-type="float" office:value="0.0190769230769231" calcext:value-type="float">
            <text:p>0,019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343]-[.C342])*17875" office:value-type="float" office:value="-268.125" calcext:value-type="float">
            <text:p>-268,125</text:p>
          </table:table-cell>
          <table:table-cell table:formula="of:=[.B343]/[.C343]-95-0.17*[.D343]/[.C343]" office:value-type="float" office:value="4969.58333333333" calcext:value-type="float">
            <text:p>4969,58333333333</text:p>
          </table:table-cell>
          <table:table-cell table:formula="of:=[.E343]/1000" office:value-type="float" office:value="4.96958333333333" calcext:value-type="float">
            <text:p>4,96958333333333</text:p>
          </table:table-cell>
        </table:table-row>
        <table:table-row table:style-name="ro1">
          <table:table-cell table:formula="of:=[.A343]+1/17875" office:value-type="float" office:value="0.0191328671328672" calcext:value-type="float">
            <text:p>0,0191328671328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44]-[.C343])*17875" office:value-type="float" office:value="-160.875" calcext:value-type="float">
            <text:p>-160,875</text:p>
          </table:table-cell>
          <table:table-cell table:formula="of:=[.B344]/[.C344]-95-0.17*[.D344]/[.C344]" office:value-type="string" office:string-value="" calcext:value-type="error">
            <text:p>#ДЕЛ/0!</text:p>
          </table:table-cell>
          <table:table-cell table:formula="of:=[.E34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44]+1/17875" office:value-type="float" office:value="0.0191888111888112" calcext:value-type="float">
            <text:p>0,01918881118881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45]-[.C344])*17875" office:value-type="float" office:value="17.875" calcext:value-type="float">
            <text:p>17,875</text:p>
          </table:table-cell>
          <table:table-cell table:formula="of:=[.B345]/[.C345]-95-0.17*[.D345]/[.C345]" office:value-type="float" office:value="-3133.75" calcext:value-type="float">
            <text:p>-3133,75</text:p>
          </table:table-cell>
          <table:table-cell table:formula="of:=[.E345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45]+1/17875" office:value-type="float" office:value="0.0192447552447553" calcext:value-type="float">
            <text:p>0,0192447552447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46]-[.C345])*17875" office:value-type="float" office:value="-17.875" calcext:value-type="float">
            <text:p>-17,875</text:p>
          </table:table-cell>
          <table:table-cell table:formula="of:=[.B346]/[.C346]-95-0.17*[.D346]/[.C346]" office:value-type="string" office:string-value="" calcext:value-type="error">
            <text:p>#ДЕЛ/0!</text:p>
          </table:table-cell>
          <table:table-cell table:formula="of:=[.E34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46]+1/17875" office:value-type="float" office:value="0.0193006993006993" calcext:value-type="float">
            <text:p>0,0193006993006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47]-[.C346])*17875" office:value-type="float" office:value="0" calcext:value-type="float">
            <text:p>0</text:p>
          </table:table-cell>
          <table:table-cell table:formula="of:=[.B347]/[.C347]-95-0.17*[.D347]/[.C347]" office:value-type="string" office:string-value="" calcext:value-type="error">
            <text:p>#ДЕЛ/0!</text:p>
          </table:table-cell>
          <table:table-cell table:formula="of:=[.E34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47]+1/17875" office:value-type="float" office:value="0.0193566433566434" calcext:value-type="float">
            <text:p>0,01935664335664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48]-[.C347])*17875" office:value-type="float" office:value="17.875" calcext:value-type="float">
            <text:p>17,875</text:p>
          </table:table-cell>
          <table:table-cell table:formula="of:=[.B348]/[.C348]-95-0.17*[.D348]/[.C348]" office:value-type="float" office:value="-3133.75" calcext:value-type="float">
            <text:p>-3133,75</text:p>
          </table:table-cell>
          <table:table-cell table:formula="of:=[.E348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48]+1/17875" office:value-type="float" office:value="0.0194125874125874" calcext:value-type="float">
            <text:p>0,019412587412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49]-[.C348])*17875" office:value-type="float" office:value="-17.875" calcext:value-type="float">
            <text:p>-17,875</text:p>
          </table:table-cell>
          <table:table-cell table:formula="of:=[.B349]/[.C349]-95-0.17*[.D349]/[.C349]" office:value-type="string" office:string-value="" calcext:value-type="error">
            <text:p>#ДЕЛ/0!</text:p>
          </table:table-cell>
          <table:table-cell table:formula="of:=[.E34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49]+1/17875" office:value-type="float" office:value="0.0194685314685315" calcext:value-type="float">
            <text:p>0,0194685314685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50]-[.C349])*17875" office:value-type="float" office:value="0" calcext:value-type="float">
            <text:p>0</text:p>
          </table:table-cell>
          <table:table-cell table:formula="of:=[.B350]/[.C350]-95-0.17*[.D350]/[.C350]" office:value-type="string" office:string-value="" calcext:value-type="error">
            <text:p>#ДЕЛ/0!</text:p>
          </table:table-cell>
          <table:table-cell table:formula="of:=[.E35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50]+1/17875" office:value-type="float" office:value="0.0195244755244756" calcext:value-type="float">
            <text:p>0,0195244755244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51]-[.C350])*17875" office:value-type="float" office:value="0" calcext:value-type="float">
            <text:p>0</text:p>
          </table:table-cell>
          <table:table-cell table:formula="of:=[.B351]/[.C351]-95-0.17*[.D351]/[.C351]" office:value-type="string" office:string-value="" calcext:value-type="error">
            <text:p>#ДЕЛ/0!</text:p>
          </table:table-cell>
          <table:table-cell table:formula="of:=[.E35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51]+1/17875" office:value-type="float" office:value="0.0195804195804196" calcext:value-type="float">
            <text:p>0,019580419580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52]-[.C351])*17875" office:value-type="float" office:value="0" calcext:value-type="float">
            <text:p>0</text:p>
          </table:table-cell>
          <table:table-cell table:formula="of:=[.B352]/[.C352]-95-0.17*[.D352]/[.C352]" office:value-type="string" office:string-value="" calcext:value-type="error">
            <text:p>#ДЕЛ/0!</text:p>
          </table:table-cell>
          <table:table-cell table:formula="of:=[.E35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52]+1/17875" office:value-type="float" office:value="0.0196363636363637" calcext:value-type="float">
            <text:p>0,01963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53]-[.C352])*17875" office:value-type="float" office:value="0" calcext:value-type="float">
            <text:p>0</text:p>
          </table:table-cell>
          <table:table-cell table:formula="of:=[.B353]/[.C353]-95-0.17*[.D353]/[.C353]" office:value-type="string" office:string-value="" calcext:value-type="error">
            <text:p>#ДЕЛ/0!</text:p>
          </table:table-cell>
          <table:table-cell table:formula="of:=[.E35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53]+1/17875" office:value-type="float" office:value="0.0196923076923077" calcext:value-type="float">
            <text:p>0,0196923076923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54]-[.C353])*17875" office:value-type="float" office:value="0" calcext:value-type="float">
            <text:p>0</text:p>
          </table:table-cell>
          <table:table-cell table:formula="of:=[.B354]/[.C354]-95-0.17*[.D354]/[.C354]" office:value-type="string" office:string-value="" calcext:value-type="error">
            <text:p>#ДЕЛ/0!</text:p>
          </table:table-cell>
          <table:table-cell table:formula="of:=[.E35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54]+1/17875" office:value-type="float" office:value="0.0197482517482518" calcext:value-type="float">
            <text:p>0,019748251748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55]-[.C354])*17875" office:value-type="float" office:value="0" calcext:value-type="float">
            <text:p>0</text:p>
          </table:table-cell>
          <table:table-cell table:formula="of:=[.B355]/[.C355]-95-0.17*[.D355]/[.C355]" office:value-type="string" office:string-value="" calcext:value-type="error">
            <text:p>#ДЕЛ/0!</text:p>
          </table:table-cell>
          <table:table-cell table:formula="of:=[.E35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55]+1/17875" office:value-type="float" office:value="0.0198041958041958" calcext:value-type="float">
            <text:p>0,019804195804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56]-[.C355])*17875" office:value-type="float" office:value="0" calcext:value-type="float">
            <text:p>0</text:p>
          </table:table-cell>
          <table:table-cell table:formula="of:=[.B356]/[.C356]-95-0.17*[.D356]/[.C356]" office:value-type="string" office:string-value="" calcext:value-type="error">
            <text:p>#ДЕЛ/0!</text:p>
          </table:table-cell>
          <table:table-cell table:formula="of:=[.E35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56]+1/17875" office:value-type="float" office:value="0.0198601398601399" calcext:value-type="float">
            <text:p>0,019860139860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57]-[.C356])*17875" office:value-type="float" office:value="0" calcext:value-type="float">
            <text:p>0</text:p>
          </table:table-cell>
          <table:table-cell table:formula="of:=[.B357]/[.C357]-95-0.17*[.D357]/[.C357]" office:value-type="string" office:string-value="" calcext:value-type="error">
            <text:p>#ДЕЛ/0!</text:p>
          </table:table-cell>
          <table:table-cell table:formula="of:=[.E35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57]+1/17875" office:value-type="float" office:value="0.019916083916084" calcext:value-type="float">
            <text:p>0,0199160839160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58]-[.C357])*17875" office:value-type="float" office:value="0" calcext:value-type="float">
            <text:p>0</text:p>
          </table:table-cell>
          <table:table-cell table:formula="of:=[.B358]/[.C358]-95-0.17*[.D358]/[.C358]" office:value-type="string" office:string-value="" calcext:value-type="error">
            <text:p>#ДЕЛ/0!</text:p>
          </table:table-cell>
          <table:table-cell table:formula="of:=[.E35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58]+1/17875" office:value-type="float" office:value="0.019972027972028" calcext:value-type="float">
            <text:p>0,01997202797202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59]-[.C358])*17875" office:value-type="float" office:value="17.875" calcext:value-type="float">
            <text:p>17,875</text:p>
          </table:table-cell>
          <table:table-cell table:formula="of:=[.B359]/[.C359]-95-0.17*[.D359]/[.C359]" office:value-type="float" office:value="-3133.75" calcext:value-type="float">
            <text:p>-3133,75</text:p>
          </table:table-cell>
          <table:table-cell table:formula="of:=[.E359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59]+1/17875" office:value-type="float" office:value="0.0200279720279721" calcext:value-type="float">
            <text:p>0,0200279720279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60]-[.C359])*17875" office:value-type="float" office:value="-17.875" calcext:value-type="float">
            <text:p>-17,875</text:p>
          </table:table-cell>
          <table:table-cell table:formula="of:=[.B360]/[.C360]-95-0.17*[.D360]/[.C360]" office:value-type="string" office:string-value="" calcext:value-type="error">
            <text:p>#ДЕЛ/0!</text:p>
          </table:table-cell>
          <table:table-cell table:formula="of:=[.E36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60]+1/17875" office:value-type="float" office:value="0.0200839160839161" calcext:value-type="float">
            <text:p>0,0200839160839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61]-[.C360])*17875" office:value-type="float" office:value="0" calcext:value-type="float">
            <text:p>0</text:p>
          </table:table-cell>
          <table:table-cell table:formula="of:=[.B361]/[.C361]-95-0.17*[.D361]/[.C361]" office:value-type="string" office:string-value="" calcext:value-type="error">
            <text:p>#ДЕЛ/0!</text:p>
          </table:table-cell>
          <table:table-cell table:formula="of:=[.E36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61]+1/17875" office:value-type="float" office:value="0.0201398601398602" calcext:value-type="float">
            <text:p>0,02013986013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62]-[.C361])*17875" office:value-type="float" office:value="0" calcext:value-type="float">
            <text:p>0</text:p>
          </table:table-cell>
          <table:table-cell table:formula="of:=[.B362]/[.C362]-95-0.17*[.D362]/[.C362]" office:value-type="string" office:string-value="" calcext:value-type="error">
            <text:p>#ДЕЛ/0!</text:p>
          </table:table-cell>
          <table:table-cell table:formula="of:=[.E36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62]+1/17875" office:value-type="float" office:value="0.0201958041958042" calcext:value-type="float">
            <text:p>0,0201958041958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63]-[.C362])*17875" office:value-type="float" office:value="0" calcext:value-type="float">
            <text:p>0</text:p>
          </table:table-cell>
          <table:table-cell table:formula="of:=[.B363]/[.C363]-95-0.17*[.D363]/[.C363]" office:value-type="string" office:string-value="" calcext:value-type="error">
            <text:p>#ДЕЛ/0!</text:p>
          </table:table-cell>
          <table:table-cell table:formula="of:=[.E36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63]+1/17875" office:value-type="float" office:value="0.0202517482517483" calcext:value-type="float">
            <text:p>0,02025174825174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64]-[.C363])*17875" office:value-type="float" office:value="17.875" calcext:value-type="float">
            <text:p>17,875</text:p>
          </table:table-cell>
          <table:table-cell table:formula="of:=[.B364]/[.C364]-95-0.17*[.D364]/[.C364]" office:value-type="float" office:value="-3133.75" calcext:value-type="float">
            <text:p>-3133,75</text:p>
          </table:table-cell>
          <table:table-cell table:formula="of:=[.E364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64]+1/17875" office:value-type="float" office:value="0.0203076923076924" calcext:value-type="float">
            <text:p>0,0203076923076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65]-[.C364])*17875" office:value-type="float" office:value="-17.875" calcext:value-type="float">
            <text:p>-17,875</text:p>
          </table:table-cell>
          <table:table-cell table:formula="of:=[.B365]/[.C365]-95-0.17*[.D365]/[.C365]" office:value-type="string" office:string-value="" calcext:value-type="error">
            <text:p>#ДЕЛ/0!</text:p>
          </table:table-cell>
          <table:table-cell table:formula="of:=[.E36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65]+1/17875" office:value-type="float" office:value="0.0203636363636364" calcext:value-type="float">
            <text:p>0,0203636363636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66]-[.C365])*17875" office:value-type="float" office:value="0" calcext:value-type="float">
            <text:p>0</text:p>
          </table:table-cell>
          <table:table-cell table:formula="of:=[.B366]/[.C366]-95-0.17*[.D366]/[.C366]" office:value-type="string" office:string-value="" calcext:value-type="error">
            <text:p>#ДЕЛ/0!</text:p>
          </table:table-cell>
          <table:table-cell table:formula="of:=[.E36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66]+1/17875" office:value-type="float" office:value="0.0204195804195805" calcext:value-type="float">
            <text:p>0,0204195804195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67]-[.C366])*17875" office:value-type="float" office:value="0" calcext:value-type="float">
            <text:p>0</text:p>
          </table:table-cell>
          <table:table-cell table:formula="of:=[.B367]/[.C367]-95-0.17*[.D367]/[.C367]" office:value-type="string" office:string-value="" calcext:value-type="error">
            <text:p>#ДЕЛ/0!</text:p>
          </table:table-cell>
          <table:table-cell table:formula="of:=[.E36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67]+1/17875" office:value-type="float" office:value="0.0204755244755245" calcext:value-type="float">
            <text:p>0,0204755244755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68]-[.C367])*17875" office:value-type="float" office:value="0" calcext:value-type="float">
            <text:p>0</text:p>
          </table:table-cell>
          <table:table-cell table:formula="of:=[.B368]/[.C368]-95-0.17*[.D368]/[.C368]" office:value-type="string" office:string-value="" calcext:value-type="error">
            <text:p>#ДЕЛ/0!</text:p>
          </table:table-cell>
          <table:table-cell table:formula="of:=[.E36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68]+1/17875" office:value-type="float" office:value="0.0205314685314686" calcext:value-type="float">
            <text:p>0,0205314685314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69]-[.C368])*17875" office:value-type="float" office:value="0" calcext:value-type="float">
            <text:p>0</text:p>
          </table:table-cell>
          <table:table-cell table:formula="of:=[.B369]/[.C369]-95-0.17*[.D369]/[.C369]" office:value-type="string" office:string-value="" calcext:value-type="error">
            <text:p>#ДЕЛ/0!</text:p>
          </table:table-cell>
          <table:table-cell table:formula="of:=[.E36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69]+1/17875" office:value-type="float" office:value="0.0205874125874126" calcext:value-type="float">
            <text:p>0,0205874125874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70]-[.C369])*17875" office:value-type="float" office:value="0" calcext:value-type="float">
            <text:p>0</text:p>
          </table:table-cell>
          <table:table-cell table:formula="of:=[.B370]/[.C370]-95-0.17*[.D370]/[.C370]" office:value-type="string" office:string-value="" calcext:value-type="error">
            <text:p>#ДЕЛ/0!</text:p>
          </table:table-cell>
          <table:table-cell table:formula="of:=[.E37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70]+1/17875" office:value-type="float" office:value="0.0206433566433567" calcext:value-type="float">
            <text:p>0,0206433566433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71]-[.C370])*17875" office:value-type="float" office:value="0" calcext:value-type="float">
            <text:p>0</text:p>
          </table:table-cell>
          <table:table-cell table:formula="of:=[.B371]/[.C371]-95-0.17*[.D371]/[.C371]" office:value-type="string" office:string-value="" calcext:value-type="error">
            <text:p>#ДЕЛ/0!</text:p>
          </table:table-cell>
          <table:table-cell table:formula="of:=[.E37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71]+1/17875" office:value-type="float" office:value="0.0206993006993008" calcext:value-type="float">
            <text:p>0,0206993006993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72]-[.C371])*17875" office:value-type="float" office:value="0" calcext:value-type="float">
            <text:p>0</text:p>
          </table:table-cell>
          <table:table-cell table:formula="of:=[.B372]/[.C372]-95-0.17*[.D372]/[.C372]" office:value-type="string" office:string-value="" calcext:value-type="error">
            <text:p>#ДЕЛ/0!</text:p>
          </table:table-cell>
          <table:table-cell table:formula="of:=[.E37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72]+1/17875" office:value-type="float" office:value="0.0207552447552448" calcext:value-type="float">
            <text:p>0,02075524475524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73]-[.C372])*17875" office:value-type="float" office:value="17.875" calcext:value-type="float">
            <text:p>17,875</text:p>
          </table:table-cell>
          <table:table-cell table:formula="of:=[.B373]/[.C373]-95-0.17*[.D373]/[.C373]" office:value-type="float" office:value="-3133.75" calcext:value-type="float">
            <text:p>-3133,75</text:p>
          </table:table-cell>
          <table:table-cell table:formula="of:=[.E373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73]+1/17875" office:value-type="float" office:value="0.0208111888111889" calcext:value-type="float">
            <text:p>0,0208111888111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74]-[.C373])*17875" office:value-type="float" office:value="-17.875" calcext:value-type="float">
            <text:p>-17,875</text:p>
          </table:table-cell>
          <table:table-cell table:formula="of:=[.B374]/[.C374]-95-0.17*[.D374]/[.C374]" office:value-type="string" office:string-value="" calcext:value-type="error">
            <text:p>#ДЕЛ/0!</text:p>
          </table:table-cell>
          <table:table-cell table:formula="of:=[.E37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74]+1/17875" office:value-type="float" office:value="0.0208671328671329" calcext:value-type="float">
            <text:p>0,02086713286713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75]-[.C374])*17875" office:value-type="float" office:value="17.875" calcext:value-type="float">
            <text:p>17,875</text:p>
          </table:table-cell>
          <table:table-cell table:formula="of:=[.B375]/[.C375]-95-0.17*[.D375]/[.C375]" office:value-type="float" office:value="-3133.75" calcext:value-type="float">
            <text:p>-3133,75</text:p>
          </table:table-cell>
          <table:table-cell table:formula="of:=[.E375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75]+1/17875" office:value-type="float" office:value="0.020923076923077" calcext:value-type="float">
            <text:p>0,020923076923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76]-[.C375])*17875" office:value-type="float" office:value="-17.875" calcext:value-type="float">
            <text:p>-17,875</text:p>
          </table:table-cell>
          <table:table-cell table:formula="of:=[.B376]/[.C376]-95-0.17*[.D376]/[.C376]" office:value-type="string" office:string-value="" calcext:value-type="error">
            <text:p>#ДЕЛ/0!</text:p>
          </table:table-cell>
          <table:table-cell table:formula="of:=[.E37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76]+1/17875" office:value-type="float" office:value="0.020979020979021" calcext:value-type="float">
            <text:p>0,0209790209790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77]-[.C376])*17875" office:value-type="float" office:value="0" calcext:value-type="float">
            <text:p>0</text:p>
          </table:table-cell>
          <table:table-cell table:formula="of:=[.B377]/[.C377]-95-0.17*[.D377]/[.C377]" office:value-type="string" office:string-value="" calcext:value-type="error">
            <text:p>#ДЕЛ/0!</text:p>
          </table:table-cell>
          <table:table-cell table:formula="of:=[.E37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77]+1/17875" office:value-type="float" office:value="0.0210349650349651" calcext:value-type="float">
            <text:p>0,021034965034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78]-[.C377])*17875" office:value-type="float" office:value="0" calcext:value-type="float">
            <text:p>0</text:p>
          </table:table-cell>
          <table:table-cell table:formula="of:=[.B378]/[.C378]-95-0.17*[.D378]/[.C378]" office:value-type="string" office:string-value="" calcext:value-type="error">
            <text:p>#ДЕЛ/0!</text:p>
          </table:table-cell>
          <table:table-cell table:formula="of:=[.E37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78]+1/17875" office:value-type="float" office:value="0.0210909090909092" calcext:value-type="float">
            <text:p>0,021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79]-[.C378])*17875" office:value-type="float" office:value="17.875" calcext:value-type="float">
            <text:p>17,875</text:p>
          </table:table-cell>
          <table:table-cell table:formula="of:=[.B379]/[.C379]-95-0.17*[.D379]/[.C379]" office:value-type="float" office:value="-3133.75" calcext:value-type="float">
            <text:p>-3133,75</text:p>
          </table:table-cell>
          <table:table-cell table:formula="of:=[.E379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79]+1/17875" office:value-type="float" office:value="0.0211468531468532" calcext:value-type="float">
            <text:p>0,0211468531468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80]-[.C379])*17875" office:value-type="float" office:value="-17.875" calcext:value-type="float">
            <text:p>-17,875</text:p>
          </table:table-cell>
          <table:table-cell table:formula="of:=[.B380]/[.C380]-95-0.17*[.D380]/[.C380]" office:value-type="string" office:string-value="" calcext:value-type="error">
            <text:p>#ДЕЛ/0!</text:p>
          </table:table-cell>
          <table:table-cell table:formula="of:=[.E38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80]+1/17875" office:value-type="float" office:value="0.0212027972027973" calcext:value-type="float">
            <text:p>0,0212027972027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81]-[.C380])*17875" office:value-type="float" office:value="0" calcext:value-type="float">
            <text:p>0</text:p>
          </table:table-cell>
          <table:table-cell table:formula="of:=[.B381]/[.C381]-95-0.17*[.D381]/[.C381]" office:value-type="string" office:string-value="" calcext:value-type="error">
            <text:p>#ДЕЛ/0!</text:p>
          </table:table-cell>
          <table:table-cell table:formula="of:=[.E38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81]+1/17875" office:value-type="float" office:value="0.0212587412587413" calcext:value-type="float">
            <text:p>0,02125874125874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82]-[.C381])*17875" office:value-type="float" office:value="17.875" calcext:value-type="float">
            <text:p>17,875</text:p>
          </table:table-cell>
          <table:table-cell table:formula="of:=[.B382]/[.C382]-95-0.17*[.D382]/[.C382]" office:value-type="float" office:value="-3133.75" calcext:value-type="float">
            <text:p>-3133,75</text:p>
          </table:table-cell>
          <table:table-cell table:formula="of:=[.E382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82]+1/17875" office:value-type="float" office:value="0.0213146853146854" calcext:value-type="float">
            <text:p>0,0213146853146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83]-[.C382])*17875" office:value-type="float" office:value="-17.875" calcext:value-type="float">
            <text:p>-17,875</text:p>
          </table:table-cell>
          <table:table-cell table:formula="of:=[.B383]/[.C383]-95-0.17*[.D383]/[.C383]" office:value-type="string" office:string-value="" calcext:value-type="error">
            <text:p>#ДЕЛ/0!</text:p>
          </table:table-cell>
          <table:table-cell table:formula="of:=[.E38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83]+1/17875" office:value-type="float" office:value="0.0213706293706294" calcext:value-type="float">
            <text:p>0,021370629370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84]-[.C383])*17875" office:value-type="float" office:value="0" calcext:value-type="float">
            <text:p>0</text:p>
          </table:table-cell>
          <table:table-cell table:formula="of:=[.B384]/[.C384]-95-0.17*[.D384]/[.C384]" office:value-type="string" office:string-value="" calcext:value-type="error">
            <text:p>#ДЕЛ/0!</text:p>
          </table:table-cell>
          <table:table-cell table:formula="of:=[.E38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84]+1/17875" office:value-type="float" office:value="0.0214265734265735" calcext:value-type="float">
            <text:p>0,02142657342657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85]-[.C384])*17875" office:value-type="float" office:value="17.875" calcext:value-type="float">
            <text:p>17,875</text:p>
          </table:table-cell>
          <table:table-cell table:formula="of:=[.B385]/[.C385]-95-0.17*[.D385]/[.C385]" office:value-type="float" office:value="-3133.75" calcext:value-type="float">
            <text:p>-3133,75</text:p>
          </table:table-cell>
          <table:table-cell table:formula="of:=[.E385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85]+1/17875" office:value-type="float" office:value="0.0214825174825176" calcext:value-type="float">
            <text:p>0,0214825174825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86]-[.C385])*17875" office:value-type="float" office:value="-17.875" calcext:value-type="float">
            <text:p>-17,875</text:p>
          </table:table-cell>
          <table:table-cell table:formula="of:=[.B386]/[.C386]-95-0.17*[.D386]/[.C386]" office:value-type="string" office:string-value="" calcext:value-type="error">
            <text:p>#ДЕЛ/0!</text:p>
          </table:table-cell>
          <table:table-cell table:formula="of:=[.E38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86]+1/17875" office:value-type="float" office:value="0.0215384615384616" calcext:value-type="float">
            <text:p>0,021538461538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87]-[.C386])*17875" office:value-type="float" office:value="0" calcext:value-type="float">
            <text:p>0</text:p>
          </table:table-cell>
          <table:table-cell table:formula="of:=[.B387]/[.C387]-95-0.17*[.D387]/[.C387]" office:value-type="string" office:string-value="" calcext:value-type="error">
            <text:p>#ДЕЛ/0!</text:p>
          </table:table-cell>
          <table:table-cell table:formula="of:=[.E38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87]+1/17875" office:value-type="float" office:value="0.0215944055944057" calcext:value-type="float">
            <text:p>0,0215944055944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88]-[.C387])*17875" office:value-type="float" office:value="0" calcext:value-type="float">
            <text:p>0</text:p>
          </table:table-cell>
          <table:table-cell table:formula="of:=[.B388]/[.C388]-95-0.17*[.D388]/[.C388]" office:value-type="string" office:string-value="" calcext:value-type="error">
            <text:p>#ДЕЛ/0!</text:p>
          </table:table-cell>
          <table:table-cell table:formula="of:=[.E38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88]+1/17875" office:value-type="float" office:value="0.0216503496503497" calcext:value-type="float">
            <text:p>0,021650349650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89]-[.C388])*17875" office:value-type="float" office:value="0" calcext:value-type="float">
            <text:p>0</text:p>
          </table:table-cell>
          <table:table-cell table:formula="of:=[.B389]/[.C389]-95-0.17*[.D389]/[.C389]" office:value-type="string" office:string-value="" calcext:value-type="error">
            <text:p>#ДЕЛ/0!</text:p>
          </table:table-cell>
          <table:table-cell table:formula="of:=[.E38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89]+1/17875" office:value-type="float" office:value="0.0217062937062938" calcext:value-type="float">
            <text:p>0,0217062937062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90]-[.C389])*17875" office:value-type="float" office:value="0" calcext:value-type="float">
            <text:p>0</text:p>
          </table:table-cell>
          <table:table-cell table:formula="of:=[.B390]/[.C390]-95-0.17*[.D390]/[.C390]" office:value-type="string" office:string-value="" calcext:value-type="error">
            <text:p>#ДЕЛ/0!</text:p>
          </table:table-cell>
          <table:table-cell table:formula="of:=[.E39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90]+1/17875" office:value-type="float" office:value="0.0217622377622378" calcext:value-type="float">
            <text:p>0,02176223776223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91]-[.C390])*17875" office:value-type="float" office:value="17.875" calcext:value-type="float">
            <text:p>17,875</text:p>
          </table:table-cell>
          <table:table-cell table:formula="of:=[.B391]/[.C391]-95-0.17*[.D391]/[.C391]" office:value-type="float" office:value="-3133.75" calcext:value-type="float">
            <text:p>-3133,75</text:p>
          </table:table-cell>
          <table:table-cell table:formula="of:=[.E391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91]+1/17875" office:value-type="float" office:value="0.0218181818181819" calcext:value-type="float">
            <text:p>0,02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92]-[.C391])*17875" office:value-type="float" office:value="0" calcext:value-type="float">
            <text:p>0</text:p>
          </table:table-cell>
          <table:table-cell table:formula="of:=[.B392]/[.C392]-95-0.17*[.D392]/[.C392]" office:value-type="float" office:value="-95" calcext:value-type="float">
            <text:p>-95</text:p>
          </table:table-cell>
          <table:table-cell table:formula="of:=[.E392]/1000" office:value-type="float" office:value="-0.095" calcext:value-type="float">
            <text:p>-0,095</text:p>
          </table:table-cell>
        </table:table-row>
        <table:table-row table:style-name="ro1">
          <table:table-cell table:formula="of:=[.A392]+1/17875" office:value-type="float" office:value="0.021874125874126" calcext:value-type="float">
            <text:p>0,02187412587412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93]-[.C392])*17875" office:value-type="float" office:value="0" calcext:value-type="float">
            <text:p>0</text:p>
          </table:table-cell>
          <table:table-cell table:formula="of:=[.B393]/[.C393]-95-0.17*[.D393]/[.C393]" office:value-type="float" office:value="-95" calcext:value-type="float">
            <text:p>-95</text:p>
          </table:table-cell>
          <table:table-cell table:formula="of:=[.E393]/1000" office:value-type="float" office:value="-0.095" calcext:value-type="float">
            <text:p>-0,095</text:p>
          </table:table-cell>
        </table:table-row>
        <table:table-row table:style-name="ro1">
          <table:table-cell table:formula="of:=[.A393]+1/17875" office:value-type="float" office:value="0.02193006993007" calcext:value-type="float">
            <text:p>0,02193006993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94]-[.C393])*17875" office:value-type="float" office:value="-17.875" calcext:value-type="float">
            <text:p>-17,875</text:p>
          </table:table-cell>
          <table:table-cell table:formula="of:=[.B394]/[.C394]-95-0.17*[.D394]/[.C394]" office:value-type="string" office:string-value="" calcext:value-type="error">
            <text:p>#ДЕЛ/0!</text:p>
          </table:table-cell>
          <table:table-cell table:formula="of:=[.E39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94]+1/17875" office:value-type="float" office:value="0.0219860139860141" calcext:value-type="float">
            <text:p>0,02198601398601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95]-[.C394])*17875" office:value-type="float" office:value="17.875" calcext:value-type="float">
            <text:p>17,875</text:p>
          </table:table-cell>
          <table:table-cell table:formula="of:=[.B395]/[.C395]-95-0.17*[.D395]/[.C395]" office:value-type="float" office:value="-3133.75" calcext:value-type="float">
            <text:p>-3133,75</text:p>
          </table:table-cell>
          <table:table-cell table:formula="of:=[.E395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395]+1/17875" office:value-type="float" office:value="0.0220419580419581" calcext:value-type="float">
            <text:p>0,02204195804195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96]-[.C395])*17875" office:value-type="float" office:value="0" calcext:value-type="float">
            <text:p>0</text:p>
          </table:table-cell>
          <table:table-cell table:formula="of:=[.B396]/[.C396]-95-0.17*[.D396]/[.C396]" office:value-type="float" office:value="-95" calcext:value-type="float">
            <text:p>-95</text:p>
          </table:table-cell>
          <table:table-cell table:formula="of:=[.E396]/1000" office:value-type="float" office:value="-0.095" calcext:value-type="float">
            <text:p>-0,095</text:p>
          </table:table-cell>
        </table:table-row>
        <table:table-row table:style-name="ro1">
          <table:table-cell table:formula="of:=[.A396]+1/17875" office:value-type="float" office:value="0.0220979020979022" calcext:value-type="float">
            <text:p>0,0220979020979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397]-[.C396])*17875" office:value-type="float" office:value="0" calcext:value-type="float">
            <text:p>0</text:p>
          </table:table-cell>
          <table:table-cell table:formula="of:=[.B397]/[.C397]-95-0.17*[.D397]/[.C397]" office:value-type="float" office:value="-95" calcext:value-type="float">
            <text:p>-95</text:p>
          </table:table-cell>
          <table:table-cell table:formula="of:=[.E397]/1000" office:value-type="float" office:value="-0.095" calcext:value-type="float">
            <text:p>-0,095</text:p>
          </table:table-cell>
        </table:table-row>
        <table:table-row table:style-name="ro1">
          <table:table-cell table:formula="of:=[.A397]+1/17875" office:value-type="float" office:value="0.0221538461538462" calcext:value-type="float">
            <text:p>0,0221538461538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98]-[.C397])*17875" office:value-type="float" office:value="-17.875" calcext:value-type="float">
            <text:p>-17,875</text:p>
          </table:table-cell>
          <table:table-cell table:formula="of:=[.B398]/[.C398]-95-0.17*[.D398]/[.C398]" office:value-type="string" office:string-value="" calcext:value-type="error">
            <text:p>#ДЕЛ/0!</text:p>
          </table:table-cell>
          <table:table-cell table:formula="of:=[.E39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98]+1/17875" office:value-type="float" office:value="0.0222097902097903" calcext:value-type="float">
            <text:p>0,022209790209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399]-[.C398])*17875" office:value-type="float" office:value="0" calcext:value-type="float">
            <text:p>0</text:p>
          </table:table-cell>
          <table:table-cell table:formula="of:=[.B399]/[.C399]-95-0.17*[.D399]/[.C399]" office:value-type="string" office:string-value="" calcext:value-type="error">
            <text:p>#ДЕЛ/0!</text:p>
          </table:table-cell>
          <table:table-cell table:formula="of:=[.E39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399]+1/17875" office:value-type="float" office:value="0.0222657342657344" calcext:value-type="float">
            <text:p>0,0222657342657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00]-[.C399])*17875" office:value-type="float" office:value="0" calcext:value-type="float">
            <text:p>0</text:p>
          </table:table-cell>
          <table:table-cell table:formula="of:=[.B400]/[.C400]-95-0.17*[.D400]/[.C400]" office:value-type="string" office:string-value="" calcext:value-type="error">
            <text:p>#ДЕЛ/0!</text:p>
          </table:table-cell>
          <table:table-cell table:formula="of:=[.E40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00]+1/17875" office:value-type="float" office:value="0.0223216783216784" calcext:value-type="float">
            <text:p>0,022321678321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01]-[.C400])*17875" office:value-type="float" office:value="0" calcext:value-type="float">
            <text:p>0</text:p>
          </table:table-cell>
          <table:table-cell table:formula="of:=[.B401]/[.C401]-95-0.17*[.D401]/[.C401]" office:value-type="string" office:string-value="" calcext:value-type="error">
            <text:p>#ДЕЛ/0!</text:p>
          </table:table-cell>
          <table:table-cell table:formula="of:=[.E40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01]+1/17875" office:value-type="float" office:value="0.0223776223776225" calcext:value-type="float">
            <text:p>0,0223776223776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02]-[.C401])*17875" office:value-type="float" office:value="0" calcext:value-type="float">
            <text:p>0</text:p>
          </table:table-cell>
          <table:table-cell table:formula="of:=[.B402]/[.C402]-95-0.17*[.D402]/[.C402]" office:value-type="string" office:string-value="" calcext:value-type="error">
            <text:p>#ДЕЛ/0!</text:p>
          </table:table-cell>
          <table:table-cell table:formula="of:=[.E40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02]+1/17875" office:value-type="float" office:value="0.0224335664335665" calcext:value-type="float">
            <text:p>0,022433566433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03]-[.C402])*17875" office:value-type="float" office:value="0" calcext:value-type="float">
            <text:p>0</text:p>
          </table:table-cell>
          <table:table-cell table:formula="of:=[.B403]/[.C403]-95-0.17*[.D403]/[.C403]" office:value-type="string" office:string-value="" calcext:value-type="error">
            <text:p>#ДЕЛ/0!</text:p>
          </table:table-cell>
          <table:table-cell table:formula="of:=[.E40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03]+1/17875" office:value-type="float" office:value="0.0224895104895106" calcext:value-type="float">
            <text:p>0,0224895104895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04]-[.C403])*17875" office:value-type="float" office:value="0" calcext:value-type="float">
            <text:p>0</text:p>
          </table:table-cell>
          <table:table-cell table:formula="of:=[.B404]/[.C404]-95-0.17*[.D404]/[.C404]" office:value-type="string" office:string-value="" calcext:value-type="error">
            <text:p>#ДЕЛ/0!</text:p>
          </table:table-cell>
          <table:table-cell table:formula="of:=[.E40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04]+1/17875" office:value-type="float" office:value="0.0225454545454546" calcext:value-type="float">
            <text:p>0,022545454545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05]-[.C404])*17875" office:value-type="float" office:value="0" calcext:value-type="float">
            <text:p>0</text:p>
          </table:table-cell>
          <table:table-cell table:formula="of:=[.B405]/[.C405]-95-0.17*[.D405]/[.C405]" office:value-type="string" office:string-value="" calcext:value-type="error">
            <text:p>#ДЕЛ/0!</text:p>
          </table:table-cell>
          <table:table-cell table:formula="of:=[.E40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05]+1/17875" office:value-type="float" office:value="0.0226013986013987" calcext:value-type="float">
            <text:p>0,0226013986013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06]-[.C405])*17875" office:value-type="float" office:value="0" calcext:value-type="float">
            <text:p>0</text:p>
          </table:table-cell>
          <table:table-cell table:formula="of:=[.B406]/[.C406]-95-0.17*[.D406]/[.C406]" office:value-type="string" office:string-value="" calcext:value-type="error">
            <text:p>#ДЕЛ/0!</text:p>
          </table:table-cell>
          <table:table-cell table:formula="of:=[.E40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06]+1/17875" office:value-type="float" office:value="0.0226573426573428" calcext:value-type="float">
            <text:p>0,0226573426573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07]-[.C406])*17875" office:value-type="float" office:value="0" calcext:value-type="float">
            <text:p>0</text:p>
          </table:table-cell>
          <table:table-cell table:formula="of:=[.B407]/[.C407]-95-0.17*[.D407]/[.C407]" office:value-type="string" office:string-value="" calcext:value-type="error">
            <text:p>#ДЕЛ/0!</text:p>
          </table:table-cell>
          <table:table-cell table:formula="of:=[.E40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07]+1/17875" office:value-type="float" office:value="0.0227132867132868" calcext:value-type="float">
            <text:p>0,0227132867132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08]-[.C407])*17875" office:value-type="float" office:value="0" calcext:value-type="float">
            <text:p>0</text:p>
          </table:table-cell>
          <table:table-cell table:formula="of:=[.B408]/[.C408]-95-0.17*[.D408]/[.C408]" office:value-type="string" office:string-value="" calcext:value-type="error">
            <text:p>#ДЕЛ/0!</text:p>
          </table:table-cell>
          <table:table-cell table:formula="of:=[.E40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08]+1/17875" office:value-type="float" office:value="0.0227692307692309" calcext:value-type="float">
            <text:p>0,022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09]-[.C408])*17875" office:value-type="float" office:value="17.875" calcext:value-type="float">
            <text:p>17,875</text:p>
          </table:table-cell>
          <table:table-cell table:formula="of:=[.B409]/[.C409]-95-0.17*[.D409]/[.C409]" office:value-type="float" office:value="-3133.75" calcext:value-type="float">
            <text:p>-3133,75</text:p>
          </table:table-cell>
          <table:table-cell table:formula="of:=[.E409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09]+1/17875" office:value-type="float" office:value="0.0228251748251749" calcext:value-type="float">
            <text:p>0,0228251748251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10]-[.C409])*17875" office:value-type="float" office:value="-17.875" calcext:value-type="float">
            <text:p>-17,875</text:p>
          </table:table-cell>
          <table:table-cell table:formula="of:=[.B410]/[.C410]-95-0.17*[.D410]/[.C410]" office:value-type="string" office:string-value="" calcext:value-type="error">
            <text:p>#ДЕЛ/0!</text:p>
          </table:table-cell>
          <table:table-cell table:formula="of:=[.E41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10]+1/17875" office:value-type="float" office:value="0.022881118881119" calcext:value-type="float">
            <text:p>0,0228811188811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11]-[.C410])*17875" office:value-type="float" office:value="0" calcext:value-type="float">
            <text:p>0</text:p>
          </table:table-cell>
          <table:table-cell table:formula="of:=[.B411]/[.C411]-95-0.17*[.D411]/[.C411]" office:value-type="string" office:string-value="" calcext:value-type="error">
            <text:p>#ДЕЛ/0!</text:p>
          </table:table-cell>
          <table:table-cell table:formula="of:=[.E41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11]+1/17875" office:value-type="float" office:value="0.022937062937063" calcext:value-type="float">
            <text:p>0,02293706293706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12]-[.C411])*17875" office:value-type="float" office:value="17.875" calcext:value-type="float">
            <text:p>17,875</text:p>
          </table:table-cell>
          <table:table-cell table:formula="of:=[.B412]/[.C412]-95-0.17*[.D412]/[.C412]" office:value-type="float" office:value="-3133.75" calcext:value-type="float">
            <text:p>-3133,75</text:p>
          </table:table-cell>
          <table:table-cell table:formula="of:=[.E412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12]+1/17875" office:value-type="float" office:value="0.0229930069930071" calcext:value-type="float">
            <text:p>0,02299300699300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13]-[.C412])*17875" office:value-type="float" office:value="0" calcext:value-type="float">
            <text:p>0</text:p>
          </table:table-cell>
          <table:table-cell table:formula="of:=[.B413]/[.C413]-95-0.17*[.D413]/[.C413]" office:value-type="float" office:value="-95" calcext:value-type="float">
            <text:p>-95</text:p>
          </table:table-cell>
          <table:table-cell table:formula="of:=[.E413]/1000" office:value-type="float" office:value="-0.095" calcext:value-type="float">
            <text:p>-0,095</text:p>
          </table:table-cell>
        </table:table-row>
        <table:table-row table:style-name="ro1">
          <table:table-cell table:formula="of:=[.A413]+1/17875" office:value-type="float" office:value="0.0230489510489512" calcext:value-type="float">
            <text:p>0,0230489510489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14]-[.C413])*17875" office:value-type="float" office:value="-17.875" calcext:value-type="float">
            <text:p>-17,875</text:p>
          </table:table-cell>
          <table:table-cell table:formula="of:=[.B414]/[.C414]-95-0.17*[.D414]/[.C414]" office:value-type="string" office:string-value="" calcext:value-type="error">
            <text:p>#ДЕЛ/0!</text:p>
          </table:table-cell>
          <table:table-cell table:formula="of:=[.E41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14]+1/17875" office:value-type="float" office:value="0.0231048951048952" calcext:value-type="float">
            <text:p>0,02310489510489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15]-[.C414])*17875" office:value-type="float" office:value="17.875" calcext:value-type="float">
            <text:p>17,875</text:p>
          </table:table-cell>
          <table:table-cell table:formula="of:=[.B415]/[.C415]-95-0.17*[.D415]/[.C415]" office:value-type="float" office:value="-3133.75" calcext:value-type="float">
            <text:p>-3133,75</text:p>
          </table:table-cell>
          <table:table-cell table:formula="of:=[.E415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15]+1/17875" office:value-type="float" office:value="0.0231608391608393" calcext:value-type="float">
            <text:p>0,0231608391608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16]-[.C415])*17875" office:value-type="float" office:value="-17.875" calcext:value-type="float">
            <text:p>-17,875</text:p>
          </table:table-cell>
          <table:table-cell table:formula="of:=[.B416]/[.C416]-95-0.17*[.D416]/[.C416]" office:value-type="string" office:string-value="" calcext:value-type="error">
            <text:p>#ДЕЛ/0!</text:p>
          </table:table-cell>
          <table:table-cell table:formula="of:=[.E41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16]+1/17875" office:value-type="float" office:value="0.0232167832167833" calcext:value-type="float">
            <text:p>0,02321678321678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17]-[.C416])*17875" office:value-type="float" office:value="17.875" calcext:value-type="float">
            <text:p>17,875</text:p>
          </table:table-cell>
          <table:table-cell table:formula="of:=[.B417]/[.C417]-95-0.17*[.D417]/[.C417]" office:value-type="float" office:value="-3133.75" calcext:value-type="float">
            <text:p>-3133,75</text:p>
          </table:table-cell>
          <table:table-cell table:formula="of:=[.E417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17]+1/17875" office:value-type="float" office:value="0.0232727272727274" calcext:value-type="float">
            <text:p>0,0232727272727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18]-[.C417])*17875" office:value-type="float" office:value="-17.875" calcext:value-type="float">
            <text:p>-17,875</text:p>
          </table:table-cell>
          <table:table-cell table:formula="of:=[.B418]/[.C418]-95-0.17*[.D418]/[.C418]" office:value-type="string" office:string-value="" calcext:value-type="error">
            <text:p>#ДЕЛ/0!</text:p>
          </table:table-cell>
          <table:table-cell table:formula="of:=[.E41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18]+1/17875" office:value-type="float" office:value="0.0233286713286714" calcext:value-type="float">
            <text:p>0,0233286713286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19]-[.C418])*17875" office:value-type="float" office:value="0" calcext:value-type="float">
            <text:p>0</text:p>
          </table:table-cell>
          <table:table-cell table:formula="of:=[.B419]/[.C419]-95-0.17*[.D419]/[.C419]" office:value-type="string" office:string-value="" calcext:value-type="error">
            <text:p>#ДЕЛ/0!</text:p>
          </table:table-cell>
          <table:table-cell table:formula="of:=[.E41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19]+1/17875" office:value-type="float" office:value="0.0233846153846155" calcext:value-type="float">
            <text:p>0,0233846153846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20]-[.C419])*17875" office:value-type="float" office:value="0" calcext:value-type="float">
            <text:p>0</text:p>
          </table:table-cell>
          <table:table-cell table:formula="of:=[.B420]/[.C420]-95-0.17*[.D420]/[.C420]" office:value-type="string" office:string-value="" calcext:value-type="error">
            <text:p>#ДЕЛ/0!</text:p>
          </table:table-cell>
          <table:table-cell table:formula="of:=[.E42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20]+1/17875" office:value-type="float" office:value="0.0234405594405596" calcext:value-type="float">
            <text:p>0,023440559440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21]-[.C420])*17875" office:value-type="float" office:value="0" calcext:value-type="float">
            <text:p>0</text:p>
          </table:table-cell>
          <table:table-cell table:formula="of:=[.B421]/[.C421]-95-0.17*[.D421]/[.C421]" office:value-type="string" office:string-value="" calcext:value-type="error">
            <text:p>#ДЕЛ/0!</text:p>
          </table:table-cell>
          <table:table-cell table:formula="of:=[.E42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21]+1/17875" office:value-type="float" office:value="0.0234965034965036" calcext:value-type="float">
            <text:p>0,0234965034965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22]-[.C421])*17875" office:value-type="float" office:value="0" calcext:value-type="float">
            <text:p>0</text:p>
          </table:table-cell>
          <table:table-cell table:formula="of:=[.B422]/[.C422]-95-0.17*[.D422]/[.C422]" office:value-type="string" office:string-value="" calcext:value-type="error">
            <text:p>#ДЕЛ/0!</text:p>
          </table:table-cell>
          <table:table-cell table:formula="of:=[.E42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22]+1/17875" office:value-type="float" office:value="0.0235524475524477" calcext:value-type="float">
            <text:p>0,02355244755244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23]-[.C422])*17875" office:value-type="float" office:value="17.875" calcext:value-type="float">
            <text:p>17,875</text:p>
          </table:table-cell>
          <table:table-cell table:formula="of:=[.B423]/[.C423]-95-0.17*[.D423]/[.C423]" office:value-type="float" office:value="-3133.75" calcext:value-type="float">
            <text:p>-3133,75</text:p>
          </table:table-cell>
          <table:table-cell table:formula="of:=[.E423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23]+1/17875" office:value-type="float" office:value="0.0236083916083917" calcext:value-type="float">
            <text:p>0,02360839160839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24]-[.C423])*17875" office:value-type="float" office:value="0" calcext:value-type="float">
            <text:p>0</text:p>
          </table:table-cell>
          <table:table-cell table:formula="of:=[.B424]/[.C424]-95-0.17*[.D424]/[.C424]" office:value-type="float" office:value="-95" calcext:value-type="float">
            <text:p>-95</text:p>
          </table:table-cell>
          <table:table-cell table:formula="of:=[.E424]/1000" office:value-type="float" office:value="-0.095" calcext:value-type="float">
            <text:p>-0,095</text:p>
          </table:table-cell>
        </table:table-row>
        <table:table-row table:style-name="ro1">
          <table:table-cell table:formula="of:=[.A424]+1/17875" office:value-type="float" office:value="0.0236643356643358" calcext:value-type="float">
            <text:p>0,0236643356643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25]-[.C424])*17875" office:value-type="float" office:value="-17.875" calcext:value-type="float">
            <text:p>-17,875</text:p>
          </table:table-cell>
          <table:table-cell table:formula="of:=[.B425]/[.C425]-95-0.17*[.D425]/[.C425]" office:value-type="string" office:string-value="" calcext:value-type="error">
            <text:p>#ДЕЛ/0!</text:p>
          </table:table-cell>
          <table:table-cell table:formula="of:=[.E42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25]+1/17875" office:value-type="float" office:value="0.0237202797202798" calcext:value-type="float">
            <text:p>0,023720279720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26]-[.C425])*17875" office:value-type="float" office:value="0" calcext:value-type="float">
            <text:p>0</text:p>
          </table:table-cell>
          <table:table-cell table:formula="of:=[.B426]/[.C426]-95-0.17*[.D426]/[.C426]" office:value-type="string" office:string-value="" calcext:value-type="error">
            <text:p>#ДЕЛ/0!</text:p>
          </table:table-cell>
          <table:table-cell table:formula="of:=[.E42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26]+1/17875" office:value-type="float" office:value="0.0237762237762239" calcext:value-type="float">
            <text:p>0,02377622377622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27]-[.C426])*17875" office:value-type="float" office:value="17.875" calcext:value-type="float">
            <text:p>17,875</text:p>
          </table:table-cell>
          <table:table-cell table:formula="of:=[.B427]/[.C427]-95-0.17*[.D427]/[.C427]" office:value-type="float" office:value="-3133.75" calcext:value-type="float">
            <text:p>-3133,75</text:p>
          </table:table-cell>
          <table:table-cell table:formula="of:=[.E427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27]+1/17875" office:value-type="float" office:value="0.023832167832168" calcext:value-type="float">
            <text:p>0,0238321678321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28]-[.C427])*17875" office:value-type="float" office:value="-17.875" calcext:value-type="float">
            <text:p>-17,875</text:p>
          </table:table-cell>
          <table:table-cell table:formula="of:=[.B428]/[.C428]-95-0.17*[.D428]/[.C428]" office:value-type="string" office:string-value="" calcext:value-type="error">
            <text:p>#ДЕЛ/0!</text:p>
          </table:table-cell>
          <table:table-cell table:formula="of:=[.E42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28]+1/17875" office:value-type="float" office:value="0.023888111888112" calcext:value-type="float">
            <text:p>0,0238881118881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29]-[.C428])*17875" office:value-type="float" office:value="0" calcext:value-type="float">
            <text:p>0</text:p>
          </table:table-cell>
          <table:table-cell table:formula="of:=[.B429]/[.C429]-95-0.17*[.D429]/[.C429]" office:value-type="string" office:string-value="" calcext:value-type="error">
            <text:p>#ДЕЛ/0!</text:p>
          </table:table-cell>
          <table:table-cell table:formula="of:=[.E42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29]+1/17875" office:value-type="float" office:value="0.0239440559440561" calcext:value-type="float">
            <text:p>0,0239440559440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30]-[.C429])*17875" office:value-type="float" office:value="0" calcext:value-type="float">
            <text:p>0</text:p>
          </table:table-cell>
          <table:table-cell table:formula="of:=[.B430]/[.C430]-95-0.17*[.D430]/[.C430]" office:value-type="string" office:string-value="" calcext:value-type="error">
            <text:p>#ДЕЛ/0!</text:p>
          </table:table-cell>
          <table:table-cell table:formula="of:=[.E43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30]+1/17875" office:value-type="float" office:value="0.0240000000000001" calcext:value-type="float">
            <text:p>0,0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31]-[.C430])*17875" office:value-type="float" office:value="0" calcext:value-type="float">
            <text:p>0</text:p>
          </table:table-cell>
          <table:table-cell table:formula="of:=[.B431]/[.C431]-95-0.17*[.D431]/[.C431]" office:value-type="string" office:string-value="" calcext:value-type="error">
            <text:p>#ДЕЛ/0!</text:p>
          </table:table-cell>
          <table:table-cell table:formula="of:=[.E43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31]+1/17875" office:value-type="float" office:value="0.0240559440559442" calcext:value-type="float">
            <text:p>0,0240559440559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32]-[.C431])*17875" office:value-type="float" office:value="0" calcext:value-type="float">
            <text:p>0</text:p>
          </table:table-cell>
          <table:table-cell table:formula="of:=[.B432]/[.C432]-95-0.17*[.D432]/[.C432]" office:value-type="string" office:string-value="" calcext:value-type="error">
            <text:p>#ДЕЛ/0!</text:p>
          </table:table-cell>
          <table:table-cell table:formula="of:=[.E43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32]+1/17875" office:value-type="float" office:value="0.0241118881118882" calcext:value-type="float">
            <text:p>0,0241118881118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33]-[.C432])*17875" office:value-type="float" office:value="0" calcext:value-type="float">
            <text:p>0</text:p>
          </table:table-cell>
          <table:table-cell table:formula="of:=[.B433]/[.C433]-95-0.17*[.D433]/[.C433]" office:value-type="string" office:string-value="" calcext:value-type="error">
            <text:p>#ДЕЛ/0!</text:p>
          </table:table-cell>
          <table:table-cell table:formula="of:=[.E43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33]+1/17875" office:value-type="float" office:value="0.0241678321678323" calcext:value-type="float">
            <text:p>0,0241678321678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34]-[.C433])*17875" office:value-type="float" office:value="0" calcext:value-type="float">
            <text:p>0</text:p>
          </table:table-cell>
          <table:table-cell table:formula="of:=[.B434]/[.C434]-95-0.17*[.D434]/[.C434]" office:value-type="string" office:string-value="" calcext:value-type="error">
            <text:p>#ДЕЛ/0!</text:p>
          </table:table-cell>
          <table:table-cell table:formula="of:=[.E43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34]+1/17875" office:value-type="float" office:value="0.0242237762237764" calcext:value-type="float">
            <text:p>0,0242237762237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35]-[.C434])*17875" office:value-type="float" office:value="0" calcext:value-type="float">
            <text:p>0</text:p>
          </table:table-cell>
          <table:table-cell table:formula="of:=[.B435]/[.C435]-95-0.17*[.D435]/[.C435]" office:value-type="string" office:string-value="" calcext:value-type="error">
            <text:p>#ДЕЛ/0!</text:p>
          </table:table-cell>
          <table:table-cell table:formula="of:=[.E43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35]+1/17875" office:value-type="float" office:value="0.0242797202797204" calcext:value-type="float">
            <text:p>0,02427972027972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36]-[.C435])*17875" office:value-type="float" office:value="17.875" calcext:value-type="float">
            <text:p>17,875</text:p>
          </table:table-cell>
          <table:table-cell table:formula="of:=[.B436]/[.C436]-95-0.17*[.D436]/[.C436]" office:value-type="float" office:value="-3133.75" calcext:value-type="float">
            <text:p>-3133,75</text:p>
          </table:table-cell>
          <table:table-cell table:formula="of:=[.E436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36]+1/17875" office:value-type="float" office:value="0.0243356643356645" calcext:value-type="float">
            <text:p>0,02433566433566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37]-[.C436])*17875" office:value-type="float" office:value="0" calcext:value-type="float">
            <text:p>0</text:p>
          </table:table-cell>
          <table:table-cell table:formula="of:=[.B437]/[.C437]-95-0.17*[.D437]/[.C437]" office:value-type="float" office:value="-95" calcext:value-type="float">
            <text:p>-95</text:p>
          </table:table-cell>
          <table:table-cell table:formula="of:=[.E437]/1000" office:value-type="float" office:value="-0.095" calcext:value-type="float">
            <text:p>-0,095</text:p>
          </table:table-cell>
        </table:table-row>
        <table:table-row table:style-name="ro1">
          <table:table-cell table:formula="of:=[.A437]+1/17875" office:value-type="float" office:value="0.0243916083916085" calcext:value-type="float">
            <text:p>0,0243916083916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38]-[.C437])*17875" office:value-type="float" office:value="-17.875" calcext:value-type="float">
            <text:p>-17,875</text:p>
          </table:table-cell>
          <table:table-cell table:formula="of:=[.B438]/[.C438]-95-0.17*[.D438]/[.C438]" office:value-type="string" office:string-value="" calcext:value-type="error">
            <text:p>#ДЕЛ/0!</text:p>
          </table:table-cell>
          <table:table-cell table:formula="of:=[.E43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38]+1/17875" office:value-type="float" office:value="0.0244475524475526" calcext:value-type="float">
            <text:p>0,0244475524475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39]-[.C438])*17875" office:value-type="float" office:value="0" calcext:value-type="float">
            <text:p>0</text:p>
          </table:table-cell>
          <table:table-cell table:formula="of:=[.B439]/[.C439]-95-0.17*[.D439]/[.C439]" office:value-type="string" office:string-value="" calcext:value-type="error">
            <text:p>#ДЕЛ/0!</text:p>
          </table:table-cell>
          <table:table-cell table:formula="of:=[.E43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39]+1/17875" office:value-type="float" office:value="0.0245034965034966" calcext:value-type="float">
            <text:p>0,0245034965034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40]-[.C439])*17875" office:value-type="float" office:value="0" calcext:value-type="float">
            <text:p>0</text:p>
          </table:table-cell>
          <table:table-cell table:formula="of:=[.B440]/[.C440]-95-0.17*[.D440]/[.C440]" office:value-type="string" office:string-value="" calcext:value-type="error">
            <text:p>#ДЕЛ/0!</text:p>
          </table:table-cell>
          <table:table-cell table:formula="of:=[.E44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40]+1/17875" office:value-type="float" office:value="0.0245594405594407" calcext:value-type="float">
            <text:p>0,02455944055944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41]-[.C440])*17875" office:value-type="float" office:value="17.875" calcext:value-type="float">
            <text:p>17,875</text:p>
          </table:table-cell>
          <table:table-cell table:formula="of:=[.B441]/[.C441]-95-0.17*[.D441]/[.C441]" office:value-type="float" office:value="-3133.75" calcext:value-type="float">
            <text:p>-3133,75</text:p>
          </table:table-cell>
          <table:table-cell table:formula="of:=[.E441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41]+1/17875" office:value-type="float" office:value="0.0246153846153848" calcext:value-type="float">
            <text:p>0,02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42]-[.C441])*17875" office:value-type="float" office:value="0" calcext:value-type="float">
            <text:p>0</text:p>
          </table:table-cell>
          <table:table-cell table:formula="of:=[.B442]/[.C442]-95-0.17*[.D442]/[.C442]" office:value-type="float" office:value="-95" calcext:value-type="float">
            <text:p>-95</text:p>
          </table:table-cell>
          <table:table-cell table:formula="of:=[.E442]/1000" office:value-type="float" office:value="-0.095" calcext:value-type="float">
            <text:p>-0,095</text:p>
          </table:table-cell>
        </table:table-row>
        <table:table-row table:style-name="ro1">
          <table:table-cell table:formula="of:=[.A442]+1/17875" office:value-type="float" office:value="0.0246713286713288" calcext:value-type="float">
            <text:p>0,0246713286713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43]-[.C442])*17875" office:value-type="float" office:value="-17.875" calcext:value-type="float">
            <text:p>-17,875</text:p>
          </table:table-cell>
          <table:table-cell table:formula="of:=[.B443]/[.C443]-95-0.17*[.D443]/[.C443]" office:value-type="string" office:string-value="" calcext:value-type="error">
            <text:p>#ДЕЛ/0!</text:p>
          </table:table-cell>
          <table:table-cell table:formula="of:=[.E44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43]+1/17875" office:value-type="float" office:value="0.0247272727272729" calcext:value-type="float">
            <text:p>0,024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44]-[.C443])*17875" office:value-type="float" office:value="17.875" calcext:value-type="float">
            <text:p>17,875</text:p>
          </table:table-cell>
          <table:table-cell table:formula="of:=[.B444]/[.C444]-95-0.17*[.D444]/[.C444]" office:value-type="float" office:value="-3133.75" calcext:value-type="float">
            <text:p>-3133,75</text:p>
          </table:table-cell>
          <table:table-cell table:formula="of:=[.E444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44]+1/17875" office:value-type="float" office:value="0.0247832167832169" calcext:value-type="float">
            <text:p>0,02478321678321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45]-[.C444])*17875" office:value-type="float" office:value="0" calcext:value-type="float">
            <text:p>0</text:p>
          </table:table-cell>
          <table:table-cell table:formula="of:=[.B445]/[.C445]-95-0.17*[.D445]/[.C445]" office:value-type="float" office:value="-95" calcext:value-type="float">
            <text:p>-95</text:p>
          </table:table-cell>
          <table:table-cell table:formula="of:=[.E445]/1000" office:value-type="float" office:value="-0.095" calcext:value-type="float">
            <text:p>-0,095</text:p>
          </table:table-cell>
        </table:table-row>
        <table:table-row table:style-name="ro1">
          <table:table-cell table:formula="of:=[.A445]+1/17875" office:value-type="float" office:value="0.024839160839161" calcext:value-type="float">
            <text:p>0,0248391608391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46]-[.C445])*17875" office:value-type="float" office:value="-17.875" calcext:value-type="float">
            <text:p>-17,875</text:p>
          </table:table-cell>
          <table:table-cell table:formula="of:=[.B446]/[.C446]-95-0.17*[.D446]/[.C446]" office:value-type="string" office:string-value="" calcext:value-type="error">
            <text:p>#ДЕЛ/0!</text:p>
          </table:table-cell>
          <table:table-cell table:formula="of:=[.E44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46]+1/17875" office:value-type="float" office:value="0.024895104895105" calcext:value-type="float">
            <text:p>0,0248951048951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47]-[.C446])*17875" office:value-type="float" office:value="0" calcext:value-type="float">
            <text:p>0</text:p>
          </table:table-cell>
          <table:table-cell table:formula="of:=[.B447]/[.C447]-95-0.17*[.D447]/[.C447]" office:value-type="string" office:string-value="" calcext:value-type="error">
            <text:p>#ДЕЛ/0!</text:p>
          </table:table-cell>
          <table:table-cell table:formula="of:=[.E44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47]+1/17875" office:value-type="float" office:value="0.0249510489510491" calcext:value-type="float">
            <text:p>0,02495104895104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48]-[.C447])*17875" office:value-type="float" office:value="17.875" calcext:value-type="float">
            <text:p>17,875</text:p>
          </table:table-cell>
          <table:table-cell table:formula="of:=[.B448]/[.C448]-95-0.17*[.D448]/[.C448]" office:value-type="float" office:value="-3133.75" calcext:value-type="float">
            <text:p>-3133,75</text:p>
          </table:table-cell>
          <table:table-cell table:formula="of:=[.E448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48]+1/17875" office:value-type="float" office:value="0.0250069930069932" calcext:value-type="float">
            <text:p>0,02500699300699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49]-[.C448])*17875" office:value-type="float" office:value="0" calcext:value-type="float">
            <text:p>0</text:p>
          </table:table-cell>
          <table:table-cell table:formula="of:=[.B449]/[.C449]-95-0.17*[.D449]/[.C449]" office:value-type="float" office:value="-95" calcext:value-type="float">
            <text:p>-95</text:p>
          </table:table-cell>
          <table:table-cell table:formula="of:=[.E449]/1000" office:value-type="float" office:value="-0.095" calcext:value-type="float">
            <text:p>-0,095</text:p>
          </table:table-cell>
        </table:table-row>
        <table:table-row table:style-name="ro1">
          <table:table-cell table:formula="of:=[.A449]+1/17875" office:value-type="float" office:value="0.0250629370629372" calcext:value-type="float">
            <text:p>0,02506293706293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50]-[.C449])*17875" office:value-type="float" office:value="0" calcext:value-type="float">
            <text:p>0</text:p>
          </table:table-cell>
          <table:table-cell table:formula="of:=[.B450]/[.C450]-95-0.17*[.D450]/[.C450]" office:value-type="float" office:value="-95" calcext:value-type="float">
            <text:p>-95</text:p>
          </table:table-cell>
          <table:table-cell table:formula="of:=[.E450]/1000" office:value-type="float" office:value="-0.095" calcext:value-type="float">
            <text:p>-0,095</text:p>
          </table:table-cell>
        </table:table-row>
        <table:table-row table:style-name="ro1">
          <table:table-cell table:formula="of:=[.A450]+1/17875" office:value-type="float" office:value="0.0251188811188813" calcext:value-type="float">
            <text:p>0,025118881118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51]-[.C450])*17875" office:value-type="float" office:value="-17.875" calcext:value-type="float">
            <text:p>-17,875</text:p>
          </table:table-cell>
          <table:table-cell table:formula="of:=[.B451]/[.C451]-95-0.17*[.D451]/[.C451]" office:value-type="string" office:string-value="" calcext:value-type="error">
            <text:p>#ДЕЛ/0!</text:p>
          </table:table-cell>
          <table:table-cell table:formula="of:=[.E45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51]+1/17875" office:value-type="float" office:value="0.0251748251748253" calcext:value-type="float">
            <text:p>0,0251748251748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52]-[.C451])*17875" office:value-type="float" office:value="0" calcext:value-type="float">
            <text:p>0</text:p>
          </table:table-cell>
          <table:table-cell table:formula="of:=[.B452]/[.C452]-95-0.17*[.D452]/[.C452]" office:value-type="string" office:string-value="" calcext:value-type="error">
            <text:p>#ДЕЛ/0!</text:p>
          </table:table-cell>
          <table:table-cell table:formula="of:=[.E45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52]+1/17875" office:value-type="float" office:value="0.0252307692307694" calcext:value-type="float">
            <text:p>0,025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53]-[.C452])*17875" office:value-type="float" office:value="17.875" calcext:value-type="float">
            <text:p>17,875</text:p>
          </table:table-cell>
          <table:table-cell table:formula="of:=[.B453]/[.C453]-95-0.17*[.D453]/[.C453]" office:value-type="float" office:value="-3133.75" calcext:value-type="float">
            <text:p>-3133,75</text:p>
          </table:table-cell>
          <table:table-cell table:formula="of:=[.E453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53]+1/17875" office:value-type="float" office:value="0.0252867132867134" calcext:value-type="float">
            <text:p>0,02528671328671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formula="of:=([.C454]-[.C453])*17875" office:value-type="float" office:value="89.375" calcext:value-type="float">
            <text:p>89,375</text:p>
          </table:table-cell>
          <table:table-cell table:formula="of:=[.B454]/[.C454]-95-0.17*[.D454]/[.C454]" office:value-type="float" office:value="-2627.29166666667" calcext:value-type="float">
            <text:p>-2627,29166666667</text:p>
          </table:table-cell>
          <table:table-cell table:formula="of:=[.E454]/1000" office:value-type="float" office:value="-2.62729166666667" calcext:value-type="float">
            <text:p>-2,62729166666667</text:p>
          </table:table-cell>
        </table:table-row>
        <table:table-row table:style-name="ro1">
          <table:table-cell table:formula="of:=[.A454]+1/17875" office:value-type="float" office:value="0.0253426573426575" calcext:value-type="float">
            <text:p>0,02534265734265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formula="of:=([.C455]-[.C454])*17875" office:value-type="float" office:value="0" calcext:value-type="float">
            <text:p>0</text:p>
          </table:table-cell>
          <table:table-cell table:formula="of:=[.B455]/[.C455]-95-0.17*[.D455]/[.C455]" office:value-type="float" office:value="-95" calcext:value-type="float">
            <text:p>-95</text:p>
          </table:table-cell>
          <table:table-cell table:formula="of:=[.E455]/1000" office:value-type="float" office:value="-0.095" calcext:value-type="float">
            <text:p>-0,095</text:p>
          </table:table-cell>
        </table:table-row>
        <table:table-row table:style-name="ro1">
          <table:table-cell table:formula="of:=[.A455]+1/17875" office:value-type="float" office:value="0.0253986013986016" calcext:value-type="float">
            <text:p>0,0253986013986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456]-[.C455])*17875" office:value-type="float" office:value="35.75" calcext:value-type="float">
            <text:p>35,75</text:p>
          </table:table-cell>
          <table:table-cell table:formula="of:=[.B456]/[.C456]-95-0.17*[.D456]/[.C456]" office:value-type="float" office:value="-854.6875" calcext:value-type="float">
            <text:p>-854,6875</text:p>
          </table:table-cell>
          <table:table-cell table:formula="of:=[.E456]/1000" office:value-type="float" office:value="-0.8546875" calcext:value-type="float">
            <text:p>-0,8546875</text:p>
          </table:table-cell>
        </table:table-row>
        <table:table-row table:style-name="ro1">
          <table:table-cell table:formula="of:=[.A456]+1/17875" office:value-type="float" office:value="0.0254545454545456" calcext:value-type="float">
            <text:p>0,02545454545454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([.C457]-[.C456])*17875" office:value-type="float" office:value="0" calcext:value-type="float">
            <text:p>0</text:p>
          </table:table-cell>
          <table:table-cell table:formula="of:=[.B457]/[.C457]-95-0.17*[.D457]/[.C457]" office:value-type="float" office:value="-95" calcext:value-type="float">
            <text:p>-95</text:p>
          </table:table-cell>
          <table:table-cell table:formula="of:=[.E457]/1000" office:value-type="float" office:value="-0.095" calcext:value-type="float">
            <text:p>-0,095</text:p>
          </table:table-cell>
        </table:table-row>
        <table:table-row table:style-name="ro1">
          <table:table-cell table:formula="of:=[.A457]+1/17875" office:value-type="float" office:value="0.0255104895104897" calcext:value-type="float">
            <text:p>0,0255104895104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458]-[.C457])*17875" office:value-type="float" office:value="17.875" calcext:value-type="float">
            <text:p>17,875</text:p>
          </table:table-cell>
          <table:table-cell table:formula="of:=[.B458]/[.C458]-95-0.17*[.D458]/[.C458]" office:value-type="float" office:value="-432.638888888889" calcext:value-type="float">
            <text:p>-432,638888888889</text:p>
          </table:table-cell>
          <table:table-cell table:formula="of:=[.E458]/1000" office:value-type="float" office:value="-0.432638888888889" calcext:value-type="float">
            <text:p>-0,432638888888889</text:p>
          </table:table-cell>
        </table:table-row>
        <table:table-row table:style-name="ro1">
          <table:table-cell table:formula="of:=[.A458]+1/17875" office:value-type="float" office:value="0.0255664335664337" calcext:value-type="float">
            <text:p>0,02556643356643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([.C459]-[.C458])*17875" office:value-type="float" office:value="0" calcext:value-type="float">
            <text:p>0</text:p>
          </table:table-cell>
          <table:table-cell table:formula="of:=[.B459]/[.C459]-95-0.17*[.D459]/[.C459]" office:value-type="float" office:value="-95" calcext:value-type="float">
            <text:p>-95</text:p>
          </table:table-cell>
          <table:table-cell table:formula="of:=[.E459]/1000" office:value-type="float" office:value="-0.095" calcext:value-type="float">
            <text:p>-0,095</text:p>
          </table:table-cell>
        </table:table-row>
        <table:table-row table:style-name="ro1">
          <table:table-cell table:formula="of:=[.A459]+1/17875" office:value-type="float" office:value="0.0256223776223778" calcext:value-type="float">
            <text:p>0,025622377622378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formula="of:=([.C460]-[.C459])*17875" office:value-type="float" office:value="-107.25" calcext:value-type="float">
            <text:p>-107,25</text:p>
          </table:table-cell>
          <table:table-cell table:formula="of:=[.B460]/[.C460]-95-0.17*[.D460]/[.C460]" office:value-type="float" office:value="5982.5" calcext:value-type="float">
            <text:p>5982,5</text:p>
          </table:table-cell>
          <table:table-cell table:formula="of:=[.E460]/1000" office:value-type="float" office:value="5.9825" calcext:value-type="float">
            <text:p>5,9825</text:p>
          </table:table-cell>
        </table:table-row>
        <table:table-row table:style-name="ro1">
          <table:table-cell table:formula="of:=[.A460]+1/17875" office:value-type="float" office:value="0.0256783216783218" calcext:value-type="float">
            <text:p>0,02567832167832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61]-[.C460])*17875" office:value-type="float" office:value="-35.75" calcext:value-type="float">
            <text:p>-35,75</text:p>
          </table:table-cell>
          <table:table-cell table:formula="of:=[.B461]/[.C461]-95-0.17*[.D461]/[.C461]" office:value-type="float" office:value="5982.5" calcext:value-type="float">
            <text:p>5982,5</text:p>
          </table:table-cell>
          <table:table-cell table:formula="of:=[.E461]/1000" office:value-type="float" office:value="5.9825" calcext:value-type="float">
            <text:p>5,9825</text:p>
          </table:table-cell>
        </table:table-row>
        <table:table-row table:style-name="ro1">
          <table:table-cell table:formula="of:=[.A461]+1/17875" office:value-type="float" office:value="0.0257342657342659" calcext:value-type="float">
            <text:p>0,0257342657342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62]-[.C461])*17875" office:value-type="float" office:value="-17.875" calcext:value-type="float">
            <text:p>-17,875</text:p>
          </table:table-cell>
          <table:table-cell table:formula="of:=[.B462]/[.C462]-95-0.17*[.D462]/[.C462]" office:value-type="string" office:string-value="" calcext:value-type="error">
            <text:p>#ДЕЛ/0!</text:p>
          </table:table-cell>
          <table:table-cell table:formula="of:=[.E46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62]+1/17875" office:value-type="float" office:value="0.02579020979021" calcext:value-type="float">
            <text:p>0,025790209790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63]-[.C462])*17875" office:value-type="float" office:value="0" calcext:value-type="float">
            <text:p>0</text:p>
          </table:table-cell>
          <table:table-cell table:formula="of:=[.B463]/[.C463]-95-0.17*[.D463]/[.C463]" office:value-type="string" office:string-value="" calcext:value-type="error">
            <text:p>#ДЕЛ/0!</text:p>
          </table:table-cell>
          <table:table-cell table:formula="of:=[.E46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63]+1/17875" office:value-type="float" office:value="0.025846153846154" calcext:value-type="float">
            <text:p>0,025846153846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64]-[.C463])*17875" office:value-type="float" office:value="0" calcext:value-type="float">
            <text:p>0</text:p>
          </table:table-cell>
          <table:table-cell table:formula="of:=[.B464]/[.C464]-95-0.17*[.D464]/[.C464]" office:value-type="string" office:string-value="" calcext:value-type="error">
            <text:p>#ДЕЛ/0!</text:p>
          </table:table-cell>
          <table:table-cell table:formula="of:=[.E46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64]+1/17875" office:value-type="float" office:value="0.0259020979020981" calcext:value-type="float">
            <text:p>0,0259020979020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65]-[.C464])*17875" office:value-type="float" office:value="0" calcext:value-type="float">
            <text:p>0</text:p>
          </table:table-cell>
          <table:table-cell table:formula="of:=[.B465]/[.C465]-95-0.17*[.D465]/[.C465]" office:value-type="string" office:string-value="" calcext:value-type="error">
            <text:p>#ДЕЛ/0!</text:p>
          </table:table-cell>
          <table:table-cell table:formula="of:=[.E46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65]+1/17875" office:value-type="float" office:value="0.0259580419580421" calcext:value-type="float">
            <text:p>0,0259580419580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66]-[.C465])*17875" office:value-type="float" office:value="0" calcext:value-type="float">
            <text:p>0</text:p>
          </table:table-cell>
          <table:table-cell table:formula="of:=[.B466]/[.C466]-95-0.17*[.D466]/[.C466]" office:value-type="string" office:string-value="" calcext:value-type="error">
            <text:p>#ДЕЛ/0!</text:p>
          </table:table-cell>
          <table:table-cell table:formula="of:=[.E46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66]+1/17875" office:value-type="float" office:value="0.0260139860139862" calcext:value-type="float">
            <text:p>0,026013986013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67]-[.C466])*17875" office:value-type="float" office:value="0" calcext:value-type="float">
            <text:p>0</text:p>
          </table:table-cell>
          <table:table-cell table:formula="of:=[.B467]/[.C467]-95-0.17*[.D467]/[.C467]" office:value-type="string" office:string-value="" calcext:value-type="error">
            <text:p>#ДЕЛ/0!</text:p>
          </table:table-cell>
          <table:table-cell table:formula="of:=[.E46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67]+1/17875" office:value-type="float" office:value="0.0260699300699302" calcext:value-type="float">
            <text:p>0,0260699300699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68]-[.C467])*17875" office:value-type="float" office:value="17.875" calcext:value-type="float">
            <text:p>17,875</text:p>
          </table:table-cell>
          <table:table-cell table:formula="of:=[.B468]/[.C468]-95-0.17*[.D468]/[.C468]" office:value-type="float" office:value="-3133.75" calcext:value-type="float">
            <text:p>-3133,75</text:p>
          </table:table-cell>
          <table:table-cell table:formula="of:=[.E468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68]+1/17875" office:value-type="float" office:value="0.0261258741258743" calcext:value-type="float">
            <text:p>0,02612587412587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69]-[.C468])*17875" office:value-type="float" office:value="0" calcext:value-type="float">
            <text:p>0</text:p>
          </table:table-cell>
          <table:table-cell table:formula="of:=[.B469]/[.C469]-95-0.17*[.D469]/[.C469]" office:value-type="float" office:value="-95" calcext:value-type="float">
            <text:p>-95</text:p>
          </table:table-cell>
          <table:table-cell table:formula="of:=[.E469]/1000" office:value-type="float" office:value="-0.095" calcext:value-type="float">
            <text:p>-0,095</text:p>
          </table:table-cell>
        </table:table-row>
        <table:table-row table:style-name="ro1">
          <table:table-cell table:formula="of:=[.A469]+1/17875" office:value-type="float" office:value="0.0261818181818184" calcext:value-type="float">
            <text:p>0,0261818181818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70]-[.C469])*17875" office:value-type="float" office:value="-17.875" calcext:value-type="float">
            <text:p>-17,875</text:p>
          </table:table-cell>
          <table:table-cell table:formula="of:=[.B470]/[.C470]-95-0.17*[.D470]/[.C470]" office:value-type="string" office:string-value="" calcext:value-type="error">
            <text:p>#ДЕЛ/0!</text:p>
          </table:table-cell>
          <table:table-cell table:formula="of:=[.E47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70]+1/17875" office:value-type="float" office:value="0.0262377622377624" calcext:value-type="float">
            <text:p>0,0262377622377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71]-[.C470])*17875" office:value-type="float" office:value="0" calcext:value-type="float">
            <text:p>0</text:p>
          </table:table-cell>
          <table:table-cell table:formula="of:=[.B471]/[.C471]-95-0.17*[.D471]/[.C471]" office:value-type="string" office:string-value="" calcext:value-type="error">
            <text:p>#ДЕЛ/0!</text:p>
          </table:table-cell>
          <table:table-cell table:formula="of:=[.E47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71]+1/17875" office:value-type="float" office:value="0.0262937062937065" calcext:value-type="float">
            <text:p>0,0262937062937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72]-[.C471])*17875" office:value-type="float" office:value="0" calcext:value-type="float">
            <text:p>0</text:p>
          </table:table-cell>
          <table:table-cell table:formula="of:=[.B472]/[.C472]-95-0.17*[.D472]/[.C472]" office:value-type="string" office:string-value="" calcext:value-type="error">
            <text:p>#ДЕЛ/0!</text:p>
          </table:table-cell>
          <table:table-cell table:formula="of:=[.E47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72]+1/17875" office:value-type="float" office:value="0.0263496503496505" calcext:value-type="float">
            <text:p>0,0263496503496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73]-[.C472])*17875" office:value-type="float" office:value="0" calcext:value-type="float">
            <text:p>0</text:p>
          </table:table-cell>
          <table:table-cell table:formula="of:=[.B473]/[.C473]-95-0.17*[.D473]/[.C473]" office:value-type="string" office:string-value="" calcext:value-type="error">
            <text:p>#ДЕЛ/0!</text:p>
          </table:table-cell>
          <table:table-cell table:formula="of:=[.E47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73]+1/17875" office:value-type="float" office:value="0.0264055944055946" calcext:value-type="float">
            <text:p>0,0264055944055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74]-[.C473])*17875" office:value-type="float" office:value="0" calcext:value-type="float">
            <text:p>0</text:p>
          </table:table-cell>
          <table:table-cell table:formula="of:=[.B474]/[.C474]-95-0.17*[.D474]/[.C474]" office:value-type="string" office:string-value="" calcext:value-type="error">
            <text:p>#ДЕЛ/0!</text:p>
          </table:table-cell>
          <table:table-cell table:formula="of:=[.E47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74]+1/17875" office:value-type="float" office:value="0.0264615384615386" calcext:value-type="float">
            <text:p>0,02646153846153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75]-[.C474])*17875" office:value-type="float" office:value="17.875" calcext:value-type="float">
            <text:p>17,875</text:p>
          </table:table-cell>
          <table:table-cell table:formula="of:=[.B475]/[.C475]-95-0.17*[.D475]/[.C475]" office:value-type="float" office:value="-3133.75" calcext:value-type="float">
            <text:p>-3133,75</text:p>
          </table:table-cell>
          <table:table-cell table:formula="of:=[.E475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75]+1/17875" office:value-type="float" office:value="0.0265174825174827" calcext:value-type="float">
            <text:p>0,0265174825174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76]-[.C475])*17875" office:value-type="float" office:value="-17.875" calcext:value-type="float">
            <text:p>-17,875</text:p>
          </table:table-cell>
          <table:table-cell table:formula="of:=[.B476]/[.C476]-95-0.17*[.D476]/[.C476]" office:value-type="string" office:string-value="" calcext:value-type="error">
            <text:p>#ДЕЛ/0!</text:p>
          </table:table-cell>
          <table:table-cell table:formula="of:=[.E47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76]+1/17875" office:value-type="float" office:value="0.0265734265734268" calcext:value-type="float">
            <text:p>0,02657342657342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77]-[.C476])*17875" office:value-type="float" office:value="17.875" calcext:value-type="float">
            <text:p>17,875</text:p>
          </table:table-cell>
          <table:table-cell table:formula="of:=[.B477]/[.C477]-95-0.17*[.D477]/[.C477]" office:value-type="float" office:value="-3133.75" calcext:value-type="float">
            <text:p>-3133,75</text:p>
          </table:table-cell>
          <table:table-cell table:formula="of:=[.E477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77]+1/17875" office:value-type="float" office:value="0.0266293706293708" calcext:value-type="float">
            <text:p>0,0266293706293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78]-[.C477])*17875" office:value-type="float" office:value="-17.875" calcext:value-type="float">
            <text:p>-17,875</text:p>
          </table:table-cell>
          <table:table-cell table:formula="of:=[.B478]/[.C478]-95-0.17*[.D478]/[.C478]" office:value-type="string" office:string-value="" calcext:value-type="error">
            <text:p>#ДЕЛ/0!</text:p>
          </table:table-cell>
          <table:table-cell table:formula="of:=[.E47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78]+1/17875" office:value-type="float" office:value="0.0266853146853149" calcext:value-type="float">
            <text:p>0,0266853146853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79]-[.C478])*17875" office:value-type="float" office:value="0" calcext:value-type="float">
            <text:p>0</text:p>
          </table:table-cell>
          <table:table-cell table:formula="of:=[.B479]/[.C479]-95-0.17*[.D479]/[.C479]" office:value-type="string" office:string-value="" calcext:value-type="error">
            <text:p>#ДЕЛ/0!</text:p>
          </table:table-cell>
          <table:table-cell table:formula="of:=[.E47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79]+1/17875" office:value-type="float" office:value="0.0267412587412589" calcext:value-type="float">
            <text:p>0,0267412587412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80]-[.C479])*17875" office:value-type="float" office:value="0" calcext:value-type="float">
            <text:p>0</text:p>
          </table:table-cell>
          <table:table-cell table:formula="of:=[.B480]/[.C480]-95-0.17*[.D480]/[.C480]" office:value-type="string" office:string-value="" calcext:value-type="error">
            <text:p>#ДЕЛ/0!</text:p>
          </table:table-cell>
          <table:table-cell table:formula="of:=[.E48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80]+1/17875" office:value-type="float" office:value="0.026797202797203" calcext:value-type="float">
            <text:p>0,0267972027972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81]-[.C480])*17875" office:value-type="float" office:value="0" calcext:value-type="float">
            <text:p>0</text:p>
          </table:table-cell>
          <table:table-cell table:formula="of:=[.B481]/[.C481]-95-0.17*[.D481]/[.C481]" office:value-type="string" office:string-value="" calcext:value-type="error">
            <text:p>#ДЕЛ/0!</text:p>
          </table:table-cell>
          <table:table-cell table:formula="of:=[.E48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81]+1/17875" office:value-type="float" office:value="0.026853146853147" calcext:value-type="float">
            <text:p>0,02685314685314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82]-[.C481])*17875" office:value-type="float" office:value="17.875" calcext:value-type="float">
            <text:p>17,875</text:p>
          </table:table-cell>
          <table:table-cell table:formula="of:=[.B482]/[.C482]-95-0.17*[.D482]/[.C482]" office:value-type="float" office:value="-3133.75" calcext:value-type="float">
            <text:p>-3133,75</text:p>
          </table:table-cell>
          <table:table-cell table:formula="of:=[.E482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82]+1/17875" office:value-type="float" office:value="0.0269090909090911" calcext:value-type="float">
            <text:p>0,0269090909090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83]-[.C482])*17875" office:value-type="float" office:value="-17.875" calcext:value-type="float">
            <text:p>-17,875</text:p>
          </table:table-cell>
          <table:table-cell table:formula="of:=[.B483]/[.C483]-95-0.17*[.D483]/[.C483]" office:value-type="string" office:string-value="" calcext:value-type="error">
            <text:p>#ДЕЛ/0!</text:p>
          </table:table-cell>
          <table:table-cell table:formula="of:=[.E48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83]+1/17875" office:value-type="float" office:value="0.0269650349650352" calcext:value-type="float">
            <text:p>0,0269650349650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84]-[.C483])*17875" office:value-type="float" office:value="0" calcext:value-type="float">
            <text:p>0</text:p>
          </table:table-cell>
          <table:table-cell table:formula="of:=[.B484]/[.C484]-95-0.17*[.D484]/[.C484]" office:value-type="string" office:string-value="" calcext:value-type="error">
            <text:p>#ДЕЛ/0!</text:p>
          </table:table-cell>
          <table:table-cell table:formula="of:=[.E48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84]+1/17875" office:value-type="float" office:value="0.0270209790209792" calcext:value-type="float">
            <text:p>0,0270209790209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85]-[.C484])*17875" office:value-type="float" office:value="0" calcext:value-type="float">
            <text:p>0</text:p>
          </table:table-cell>
          <table:table-cell table:formula="of:=[.B485]/[.C485]-95-0.17*[.D485]/[.C485]" office:value-type="string" office:string-value="" calcext:value-type="error">
            <text:p>#ДЕЛ/0!</text:p>
          </table:table-cell>
          <table:table-cell table:formula="of:=[.E48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85]+1/17875" office:value-type="float" office:value="0.0270769230769233" calcext:value-type="float">
            <text:p>0,0270769230769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86]-[.C485])*17875" office:value-type="float" office:value="0" calcext:value-type="float">
            <text:p>0</text:p>
          </table:table-cell>
          <table:table-cell table:formula="of:=[.B486]/[.C486]-95-0.17*[.D486]/[.C486]" office:value-type="string" office:string-value="" calcext:value-type="error">
            <text:p>#ДЕЛ/0!</text:p>
          </table:table-cell>
          <table:table-cell table:formula="of:=[.E48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86]+1/17875" office:value-type="float" office:value="0.0271328671328673" calcext:value-type="float">
            <text:p>0,0271328671328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87]-[.C486])*17875" office:value-type="float" office:value="0" calcext:value-type="float">
            <text:p>0</text:p>
          </table:table-cell>
          <table:table-cell table:formula="of:=[.B487]/[.C487]-95-0.17*[.D487]/[.C487]" office:value-type="string" office:string-value="" calcext:value-type="error">
            <text:p>#ДЕЛ/0!</text:p>
          </table:table-cell>
          <table:table-cell table:formula="of:=[.E48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87]+1/17875" office:value-type="float" office:value="0.0271888111888114" calcext:value-type="float">
            <text:p>0,0271888111888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88]-[.C487])*17875" office:value-type="float" office:value="0" calcext:value-type="float">
            <text:p>0</text:p>
          </table:table-cell>
          <table:table-cell table:formula="of:=[.B488]/[.C488]-95-0.17*[.D488]/[.C488]" office:value-type="string" office:string-value="" calcext:value-type="error">
            <text:p>#ДЕЛ/0!</text:p>
          </table:table-cell>
          <table:table-cell table:formula="of:=[.E48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88]+1/17875" office:value-type="float" office:value="0.0272447552447554" calcext:value-type="float">
            <text:p>0,0272447552447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89]-[.C488])*17875" office:value-type="float" office:value="0" calcext:value-type="float">
            <text:p>0</text:p>
          </table:table-cell>
          <table:table-cell table:formula="of:=[.B489]/[.C489]-95-0.17*[.D489]/[.C489]" office:value-type="string" office:string-value="" calcext:value-type="error">
            <text:p>#ДЕЛ/0!</text:p>
          </table:table-cell>
          <table:table-cell table:formula="of:=[.E48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89]+1/17875" office:value-type="float" office:value="0.0273006993006995" calcext:value-type="float">
            <text:p>0,0273006993007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490]-[.C489])*17875" office:value-type="float" office:value="17.875" calcext:value-type="float">
            <text:p>17,875</text:p>
          </table:table-cell>
          <table:table-cell table:formula="of:=[.B490]/[.C490]-95-0.17*[.D490]/[.C490]" office:value-type="float" office:value="-3133.75" calcext:value-type="float">
            <text:p>-3133,75</text:p>
          </table:table-cell>
          <table:table-cell table:formula="of:=[.E490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490]+1/17875" office:value-type="float" office:value="0.0273566433566436" calcext:value-type="float">
            <text:p>0,0273566433566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91]-[.C490])*17875" office:value-type="float" office:value="-17.875" calcext:value-type="float">
            <text:p>-17,875</text:p>
          </table:table-cell>
          <table:table-cell table:formula="of:=[.B491]/[.C491]-95-0.17*[.D491]/[.C491]" office:value-type="string" office:string-value="" calcext:value-type="error">
            <text:p>#ДЕЛ/0!</text:p>
          </table:table-cell>
          <table:table-cell table:formula="of:=[.E49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91]+1/17875" office:value-type="float" office:value="0.0274125874125876" calcext:value-type="float">
            <text:p>0,027412587412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92]-[.C491])*17875" office:value-type="float" office:value="0" calcext:value-type="float">
            <text:p>0</text:p>
          </table:table-cell>
          <table:table-cell table:formula="of:=[.B492]/[.C492]-95-0.17*[.D492]/[.C492]" office:value-type="string" office:string-value="" calcext:value-type="error">
            <text:p>#ДЕЛ/0!</text:p>
          </table:table-cell>
          <table:table-cell table:formula="of:=[.E49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92]+1/17875" office:value-type="float" office:value="0.0274685314685317" calcext:value-type="float">
            <text:p>0,0274685314685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93]-[.C492])*17875" office:value-type="float" office:value="0" calcext:value-type="float">
            <text:p>0</text:p>
          </table:table-cell>
          <table:table-cell table:formula="of:=[.B493]/[.C493]-95-0.17*[.D493]/[.C493]" office:value-type="string" office:string-value="" calcext:value-type="error">
            <text:p>#ДЕЛ/0!</text:p>
          </table:table-cell>
          <table:table-cell table:formula="of:=[.E49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93]+1/17875" office:value-type="float" office:value="0.0275244755244757" calcext:value-type="float">
            <text:p>0,0275244755244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94]-[.C493])*17875" office:value-type="float" office:value="0" calcext:value-type="float">
            <text:p>0</text:p>
          </table:table-cell>
          <table:table-cell table:formula="of:=[.B494]/[.C494]-95-0.17*[.D494]/[.C494]" office:value-type="string" office:string-value="" calcext:value-type="error">
            <text:p>#ДЕЛ/0!</text:p>
          </table:table-cell>
          <table:table-cell table:formula="of:=[.E49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94]+1/17875" office:value-type="float" office:value="0.0275804195804198" calcext:value-type="float">
            <text:p>0,027580419580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95]-[.C494])*17875" office:value-type="float" office:value="0" calcext:value-type="float">
            <text:p>0</text:p>
          </table:table-cell>
          <table:table-cell table:formula="of:=[.B495]/[.C495]-95-0.17*[.D495]/[.C495]" office:value-type="string" office:string-value="" calcext:value-type="error">
            <text:p>#ДЕЛ/0!</text:p>
          </table:table-cell>
          <table:table-cell table:formula="of:=[.E49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95]+1/17875" office:value-type="float" office:value="0.0276363636363638" calcext:value-type="float">
            <text:p>0,02763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96]-[.C495])*17875" office:value-type="float" office:value="0" calcext:value-type="float">
            <text:p>0</text:p>
          </table:table-cell>
          <table:table-cell table:formula="of:=[.B496]/[.C496]-95-0.17*[.D496]/[.C496]" office:value-type="string" office:string-value="" calcext:value-type="error">
            <text:p>#ДЕЛ/0!</text:p>
          </table:table-cell>
          <table:table-cell table:formula="of:=[.E49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96]+1/17875" office:value-type="float" office:value="0.0276923076923079" calcext:value-type="float">
            <text:p>0,0276923076923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97]-[.C496])*17875" office:value-type="float" office:value="0" calcext:value-type="float">
            <text:p>0</text:p>
          </table:table-cell>
          <table:table-cell table:formula="of:=[.B497]/[.C497]-95-0.17*[.D497]/[.C497]" office:value-type="string" office:string-value="" calcext:value-type="error">
            <text:p>#ДЕЛ/0!</text:p>
          </table:table-cell>
          <table:table-cell table:formula="of:=[.E49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97]+1/17875" office:value-type="float" office:value="0.027748251748252" calcext:value-type="float">
            <text:p>0,027748251748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98]-[.C497])*17875" office:value-type="float" office:value="0" calcext:value-type="float">
            <text:p>0</text:p>
          </table:table-cell>
          <table:table-cell table:formula="of:=[.B498]/[.C498]-95-0.17*[.D498]/[.C498]" office:value-type="string" office:string-value="" calcext:value-type="error">
            <text:p>#ДЕЛ/0!</text:p>
          </table:table-cell>
          <table:table-cell table:formula="of:=[.E49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98]+1/17875" office:value-type="float" office:value="0.027804195804196" calcext:value-type="float">
            <text:p>0,027804195804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99]-[.C498])*17875" office:value-type="float" office:value="0" calcext:value-type="float">
            <text:p>0</text:p>
          </table:table-cell>
          <table:table-cell table:formula="of:=[.B499]/[.C499]-95-0.17*[.D499]/[.C499]" office:value-type="string" office:string-value="" calcext:value-type="error">
            <text:p>#ДЕЛ/0!</text:p>
          </table:table-cell>
          <table:table-cell table:formula="of:=[.E49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499]+1/17875" office:value-type="float" office:value="0.0278601398601401" calcext:value-type="float">
            <text:p>0,0278601398601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500]-[.C499])*17875" office:value-type="float" office:value="17.875" calcext:value-type="float">
            <text:p>17,875</text:p>
          </table:table-cell>
          <table:table-cell table:formula="of:=[.B500]/[.C500]-95-0.17*[.D500]/[.C500]" office:value-type="float" office:value="-3133.75" calcext:value-type="float">
            <text:p>-3133,75</text:p>
          </table:table-cell>
          <table:table-cell table:formula="of:=[.E500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500]+1/17875" office:value-type="float" office:value="0.0279160839160841" calcext:value-type="float">
            <text:p>0,0279160839160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501]-[.C500])*17875" office:value-type="float" office:value="-17.875" calcext:value-type="float">
            <text:p>-17,875</text:p>
          </table:table-cell>
          <table:table-cell table:formula="of:=[.B501]/[.C501]-95-0.17*[.D501]/[.C501]" office:value-type="string" office:string-value="" calcext:value-type="error">
            <text:p>#ДЕЛ/0!</text:p>
          </table:table-cell>
          <table:table-cell table:formula="of:=[.E50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01]+1/17875" office:value-type="float" office:value="0.0279720279720282" calcext:value-type="float">
            <text:p>0,0279720279720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502]-[.C501])*17875" office:value-type="float" office:value="0" calcext:value-type="float">
            <text:p>0</text:p>
          </table:table-cell>
          <table:table-cell table:formula="of:=[.B502]/[.C502]-95-0.17*[.D502]/[.C502]" office:value-type="string" office:string-value="" calcext:value-type="error">
            <text:p>#ДЕЛ/0!</text:p>
          </table:table-cell>
          <table:table-cell table:formula="of:=[.E50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02]+1/17875" office:value-type="float" office:value="0.0280279720279722" calcext:value-type="float">
            <text:p>0,0280279720279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503]-[.C502])*17875" office:value-type="float" office:value="0" calcext:value-type="float">
            <text:p>0</text:p>
          </table:table-cell>
          <table:table-cell table:formula="of:=[.B503]/[.C503]-95-0.17*[.D503]/[.C503]" office:value-type="string" office:string-value="" calcext:value-type="error">
            <text:p>#ДЕЛ/0!</text:p>
          </table:table-cell>
          <table:table-cell table:formula="of:=[.E50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03]+1/17875" office:value-type="float" office:value="0.0280839160839163" calcext:value-type="float">
            <text:p>0,02808391608391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504]-[.C503])*17875" office:value-type="float" office:value="17.875" calcext:value-type="float">
            <text:p>17,875</text:p>
          </table:table-cell>
          <table:table-cell table:formula="of:=[.B504]/[.C504]-95-0.17*[.D504]/[.C504]" office:value-type="float" office:value="-3133.75" calcext:value-type="float">
            <text:p>-3133,75</text:p>
          </table:table-cell>
          <table:table-cell table:formula="of:=[.E504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504]+1/17875" office:value-type="float" office:value="0.0281398601398604" calcext:value-type="float">
            <text:p>0,0281398601398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505]-[.C504])*17875" office:value-type="float" office:value="0" calcext:value-type="float">
            <text:p>0</text:p>
          </table:table-cell>
          <table:table-cell table:formula="of:=[.B505]/[.C505]-95-0.17*[.D505]/[.C505]" office:value-type="float" office:value="-95" calcext:value-type="float">
            <text:p>-95</text:p>
          </table:table-cell>
          <table:table-cell table:formula="of:=[.E505]/1000" office:value-type="float" office:value="-0.095" calcext:value-type="float">
            <text:p>-0,095</text:p>
          </table:table-cell>
        </table:table-row>
        <table:table-row table:style-name="ro1">
          <table:table-cell table:formula="of:=[.A505]+1/17875" office:value-type="float" office:value="0.0281958041958044" calcext:value-type="float">
            <text:p>0,02819580419580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506]-[.C505])*17875" office:value-type="float" office:value="0" calcext:value-type="float">
            <text:p>0</text:p>
          </table:table-cell>
          <table:table-cell table:formula="of:=[.B506]/[.C506]-95-0.17*[.D506]/[.C506]" office:value-type="float" office:value="-95" calcext:value-type="float">
            <text:p>-95</text:p>
          </table:table-cell>
          <table:table-cell table:formula="of:=[.E506]/1000" office:value-type="float" office:value="-0.095" calcext:value-type="float">
            <text:p>-0,095</text:p>
          </table:table-cell>
        </table:table-row>
        <table:table-row table:style-name="ro1">
          <table:table-cell table:formula="of:=[.A506]+1/17875" office:value-type="float" office:value="0.0282517482517485" calcext:value-type="float">
            <text:p>0,028251748251749</text:p>
          </table:table-cell>
          <table:table-cell office:value-type="float" office:value="3.7" calcext:value-type="float">
            <text:p>3,7</text:p>
          </table:table-cell>
          <table:table-cell office:value-type="float" office:value="0.001" calcext:value-type="float">
            <text:p>0,001</text:p>
          </table:table-cell>
          <table:table-cell table:formula="of:=([.C507]-[.C506])*17875" office:value-type="float" office:value="0" calcext:value-type="float">
            <text:p>0</text:p>
          </table:table-cell>
          <table:table-cell table:formula="of:=[.B507]/[.C507]-95-0.17*[.D507]/[.C507]" office:value-type="float" office:value="3605" calcext:value-type="float">
            <text:p>3605</text:p>
          </table:table-cell>
          <table:table-cell table:formula="of:=[.E507]/1000" office:value-type="float" office:value="3.605" calcext:value-type="float">
            <text:p>3,605</text:p>
          </table:table-cell>
        </table:table-row>
        <table:table-row table:style-name="ro1">
          <table:table-cell table:formula="of:=[.A507]+1/17875" office:value-type="float" office:value="0.0283076923076925" calcext:value-type="float">
            <text:p>0,028307692307693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table:formula="of:=([.C508]-[.C507])*17875" office:value-type="float" office:value="-17.875" calcext:value-type="float">
            <text:p>-17,875</text:p>
          </table:table-cell>
          <table:table-cell table:formula="of:=[.B508]/[.C508]-95-0.17*[.D508]/[.C508]" office:value-type="string" office:string-value="" calcext:value-type="error">
            <text:p>#ДЕЛ/0!</text:p>
          </table:table-cell>
          <table:table-cell table:formula="of:=[.E50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08]+1/17875" office:value-type="float" office:value="0.0283636363636366" calcext:value-type="float">
            <text:p>0,028363636363637</text:p>
          </table:table-cell>
          <table:table-cell office:value-type="float" office:value="14.5" calcext:value-type="float">
            <text:p>14,5</text:p>
          </table:table-cell>
          <table:table-cell office:value-type="float" office:value="0.001" calcext:value-type="float">
            <text:p>0,001</text:p>
          </table:table-cell>
          <table:table-cell table:formula="of:=([.C509]-[.C508])*17875" office:value-type="float" office:value="17.875" calcext:value-type="float">
            <text:p>17,875</text:p>
          </table:table-cell>
          <table:table-cell table:formula="of:=[.B509]/[.C509]-95-0.17*[.D509]/[.C509]" office:value-type="float" office:value="11366.25" calcext:value-type="float">
            <text:p>11366,25</text:p>
          </table:table-cell>
          <table:table-cell table:formula="of:=[.E509]/1000" office:value-type="float" office:value="11.36625" calcext:value-type="float">
            <text:p>11,36625</text:p>
          </table:table-cell>
        </table:table-row>
        <table:table-row table:style-name="ro1">
          <table:table-cell table:formula="of:=[.A509]+1/17875" office:value-type="float" office:value="0.0284195804195806" calcext:value-type="float">
            <text:p>0,028419580419581</text:p>
          </table:table-cell>
          <table:table-cell office:value-type="float" office:value="19.8" calcext:value-type="float">
            <text:p>19,8</text:p>
          </table:table-cell>
          <table:table-cell office:value-type="float" office:value="0" calcext:value-type="float">
            <text:p>0</text:p>
          </table:table-cell>
          <table:table-cell table:formula="of:=([.C510]-[.C509])*17875" office:value-type="float" office:value="-17.875" calcext:value-type="float">
            <text:p>-17,875</text:p>
          </table:table-cell>
          <table:table-cell table:formula="of:=[.B510]/[.C510]-95-0.17*[.D510]/[.C510]" office:value-type="string" office:string-value="" calcext:value-type="error">
            <text:p>#ДЕЛ/0!</text:p>
          </table:table-cell>
          <table:table-cell table:formula="of:=[.E51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10]+1/17875" office:value-type="float" office:value="0.0284755244755247" calcext:value-type="float">
            <text:p>0,0284755244755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([.C511]-[.C510])*17875" office:value-type="float" office:value="0" calcext:value-type="float">
            <text:p>0</text:p>
          </table:table-cell>
          <table:table-cell table:formula="of:=[.B511]/[.C511]-95-0.17*[.D511]/[.C511]" office:value-type="string" office:string-value="" calcext:value-type="error">
            <text:p>#ДЕЛ/0!</text:p>
          </table:table-cell>
          <table:table-cell table:formula="of:=[.E51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11]+1/17875" office:value-type="float" office:value="0.0285314685314688" calcext:value-type="float">
            <text:p>0,028531468531469</text:p>
          </table:table-cell>
          <table:table-cell office:value-type="float" office:value="30.5" calcext:value-type="float">
            <text:p>30,5</text:p>
          </table:table-cell>
          <table:table-cell office:value-type="float" office:value="0" calcext:value-type="float">
            <text:p>0</text:p>
          </table:table-cell>
          <table:table-cell table:formula="of:=([.C512]-[.C511])*17875" office:value-type="float" office:value="0" calcext:value-type="float">
            <text:p>0</text:p>
          </table:table-cell>
          <table:table-cell table:formula="of:=[.B512]/[.C512]-95-0.17*[.D512]/[.C512]" office:value-type="string" office:string-value="" calcext:value-type="error">
            <text:p>#ДЕЛ/0!</text:p>
          </table:table-cell>
          <table:table-cell table:formula="of:=[.E51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12]+1/17875" office:value-type="float" office:value="0.0285874125874128" calcext:value-type="float">
            <text:p>0,028587412587413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,001</text:p>
          </table:table-cell>
          <table:table-cell table:formula="of:=([.C513]-[.C512])*17875" office:value-type="float" office:value="17.875" calcext:value-type="float">
            <text:p>17,875</text:p>
          </table:table-cell>
          <table:table-cell table:formula="of:=[.B513]/[.C513]-95-0.17*[.D513]/[.C513]" office:value-type="float" office:value="32866.25" calcext:value-type="float">
            <text:p>32866,25</text:p>
          </table:table-cell>
          <table:table-cell table:formula="of:=[.E513]/1000" office:value-type="float" office:value="32.86625" calcext:value-type="float">
            <text:p>32,86625</text:p>
          </table:table-cell>
        </table:table-row>
        <table:table-row table:style-name="ro1">
          <table:table-cell table:formula="of:=[.A513]+1/17875" office:value-type="float" office:value="0.0286433566433569" calcext:value-type="float">
            <text:p>0,028643356643357</text:p>
          </table:table-cell>
          <table:table-cell office:value-type="float" office:value="41.4" calcext:value-type="float">
            <text:p>41,4</text:p>
          </table:table-cell>
          <table:table-cell office:value-type="float" office:value="0" calcext:value-type="float">
            <text:p>0</text:p>
          </table:table-cell>
          <table:table-cell table:formula="of:=([.C514]-[.C513])*17875" office:value-type="float" office:value="-17.875" calcext:value-type="float">
            <text:p>-17,875</text:p>
          </table:table-cell>
          <table:table-cell table:formula="of:=[.B514]/[.C514]-95-0.17*[.D514]/[.C514]" office:value-type="string" office:string-value="" calcext:value-type="error">
            <text:p>#ДЕЛ/0!</text:p>
          </table:table-cell>
          <table:table-cell table:formula="of:=[.E51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14]+1/17875" office:value-type="float" office:value="0.0286993006993009" calcext:value-type="float">
            <text:p>0,028699300699301</text:p>
          </table:table-cell>
          <table:table-cell office:value-type="float" office:value="46.8" calcext:value-type="float">
            <text:p>46,8</text:p>
          </table:table-cell>
          <table:table-cell office:value-type="float" office:value="0.001" calcext:value-type="float">
            <text:p>0,001</text:p>
          </table:table-cell>
          <table:table-cell table:formula="of:=([.C515]-[.C514])*17875" office:value-type="float" office:value="17.875" calcext:value-type="float">
            <text:p>17,875</text:p>
          </table:table-cell>
          <table:table-cell table:formula="of:=[.B515]/[.C515]-95-0.17*[.D515]/[.C515]" office:value-type="float" office:value="43666.25" calcext:value-type="float">
            <text:p>43666,25</text:p>
          </table:table-cell>
          <table:table-cell table:formula="of:=[.E515]/1000" office:value-type="float" office:value="43.66625" calcext:value-type="float">
            <text:p>43,66625</text:p>
          </table:table-cell>
        </table:table-row>
        <table:table-row table:style-name="ro1">
          <table:table-cell table:formula="of:=[.A515]+1/17875" office:value-type="float" office:value="0.028755244755245" calcext:value-type="float">
            <text:p>0,028755244755245</text:p>
          </table:table-cell>
          <table:table-cell office:value-type="float" office:value="52.7" calcext:value-type="float">
            <text:p>52,7</text:p>
          </table:table-cell>
          <table:table-cell office:value-type="float" office:value="0.001" calcext:value-type="float">
            <text:p>0,001</text:p>
          </table:table-cell>
          <table:table-cell table:formula="of:=([.C516]-[.C515])*17875" office:value-type="float" office:value="0" calcext:value-type="float">
            <text:p>0</text:p>
          </table:table-cell>
          <table:table-cell table:formula="of:=[.B516]/[.C516]-95-0.17*[.D516]/[.C516]" office:value-type="float" office:value="52605" calcext:value-type="float">
            <text:p>52605</text:p>
          </table:table-cell>
          <table:table-cell table:formula="of:=[.E516]/1000" office:value-type="float" office:value="52.605" calcext:value-type="float">
            <text:p>52,605</text:p>
          </table:table-cell>
        </table:table-row>
        <table:table-row table:style-name="ro1">
          <table:table-cell table:formula="of:=[.A516]+1/17875" office:value-type="float" office:value="0.028811188811189" calcext:value-type="float">
            <text:p>0,028811188811189</text:p>
          </table:table-cell>
          <table:table-cell office:value-type="float" office:value="58.9" calcext:value-type="float">
            <text:p>58,9</text:p>
          </table:table-cell>
          <table:table-cell office:value-type="float" office:value="0" calcext:value-type="float">
            <text:p>0</text:p>
          </table:table-cell>
          <table:table-cell table:formula="of:=([.C517]-[.C516])*17875" office:value-type="float" office:value="-17.875" calcext:value-type="float">
            <text:p>-17,875</text:p>
          </table:table-cell>
          <table:table-cell table:formula="of:=[.B517]/[.C517]-95-0.17*[.D517]/[.C517]" office:value-type="string" office:string-value="" calcext:value-type="error">
            <text:p>#ДЕЛ/0!</text:p>
          </table:table-cell>
          <table:table-cell table:formula="of:=[.E51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17]+1/17875" office:value-type="float" office:value="0.0288671328671331" calcext:value-type="float">
            <text:p>0,028867132867133</text:p>
          </table:table-cell>
          <table:table-cell office:value-type="float" office:value="64.9" calcext:value-type="float">
            <text:p>64,9</text:p>
          </table:table-cell>
          <table:table-cell office:value-type="float" office:value="0.001" calcext:value-type="float">
            <text:p>0,001</text:p>
          </table:table-cell>
          <table:table-cell table:formula="of:=([.C518]-[.C517])*17875" office:value-type="float" office:value="17.875" calcext:value-type="float">
            <text:p>17,875</text:p>
          </table:table-cell>
          <table:table-cell table:formula="of:=[.B518]/[.C518]-95-0.17*[.D518]/[.C518]" office:value-type="float" office:value="61766.25" calcext:value-type="float">
            <text:p>61766,25</text:p>
          </table:table-cell>
          <table:table-cell table:formula="of:=[.E518]/1000" office:value-type="float" office:value="61.76625" calcext:value-type="float">
            <text:p>61,76625</text:p>
          </table:table-cell>
        </table:table-row>
        <table:table-row table:style-name="ro1">
          <table:table-cell table:formula="of:=[.A518]+1/17875" office:value-type="float" office:value="0.0289230769230772" calcext:value-type="float">
            <text:p>0,028923076923077</text:p>
          </table:table-cell>
          <table:table-cell office:value-type="float" office:value="72.1" calcext:value-type="float">
            <text:p>72,1</text:p>
          </table:table-cell>
          <table:table-cell office:value-type="float" office:value="0.001" calcext:value-type="float">
            <text:p>0,001</text:p>
          </table:table-cell>
          <table:table-cell table:formula="of:=([.C519]-[.C518])*17875" office:value-type="float" office:value="0" calcext:value-type="float">
            <text:p>0</text:p>
          </table:table-cell>
          <table:table-cell table:formula="of:=[.B519]/[.C519]-95-0.17*[.D519]/[.C519]" office:value-type="float" office:value="72005" calcext:value-type="float">
            <text:p>72005</text:p>
          </table:table-cell>
          <table:table-cell table:formula="of:=[.E519]/1000" office:value-type="float" office:value="72.005" calcext:value-type="float">
            <text:p>72,005</text:p>
          </table:table-cell>
        </table:table-row>
        <table:table-row table:style-name="ro1">
          <table:table-cell table:formula="of:=[.A519]+1/17875" office:value-type="float" office:value="0.0289790209790212" calcext:value-type="float">
            <text:p>0,028979020979021</text:p>
          </table:table-cell>
          <table:table-cell office:value-type="float" office:value="77.3" calcext:value-type="float">
            <text:p>77,3</text:p>
          </table:table-cell>
          <table:table-cell office:value-type="float" office:value="0.001" calcext:value-type="float">
            <text:p>0,001</text:p>
          </table:table-cell>
          <table:table-cell table:formula="of:=([.C520]-[.C519])*17875" office:value-type="float" office:value="0" calcext:value-type="float">
            <text:p>0</text:p>
          </table:table-cell>
          <table:table-cell table:formula="of:=[.B520]/[.C520]-95-0.17*[.D520]/[.C520]" office:value-type="float" office:value="77205" calcext:value-type="float">
            <text:p>77205</text:p>
          </table:table-cell>
          <table:table-cell table:formula="of:=[.E520]/1000" office:value-type="float" office:value="77.205" calcext:value-type="float">
            <text:p>77,205</text:p>
          </table:table-cell>
        </table:table-row>
        <table:table-row table:style-name="ro1">
          <table:table-cell table:formula="of:=[.A520]+1/17875" office:value-type="float" office:value="0.0290349650349653" calcext:value-type="float">
            <text:p>0,029034965034965</text:p>
          </table:table-cell>
          <table:table-cell office:value-type="float" office:value="83.3" calcext:value-type="float">
            <text:p>83,3</text:p>
          </table:table-cell>
          <table:table-cell office:value-type="float" office:value="0.001" calcext:value-type="float">
            <text:p>0,001</text:p>
          </table:table-cell>
          <table:table-cell table:formula="of:=([.C521]-[.C520])*17875" office:value-type="float" office:value="0" calcext:value-type="float">
            <text:p>0</text:p>
          </table:table-cell>
          <table:table-cell table:formula="of:=[.B521]/[.C521]-95-0.17*[.D521]/[.C521]" office:value-type="float" office:value="83205" calcext:value-type="float">
            <text:p>83205</text:p>
          </table:table-cell>
          <table:table-cell table:formula="of:=[.E521]/1000" office:value-type="float" office:value="83.205" calcext:value-type="float">
            <text:p>83,205</text:p>
          </table:table-cell>
        </table:table-row>
        <table:table-row table:style-name="ro1">
          <table:table-cell table:formula="of:=[.A521]+1/17875" office:value-type="float" office:value="0.0290909090909093" calcext:value-type="float">
            <text:p>0,029090909090909</text:p>
          </table:table-cell>
          <table:table-cell office:value-type="float" office:value="89.2" calcext:value-type="float">
            <text:p>89,2</text:p>
          </table:table-cell>
          <table:table-cell office:value-type="float" office:value="0" calcext:value-type="float">
            <text:p>0</text:p>
          </table:table-cell>
          <table:table-cell table:formula="of:=([.C522]-[.C521])*17875" office:value-type="float" office:value="-17.875" calcext:value-type="float">
            <text:p>-17,875</text:p>
          </table:table-cell>
          <table:table-cell table:formula="of:=[.B522]/[.C522]-95-0.17*[.D522]/[.C522]" office:value-type="string" office:string-value="" calcext:value-type="error">
            <text:p>#ДЕЛ/0!</text:p>
          </table:table-cell>
          <table:table-cell table:formula="of:=[.E52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22]+1/17875" office:value-type="float" office:value="0.0291468531468534" calcext:value-type="float">
            <text:p>0,029146853146853</text:p>
          </table:table-cell>
          <table:table-cell office:value-type="float" office:value="95.5" calcext:value-type="float">
            <text:p>95,5</text:p>
          </table:table-cell>
          <table:table-cell office:value-type="float" office:value="0.001" calcext:value-type="float">
            <text:p>0,001</text:p>
          </table:table-cell>
          <table:table-cell table:formula="of:=([.C523]-[.C522])*17875" office:value-type="float" office:value="17.875" calcext:value-type="float">
            <text:p>17,875</text:p>
          </table:table-cell>
          <table:table-cell table:formula="of:=[.B523]/[.C523]-95-0.17*[.D523]/[.C523]" office:value-type="float" office:value="92366.25" calcext:value-type="float">
            <text:p>92366,25</text:p>
          </table:table-cell>
          <table:table-cell table:formula="of:=[.E523]/1000" office:value-type="float" office:value="92.36625" calcext:value-type="float">
            <text:p>92,36625</text:p>
          </table:table-cell>
        </table:table-row>
        <table:table-row table:style-name="ro1">
          <table:table-cell table:formula="of:=[.A523]+1/17875" office:value-type="float" office:value="0.0292027972027974" calcext:value-type="float">
            <text:p>0,029202797202798</text:p>
          </table:table-cell>
          <table:table-cell office:value-type="float" office:value="101.3" calcext:value-type="float">
            <text:p>101,3</text:p>
          </table:table-cell>
          <table:table-cell office:value-type="float" office:value="0" calcext:value-type="float">
            <text:p>0</text:p>
          </table:table-cell>
          <table:table-cell table:formula="of:=([.C524]-[.C523])*17875" office:value-type="float" office:value="-17.875" calcext:value-type="float">
            <text:p>-17,875</text:p>
          </table:table-cell>
          <table:table-cell table:formula="of:=[.B524]/[.C524]-95-0.17*[.D524]/[.C524]" office:value-type="string" office:string-value="" calcext:value-type="error">
            <text:p>#ДЕЛ/0!</text:p>
          </table:table-cell>
          <table:table-cell table:formula="of:=[.E52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24]+1/17875" office:value-type="float" office:value="0.0292587412587415" calcext:value-type="float">
            <text:p>0,029258741258742</text:p>
          </table:table-cell>
          <table:table-cell office:value-type="float" office:value="107.5" calcext:value-type="float">
            <text:p>107,5</text:p>
          </table:table-cell>
          <table:table-cell office:value-type="float" office:value="0" calcext:value-type="float">
            <text:p>0</text:p>
          </table:table-cell>
          <table:table-cell table:formula="of:=([.C525]-[.C524])*17875" office:value-type="float" office:value="0" calcext:value-type="float">
            <text:p>0</text:p>
          </table:table-cell>
          <table:table-cell table:formula="of:=[.B525]/[.C525]-95-0.17*[.D525]/[.C525]" office:value-type="string" office:string-value="" calcext:value-type="error">
            <text:p>#ДЕЛ/0!</text:p>
          </table:table-cell>
          <table:table-cell table:formula="of:=[.E52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25]+1/17875" office:value-type="float" office:value="0.0293146853146856" calcext:value-type="float">
            <text:p>0,029314685314686</text:p>
          </table:table-cell>
          <table:table-cell office:value-type="float" office:value="112.4" calcext:value-type="float">
            <text:p>112,4</text:p>
          </table:table-cell>
          <table:table-cell office:value-type="float" office:value="0" calcext:value-type="float">
            <text:p>0</text:p>
          </table:table-cell>
          <table:table-cell table:formula="of:=([.C526]-[.C525])*17875" office:value-type="float" office:value="0" calcext:value-type="float">
            <text:p>0</text:p>
          </table:table-cell>
          <table:table-cell table:formula="of:=[.B526]/[.C526]-95-0.17*[.D526]/[.C526]" office:value-type="string" office:string-value="" calcext:value-type="error">
            <text:p>#ДЕЛ/0!</text:p>
          </table:table-cell>
          <table:table-cell table:formula="of:=[.E52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26]+1/17875" office:value-type="float" office:value="0.0293706293706296" calcext:value-type="float">
            <text:p>0,02937062937063</text:p>
          </table:table-cell>
          <table:table-cell office:value-type="float" office:value="119.3" calcext:value-type="float">
            <text:p>119,3</text:p>
          </table:table-cell>
          <table:table-cell office:value-type="float" office:value="0.001" calcext:value-type="float">
            <text:p>0,001</text:p>
          </table:table-cell>
          <table:table-cell table:formula="of:=([.C527]-[.C526])*17875" office:value-type="float" office:value="17.875" calcext:value-type="float">
            <text:p>17,875</text:p>
          </table:table-cell>
          <table:table-cell table:formula="of:=[.B527]/[.C527]-95-0.17*[.D527]/[.C527]" office:value-type="float" office:value="116166.25" calcext:value-type="float">
            <text:p>116166,25</text:p>
          </table:table-cell>
          <table:table-cell table:formula="of:=[.E527]/1000" office:value-type="float" office:value="116.16625" calcext:value-type="float">
            <text:p>116,16625</text:p>
          </table:table-cell>
        </table:table-row>
        <table:table-row table:style-name="ro1">
          <table:table-cell table:formula="of:=[.A527]+1/17875" office:value-type="float" office:value="0.0294265734265737" calcext:value-type="float">
            <text:p>0,02942657342657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([.C528]-[.C527])*17875" office:value-type="float" office:value="-17.875" calcext:value-type="float">
            <text:p>-17,875</text:p>
          </table:table-cell>
          <table:table-cell table:formula="of:=[.B528]/[.C528]-95-0.17*[.D528]/[.C528]" office:value-type="string" office:string-value="" calcext:value-type="error">
            <text:p>#ДЕЛ/0!</text:p>
          </table:table-cell>
          <table:table-cell table:formula="of:=[.E52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28]+1/17875" office:value-type="float" office:value="0.0294825174825177" calcext:value-type="float">
            <text:p>0,029482517482518</text:p>
          </table:table-cell>
          <table:table-cell office:value-type="float" office:value="130.7" calcext:value-type="float">
            <text:p>130,7</text:p>
          </table:table-cell>
          <table:table-cell office:value-type="float" office:value="0" calcext:value-type="float">
            <text:p>0</text:p>
          </table:table-cell>
          <table:table-cell table:formula="of:=([.C529]-[.C528])*17875" office:value-type="float" office:value="0" calcext:value-type="float">
            <text:p>0</text:p>
          </table:table-cell>
          <table:table-cell table:formula="of:=[.B529]/[.C529]-95-0.17*[.D529]/[.C529]" office:value-type="string" office:string-value="" calcext:value-type="error">
            <text:p>#ДЕЛ/0!</text:p>
          </table:table-cell>
          <table:table-cell table:formula="of:=[.E52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29]+1/17875" office:value-type="float" office:value="0.0295384615384618" calcext:value-type="float">
            <text:p>0,029538461538462</text:p>
          </table:table-cell>
          <table:table-cell office:value-type="float" office:value="136.4" calcext:value-type="float">
            <text:p>136,4</text:p>
          </table:table-cell>
          <table:table-cell office:value-type="float" office:value="0.001" calcext:value-type="float">
            <text:p>0,001</text:p>
          </table:table-cell>
          <table:table-cell table:formula="of:=([.C530]-[.C529])*17875" office:value-type="float" office:value="17.875" calcext:value-type="float">
            <text:p>17,875</text:p>
          </table:table-cell>
          <table:table-cell table:formula="of:=[.B530]/[.C530]-95-0.17*[.D530]/[.C530]" office:value-type="float" office:value="133266.25" calcext:value-type="float">
            <text:p>133266,25</text:p>
          </table:table-cell>
          <table:table-cell table:formula="of:=[.E530]/1000" office:value-type="float" office:value="133.26625" calcext:value-type="float">
            <text:p>133,26625</text:p>
          </table:table-cell>
        </table:table-row>
        <table:table-row table:style-name="ro1">
          <table:table-cell table:formula="of:=[.A530]+1/17875" office:value-type="float" office:value="0.0295944055944058" calcext:value-type="float">
            <text:p>0,029594405594406</text:p>
          </table:table-cell>
          <table:table-cell office:value-type="float" office:value="141.7" calcext:value-type="float">
            <text:p>141,7</text:p>
          </table:table-cell>
          <table:table-cell office:value-type="float" office:value="0.001" calcext:value-type="float">
            <text:p>0,001</text:p>
          </table:table-cell>
          <table:table-cell table:formula="of:=([.C531]-[.C530])*17875" office:value-type="float" office:value="0" calcext:value-type="float">
            <text:p>0</text:p>
          </table:table-cell>
          <table:table-cell table:formula="of:=[.B531]/[.C531]-95-0.17*[.D531]/[.C531]" office:value-type="float" office:value="141605" calcext:value-type="float">
            <text:p>141605</text:p>
          </table:table-cell>
          <table:table-cell table:formula="of:=[.E531]/1000" office:value-type="float" office:value="141.605" calcext:value-type="float">
            <text:p>141,605</text:p>
          </table:table-cell>
        </table:table-row>
        <table:table-row table:style-name="ro1">
          <table:table-cell table:formula="of:=[.A531]+1/17875" office:value-type="float" office:value="0.0296503496503499" calcext:value-type="float">
            <text:p>0,02965034965035</text:p>
          </table:table-cell>
          <table:table-cell office:value-type="float" office:value="146.9" calcext:value-type="float">
            <text:p>146,9</text:p>
          </table:table-cell>
          <table:table-cell office:value-type="float" office:value="0.001" calcext:value-type="float">
            <text:p>0,001</text:p>
          </table:table-cell>
          <table:table-cell table:formula="of:=([.C532]-[.C531])*17875" office:value-type="float" office:value="0" calcext:value-type="float">
            <text:p>0</text:p>
          </table:table-cell>
          <table:table-cell table:formula="of:=[.B532]/[.C532]-95-0.17*[.D532]/[.C532]" office:value-type="float" office:value="146805" calcext:value-type="float">
            <text:p>146805</text:p>
          </table:table-cell>
          <table:table-cell table:formula="of:=[.E532]/1000" office:value-type="float" office:value="146.805" calcext:value-type="float">
            <text:p>146,805</text:p>
          </table:table-cell>
        </table:table-row>
        <table:table-row table:style-name="ro1">
          <table:table-cell table:formula="of:=[.A532]+1/17875" office:value-type="float" office:value="0.029706293706294" calcext:value-type="float">
            <text:p>0,029706293706294</text:p>
          </table:table-cell>
          <table:table-cell office:value-type="float" office:value="152" calcext:value-type="float">
            <text:p>152</text:p>
          </table:table-cell>
          <table:table-cell office:value-type="float" office:value="0.001" calcext:value-type="float">
            <text:p>0,001</text:p>
          </table:table-cell>
          <table:table-cell table:formula="of:=([.C533]-[.C532])*17875" office:value-type="float" office:value="0" calcext:value-type="float">
            <text:p>0</text:p>
          </table:table-cell>
          <table:table-cell table:formula="of:=[.B533]/[.C533]-95-0.17*[.D533]/[.C533]" office:value-type="float" office:value="151905" calcext:value-type="float">
            <text:p>151905</text:p>
          </table:table-cell>
          <table:table-cell table:formula="of:=[.E533]/1000" office:value-type="float" office:value="151.905" calcext:value-type="float">
            <text:p>151,905</text:p>
          </table:table-cell>
        </table:table-row>
        <table:table-row table:style-name="ro1">
          <table:table-cell table:formula="of:=[.A533]+1/17875" office:value-type="float" office:value="0.029762237762238" calcext:value-type="float">
            <text:p>0,029762237762238</text:p>
          </table:table-cell>
          <table:table-cell office:value-type="float" office:value="156.7" calcext:value-type="float">
            <text:p>156,7</text:p>
          </table:table-cell>
          <table:table-cell office:value-type="float" office:value="0" calcext:value-type="float">
            <text:p>0</text:p>
          </table:table-cell>
          <table:table-cell table:formula="of:=([.C534]-[.C533])*17875" office:value-type="float" office:value="-17.875" calcext:value-type="float">
            <text:p>-17,875</text:p>
          </table:table-cell>
          <table:table-cell table:formula="of:=[.B534]/[.C534]-95-0.17*[.D534]/[.C534]" office:value-type="string" office:string-value="" calcext:value-type="error">
            <text:p>#ДЕЛ/0!</text:p>
          </table:table-cell>
          <table:table-cell table:formula="of:=[.E53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34]+1/17875" office:value-type="float" office:value="0.0298181818181821" calcext:value-type="float">
            <text:p>0,029818181818182</text:p>
          </table:table-cell>
          <table:table-cell office:value-type="float" office:value="161.9" calcext:value-type="float">
            <text:p>161,9</text:p>
          </table:table-cell>
          <table:table-cell office:value-type="float" office:value="0.001" calcext:value-type="float">
            <text:p>0,001</text:p>
          </table:table-cell>
          <table:table-cell table:formula="of:=([.C535]-[.C534])*17875" office:value-type="float" office:value="17.875" calcext:value-type="float">
            <text:p>17,875</text:p>
          </table:table-cell>
          <table:table-cell table:formula="of:=[.B535]/[.C535]-95-0.17*[.D535]/[.C535]" office:value-type="float" office:value="158766.25" calcext:value-type="float">
            <text:p>158766,25</text:p>
          </table:table-cell>
          <table:table-cell table:formula="of:=[.E535]/1000" office:value-type="float" office:value="158.76625" calcext:value-type="float">
            <text:p>158,76625</text:p>
          </table:table-cell>
        </table:table-row>
        <table:table-row table:style-name="ro1">
          <table:table-cell table:formula="of:=[.A535]+1/17875" office:value-type="float" office:value="0.0298741258741261" calcext:value-type="float">
            <text:p>0,029874125874126</text:p>
          </table:table-cell>
          <table:table-cell office:value-type="float" office:value="166.9" calcext:value-type="float">
            <text:p>166,9</text:p>
          </table:table-cell>
          <table:table-cell office:value-type="float" office:value="0" calcext:value-type="float">
            <text:p>0</text:p>
          </table:table-cell>
          <table:table-cell table:formula="of:=([.C536]-[.C535])*17875" office:value-type="float" office:value="-17.875" calcext:value-type="float">
            <text:p>-17,875</text:p>
          </table:table-cell>
          <table:table-cell table:formula="of:=[.B536]/[.C536]-95-0.17*[.D536]/[.C536]" office:value-type="string" office:string-value="" calcext:value-type="error">
            <text:p>#ДЕЛ/0!</text:p>
          </table:table-cell>
          <table:table-cell table:formula="of:=[.E53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36]+1/17875" office:value-type="float" office:value="0.0299300699300702" calcext:value-type="float">
            <text:p>0,02993006993007</text:p>
          </table:table-cell>
          <table:table-cell office:value-type="float" office:value="172" calcext:value-type="float">
            <text:p>172</text:p>
          </table:table-cell>
          <table:table-cell office:value-type="float" office:value="0.001" calcext:value-type="float">
            <text:p>0,001</text:p>
          </table:table-cell>
          <table:table-cell table:formula="of:=([.C537]-[.C536])*17875" office:value-type="float" office:value="17.875" calcext:value-type="float">
            <text:p>17,875</text:p>
          </table:table-cell>
          <table:table-cell table:formula="of:=[.B537]/[.C537]-95-0.17*[.D537]/[.C537]" office:value-type="float" office:value="168866.25" calcext:value-type="float">
            <text:p>168866,25</text:p>
          </table:table-cell>
          <table:table-cell table:formula="of:=[.E537]/1000" office:value-type="float" office:value="168.86625" calcext:value-type="float">
            <text:p>168,86625</text:p>
          </table:table-cell>
        </table:table-row>
        <table:table-row table:style-name="ro1">
          <table:table-cell table:formula="of:=[.A537]+1/17875" office:value-type="float" office:value="0.0299860139860142" calcext:value-type="float">
            <text:p>0,029986013986014</text:p>
          </table:table-cell>
          <table:table-cell office:value-type="float" office:value="176.7" calcext:value-type="float">
            <text:p>176,7</text:p>
          </table:table-cell>
          <table:table-cell office:value-type="float" office:value="0.001" calcext:value-type="float">
            <text:p>0,001</text:p>
          </table:table-cell>
          <table:table-cell table:formula="of:=([.C538]-[.C537])*17875" office:value-type="float" office:value="0" calcext:value-type="float">
            <text:p>0</text:p>
          </table:table-cell>
          <table:table-cell table:formula="of:=[.B538]/[.C538]-95-0.17*[.D538]/[.C538]" office:value-type="float" office:value="176605" calcext:value-type="float">
            <text:p>176605</text:p>
          </table:table-cell>
          <table:table-cell table:formula="of:=[.E538]/1000" office:value-type="float" office:value="176.605" calcext:value-type="float">
            <text:p>176,605</text:p>
          </table:table-cell>
        </table:table-row>
        <table:table-row table:style-name="ro1">
          <table:table-cell table:formula="of:=[.A538]+1/17875" office:value-type="float" office:value="0.0300419580419583" calcext:value-type="float">
            <text:p>0,030041958041958</text:p>
          </table:table-cell>
          <table:table-cell office:value-type="float" office:value="182.1" calcext:value-type="float">
            <text:p>182,1</text:p>
          </table:table-cell>
          <table:table-cell office:value-type="float" office:value="0.008" calcext:value-type="float">
            <text:p>0,008</text:p>
          </table:table-cell>
          <table:table-cell table:formula="of:=([.C539]-[.C538])*17875" office:value-type="float" office:value="125.125" calcext:value-type="float">
            <text:p>125,125</text:p>
          </table:table-cell>
          <table:table-cell table:formula="of:=[.B539]/[.C539]-95-0.17*[.D539]/[.C539]" office:value-type="float" office:value="20008.59375" calcext:value-type="float">
            <text:p>20008,59375</text:p>
          </table:table-cell>
          <table:table-cell table:formula="of:=[.E539]/1000" office:value-type="float" office:value="20.00859375" calcext:value-type="float">
            <text:p>20,00859375</text:p>
          </table:table-cell>
        </table:table-row>
        <table:table-row table:style-name="ro1">
          <table:table-cell table:formula="of:=[.A539]+1/17875" office:value-type="float" office:value="0.0300979020979024" calcext:value-type="float">
            <text:p>0,030097902097902</text:p>
          </table:table-cell>
          <table:table-cell office:value-type="float" office:value="186.4" calcext:value-type="float">
            <text:p>186,4</text:p>
          </table:table-cell>
          <table:table-cell office:value-type="float" office:value="0.006" calcext:value-type="float">
            <text:p>0,006</text:p>
          </table:table-cell>
          <table:table-cell table:formula="of:=([.C540]-[.C539])*17875" office:value-type="float" office:value="-35.75" calcext:value-type="float">
            <text:p>-35,75</text:p>
          </table:table-cell>
          <table:table-cell table:formula="of:=[.B540]/[.C540]-95-0.17*[.D540]/[.C540]" office:value-type="float" office:value="31984.5833333333" calcext:value-type="float">
            <text:p>31984,5833333333</text:p>
          </table:table-cell>
          <table:table-cell table:formula="of:=[.E540]/1000" office:value-type="float" office:value="31.9845833333333" calcext:value-type="float">
            <text:p>31,9845833333333</text:p>
          </table:table-cell>
        </table:table-row>
        <table:table-row table:style-name="ro1">
          <table:table-cell table:formula="of:=[.A540]+1/17875" office:value-type="float" office:value="0.0301538461538464" calcext:value-type="float">
            <text:p>0,030153846153847</text:p>
          </table:table-cell>
          <table:table-cell office:value-type="float" office:value="191.9" calcext:value-type="float">
            <text:p>191,9</text:p>
          </table:table-cell>
          <table:table-cell office:value-type="float" office:value="0.009" calcext:value-type="float">
            <text:p>0,009</text:p>
          </table:table-cell>
          <table:table-cell table:formula="of:=([.C541]-[.C540])*17875" office:value-type="float" office:value="53.625" calcext:value-type="float">
            <text:p>53,625</text:p>
          </table:table-cell>
          <table:table-cell table:formula="of:=[.B541]/[.C541]-95-0.17*[.D541]/[.C541]" office:value-type="float" office:value="20214.3055555555" calcext:value-type="float">
            <text:p>20214,3055555555</text:p>
          </table:table-cell>
          <table:table-cell table:formula="of:=[.E541]/1000" office:value-type="float" office:value="20.2143055555555" calcext:value-type="float">
            <text:p>20,2143055555555</text:p>
          </table:table-cell>
        </table:table-row>
        <table:table-row table:style-name="ro1">
          <table:table-cell table:formula="of:=[.A541]+1/17875" office:value-type="float" office:value="0.0302097902097905" calcext:value-type="float">
            <text:p>0,030209790209791</text:p>
          </table:table-cell>
          <table:table-cell office:value-type="float" office:value="195.8" calcext:value-type="float">
            <text:p>195,8</text:p>
          </table:table-cell>
          <table:table-cell office:value-type="float" office:value="0.011" calcext:value-type="float">
            <text:p>0,011</text:p>
          </table:table-cell>
          <table:table-cell table:formula="of:=([.C542]-[.C541])*17875" office:value-type="float" office:value="35.75" calcext:value-type="float">
            <text:p>35,75</text:p>
          </table:table-cell>
          <table:table-cell table:formula="of:=[.B542]/[.C542]-95-0.17*[.D542]/[.C542]" office:value-type="float" office:value="17152.5" calcext:value-type="float">
            <text:p>17152,5</text:p>
          </table:table-cell>
          <table:table-cell table:formula="of:=[.E542]/1000" office:value-type="float" office:value="17.1525" calcext:value-type="float">
            <text:p>17,1525</text:p>
          </table:table-cell>
        </table:table-row>
        <table:table-row table:style-name="ro1">
          <table:table-cell table:formula="of:=[.A542]+1/17875" office:value-type="float" office:value="0.0302657342657345" calcext:value-type="float">
            <text:p>0,030265734265735</text:p>
          </table:table-cell>
          <table:table-cell office:value-type="float" office:value="200.5" calcext:value-type="float">
            <text:p>200,5</text:p>
          </table:table-cell>
          <table:table-cell office:value-type="float" office:value="0.011" calcext:value-type="float">
            <text:p>0,011</text:p>
          </table:table-cell>
          <table:table-cell table:formula="of:=([.C543]-[.C542])*17875" office:value-type="float" office:value="0" calcext:value-type="float">
            <text:p>0</text:p>
          </table:table-cell>
          <table:table-cell table:formula="of:=[.B543]/[.C543]-95-0.17*[.D543]/[.C543]" office:value-type="float" office:value="18132.2727272727" calcext:value-type="float">
            <text:p>18132,2727272727</text:p>
          </table:table-cell>
          <table:table-cell table:formula="of:=[.E543]/1000" office:value-type="float" office:value="18.1322727272727" calcext:value-type="float">
            <text:p>18,1322727272727</text:p>
          </table:table-cell>
        </table:table-row>
        <table:table-row table:style-name="ro1">
          <table:table-cell table:formula="of:=[.A543]+1/17875" office:value-type="float" office:value="0.0303216783216786" calcext:value-type="float">
            <text:p>0,030321678321679</text:p>
          </table:table-cell>
          <table:table-cell office:value-type="float" office:value="204.5" calcext:value-type="float">
            <text:p>204,5</text:p>
          </table:table-cell>
          <table:table-cell office:value-type="float" office:value="0.009" calcext:value-type="float">
            <text:p>0,009</text:p>
          </table:table-cell>
          <table:table-cell table:formula="of:=([.C544]-[.C543])*17875" office:value-type="float" office:value="-35.75" calcext:value-type="float">
            <text:p>-35,75</text:p>
          </table:table-cell>
          <table:table-cell table:formula="of:=[.B544]/[.C544]-95-0.17*[.D544]/[.C544]" office:value-type="float" office:value="23302.5" calcext:value-type="float">
            <text:p>23302,5</text:p>
          </table:table-cell>
          <table:table-cell table:formula="of:=[.E544]/1000" office:value-type="float" office:value="23.3025" calcext:value-type="float">
            <text:p>23,3025</text:p>
          </table:table-cell>
        </table:table-row>
        <table:table-row table:style-name="ro1">
          <table:table-cell table:formula="of:=[.A544]+1/17875" office:value-type="float" office:value="0.0303776223776226" calcext:value-type="float">
            <text:p>0,030377622377623</text:p>
          </table:table-cell>
          <table:table-cell office:value-type="float" office:value="209" calcext:value-type="float">
            <text:p>209</text:p>
          </table:table-cell>
          <table:table-cell office:value-type="float" office:value="0.008" calcext:value-type="float">
            <text:p>0,008</text:p>
          </table:table-cell>
          <table:table-cell table:formula="of:=([.C545]-[.C544])*17875" office:value-type="float" office:value="-17.875" calcext:value-type="float">
            <text:p>-17,875</text:p>
          </table:table-cell>
          <table:table-cell table:formula="of:=[.B545]/[.C545]-95-0.17*[.D545]/[.C545]" office:value-type="float" office:value="26409.84375" calcext:value-type="float">
            <text:p>26409,84375</text:p>
          </table:table-cell>
          <table:table-cell table:formula="of:=[.E545]/1000" office:value-type="float" office:value="26.40984375" calcext:value-type="float">
            <text:p>26,40984375</text:p>
          </table:table-cell>
        </table:table-row>
        <table:table-row table:style-name="ro1">
          <table:table-cell table:formula="of:=[.A545]+1/17875" office:value-type="float" office:value="0.0304335664335667" calcext:value-type="float">
            <text:p>0,030433566433567</text:p>
          </table:table-cell>
          <table:table-cell office:value-type="float" office:value="213.5" calcext:value-type="float">
            <text:p>213,5</text:p>
          </table:table-cell>
          <table:table-cell office:value-type="float" office:value="0.008" calcext:value-type="float">
            <text:p>0,008</text:p>
          </table:table-cell>
          <table:table-cell table:formula="of:=([.C546]-[.C545])*17875" office:value-type="float" office:value="0" calcext:value-type="float">
            <text:p>0</text:p>
          </table:table-cell>
          <table:table-cell table:formula="of:=[.B546]/[.C546]-95-0.17*[.D546]/[.C546]" office:value-type="float" office:value="26592.5" calcext:value-type="float">
            <text:p>26592,5</text:p>
          </table:table-cell>
          <table:table-cell table:formula="of:=[.E546]/1000" office:value-type="float" office:value="26.5925" calcext:value-type="float">
            <text:p>26,5925</text:p>
          </table:table-cell>
        </table:table-row>
        <table:table-row table:style-name="ro1">
          <table:table-cell table:formula="of:=[.A546]+1/17875" office:value-type="float" office:value="0.0304895104895108" calcext:value-type="float">
            <text:p>0,030489510489511</text:p>
          </table:table-cell>
          <table:table-cell office:value-type="float" office:value="217.9" calcext:value-type="float">
            <text:p>217,9</text:p>
          </table:table-cell>
          <table:table-cell office:value-type="float" office:value="0.012" calcext:value-type="float">
            <text:p>0,012</text:p>
          </table:table-cell>
          <table:table-cell table:formula="of:=([.C547]-[.C546])*17875" office:value-type="float" office:value="71.5" calcext:value-type="float">
            <text:p>71,5</text:p>
          </table:table-cell>
          <table:table-cell table:formula="of:=[.B547]/[.C547]-95-0.17*[.D547]/[.C547]" office:value-type="float" office:value="17050.4166666667" calcext:value-type="float">
            <text:p>17050,4166666667</text:p>
          </table:table-cell>
          <table:table-cell table:formula="of:=[.E547]/1000" office:value-type="float" office:value="17.0504166666667" calcext:value-type="float">
            <text:p>17,0504166666667</text:p>
          </table:table-cell>
        </table:table-row>
        <table:table-row table:style-name="ro1">
          <table:table-cell table:formula="of:=[.A547]+1/17875" office:value-type="float" office:value="0.0305454545454548" calcext:value-type="float">
            <text:p>0,030545454545455</text:p>
          </table:table-cell>
          <table:table-cell office:value-type="float" office:value="222.9" calcext:value-type="float">
            <text:p>222,9</text:p>
          </table:table-cell>
          <table:table-cell office:value-type="float" office:value="0.009" calcext:value-type="float">
            <text:p>0,009</text:p>
          </table:table-cell>
          <table:table-cell table:formula="of:=([.C548]-[.C547])*17875" office:value-type="float" office:value="-53.625" calcext:value-type="float">
            <text:p>-53,625</text:p>
          </table:table-cell>
          <table:table-cell table:formula="of:=[.B548]/[.C548]-95-0.17*[.D548]/[.C548]" office:value-type="float" office:value="25684.5833333333" calcext:value-type="float">
            <text:p>25684,5833333333</text:p>
          </table:table-cell>
          <table:table-cell table:formula="of:=[.E548]/1000" office:value-type="float" office:value="25.6845833333333" calcext:value-type="float">
            <text:p>25,6845833333333</text:p>
          </table:table-cell>
        </table:table-row>
        <table:table-row table:style-name="ro1">
          <table:table-cell table:formula="of:=[.A548]+1/17875" office:value-type="float" office:value="0.0306013986013989" calcext:value-type="float">
            <text:p>0,030601398601399</text:p>
          </table:table-cell>
          <table:table-cell office:value-type="float" office:value="226.6" calcext:value-type="float">
            <text:p>226,6</text:p>
          </table:table-cell>
          <table:table-cell office:value-type="float" office:value="0.009" calcext:value-type="float">
            <text:p>0,009</text:p>
          </table:table-cell>
          <table:table-cell table:formula="of:=([.C549]-[.C548])*17875" office:value-type="float" office:value="0" calcext:value-type="float">
            <text:p>0</text:p>
          </table:table-cell>
          <table:table-cell table:formula="of:=[.B549]/[.C549]-95-0.17*[.D549]/[.C549]" office:value-type="float" office:value="25082.7777777778" calcext:value-type="float">
            <text:p>25082,7777777778</text:p>
          </table:table-cell>
          <table:table-cell table:formula="of:=[.E549]/1000" office:value-type="float" office:value="25.0827777777778" calcext:value-type="float">
            <text:p>25,0827777777778</text:p>
          </table:table-cell>
        </table:table-row>
        <table:table-row table:style-name="ro1">
          <table:table-cell table:formula="of:=[.A549]+1/17875" office:value-type="float" office:value="0.0306573426573429" calcext:value-type="float">
            <text:p>0,030657342657343</text:p>
          </table:table-cell>
          <table:table-cell office:value-type="float" office:value="230.5" calcext:value-type="float">
            <text:p>230,5</text:p>
          </table:table-cell>
          <table:table-cell office:value-type="float" office:value="0.008" calcext:value-type="float">
            <text:p>0,008</text:p>
          </table:table-cell>
          <table:table-cell table:formula="of:=([.C550]-[.C549])*17875" office:value-type="float" office:value="-17.875" calcext:value-type="float">
            <text:p>-17,875</text:p>
          </table:table-cell>
          <table:table-cell table:formula="of:=[.B550]/[.C550]-95-0.17*[.D550]/[.C550]" office:value-type="float" office:value="29097.34375" calcext:value-type="float">
            <text:p>29097,34375</text:p>
          </table:table-cell>
          <table:table-cell table:formula="of:=[.E550]/1000" office:value-type="float" office:value="29.09734375" calcext:value-type="float">
            <text:p>29,09734375</text:p>
          </table:table-cell>
        </table:table-row>
        <table:table-row table:style-name="ro1">
          <table:table-cell table:formula="of:=[.A550]+1/17875" office:value-type="float" office:value="0.030713286713287" calcext:value-type="float">
            <text:p>0,030713286713287</text:p>
          </table:table-cell>
          <table:table-cell office:value-type="float" office:value="234" calcext:value-type="float">
            <text:p>234</text:p>
          </table:table-cell>
          <table:table-cell office:value-type="float" office:value="0.008" calcext:value-type="float">
            <text:p>0,008</text:p>
          </table:table-cell>
          <table:table-cell table:formula="of:=([.C551]-[.C550])*17875" office:value-type="float" office:value="0" calcext:value-type="float">
            <text:p>0</text:p>
          </table:table-cell>
          <table:table-cell table:formula="of:=[.B551]/[.C551]-95-0.17*[.D551]/[.C551]" office:value-type="float" office:value="29155" calcext:value-type="float">
            <text:p>29155</text:p>
          </table:table-cell>
          <table:table-cell table:formula="of:=[.E551]/1000" office:value-type="float" office:value="29.155" calcext:value-type="float">
            <text:p>29,155</text:p>
          </table:table-cell>
        </table:table-row>
        <table:table-row table:style-name="ro1">
          <table:table-cell table:formula="of:=[.A551]+1/17875" office:value-type="float" office:value="0.030769230769231" calcext:value-type="float">
            <text:p>0,030769230769231</text:p>
          </table:table-cell>
          <table:table-cell office:value-type="float" office:value="237.4" calcext:value-type="float">
            <text:p>237,4</text:p>
          </table:table-cell>
          <table:table-cell office:value-type="float" office:value="0.006" calcext:value-type="float">
            <text:p>0,006</text:p>
          </table:table-cell>
          <table:table-cell table:formula="of:=([.C552]-[.C551])*17875" office:value-type="float" office:value="-35.75" calcext:value-type="float">
            <text:p>-35,75</text:p>
          </table:table-cell>
          <table:table-cell table:formula="of:=[.B552]/[.C552]-95-0.17*[.D552]/[.C552]" office:value-type="float" office:value="40484.5833333333" calcext:value-type="float">
            <text:p>40484,5833333333</text:p>
          </table:table-cell>
          <table:table-cell table:formula="of:=[.E552]/1000" office:value-type="float" office:value="40.4845833333333" calcext:value-type="float">
            <text:p>40,4845833333333</text:p>
          </table:table-cell>
        </table:table-row>
        <table:table-row table:style-name="ro1">
          <table:table-cell table:formula="of:=[.A552]+1/17875" office:value-type="float" office:value="0.0308251748251751" calcext:value-type="float">
            <text:p>0,030825174825175</text:p>
          </table:table-cell>
          <table:table-cell office:value-type="float" office:value="241.5" calcext:value-type="float">
            <text:p>241,5</text:p>
          </table:table-cell>
          <table:table-cell office:value-type="float" office:value="0.008" calcext:value-type="float">
            <text:p>0,008</text:p>
          </table:table-cell>
          <table:table-cell table:formula="of:=([.C553]-[.C552])*17875" office:value-type="float" office:value="35.75" calcext:value-type="float">
            <text:p>35,75</text:p>
          </table:table-cell>
          <table:table-cell table:formula="of:=[.B553]/[.C553]-95-0.17*[.D553]/[.C553]" office:value-type="float" office:value="29332.8125" calcext:value-type="float">
            <text:p>29332,8125</text:p>
          </table:table-cell>
          <table:table-cell table:formula="of:=[.E553]/1000" office:value-type="float" office:value="29.3328125" calcext:value-type="float">
            <text:p>29,3328125</text:p>
          </table:table-cell>
        </table:table-row>
        <table:table-row table:style-name="ro1">
          <table:table-cell table:formula="of:=[.A553]+1/17875" office:value-type="float" office:value="0.0308811188811192" calcext:value-type="float">
            <text:p>0,030881118881119</text:p>
          </table:table-cell>
          <table:table-cell office:value-type="float" office:value="244.9" calcext:value-type="float">
            <text:p>244,9</text:p>
          </table:table-cell>
          <table:table-cell office:value-type="float" office:value="0.006" calcext:value-type="float">
            <text:p>0,006</text:p>
          </table:table-cell>
          <table:table-cell table:formula="of:=([.C554]-[.C553])*17875" office:value-type="float" office:value="-35.75" calcext:value-type="float">
            <text:p>-35,75</text:p>
          </table:table-cell>
          <table:table-cell table:formula="of:=[.B554]/[.C554]-95-0.17*[.D554]/[.C554]" office:value-type="float" office:value="41734.5833333333" calcext:value-type="float">
            <text:p>41734,5833333333</text:p>
          </table:table-cell>
          <table:table-cell table:formula="of:=[.E554]/1000" office:value-type="float" office:value="41.7345833333333" calcext:value-type="float">
            <text:p>41,7345833333333</text:p>
          </table:table-cell>
        </table:table-row>
        <table:table-row table:style-name="ro1">
          <table:table-cell table:formula="of:=[.A554]+1/17875" office:value-type="float" office:value="0.0309370629370632" calcext:value-type="float">
            <text:p>0,030937062937063</text:p>
          </table:table-cell>
          <table:table-cell office:value-type="float" office:value="248.1" calcext:value-type="float">
            <text:p>248,1</text:p>
          </table:table-cell>
          <table:table-cell office:value-type="float" office:value="0.008" calcext:value-type="float">
            <text:p>0,008</text:p>
          </table:table-cell>
          <table:table-cell table:formula="of:=([.C555]-[.C554])*17875" office:value-type="float" office:value="35.75" calcext:value-type="float">
            <text:p>35,75</text:p>
          </table:table-cell>
          <table:table-cell table:formula="of:=[.B555]/[.C555]-95-0.17*[.D555]/[.C555]" office:value-type="float" office:value="30157.8125" calcext:value-type="float">
            <text:p>30157,8125</text:p>
          </table:table-cell>
          <table:table-cell table:formula="of:=[.E555]/1000" office:value-type="float" office:value="30.1578125" calcext:value-type="float">
            <text:p>30,1578125</text:p>
          </table:table-cell>
        </table:table-row>
        <table:table-row table:style-name="ro1">
          <table:table-cell table:formula="of:=[.A555]+1/17875" office:value-type="float" office:value="0.0309930069930073" calcext:value-type="float">
            <text:p>0,030993006993007</text:p>
          </table:table-cell>
          <table:table-cell office:value-type="float" office:value="251.8" calcext:value-type="float">
            <text:p>251,8</text:p>
          </table:table-cell>
          <table:table-cell office:value-type="float" office:value="0.008" calcext:value-type="float">
            <text:p>0,008</text:p>
          </table:table-cell>
          <table:table-cell table:formula="of:=([.C556]-[.C555])*17875" office:value-type="float" office:value="0" calcext:value-type="float">
            <text:p>0</text:p>
          </table:table-cell>
          <table:table-cell table:formula="of:=[.B556]/[.C556]-95-0.17*[.D556]/[.C556]" office:value-type="float" office:value="31380" calcext:value-type="float">
            <text:p>31380</text:p>
          </table:table-cell>
          <table:table-cell table:formula="of:=[.E556]/1000" office:value-type="float" office:value="31.38" calcext:value-type="float">
            <text:p>31,38</text:p>
          </table:table-cell>
        </table:table-row>
        <table:table-row table:style-name="ro1">
          <table:table-cell table:formula="of:=[.A556]+1/17875" office:value-type="float" office:value="0.0310489510489513" calcext:value-type="float">
            <text:p>0,031048951048951</text:p>
          </table:table-cell>
          <table:table-cell office:value-type="float" office:value="255.8" calcext:value-type="float">
            <text:p>255,8</text:p>
          </table:table-cell>
          <table:table-cell office:value-type="float" office:value="0.008" calcext:value-type="float">
            <text:p>0,008</text:p>
          </table:table-cell>
          <table:table-cell table:formula="of:=([.C557]-[.C556])*17875" office:value-type="float" office:value="0" calcext:value-type="float">
            <text:p>0</text:p>
          </table:table-cell>
          <table:table-cell table:formula="of:=[.B557]/[.C557]-95-0.17*[.D557]/[.C557]" office:value-type="float" office:value="31880" calcext:value-type="float">
            <text:p>31880</text:p>
          </table:table-cell>
          <table:table-cell table:formula="of:=[.E557]/1000" office:value-type="float" office:value="31.88" calcext:value-type="float">
            <text:p>31,88</text:p>
          </table:table-cell>
        </table:table-row>
        <table:table-row table:style-name="ro1">
          <table:table-cell table:formula="of:=[.A557]+1/17875" office:value-type="float" office:value="0.0311048951048954" calcext:value-type="float">
            <text:p>0,031104895104895</text:p>
          </table:table-cell>
          <table:table-cell office:value-type="float" office:value="259.6" calcext:value-type="float">
            <text:p>259,6</text:p>
          </table:table-cell>
          <table:table-cell office:value-type="float" office:value="0.004" calcext:value-type="float">
            <text:p>0,004</text:p>
          </table:table-cell>
          <table:table-cell table:formula="of:=([.C558]-[.C557])*17875" office:value-type="float" office:value="-71.5" calcext:value-type="float">
            <text:p>-71,5</text:p>
          </table:table-cell>
          <table:table-cell table:formula="of:=[.B558]/[.C558]-95-0.17*[.D558]/[.C558]" office:value-type="float" office:value="67843.75" calcext:value-type="float">
            <text:p>67843,75</text:p>
          </table:table-cell>
          <table:table-cell table:formula="of:=[.E558]/1000" office:value-type="float" office:value="67.84375" calcext:value-type="float">
            <text:p>67,84375</text:p>
          </table:table-cell>
        </table:table-row>
        <table:table-row table:style-name="ro1">
          <table:table-cell table:formula="of:=[.A558]+1/17875" office:value-type="float" office:value="0.0311608391608394" calcext:value-type="float">
            <text:p>0,03116083916084</text:p>
          </table:table-cell>
          <table:table-cell office:value-type="float" office:value="264.2" calcext:value-type="float">
            <text:p>264,2</text:p>
          </table:table-cell>
          <table:table-cell office:value-type="float" office:value="0.006" calcext:value-type="float">
            <text:p>0,006</text:p>
          </table:table-cell>
          <table:table-cell table:formula="of:=([.C559]-[.C558])*17875" office:value-type="float" office:value="35.75" calcext:value-type="float">
            <text:p>35,75</text:p>
          </table:table-cell>
          <table:table-cell table:formula="of:=[.B559]/[.C559]-95-0.17*[.D559]/[.C559]" office:value-type="float" office:value="42925.4166666667" calcext:value-type="float">
            <text:p>42925,4166666667</text:p>
          </table:table-cell>
          <table:table-cell table:formula="of:=[.E559]/1000" office:value-type="float" office:value="42.9254166666667" calcext:value-type="float">
            <text:p>42,9254166666667</text:p>
          </table:table-cell>
        </table:table-row>
        <table:table-row table:style-name="ro1">
          <table:table-cell table:formula="of:=[.A559]+1/17875" office:value-type="float" office:value="0.0312167832167835" calcext:value-type="float">
            <text:p>0,031216783216784</text:p>
          </table:table-cell>
          <table:table-cell office:value-type="float" office:value="268.1" calcext:value-type="float">
            <text:p>268,1</text:p>
          </table:table-cell>
          <table:table-cell office:value-type="float" office:value="0.008" calcext:value-type="float">
            <text:p>0,008</text:p>
          </table:table-cell>
          <table:table-cell table:formula="of:=([.C560]-[.C559])*17875" office:value-type="float" office:value="35.75" calcext:value-type="float">
            <text:p>35,75</text:p>
          </table:table-cell>
          <table:table-cell table:formula="of:=[.B560]/[.C560]-95-0.17*[.D560]/[.C560]" office:value-type="float" office:value="32657.8125" calcext:value-type="float">
            <text:p>32657,8125</text:p>
          </table:table-cell>
          <table:table-cell table:formula="of:=[.E560]/1000" office:value-type="float" office:value="32.6578125" calcext:value-type="float">
            <text:p>32,6578125</text:p>
          </table:table-cell>
        </table:table-row>
        <table:table-row table:style-name="ro1">
          <table:table-cell table:formula="of:=[.A560]+1/17875" office:value-type="float" office:value="0.0312727272727276" calcext:value-type="float">
            <text:p>0,031272727272728</text:p>
          </table:table-cell>
          <table:table-cell office:value-type="float" office:value="272.6" calcext:value-type="float">
            <text:p>272,6</text:p>
          </table:table-cell>
          <table:table-cell office:value-type="float" office:value="0.008" calcext:value-type="float">
            <text:p>0,008</text:p>
          </table:table-cell>
          <table:table-cell table:formula="of:=([.C561]-[.C560])*17875" office:value-type="float" office:value="0" calcext:value-type="float">
            <text:p>0</text:p>
          </table:table-cell>
          <table:table-cell table:formula="of:=[.B561]/[.C561]-95-0.17*[.D561]/[.C561]" office:value-type="float" office:value="33980" calcext:value-type="float">
            <text:p>33980</text:p>
          </table:table-cell>
          <table:table-cell table:formula="of:=[.E561]/1000" office:value-type="float" office:value="33.98" calcext:value-type="float">
            <text:p>33,98</text:p>
          </table:table-cell>
        </table:table-row>
        <table:table-row table:style-name="ro1">
          <table:table-cell table:formula="of:=[.A561]+1/17875" office:value-type="float" office:value="0.0313286713286716" calcext:value-type="float">
            <text:p>0,031328671328672</text:p>
          </table:table-cell>
          <table:table-cell office:value-type="float" office:value="275.9" calcext:value-type="float">
            <text:p>275,9</text:p>
          </table:table-cell>
          <table:table-cell office:value-type="float" office:value="0.006" calcext:value-type="float">
            <text:p>0,006</text:p>
          </table:table-cell>
          <table:table-cell table:formula="of:=([.C562]-[.C561])*17875" office:value-type="float" office:value="-35.75" calcext:value-type="float">
            <text:p>-35,75</text:p>
          </table:table-cell>
          <table:table-cell table:formula="of:=[.B562]/[.C562]-95-0.17*[.D562]/[.C562]" office:value-type="float" office:value="46901.25" calcext:value-type="float">
            <text:p>46901,25</text:p>
          </table:table-cell>
          <table:table-cell table:formula="of:=[.E562]/1000" office:value-type="float" office:value="46.90125" calcext:value-type="float">
            <text:p>46,90125</text:p>
          </table:table-cell>
        </table:table-row>
        <table:table-row table:style-name="ro1">
          <table:table-cell table:formula="of:=[.A562]+1/17875" office:value-type="float" office:value="0.0313846153846157" calcext:value-type="float">
            <text:p>0,031384615384616</text:p>
          </table:table-cell>
          <table:table-cell office:value-type="float" office:value="279.9" calcext:value-type="float">
            <text:p>279,9</text:p>
          </table:table-cell>
          <table:table-cell office:value-type="float" office:value="0.009" calcext:value-type="float">
            <text:p>0,009</text:p>
          </table:table-cell>
          <table:table-cell table:formula="of:=([.C563]-[.C562])*17875" office:value-type="float" office:value="53.625" calcext:value-type="float">
            <text:p>53,625</text:p>
          </table:table-cell>
          <table:table-cell table:formula="of:=[.B563]/[.C563]-95-0.17*[.D563]/[.C563]" office:value-type="float" office:value="29992.0833333333" calcext:value-type="float">
            <text:p>29992,0833333333</text:p>
          </table:table-cell>
          <table:table-cell table:formula="of:=[.E563]/1000" office:value-type="float" office:value="29.9920833333333" calcext:value-type="float">
            <text:p>29,9920833333333</text:p>
          </table:table-cell>
        </table:table-row>
        <table:table-row table:style-name="ro1">
          <table:table-cell table:formula="of:=[.A563]+1/17875" office:value-type="float" office:value="0.0314405594405597" calcext:value-type="float">
            <text:p>0,03144055944056</text:p>
          </table:table-cell>
          <table:table-cell office:value-type="float" office:value="283.8" calcext:value-type="float">
            <text:p>283,8</text:p>
          </table:table-cell>
          <table:table-cell office:value-type="float" office:value="0.006" calcext:value-type="float">
            <text:p>0,006</text:p>
          </table:table-cell>
          <table:table-cell table:formula="of:=([.C564]-[.C563])*17875" office:value-type="float" office:value="-53.625" calcext:value-type="float">
            <text:p>-53,625</text:p>
          </table:table-cell>
          <table:table-cell table:formula="of:=[.B564]/[.C564]-95-0.17*[.D564]/[.C564]" office:value-type="float" office:value="48724.375" calcext:value-type="float">
            <text:p>48724,375</text:p>
          </table:table-cell>
          <table:table-cell table:formula="of:=[.E564]/1000" office:value-type="float" office:value="48.724375" calcext:value-type="float">
            <text:p>48,724375</text:p>
          </table:table-cell>
        </table:table-row>
        <table:table-row table:style-name="ro1">
          <table:table-cell table:formula="of:=[.A564]+1/17875" office:value-type="float" office:value="0.0314965034965038" calcext:value-type="float">
            <text:p>0,031496503496504</text:p>
          </table:table-cell>
          <table:table-cell office:value-type="float" office:value="287.5" calcext:value-type="float">
            <text:p>287,5</text:p>
          </table:table-cell>
          <table:table-cell office:value-type="float" office:value="0.006" calcext:value-type="float">
            <text:p>0,006</text:p>
          </table:table-cell>
          <table:table-cell table:formula="of:=([.C565]-[.C564])*17875" office:value-type="float" office:value="0" calcext:value-type="float">
            <text:p>0</text:p>
          </table:table-cell>
          <table:table-cell table:formula="of:=[.B565]/[.C565]-95-0.17*[.D565]/[.C565]" office:value-type="float" office:value="47821.6666666667" calcext:value-type="float">
            <text:p>47821,6666666667</text:p>
          </table:table-cell>
          <table:table-cell table:formula="of:=[.E565]/1000" office:value-type="float" office:value="47.8216666666667" calcext:value-type="float">
            <text:p>47,8216666666667</text:p>
          </table:table-cell>
        </table:table-row>
        <table:table-row table:style-name="ro1">
          <table:table-cell table:formula="of:=[.A565]+1/17875" office:value-type="float" office:value="0.0315524475524478" calcext:value-type="float">
            <text:p>0,031552447552448</text:p>
          </table:table-cell>
          <table:table-cell office:value-type="float" office:value="290.5" calcext:value-type="float">
            <text:p>290,5</text:p>
          </table:table-cell>
          <table:table-cell office:value-type="float" office:value="0.006" calcext:value-type="float">
            <text:p>0,006</text:p>
          </table:table-cell>
          <table:table-cell table:formula="of:=([.C566]-[.C565])*17875" office:value-type="float" office:value="0" calcext:value-type="float">
            <text:p>0</text:p>
          </table:table-cell>
          <table:table-cell table:formula="of:=[.B566]/[.C566]-95-0.17*[.D566]/[.C566]" office:value-type="float" office:value="48321.6666666667" calcext:value-type="float">
            <text:p>48321,6666666667</text:p>
          </table:table-cell>
          <table:table-cell table:formula="of:=[.E566]/1000" office:value-type="float" office:value="48.3216666666667" calcext:value-type="float">
            <text:p>48,3216666666667</text:p>
          </table:table-cell>
        </table:table-row>
        <table:table-row table:style-name="ro1">
          <table:table-cell table:formula="of:=[.A566]+1/17875" office:value-type="float" office:value="0.0316083916083919" calcext:value-type="float">
            <text:p>0,031608391608392</text:p>
          </table:table-cell>
          <table:table-cell office:value-type="float" office:value="293.9" calcext:value-type="float">
            <text:p>293,9</text:p>
          </table:table-cell>
          <table:table-cell office:value-type="float" office:value="0.008" calcext:value-type="float">
            <text:p>0,008</text:p>
          </table:table-cell>
          <table:table-cell table:formula="of:=([.C567]-[.C566])*17875" office:value-type="float" office:value="35.75" calcext:value-type="float">
            <text:p>35,75</text:p>
          </table:table-cell>
          <table:table-cell table:formula="of:=[.B567]/[.C567]-95-0.17*[.D567]/[.C567]" office:value-type="float" office:value="35882.8125" calcext:value-type="float">
            <text:p>35882,8125</text:p>
          </table:table-cell>
          <table:table-cell table:formula="of:=[.E567]/1000" office:value-type="float" office:value="35.8828125" calcext:value-type="float">
            <text:p>35,8828125</text:p>
          </table:table-cell>
        </table:table-row>
        <table:table-row table:style-name="ro1">
          <table:table-cell table:formula="of:=[.A567]+1/17875" office:value-type="float" office:value="0.031664335664336" calcext:value-type="float">
            <text:p>0,031664335664336</text:p>
          </table:table-cell>
          <table:table-cell office:value-type="float" office:value="296.8" calcext:value-type="float">
            <text:p>296,8</text:p>
          </table:table-cell>
          <table:table-cell office:value-type="float" office:value="0.006" calcext:value-type="float">
            <text:p>0,006</text:p>
          </table:table-cell>
          <table:table-cell table:formula="of:=([.C568]-[.C567])*17875" office:value-type="float" office:value="-35.75" calcext:value-type="float">
            <text:p>-35,75</text:p>
          </table:table-cell>
          <table:table-cell table:formula="of:=[.B568]/[.C568]-95-0.17*[.D568]/[.C568]" office:value-type="float" office:value="50384.5833333333" calcext:value-type="float">
            <text:p>50384,5833333333</text:p>
          </table:table-cell>
          <table:table-cell table:formula="of:=[.E568]/1000" office:value-type="float" office:value="50.3845833333333" calcext:value-type="float">
            <text:p>50,3845833333333</text:p>
          </table:table-cell>
        </table:table-row>
        <table:table-row table:style-name="ro1">
          <table:table-cell table:formula="of:=[.A568]+1/17875" office:value-type="float" office:value="0.03172027972028" calcext:value-type="float">
            <text:p>0,03172027972028</text:p>
          </table:table-cell>
          <table:table-cell office:value-type="float" office:value="298.6" calcext:value-type="float">
            <text:p>298,6</text:p>
          </table:table-cell>
          <table:table-cell office:value-type="float" office:value="0.008" calcext:value-type="float">
            <text:p>0,008</text:p>
          </table:table-cell>
          <table:table-cell table:formula="of:=([.C569]-[.C568])*17875" office:value-type="float" office:value="35.75" calcext:value-type="float">
            <text:p>35,75</text:p>
          </table:table-cell>
          <table:table-cell table:formula="of:=[.B569]/[.C569]-95-0.17*[.D569]/[.C569]" office:value-type="float" office:value="36470.3125" calcext:value-type="float">
            <text:p>36470,3125</text:p>
          </table:table-cell>
          <table:table-cell table:formula="of:=[.E569]/1000" office:value-type="float" office:value="36.4703125" calcext:value-type="float">
            <text:p>36,4703125</text:p>
          </table:table-cell>
        </table:table-row>
        <table:table-row table:style-name="ro1">
          <table:table-cell table:formula="of:=[.A569]+1/17875" office:value-type="float" office:value="0.0317762237762241" calcext:value-type="float">
            <text:p>0,031776223776224</text:p>
          </table:table-cell>
          <table:table-cell office:value-type="float" office:value="300.7" calcext:value-type="float">
            <text:p>300,7</text:p>
          </table:table-cell>
          <table:table-cell office:value-type="float" office:value="0.004" calcext:value-type="float">
            <text:p>0,004</text:p>
          </table:table-cell>
          <table:table-cell table:formula="of:=([.C570]-[.C569])*17875" office:value-type="float" office:value="-71.5" calcext:value-type="float">
            <text:p>-71,5</text:p>
          </table:table-cell>
          <table:table-cell table:formula="of:=[.B570]/[.C570]-95-0.17*[.D570]/[.C570]" office:value-type="float" office:value="78118.75" calcext:value-type="float">
            <text:p>78118,75</text:p>
          </table:table-cell>
          <table:table-cell table:formula="of:=[.E570]/1000" office:value-type="float" office:value="78.11875" calcext:value-type="float">
            <text:p>78,11875</text:p>
          </table:table-cell>
        </table:table-row>
        <table:table-row table:style-name="ro1">
          <table:table-cell table:formula="of:=[.A570]+1/17875" office:value-type="float" office:value="0.0318321678321681" calcext:value-type="float">
            <text:p>0,031832167832168</text:p>
          </table:table-cell>
          <table:table-cell office:value-type="float" office:value="302.2" calcext:value-type="float">
            <text:p>302,2</text:p>
          </table:table-cell>
          <table:table-cell office:value-type="float" office:value="0.008" calcext:value-type="float">
            <text:p>0,008</text:p>
          </table:table-cell>
          <table:table-cell table:formula="of:=([.C571]-[.C570])*17875" office:value-type="float" office:value="71.5" calcext:value-type="float">
            <text:p>71,5</text:p>
          </table:table-cell>
          <table:table-cell table:formula="of:=[.B571]/[.C571]-95-0.17*[.D571]/[.C571]" office:value-type="float" office:value="36160.625" calcext:value-type="float">
            <text:p>36160,625</text:p>
          </table:table-cell>
          <table:table-cell table:formula="of:=[.E571]/1000" office:value-type="float" office:value="36.160625" calcext:value-type="float">
            <text:p>36,160625</text:p>
          </table:table-cell>
        </table:table-row>
        <table:table-row table:style-name="ro1">
          <table:table-cell table:formula="of:=[.A571]+1/17875" office:value-type="float" office:value="0.0318881118881122" calcext:value-type="float">
            <text:p>0,031888111888112</text:p>
          </table:table-cell>
          <table:table-cell office:value-type="float" office:value="303.9" calcext:value-type="float">
            <text:p>303,9</text:p>
          </table:table-cell>
          <table:table-cell office:value-type="float" office:value="0.003" calcext:value-type="float">
            <text:p>0,003</text:p>
          </table:table-cell>
          <table:table-cell table:formula="of:=([.C572]-[.C571])*17875" office:value-type="float" office:value="-89.375" calcext:value-type="float">
            <text:p>-89,375</text:p>
          </table:table-cell>
          <table:table-cell table:formula="of:=[.B572]/[.C572]-95-0.17*[.D572]/[.C572]" office:value-type="float" office:value="106269.583333333" calcext:value-type="float">
            <text:p>106269,583333333</text:p>
          </table:table-cell>
          <table:table-cell table:formula="of:=[.E572]/1000" office:value-type="float" office:value="106.269583333333" calcext:value-type="float">
            <text:p>106,269583333333</text:p>
          </table:table-cell>
        </table:table-row>
        <table:table-row table:style-name="ro1">
          <table:table-cell table:formula="of:=[.A572]+1/17875" office:value-type="float" office:value="0.0319440559440562" calcext:value-type="float">
            <text:p>0,031944055944056</text:p>
          </table:table-cell>
          <table:table-cell office:value-type="float" office:value="305.2" calcext:value-type="float">
            <text:p>305,2</text:p>
          </table:table-cell>
          <table:table-cell office:value-type="float" office:value="0.003" calcext:value-type="float">
            <text:p>0,003</text:p>
          </table:table-cell>
          <table:table-cell table:formula="of:=([.C573]-[.C572])*17875" office:value-type="float" office:value="0" calcext:value-type="float">
            <text:p>0</text:p>
          </table:table-cell>
          <table:table-cell table:formula="of:=[.B573]/[.C573]-95-0.17*[.D573]/[.C573]" office:value-type="float" office:value="101638.333333333" calcext:value-type="float">
            <text:p>101638,333333333</text:p>
          </table:table-cell>
          <table:table-cell table:formula="of:=[.E573]/1000" office:value-type="float" office:value="101.638333333333" calcext:value-type="float">
            <text:p>101,638333333333</text:p>
          </table:table-cell>
        </table:table-row>
        <table:table-row table:style-name="ro1">
          <table:table-cell table:formula="of:=[.A573]+1/17875" office:value-type="float" office:value="0.0320000000000003" calcext:value-type="float">
            <text:p>0,032</text:p>
          </table:table-cell>
          <table:table-cell office:value-type="float" office:value="306.9" calcext:value-type="float">
            <text:p>306,9</text:p>
          </table:table-cell>
          <table:table-cell office:value-type="float" office:value="0.004" calcext:value-type="float">
            <text:p>0,004</text:p>
          </table:table-cell>
          <table:table-cell table:formula="of:=([.C574]-[.C573])*17875" office:value-type="float" office:value="17.875" calcext:value-type="float">
            <text:p>17,875</text:p>
          </table:table-cell>
          <table:table-cell table:formula="of:=[.B574]/[.C574]-95-0.17*[.D574]/[.C574]" office:value-type="float" office:value="75870.3125" calcext:value-type="float">
            <text:p>75870,3125</text:p>
          </table:table-cell>
          <table:table-cell table:formula="of:=[.E574]/1000" office:value-type="float" office:value="75.8703125" calcext:value-type="float">
            <text:p>75,8703125</text:p>
          </table:table-cell>
        </table:table-row>
        <table:table-row table:style-name="ro1">
          <table:table-cell table:formula="of:=[.A574]+1/17875" office:value-type="float" office:value="0.0320559440559444" calcext:value-type="float">
            <text:p>0,032055944055944</text:p>
          </table:table-cell>
          <table:table-cell office:value-type="float" office:value="308" calcext:value-type="float">
            <text:p>308</text:p>
          </table:table-cell>
          <table:table-cell office:value-type="float" office:value="0.003" calcext:value-type="float">
            <text:p>0,003</text:p>
          </table:table-cell>
          <table:table-cell table:formula="of:=([.C575]-[.C574])*17875" office:value-type="float" office:value="-17.875" calcext:value-type="float">
            <text:p>-17,875</text:p>
          </table:table-cell>
          <table:table-cell table:formula="of:=[.B575]/[.C575]-95-0.17*[.D575]/[.C575]" office:value-type="float" office:value="103584.583333333" calcext:value-type="float">
            <text:p>103584,583333333</text:p>
          </table:table-cell>
          <table:table-cell table:formula="of:=[.E575]/1000" office:value-type="float" office:value="103.584583333333" calcext:value-type="float">
            <text:p>103,584583333333</text:p>
          </table:table-cell>
        </table:table-row>
        <table:table-row table:style-name="ro1">
          <table:table-cell table:formula="of:=[.A575]+1/17875" office:value-type="float" office:value="0.0321118881118884" calcext:value-type="float">
            <text:p>0,032111888111889</text:p>
          </table:table-cell>
          <table:table-cell office:value-type="float" office:value="309.6" calcext:value-type="float">
            <text:p>309,6</text:p>
          </table:table-cell>
          <table:table-cell office:value-type="float" office:value="0.001" calcext:value-type="float">
            <text:p>0,001</text:p>
          </table:table-cell>
          <table:table-cell table:formula="of:=([.C576]-[.C575])*17875" office:value-type="float" office:value="-35.75" calcext:value-type="float">
            <text:p>-35,75</text:p>
          </table:table-cell>
          <table:table-cell table:formula="of:=[.B576]/[.C576]-95-0.17*[.D576]/[.C576]" office:value-type="float" office:value="315582.5" calcext:value-type="float">
            <text:p>315582,5</text:p>
          </table:table-cell>
          <table:table-cell table:formula="of:=[.E576]/1000" office:value-type="float" office:value="315.5825" calcext:value-type="float">
            <text:p>315,5825</text:p>
          </table:table-cell>
        </table:table-row>
        <table:table-row table:style-name="ro1">
          <table:table-cell table:formula="of:=[.A576]+1/17875" office:value-type="float" office:value="0.0321678321678325" calcext:value-type="float">
            <text:p>0,032167832167833</text:p>
          </table:table-cell>
          <table:table-cell office:value-type="float" office:value="310.9" calcext:value-type="float">
            <text:p>310,9</text:p>
          </table:table-cell>
          <table:table-cell office:value-type="float" office:value="0.001" calcext:value-type="float">
            <text:p>0,001</text:p>
          </table:table-cell>
          <table:table-cell table:formula="of:=([.C577]-[.C576])*17875" office:value-type="float" office:value="0" calcext:value-type="float">
            <text:p>0</text:p>
          </table:table-cell>
          <table:table-cell table:formula="of:=[.B577]/[.C577]-95-0.17*[.D577]/[.C577]" office:value-type="float" office:value="310805" calcext:value-type="float">
            <text:p>310805</text:p>
          </table:table-cell>
          <table:table-cell table:formula="of:=[.E577]/1000" office:value-type="float" office:value="310.805" calcext:value-type="float">
            <text:p>310,805</text:p>
          </table:table-cell>
        </table:table-row>
        <table:table-row table:style-name="ro1">
          <table:table-cell table:formula="of:=[.A577]+1/17875" office:value-type="float" office:value="0.0322237762237765" calcext:value-type="float">
            <text:p>0,032223776223777</text:p>
          </table:table-cell>
          <table:table-cell office:value-type="float" office:value="312.2" calcext:value-type="float">
            <text:p>312,2</text:p>
          </table:table-cell>
          <table:table-cell office:value-type="float" office:value="0.001" calcext:value-type="float">
            <text:p>0,001</text:p>
          </table:table-cell>
          <table:table-cell table:formula="of:=([.C578]-[.C577])*17875" office:value-type="float" office:value="0" calcext:value-type="float">
            <text:p>0</text:p>
          </table:table-cell>
          <table:table-cell table:formula="of:=[.B578]/[.C578]-95-0.17*[.D578]/[.C578]" office:value-type="float" office:value="312105" calcext:value-type="float">
            <text:p>312105</text:p>
          </table:table-cell>
          <table:table-cell table:formula="of:=[.E578]/1000" office:value-type="float" office:value="312.105" calcext:value-type="float">
            <text:p>312,105</text:p>
          </table:table-cell>
        </table:table-row>
        <table:table-row table:style-name="ro1">
          <table:table-cell table:formula="of:=[.A578]+1/17875" office:value-type="float" office:value="0.0322797202797206" calcext:value-type="float">
            <text:p>0,032279720279721</text:p>
          </table:table-cell>
          <table:table-cell office:value-type="float" office:value="313.3" calcext:value-type="float">
            <text:p>313,3</text:p>
          </table:table-cell>
          <table:table-cell office:value-type="float" office:value="0.003" calcext:value-type="float">
            <text:p>0,003</text:p>
          </table:table-cell>
          <table:table-cell table:formula="of:=([.C579]-[.C578])*17875" office:value-type="float" office:value="35.75" calcext:value-type="float">
            <text:p>35,75</text:p>
          </table:table-cell>
          <table:table-cell table:formula="of:=[.B579]/[.C579]-95-0.17*[.D579]/[.C579]" office:value-type="float" office:value="102312.5" calcext:value-type="float">
            <text:p>102312,5</text:p>
          </table:table-cell>
          <table:table-cell table:formula="of:=[.E579]/1000" office:value-type="float" office:value="102.3125" calcext:value-type="float">
            <text:p>102,3125</text:p>
          </table:table-cell>
        </table:table-row>
        <table:table-row table:style-name="ro1">
          <table:table-cell table:formula="of:=[.A579]+1/17875" office:value-type="float" office:value="0.0323356643356646" calcext:value-type="float">
            <text:p>0,032335664335665</text:p>
          </table:table-cell>
          <table:table-cell office:value-type="float" office:value="314.4" calcext:value-type="float">
            <text:p>314,4</text:p>
          </table:table-cell>
          <table:table-cell office:value-type="float" office:value="0.001" calcext:value-type="float">
            <text:p>0,001</text:p>
          </table:table-cell>
          <table:table-cell table:formula="of:=([.C580]-[.C579])*17875" office:value-type="float" office:value="-35.75" calcext:value-type="float">
            <text:p>-35,75</text:p>
          </table:table-cell>
          <table:table-cell table:formula="of:=[.B580]/[.C580]-95-0.17*[.D580]/[.C580]" office:value-type="float" office:value="320382.5" calcext:value-type="float">
            <text:p>320382,5</text:p>
          </table:table-cell>
          <table:table-cell table:formula="of:=[.E580]/1000" office:value-type="float" office:value="320.3825" calcext:value-type="float">
            <text:p>320,3825</text:p>
          </table:table-cell>
        </table:table-row>
        <table:table-row table:style-name="ro1">
          <table:table-cell table:formula="of:=[.A580]+1/17875" office:value-type="float" office:value="0.0323916083916087" calcext:value-type="float">
            <text:p>0,032391608391609</text:p>
          </table:table-cell>
          <table:table-cell office:value-type="float" office:value="315.7" calcext:value-type="float">
            <text:p>315,7</text:p>
          </table:table-cell>
          <table:table-cell office:value-type="float" office:value="0.001" calcext:value-type="float">
            <text:p>0,001</text:p>
          </table:table-cell>
          <table:table-cell table:formula="of:=([.C581]-[.C580])*17875" office:value-type="float" office:value="0" calcext:value-type="float">
            <text:p>0</text:p>
          </table:table-cell>
          <table:table-cell table:formula="of:=[.B581]/[.C581]-95-0.17*[.D581]/[.C581]" office:value-type="float" office:value="315605" calcext:value-type="float">
            <text:p>315605</text:p>
          </table:table-cell>
          <table:table-cell table:formula="of:=[.E581]/1000" office:value-type="float" office:value="315.605" calcext:value-type="float">
            <text:p>315,605</text:p>
          </table:table-cell>
        </table:table-row>
        <table:table-row table:style-name="ro1">
          <table:table-cell table:formula="of:=[.A581]+1/17875" office:value-type="float" office:value="0.0324475524475528" calcext:value-type="float">
            <text:p>0,032447552447553</text:p>
          </table:table-cell>
          <table:table-cell office:value-type="float" office:value="317.2" calcext:value-type="float">
            <text:p>317,2</text:p>
          </table:table-cell>
          <table:table-cell office:value-type="float" office:value="0" calcext:value-type="float">
            <text:p>0</text:p>
          </table:table-cell>
          <table:table-cell table:formula="of:=([.C582]-[.C581])*17875" office:value-type="float" office:value="-17.875" calcext:value-type="float">
            <text:p>-17,875</text:p>
          </table:table-cell>
          <table:table-cell table:formula="of:=[.B582]/[.C582]-95-0.17*[.D582]/[.C582]" office:value-type="string" office:string-value="" calcext:value-type="error">
            <text:p>#ДЕЛ/0!</text:p>
          </table:table-cell>
          <table:table-cell table:formula="of:=[.E58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82]+1/17875" office:value-type="float" office:value="0.0325034965034968" calcext:value-type="float">
            <text:p>0,032503496503497</text:p>
          </table:table-cell>
          <table:table-cell office:value-type="float" office:value="318.3" calcext:value-type="float">
            <text:p>318,3</text:p>
          </table:table-cell>
          <table:table-cell office:value-type="float" office:value="0.001" calcext:value-type="float">
            <text:p>0,001</text:p>
          </table:table-cell>
          <table:table-cell table:formula="of:=([.C583]-[.C582])*17875" office:value-type="float" office:value="17.875" calcext:value-type="float">
            <text:p>17,875</text:p>
          </table:table-cell>
          <table:table-cell table:formula="of:=[.B583]/[.C583]-95-0.17*[.D583]/[.C583]" office:value-type="float" office:value="315166.25" calcext:value-type="float">
            <text:p>315166,25</text:p>
          </table:table-cell>
          <table:table-cell table:formula="of:=[.E583]/1000" office:value-type="float" office:value="315.16625" calcext:value-type="float">
            <text:p>315,16625</text:p>
          </table:table-cell>
        </table:table-row>
        <table:table-row table:style-name="ro1">
          <table:table-cell table:formula="of:=[.A583]+1/17875" office:value-type="float" office:value="0.0325594405594409" calcext:value-type="float">
            <text:p>0,032559440559441</text:p>
          </table:table-cell>
          <table:table-cell office:value-type="float" office:value="319.6" calcext:value-type="float">
            <text:p>319,6</text:p>
          </table:table-cell>
          <table:table-cell office:value-type="float" office:value="0.001" calcext:value-type="float">
            <text:p>0,001</text:p>
          </table:table-cell>
          <table:table-cell table:formula="of:=([.C584]-[.C583])*17875" office:value-type="float" office:value="0" calcext:value-type="float">
            <text:p>0</text:p>
          </table:table-cell>
          <table:table-cell table:formula="of:=[.B584]/[.C584]-95-0.17*[.D584]/[.C584]" office:value-type="float" office:value="319505" calcext:value-type="float">
            <text:p>319505</text:p>
          </table:table-cell>
          <table:table-cell table:formula="of:=[.E584]/1000" office:value-type="float" office:value="319.505" calcext:value-type="float">
            <text:p>319,505</text:p>
          </table:table-cell>
        </table:table-row>
        <table:table-row table:style-name="ro1">
          <table:table-cell table:formula="of:=[.A584]+1/17875" office:value-type="float" office:value="0.0326153846153849" calcext:value-type="float">
            <text:p>0,032615384615385</text:p>
          </table:table-cell>
          <table:table-cell office:value-type="float" office:value="320.2" calcext:value-type="float">
            <text:p>320,2</text:p>
          </table:table-cell>
          <table:table-cell office:value-type="float" office:value="0" calcext:value-type="float">
            <text:p>0</text:p>
          </table:table-cell>
          <table:table-cell table:formula="of:=([.C585]-[.C584])*17875" office:value-type="float" office:value="-17.875" calcext:value-type="float">
            <text:p>-17,875</text:p>
          </table:table-cell>
          <table:table-cell table:formula="of:=[.B585]/[.C585]-95-0.17*[.D585]/[.C585]" office:value-type="string" office:string-value="" calcext:value-type="error">
            <text:p>#ДЕЛ/0!</text:p>
          </table:table-cell>
          <table:table-cell table:formula="of:=[.E58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85]+1/17875" office:value-type="float" office:value="0.032671328671329" calcext:value-type="float">
            <text:p>0,032671328671329</text:p>
          </table:table-cell>
          <table:table-cell office:value-type="float" office:value="321.1" calcext:value-type="float">
            <text:p>321,1</text:p>
          </table:table-cell>
          <table:table-cell office:value-type="float" office:value="0" calcext:value-type="float">
            <text:p>0</text:p>
          </table:table-cell>
          <table:table-cell table:formula="of:=([.C586]-[.C585])*17875" office:value-type="float" office:value="0" calcext:value-type="float">
            <text:p>0</text:p>
          </table:table-cell>
          <table:table-cell table:formula="of:=[.B586]/[.C586]-95-0.17*[.D586]/[.C586]" office:value-type="string" office:string-value="" calcext:value-type="error">
            <text:p>#ДЕЛ/0!</text:p>
          </table:table-cell>
          <table:table-cell table:formula="of:=[.E58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86]+1/17875" office:value-type="float" office:value="0.032727272727273" calcext:value-type="float">
            <text:p>0,032727272727273</text:p>
          </table:table-cell>
          <table:table-cell office:value-type="float" office:value="321.5" calcext:value-type="float">
            <text:p>321,5</text:p>
          </table:table-cell>
          <table:table-cell office:value-type="float" office:value="0.001" calcext:value-type="float">
            <text:p>0,001</text:p>
          </table:table-cell>
          <table:table-cell table:formula="of:=([.C587]-[.C586])*17875" office:value-type="float" office:value="17.875" calcext:value-type="float">
            <text:p>17,875</text:p>
          </table:table-cell>
          <table:table-cell table:formula="of:=[.B587]/[.C587]-95-0.17*[.D587]/[.C587]" office:value-type="float" office:value="318366.25" calcext:value-type="float">
            <text:p>318366,25</text:p>
          </table:table-cell>
          <table:table-cell table:formula="of:=[.E587]/1000" office:value-type="float" office:value="318.36625" calcext:value-type="float">
            <text:p>318,36625</text:p>
          </table:table-cell>
        </table:table-row>
        <table:table-row table:style-name="ro1">
          <table:table-cell table:formula="of:=[.A587]+1/17875" office:value-type="float" office:value="0.0327832167832171" calcext:value-type="float">
            <text:p>0,032783216783217</text:p>
          </table:table-cell>
          <table:table-cell office:value-type="float" office:value="322" calcext:value-type="float">
            <text:p>322</text:p>
          </table:table-cell>
          <table:table-cell office:value-type="float" office:value="0.001" calcext:value-type="float">
            <text:p>0,001</text:p>
          </table:table-cell>
          <table:table-cell table:formula="of:=([.C588]-[.C587])*17875" office:value-type="float" office:value="0" calcext:value-type="float">
            <text:p>0</text:p>
          </table:table-cell>
          <table:table-cell table:formula="of:=[.B588]/[.C588]-95-0.17*[.D588]/[.C588]" office:value-type="float" office:value="321905" calcext:value-type="float">
            <text:p>321905</text:p>
          </table:table-cell>
          <table:table-cell table:formula="of:=[.E588]/1000" office:value-type="float" office:value="321.905" calcext:value-type="float">
            <text:p>321,905</text:p>
          </table:table-cell>
        </table:table-row>
        <table:table-row table:style-name="ro1">
          <table:table-cell table:formula="of:=[.A588]+1/17875" office:value-type="float" office:value="0.0328391608391612" calcext:value-type="float">
            <text:p>0,032839160839161</text:p>
          </table:table-cell>
          <table:table-cell office:value-type="float" office:value="322.4" calcext:value-type="float">
            <text:p>322,4</text:p>
          </table:table-cell>
          <table:table-cell office:value-type="float" office:value="0.001" calcext:value-type="float">
            <text:p>0,001</text:p>
          </table:table-cell>
          <table:table-cell table:formula="of:=([.C589]-[.C588])*17875" office:value-type="float" office:value="0" calcext:value-type="float">
            <text:p>0</text:p>
          </table:table-cell>
          <table:table-cell table:formula="of:=[.B589]/[.C589]-95-0.17*[.D589]/[.C589]" office:value-type="float" office:value="322305" calcext:value-type="float">
            <text:p>322305</text:p>
          </table:table-cell>
          <table:table-cell table:formula="of:=[.E589]/1000" office:value-type="float" office:value="322.305" calcext:value-type="float">
            <text:p>322,305</text:p>
          </table:table-cell>
        </table:table-row>
        <table:table-row table:style-name="ro1">
          <table:table-cell table:formula="of:=[.A589]+1/17875" office:value-type="float" office:value="0.0328951048951052" calcext:value-type="float">
            <text:p>0,032895104895105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([.C590]-[.C589])*17875" office:value-type="float" office:value="-17.875" calcext:value-type="float">
            <text:p>-17,875</text:p>
          </table:table-cell>
          <table:table-cell table:formula="of:=[.B590]/[.C590]-95-0.17*[.D590]/[.C590]" office:value-type="string" office:string-value="" calcext:value-type="error">
            <text:p>#ДЕЛ/0!</text:p>
          </table:table-cell>
          <table:table-cell table:formula="of:=[.E59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90]+1/17875" office:value-type="float" office:value="0.0329510489510493" calcext:value-type="float">
            <text:p>0,032951048951049</text:p>
          </table:table-cell>
          <table:table-cell office:value-type="float" office:value="323.3" calcext:value-type="float">
            <text:p>323,3</text:p>
          </table:table-cell>
          <table:table-cell office:value-type="float" office:value="0" calcext:value-type="float">
            <text:p>0</text:p>
          </table:table-cell>
          <table:table-cell table:formula="of:=([.C591]-[.C590])*17875" office:value-type="float" office:value="0" calcext:value-type="float">
            <text:p>0</text:p>
          </table:table-cell>
          <table:table-cell table:formula="of:=[.B591]/[.C591]-95-0.17*[.D591]/[.C591]" office:value-type="string" office:string-value="" calcext:value-type="error">
            <text:p>#ДЕЛ/0!</text:p>
          </table:table-cell>
          <table:table-cell table:formula="of:=[.E59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91]+1/17875" office:value-type="float" office:value="0.0330069930069933" calcext:value-type="float">
            <text:p>0,033006993006993</text:p>
          </table:table-cell>
          <table:table-cell office:value-type="float" office:value="323.6" calcext:value-type="float">
            <text:p>323,6</text:p>
          </table:table-cell>
          <table:table-cell office:value-type="float" office:value="0" calcext:value-type="float">
            <text:p>0</text:p>
          </table:table-cell>
          <table:table-cell table:formula="of:=([.C592]-[.C591])*17875" office:value-type="float" office:value="0" calcext:value-type="float">
            <text:p>0</text:p>
          </table:table-cell>
          <table:table-cell table:formula="of:=[.B592]/[.C592]-95-0.17*[.D592]/[.C592]" office:value-type="string" office:string-value="" calcext:value-type="error">
            <text:p>#ДЕЛ/0!</text:p>
          </table:table-cell>
          <table:table-cell table:formula="of:=[.E59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92]+1/17875" office:value-type="float" office:value="0.0330629370629374" calcext:value-type="float">
            <text:p>0,033062937062937</text:p>
          </table:table-cell>
          <table:table-cell office:value-type="float" office:value="324" calcext:value-type="float">
            <text:p>324</text:p>
          </table:table-cell>
          <table:table-cell office:value-type="float" office:value="0.001" calcext:value-type="float">
            <text:p>0,001</text:p>
          </table:table-cell>
          <table:table-cell table:formula="of:=([.C593]-[.C592])*17875" office:value-type="float" office:value="17.875" calcext:value-type="float">
            <text:p>17,875</text:p>
          </table:table-cell>
          <table:table-cell table:formula="of:=[.B593]/[.C593]-95-0.17*[.D593]/[.C593]" office:value-type="float" office:value="320866.25" calcext:value-type="float">
            <text:p>320866,25</text:p>
          </table:table-cell>
          <table:table-cell table:formula="of:=[.E593]/1000" office:value-type="float" office:value="320.86625" calcext:value-type="float">
            <text:p>320,86625</text:p>
          </table:table-cell>
        </table:table-row>
        <table:table-row table:style-name="ro1">
          <table:table-cell table:formula="of:=[.A593]+1/17875" office:value-type="float" office:value="0.0331188811188814" calcext:value-type="float">
            <text:p>0,033118881118882</text:p>
          </table:table-cell>
          <table:table-cell office:value-type="float" office:value="324.3" calcext:value-type="float">
            <text:p>324,3</text:p>
          </table:table-cell>
          <table:table-cell office:value-type="float" office:value="0.001" calcext:value-type="float">
            <text:p>0,001</text:p>
          </table:table-cell>
          <table:table-cell table:formula="of:=([.C594]-[.C593])*17875" office:value-type="float" office:value="0" calcext:value-type="float">
            <text:p>0</text:p>
          </table:table-cell>
          <table:table-cell table:formula="of:=[.B594]/[.C594]-95-0.17*[.D594]/[.C594]" office:value-type="float" office:value="324205" calcext:value-type="float">
            <text:p>324205</text:p>
          </table:table-cell>
          <table:table-cell table:formula="of:=[.E594]/1000" office:value-type="float" office:value="324.205" calcext:value-type="float">
            <text:p>324,205</text:p>
          </table:table-cell>
        </table:table-row>
        <table:table-row table:style-name="ro1">
          <table:table-cell table:formula="of:=[.A594]+1/17875" office:value-type="float" office:value="0.0331748251748255" calcext:value-type="float">
            <text:p>0,033174825174826</text:p>
          </table:table-cell>
          <table:table-cell office:value-type="float" office:value="324.6" calcext:value-type="float">
            <text:p>324,6</text:p>
          </table:table-cell>
          <table:table-cell office:value-type="float" office:value="0.001" calcext:value-type="float">
            <text:p>0,001</text:p>
          </table:table-cell>
          <table:table-cell table:formula="of:=([.C595]-[.C594])*17875" office:value-type="float" office:value="0" calcext:value-type="float">
            <text:p>0</text:p>
          </table:table-cell>
          <table:table-cell table:formula="of:=[.B595]/[.C595]-95-0.17*[.D595]/[.C595]" office:value-type="float" office:value="324505" calcext:value-type="float">
            <text:p>324505</text:p>
          </table:table-cell>
          <table:table-cell table:formula="of:=[.E595]/1000" office:value-type="float" office:value="324.505" calcext:value-type="float">
            <text:p>324,505</text:p>
          </table:table-cell>
        </table:table-row>
        <table:table-row table:style-name="ro1">
          <table:table-cell table:formula="of:=[.A595]+1/17875" office:value-type="float" office:value="0.0332307692307696" calcext:value-type="float">
            <text:p>0,03323076923077</text:p>
          </table:table-cell>
          <table:table-cell office:value-type="float" office:value="325.3" calcext:value-type="float">
            <text:p>325,3</text:p>
          </table:table-cell>
          <table:table-cell office:value-type="float" office:value="0" calcext:value-type="float">
            <text:p>0</text:p>
          </table:table-cell>
          <table:table-cell table:formula="of:=([.C596]-[.C595])*17875" office:value-type="float" office:value="-17.875" calcext:value-type="float">
            <text:p>-17,875</text:p>
          </table:table-cell>
          <table:table-cell table:formula="of:=[.B596]/[.C596]-95-0.17*[.D596]/[.C596]" office:value-type="string" office:string-value="" calcext:value-type="error">
            <text:p>#ДЕЛ/0!</text:p>
          </table:table-cell>
          <table:table-cell table:formula="of:=[.E59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96]+1/17875" office:value-type="float" office:value="0.0332867132867136" calcext:value-type="float">
            <text:p>0,033286713286714</text:p>
          </table:table-cell>
          <table:table-cell office:value-type="float" office:value="325.3" calcext:value-type="float">
            <text:p>325,3</text:p>
          </table:table-cell>
          <table:table-cell office:value-type="float" office:value="0.001" calcext:value-type="float">
            <text:p>0,001</text:p>
          </table:table-cell>
          <table:table-cell table:formula="of:=([.C597]-[.C596])*17875" office:value-type="float" office:value="17.875" calcext:value-type="float">
            <text:p>17,875</text:p>
          </table:table-cell>
          <table:table-cell table:formula="of:=[.B597]/[.C597]-95-0.17*[.D597]/[.C597]" office:value-type="float" office:value="322166.25" calcext:value-type="float">
            <text:p>322166,25</text:p>
          </table:table-cell>
          <table:table-cell table:formula="of:=[.E597]/1000" office:value-type="float" office:value="322.16625" calcext:value-type="float">
            <text:p>322,16625</text:p>
          </table:table-cell>
        </table:table-row>
        <table:table-row table:style-name="ro1">
          <table:table-cell table:formula="of:=[.A597]+1/17875" office:value-type="float" office:value="0.0333426573426577" calcext:value-type="float">
            <text:p>0,033342657342658</text:p>
          </table:table-cell>
          <table:table-cell office:value-type="float" office:value="325.9" calcext:value-type="float">
            <text:p>325,9</text:p>
          </table:table-cell>
          <table:table-cell office:value-type="float" office:value="0" calcext:value-type="float">
            <text:p>0</text:p>
          </table:table-cell>
          <table:table-cell table:formula="of:=([.C598]-[.C597])*17875" office:value-type="float" office:value="-17.875" calcext:value-type="float">
            <text:p>-17,875</text:p>
          </table:table-cell>
          <table:table-cell table:formula="of:=[.B598]/[.C598]-95-0.17*[.D598]/[.C598]" office:value-type="string" office:string-value="" calcext:value-type="error">
            <text:p>#ДЕЛ/0!</text:p>
          </table:table-cell>
          <table:table-cell table:formula="of:=[.E59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598]+1/17875" office:value-type="float" office:value="0.0333986013986017" calcext:value-type="float">
            <text:p>0,033398601398602</text:p>
          </table:table-cell>
          <table:table-cell office:value-type="float" office:value="326.2" calcext:value-type="float">
            <text:p>326,2</text:p>
          </table:table-cell>
          <table:table-cell office:value-type="float" office:value="0.001" calcext:value-type="float">
            <text:p>0,001</text:p>
          </table:table-cell>
          <table:table-cell table:formula="of:=([.C599]-[.C598])*17875" office:value-type="float" office:value="17.875" calcext:value-type="float">
            <text:p>17,875</text:p>
          </table:table-cell>
          <table:table-cell table:formula="of:=[.B599]/[.C599]-95-0.17*[.D599]/[.C599]" office:value-type="float" office:value="323066.25" calcext:value-type="float">
            <text:p>323066,25</text:p>
          </table:table-cell>
          <table:table-cell table:formula="of:=[.E599]/1000" office:value-type="float" office:value="323.06625" calcext:value-type="float">
            <text:p>323,06625</text:p>
          </table:table-cell>
        </table:table-row>
        <table:table-row table:style-name="ro1">
          <table:table-cell table:formula="of:=[.A599]+1/17875" office:value-type="float" office:value="0.0334545454545458" calcext:value-type="float">
            <text:p>0,033454545454546</text:p>
          </table:table-cell>
          <table:table-cell office:value-type="float" office:value="326.4" calcext:value-type="float">
            <text:p>326,4</text:p>
          </table:table-cell>
          <table:table-cell office:value-type="float" office:value="0" calcext:value-type="float">
            <text:p>0</text:p>
          </table:table-cell>
          <table:table-cell table:formula="of:=([.C600]-[.C599])*17875" office:value-type="float" office:value="-17.875" calcext:value-type="float">
            <text:p>-17,875</text:p>
          </table:table-cell>
          <table:table-cell table:formula="of:=[.B600]/[.C600]-95-0.17*[.D600]/[.C600]" office:value-type="string" office:string-value="" calcext:value-type="error">
            <text:p>#ДЕЛ/0!</text:p>
          </table:table-cell>
          <table:table-cell table:formula="of:=[.E60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00]+1/17875" office:value-type="float" office:value="0.0335104895104898" calcext:value-type="float">
            <text:p>0,03351048951049</text:p>
          </table:table-cell>
          <table:table-cell office:value-type="float" office:value="326.9" calcext:value-type="float">
            <text:p>326,9</text:p>
          </table:table-cell>
          <table:table-cell office:value-type="float" office:value="0.001" calcext:value-type="float">
            <text:p>0,001</text:p>
          </table:table-cell>
          <table:table-cell table:formula="of:=([.C601]-[.C600])*17875" office:value-type="float" office:value="17.875" calcext:value-type="float">
            <text:p>17,875</text:p>
          </table:table-cell>
          <table:table-cell table:formula="of:=[.B601]/[.C601]-95-0.17*[.D601]/[.C601]" office:value-type="float" office:value="323766.25" calcext:value-type="float">
            <text:p>323766,25</text:p>
          </table:table-cell>
          <table:table-cell table:formula="of:=[.E601]/1000" office:value-type="float" office:value="323.76625" calcext:value-type="float">
            <text:p>323,76625</text:p>
          </table:table-cell>
        </table:table-row>
        <table:table-row table:style-name="ro1">
          <table:table-cell table:formula="of:=[.A601]+1/17875" office:value-type="float" office:value="0.0335664335664339" calcext:value-type="float">
            <text:p>0,033566433566434</text:p>
          </table:table-cell>
          <table:table-cell office:value-type="float" office:value="326.7" calcext:value-type="float">
            <text:p>326,7</text:p>
          </table:table-cell>
          <table:table-cell office:value-type="float" office:value="0" calcext:value-type="float">
            <text:p>0</text:p>
          </table:table-cell>
          <table:table-cell table:formula="of:=([.C602]-[.C601])*17875" office:value-type="float" office:value="-17.875" calcext:value-type="float">
            <text:p>-17,875</text:p>
          </table:table-cell>
          <table:table-cell table:formula="of:=[.B602]/[.C602]-95-0.17*[.D602]/[.C602]" office:value-type="string" office:string-value="" calcext:value-type="error">
            <text:p>#ДЕЛ/0!</text:p>
          </table:table-cell>
          <table:table-cell table:formula="of:=[.E60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02]+1/17875" office:value-type="float" office:value="0.033622377622378" calcext:value-type="float">
            <text:p>0,033622377622378</text:p>
          </table:table-cell>
          <table:table-cell office:value-type="float" office:value="327.4" calcext:value-type="float">
            <text:p>327,4</text:p>
          </table:table-cell>
          <table:table-cell office:value-type="float" office:value="0" calcext:value-type="float">
            <text:p>0</text:p>
          </table:table-cell>
          <table:table-cell table:formula="of:=([.C603]-[.C602])*17875" office:value-type="float" office:value="0" calcext:value-type="float">
            <text:p>0</text:p>
          </table:table-cell>
          <table:table-cell table:formula="of:=[.B603]/[.C603]-95-0.17*[.D603]/[.C603]" office:value-type="string" office:string-value="" calcext:value-type="error">
            <text:p>#ДЕЛ/0!</text:p>
          </table:table-cell>
          <table:table-cell table:formula="of:=[.E60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03]+1/17875" office:value-type="float" office:value="0.033678321678322" calcext:value-type="float">
            <text:p>0,033678321678322</text:p>
          </table:table-cell>
          <table:table-cell office:value-type="float" office:value="327" calcext:value-type="float">
            <text:p>327</text:p>
          </table:table-cell>
          <table:table-cell office:value-type="float" office:value="0.001" calcext:value-type="float">
            <text:p>0,001</text:p>
          </table:table-cell>
          <table:table-cell table:formula="of:=([.C604]-[.C603])*17875" office:value-type="float" office:value="17.875" calcext:value-type="float">
            <text:p>17,875</text:p>
          </table:table-cell>
          <table:table-cell table:formula="of:=[.B604]/[.C604]-95-0.17*[.D604]/[.C604]" office:value-type="float" office:value="323866.25" calcext:value-type="float">
            <text:p>323866,25</text:p>
          </table:table-cell>
          <table:table-cell table:formula="of:=[.E604]/1000" office:value-type="float" office:value="323.86625" calcext:value-type="float">
            <text:p>323,86625</text:p>
          </table:table-cell>
        </table:table-row>
        <table:table-row table:style-name="ro1">
          <table:table-cell table:formula="of:=[.A604]+1/17875" office:value-type="float" office:value="0.0337342657342661" calcext:value-type="float">
            <text:p>0,033734265734266</text:p>
          </table:table-cell>
          <table:table-cell office:value-type="float" office:value="327.2" calcext:value-type="float">
            <text:p>327,2</text:p>
          </table:table-cell>
          <table:table-cell office:value-type="float" office:value="0.001" calcext:value-type="float">
            <text:p>0,001</text:p>
          </table:table-cell>
          <table:table-cell table:formula="of:=([.C605]-[.C604])*17875" office:value-type="float" office:value="0" calcext:value-type="float">
            <text:p>0</text:p>
          </table:table-cell>
          <table:table-cell table:formula="of:=[.B605]/[.C605]-95-0.17*[.D605]/[.C605]" office:value-type="float" office:value="327105" calcext:value-type="float">
            <text:p>327105</text:p>
          </table:table-cell>
          <table:table-cell table:formula="of:=[.E605]/1000" office:value-type="float" office:value="327.105" calcext:value-type="float">
            <text:p>327,105</text:p>
          </table:table-cell>
        </table:table-row>
        <table:table-row table:style-name="ro1">
          <table:table-cell table:formula="of:=[.A605]+1/17875" office:value-type="float" office:value="0.0337902097902101" calcext:value-type="float">
            <text:p>0,03379020979021</text:p>
          </table:table-cell>
          <table:table-cell office:value-type="float" office:value="327.4" calcext:value-type="float">
            <text:p>327,4</text:p>
          </table:table-cell>
          <table:table-cell office:value-type="float" office:value="0" calcext:value-type="float">
            <text:p>0</text:p>
          </table:table-cell>
          <table:table-cell table:formula="of:=([.C606]-[.C605])*17875" office:value-type="float" office:value="-17.875" calcext:value-type="float">
            <text:p>-17,875</text:p>
          </table:table-cell>
          <table:table-cell table:formula="of:=[.B606]/[.C606]-95-0.17*[.D606]/[.C606]" office:value-type="string" office:string-value="" calcext:value-type="error">
            <text:p>#ДЕЛ/0!</text:p>
          </table:table-cell>
          <table:table-cell table:formula="of:=[.E60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06]+1/17875" office:value-type="float" office:value="0.0338461538461542" calcext:value-type="float">
            <text:p>0,033846153846154</text:p>
          </table:table-cell>
          <table:table-cell office:value-type="float" office:value="327.4" calcext:value-type="float">
            <text:p>327,4</text:p>
          </table:table-cell>
          <table:table-cell office:value-type="float" office:value="0" calcext:value-type="float">
            <text:p>0</text:p>
          </table:table-cell>
          <table:table-cell table:formula="of:=([.C607]-[.C606])*17875" office:value-type="float" office:value="0" calcext:value-type="float">
            <text:p>0</text:p>
          </table:table-cell>
          <table:table-cell table:formula="of:=[.B607]/[.C607]-95-0.17*[.D607]/[.C607]" office:value-type="string" office:string-value="" calcext:value-type="error">
            <text:p>#ДЕЛ/0!</text:p>
          </table:table-cell>
          <table:table-cell table:formula="of:=[.E60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07]+1/17875" office:value-type="float" office:value="0.0339020979020982" calcext:value-type="float">
            <text:p>0,033902097902098</text:p>
          </table:table-cell>
          <table:table-cell office:value-type="float" office:value="327.4" calcext:value-type="float">
            <text:p>327,4</text:p>
          </table:table-cell>
          <table:table-cell office:value-type="float" office:value="0.001" calcext:value-type="float">
            <text:p>0,001</text:p>
          </table:table-cell>
          <table:table-cell table:formula="of:=([.C608]-[.C607])*17875" office:value-type="float" office:value="17.875" calcext:value-type="float">
            <text:p>17,875</text:p>
          </table:table-cell>
          <table:table-cell table:formula="of:=[.B608]/[.C608]-95-0.17*[.D608]/[.C608]" office:value-type="float" office:value="324266.25" calcext:value-type="float">
            <text:p>324266,25</text:p>
          </table:table-cell>
          <table:table-cell table:formula="of:=[.E608]/1000" office:value-type="float" office:value="324.26625" calcext:value-type="float">
            <text:p>324,26625</text:p>
          </table:table-cell>
        </table:table-row>
        <table:table-row table:style-name="ro1">
          <table:table-cell table:formula="of:=[.A608]+1/17875" office:value-type="float" office:value="0.0339580419580423" calcext:value-type="float">
            <text:p>0,033958041958042</text:p>
          </table:table-cell>
          <table:table-cell office:value-type="float" office:value="327.5" calcext:value-type="float">
            <text:p>327,5</text:p>
          </table:table-cell>
          <table:table-cell office:value-type="float" office:value="0.001" calcext:value-type="float">
            <text:p>0,001</text:p>
          </table:table-cell>
          <table:table-cell table:formula="of:=([.C609]-[.C608])*17875" office:value-type="float" office:value="0" calcext:value-type="float">
            <text:p>0</text:p>
          </table:table-cell>
          <table:table-cell table:formula="of:=[.B609]/[.C609]-95-0.17*[.D609]/[.C609]" office:value-type="float" office:value="327405" calcext:value-type="float">
            <text:p>327405</text:p>
          </table:table-cell>
          <table:table-cell table:formula="of:=[.E609]/1000" office:value-type="float" office:value="327.405" calcext:value-type="float">
            <text:p>327,405</text:p>
          </table:table-cell>
        </table:table-row>
        <table:table-row table:style-name="ro1">
          <table:table-cell table:formula="of:=[.A609]+1/17875" office:value-type="float" office:value="0.0340139860139864" calcext:value-type="float">
            <text:p>0,034013986013986</text:p>
          </table:table-cell>
          <table:table-cell office:value-type="float" office:value="327.5" calcext:value-type="float">
            <text:p>327,5</text:p>
          </table:table-cell>
          <table:table-cell office:value-type="float" office:value="0.001" calcext:value-type="float">
            <text:p>0,001</text:p>
          </table:table-cell>
          <table:table-cell table:formula="of:=([.C610]-[.C609])*17875" office:value-type="float" office:value="0" calcext:value-type="float">
            <text:p>0</text:p>
          </table:table-cell>
          <table:table-cell table:formula="of:=[.B610]/[.C610]-95-0.17*[.D610]/[.C610]" office:value-type="float" office:value="327405" calcext:value-type="float">
            <text:p>327405</text:p>
          </table:table-cell>
          <table:table-cell table:formula="of:=[.E610]/1000" office:value-type="float" office:value="327.405" calcext:value-type="float">
            <text:p>327,405</text:p>
          </table:table-cell>
        </table:table-row>
        <table:table-row table:style-name="ro1">
          <table:table-cell table:formula="of:=[.A610]+1/17875" office:value-type="float" office:value="0.0340699300699304" calcext:value-type="float">
            <text:p>0,034069930069931</text:p>
          </table:table-cell>
          <table:table-cell office:value-type="float" office:value="327.1" calcext:value-type="float">
            <text:p>327,1</text:p>
          </table:table-cell>
          <table:table-cell office:value-type="float" office:value="0" calcext:value-type="float">
            <text:p>0</text:p>
          </table:table-cell>
          <table:table-cell table:formula="of:=([.C611]-[.C610])*17875" office:value-type="float" office:value="-17.875" calcext:value-type="float">
            <text:p>-17,875</text:p>
          </table:table-cell>
          <table:table-cell table:formula="of:=[.B611]/[.C611]-95-0.17*[.D611]/[.C611]" office:value-type="string" office:string-value="" calcext:value-type="error">
            <text:p>#ДЕЛ/0!</text:p>
          </table:table-cell>
          <table:table-cell table:formula="of:=[.E61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11]+1/17875" office:value-type="float" office:value="0.0341258741258745" calcext:value-type="float">
            <text:p>0,034125874125875</text:p>
          </table:table-cell>
          <table:table-cell office:value-type="float" office:value="327.7" calcext:value-type="float">
            <text:p>327,7</text:p>
          </table:table-cell>
          <table:table-cell office:value-type="float" office:value="0.001" calcext:value-type="float">
            <text:p>0,001</text:p>
          </table:table-cell>
          <table:table-cell table:formula="of:=([.C612]-[.C611])*17875" office:value-type="float" office:value="17.875" calcext:value-type="float">
            <text:p>17,875</text:p>
          </table:table-cell>
          <table:table-cell table:formula="of:=[.B612]/[.C612]-95-0.17*[.D612]/[.C612]" office:value-type="float" office:value="324566.25" calcext:value-type="float">
            <text:p>324566,25</text:p>
          </table:table-cell>
          <table:table-cell table:formula="of:=[.E612]/1000" office:value-type="float" office:value="324.56625" calcext:value-type="float">
            <text:p>324,56625</text:p>
          </table:table-cell>
        </table:table-row>
        <table:table-row table:style-name="ro1">
          <table:table-cell table:formula="of:=[.A612]+1/17875" office:value-type="float" office:value="0.0341818181818185" calcext:value-type="float">
            <text:p>0,034181818181819</text:p>
          </table:table-cell>
          <table:table-cell office:value-type="float" office:value="327.5" calcext:value-type="float">
            <text:p>327,5</text:p>
          </table:table-cell>
          <table:table-cell office:value-type="float" office:value="0" calcext:value-type="float">
            <text:p>0</text:p>
          </table:table-cell>
          <table:table-cell table:formula="of:=([.C613]-[.C612])*17875" office:value-type="float" office:value="-17.875" calcext:value-type="float">
            <text:p>-17,875</text:p>
          </table:table-cell>
          <table:table-cell table:formula="of:=[.B613]/[.C613]-95-0.17*[.D613]/[.C613]" office:value-type="string" office:string-value="" calcext:value-type="error">
            <text:p>#ДЕЛ/0!</text:p>
          </table:table-cell>
          <table:table-cell table:formula="of:=[.E61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13]+1/17875" office:value-type="float" office:value="0.0342377622377626" calcext:value-type="float">
            <text:p>0,034237762237763</text:p>
          </table:table-cell>
          <table:table-cell office:value-type="float" office:value="327.5" calcext:value-type="float">
            <text:p>327,5</text:p>
          </table:table-cell>
          <table:table-cell office:value-type="float" office:value="0" calcext:value-type="float">
            <text:p>0</text:p>
          </table:table-cell>
          <table:table-cell table:formula="of:=([.C614]-[.C613])*17875" office:value-type="float" office:value="0" calcext:value-type="float">
            <text:p>0</text:p>
          </table:table-cell>
          <table:table-cell table:formula="of:=[.B614]/[.C614]-95-0.17*[.D614]/[.C614]" office:value-type="string" office:string-value="" calcext:value-type="error">
            <text:p>#ДЕЛ/0!</text:p>
          </table:table-cell>
          <table:table-cell table:formula="of:=[.E61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14]+1/17875" office:value-type="float" office:value="0.0342937062937066" calcext:value-type="float">
            <text:p>0,03429370629370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([.C615]-[.C614])*17875" office:value-type="float" office:value="0" calcext:value-type="float">
            <text:p>0</text:p>
          </table:table-cell>
          <table:table-cell table:formula="of:=[.B615]/[.C615]-95-0.17*[.D615]/[.C615]" office:value-type="string" office:string-value="" calcext:value-type="error">
            <text:p>#ДЕЛ/0!</text:p>
          </table:table-cell>
          <table:table-cell table:formula="of:=[.E615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15]+1/17875" office:value-type="float" office:value="0.0343496503496507" calcext:value-type="float">
            <text:p>0,034349650349651</text:p>
          </table:table-cell>
          <table:table-cell office:value-type="float" office:value="327.3" calcext:value-type="float">
            <text:p>327,3</text:p>
          </table:table-cell>
          <table:table-cell office:value-type="float" office:value="0" calcext:value-type="float">
            <text:p>0</text:p>
          </table:table-cell>
          <table:table-cell table:formula="of:=([.C616]-[.C615])*17875" office:value-type="float" office:value="0" calcext:value-type="float">
            <text:p>0</text:p>
          </table:table-cell>
          <table:table-cell table:formula="of:=[.B616]/[.C616]-95-0.17*[.D616]/[.C616]" office:value-type="string" office:string-value="" calcext:value-type="error">
            <text:p>#ДЕЛ/0!</text:p>
          </table:table-cell>
          <table:table-cell table:formula="of:=[.E61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16]+1/17875" office:value-type="float" office:value="0.0344055944055948" calcext:value-type="float">
            <text:p>0,034405594405595</text:p>
          </table:table-cell>
          <table:table-cell office:value-type="float" office:value="326.4" calcext:value-type="float">
            <text:p>326,4</text:p>
          </table:table-cell>
          <table:table-cell office:value-type="float" office:value="0" calcext:value-type="float">
            <text:p>0</text:p>
          </table:table-cell>
          <table:table-cell table:formula="of:=([.C617]-[.C616])*17875" office:value-type="float" office:value="0" calcext:value-type="float">
            <text:p>0</text:p>
          </table:table-cell>
          <table:table-cell table:formula="of:=[.B617]/[.C617]-95-0.17*[.D617]/[.C617]" office:value-type="string" office:string-value="" calcext:value-type="error">
            <text:p>#ДЕЛ/0!</text:p>
          </table:table-cell>
          <table:table-cell table:formula="of:=[.E61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17]+1/17875" office:value-type="float" office:value="0.0344615384615388" calcext:value-type="float">
            <text:p>0,034461538461539</text:p>
          </table:table-cell>
          <table:table-cell office:value-type="float" office:value="325.4" calcext:value-type="float">
            <text:p>325,4</text:p>
          </table:table-cell>
          <table:table-cell office:value-type="float" office:value="0.001" calcext:value-type="float">
            <text:p>0,001</text:p>
          </table:table-cell>
          <table:table-cell table:formula="of:=([.C618]-[.C617])*17875" office:value-type="float" office:value="17.875" calcext:value-type="float">
            <text:p>17,875</text:p>
          </table:table-cell>
          <table:table-cell table:formula="of:=[.B618]/[.C618]-95-0.17*[.D618]/[.C618]" office:value-type="float" office:value="322266.25" calcext:value-type="float">
            <text:p>322266,25</text:p>
          </table:table-cell>
          <table:table-cell table:formula="of:=[.E618]/1000" office:value-type="float" office:value="322.26625" calcext:value-type="float">
            <text:p>322,26625</text:p>
          </table:table-cell>
        </table:table-row>
        <table:table-row table:style-name="ro1">
          <table:table-cell table:formula="of:=[.A618]+1/17875" office:value-type="float" office:value="0.0345174825174829" calcext:value-type="float">
            <text:p>0,034517482517483</text:p>
          </table:table-cell>
          <table:table-cell office:value-type="float" office:value="324" calcext:value-type="float">
            <text:p>324</text:p>
          </table:table-cell>
          <table:table-cell office:value-type="float" office:value="0.001" calcext:value-type="float">
            <text:p>0,001</text:p>
          </table:table-cell>
          <table:table-cell table:formula="of:=([.C619]-[.C618])*17875" office:value-type="float" office:value="0" calcext:value-type="float">
            <text:p>0</text:p>
          </table:table-cell>
          <table:table-cell table:formula="of:=[.B619]/[.C619]-95-0.17*[.D619]/[.C619]" office:value-type="float" office:value="323905" calcext:value-type="float">
            <text:p>323905</text:p>
          </table:table-cell>
          <table:table-cell table:formula="of:=[.E619]/1000" office:value-type="float" office:value="323.905" calcext:value-type="float">
            <text:p>323,905</text:p>
          </table:table-cell>
        </table:table-row>
        <table:table-row table:style-name="ro1">
          <table:table-cell table:formula="of:=[.A619]+1/17875" office:value-type="float" office:value="0.0345734265734269" calcext:value-type="float">
            <text:p>0,034573426573427</text:p>
          </table:table-cell>
          <table:table-cell office:value-type="float" office:value="322.8" calcext:value-type="float">
            <text:p>322,8</text:p>
          </table:table-cell>
          <table:table-cell office:value-type="float" office:value="0" calcext:value-type="float">
            <text:p>0</text:p>
          </table:table-cell>
          <table:table-cell table:formula="of:=([.C620]-[.C619])*17875" office:value-type="float" office:value="-17.875" calcext:value-type="float">
            <text:p>-17,875</text:p>
          </table:table-cell>
          <table:table-cell table:formula="of:=[.B620]/[.C620]-95-0.17*[.D620]/[.C620]" office:value-type="string" office:string-value="" calcext:value-type="error">
            <text:p>#ДЕЛ/0!</text:p>
          </table:table-cell>
          <table:table-cell table:formula="of:=[.E62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20]+1/17875" office:value-type="float" office:value="0.034629370629371" calcext:value-type="float">
            <text:p>0,034629370629371</text:p>
          </table:table-cell>
          <table:table-cell office:value-type="float" office:value="319.8" calcext:value-type="float">
            <text:p>319,8</text:p>
          </table:table-cell>
          <table:table-cell office:value-type="float" office:value="0.001" calcext:value-type="float">
            <text:p>0,001</text:p>
          </table:table-cell>
          <table:table-cell table:formula="of:=([.C621]-[.C620])*17875" office:value-type="float" office:value="17.875" calcext:value-type="float">
            <text:p>17,875</text:p>
          </table:table-cell>
          <table:table-cell table:formula="of:=[.B621]/[.C621]-95-0.17*[.D621]/[.C621]" office:value-type="float" office:value="316666.25" calcext:value-type="float">
            <text:p>316666,25</text:p>
          </table:table-cell>
          <table:table-cell table:formula="of:=[.E621]/1000" office:value-type="float" office:value="316.66625" calcext:value-type="float">
            <text:p>316,66625</text:p>
          </table:table-cell>
        </table:table-row>
        <table:table-row table:style-name="ro1">
          <table:table-cell table:formula="of:=[.A621]+1/17875" office:value-type="float" office:value="0.034685314685315" calcext:value-type="float">
            <text:p>0,034685314685315</text:p>
          </table:table-cell>
          <table:table-cell office:value-type="float" office:value="316.5" calcext:value-type="float">
            <text:p>316,5</text:p>
          </table:table-cell>
          <table:table-cell office:value-type="float" office:value="0" calcext:value-type="float">
            <text:p>0</text:p>
          </table:table-cell>
          <table:table-cell table:formula="of:=([.C622]-[.C621])*17875" office:value-type="float" office:value="-17.875" calcext:value-type="float">
            <text:p>-17,875</text:p>
          </table:table-cell>
          <table:table-cell table:formula="of:=[.B622]/[.C622]-95-0.17*[.D622]/[.C622]" office:value-type="string" office:string-value="" calcext:value-type="error">
            <text:p>#ДЕЛ/0!</text:p>
          </table:table-cell>
          <table:table-cell table:formula="of:=[.E62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22]+1/17875" office:value-type="float" office:value="0.0347412587412591" calcext:value-type="float">
            <text:p>0,034741258741259</text:p>
          </table:table-cell>
          <table:table-cell office:value-type="float" office:value="312.5" calcext:value-type="float">
            <text:p>312,5</text:p>
          </table:table-cell>
          <table:table-cell office:value-type="float" office:value="0" calcext:value-type="float">
            <text:p>0</text:p>
          </table:table-cell>
          <table:table-cell table:formula="of:=([.C623]-[.C622])*17875" office:value-type="float" office:value="0" calcext:value-type="float">
            <text:p>0</text:p>
          </table:table-cell>
          <table:table-cell table:formula="of:=[.B623]/[.C623]-95-0.17*[.D623]/[.C623]" office:value-type="string" office:string-value="" calcext:value-type="error">
            <text:p>#ДЕЛ/0!</text:p>
          </table:table-cell>
          <table:table-cell table:formula="of:=[.E623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23]+1/17875" office:value-type="float" office:value="0.0347972027972032" calcext:value-type="float">
            <text:p>0,034797202797203</text:p>
          </table:table-cell>
          <table:table-cell office:value-type="float" office:value="308.3" calcext:value-type="float">
            <text:p>308,3</text:p>
          </table:table-cell>
          <table:table-cell office:value-type="float" office:value="0.001" calcext:value-type="float">
            <text:p>0,001</text:p>
          </table:table-cell>
          <table:table-cell table:formula="of:=([.C624]-[.C623])*17875" office:value-type="float" office:value="17.875" calcext:value-type="float">
            <text:p>17,875</text:p>
          </table:table-cell>
          <table:table-cell table:formula="of:=[.B624]/[.C624]-95-0.17*[.D624]/[.C624]" office:value-type="float" office:value="305166.25" calcext:value-type="float">
            <text:p>305166,25</text:p>
          </table:table-cell>
          <table:table-cell table:formula="of:=[.E624]/1000" office:value-type="float" office:value="305.16625" calcext:value-type="float">
            <text:p>305,16625</text:p>
          </table:table-cell>
        </table:table-row>
        <table:table-row table:style-name="ro1">
          <table:table-cell table:formula="of:=[.A624]+1/17875" office:value-type="float" office:value="0.0348531468531472" calcext:value-type="float">
            <text:p>0,034853146853147</text:p>
          </table:table-cell>
          <table:table-cell office:value-type="float" office:value="304.8" calcext:value-type="float">
            <text:p>304,8</text:p>
          </table:table-cell>
          <table:table-cell office:value-type="float" office:value="0.001" calcext:value-type="float">
            <text:p>0,001</text:p>
          </table:table-cell>
          <table:table-cell table:formula="of:=([.C625]-[.C624])*17875" office:value-type="float" office:value="0" calcext:value-type="float">
            <text:p>0</text:p>
          </table:table-cell>
          <table:table-cell table:formula="of:=[.B625]/[.C625]-95-0.17*[.D625]/[.C625]" office:value-type="float" office:value="304705" calcext:value-type="float">
            <text:p>304705</text:p>
          </table:table-cell>
          <table:table-cell table:formula="of:=[.E625]/1000" office:value-type="float" office:value="304.705" calcext:value-type="float">
            <text:p>304,705</text:p>
          </table:table-cell>
        </table:table-row>
        <table:table-row table:style-name="ro1">
          <table:table-cell table:formula="of:=[.A625]+1/17875" office:value-type="float" office:value="0.0349090909090913" calcext:value-type="float">
            <text:p>0,034909090909091</text:p>
          </table:table-cell>
          <table:table-cell office:value-type="float" office:value="301.7" calcext:value-type="float">
            <text:p>301,7</text:p>
          </table:table-cell>
          <table:table-cell office:value-type="float" office:value="0" calcext:value-type="float">
            <text:p>0</text:p>
          </table:table-cell>
          <table:table-cell table:formula="of:=([.C626]-[.C625])*17875" office:value-type="float" office:value="-17.875" calcext:value-type="float">
            <text:p>-17,875</text:p>
          </table:table-cell>
          <table:table-cell table:formula="of:=[.B626]/[.C626]-95-0.17*[.D626]/[.C626]" office:value-type="string" office:string-value="" calcext:value-type="error">
            <text:p>#ДЕЛ/0!</text:p>
          </table:table-cell>
          <table:table-cell table:formula="of:=[.E626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26]+1/17875" office:value-type="float" office:value="0.0349650349650353" calcext:value-type="float">
            <text:p>0,034965034965035</text:p>
          </table:table-cell>
          <table:table-cell office:value-type="float" office:value="297.7" calcext:value-type="float">
            <text:p>297,7</text:p>
          </table:table-cell>
          <table:table-cell office:value-type="float" office:value="0" calcext:value-type="float">
            <text:p>0</text:p>
          </table:table-cell>
          <table:table-cell table:formula="of:=([.C627]-[.C626])*17875" office:value-type="float" office:value="0" calcext:value-type="float">
            <text:p>0</text:p>
          </table:table-cell>
          <table:table-cell table:formula="of:=[.B627]/[.C627]-95-0.17*[.D627]/[.C627]" office:value-type="string" office:string-value="" calcext:value-type="error">
            <text:p>#ДЕЛ/0!</text:p>
          </table:table-cell>
          <table:table-cell table:formula="of:=[.E62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27]+1/17875" office:value-type="float" office:value="0.0350209790209794" calcext:value-type="float">
            <text:p>0,035020979020979</text:p>
          </table:table-cell>
          <table:table-cell office:value-type="float" office:value="293.6" calcext:value-type="float">
            <text:p>293,6</text:p>
          </table:table-cell>
          <table:table-cell office:value-type="float" office:value="0" calcext:value-type="float">
            <text:p>0</text:p>
          </table:table-cell>
          <table:table-cell table:formula="of:=([.C628]-[.C627])*17875" office:value-type="float" office:value="0" calcext:value-type="float">
            <text:p>0</text:p>
          </table:table-cell>
          <table:table-cell table:formula="of:=[.B628]/[.C628]-95-0.17*[.D628]/[.C628]" office:value-type="string" office:string-value="" calcext:value-type="error">
            <text:p>#ДЕЛ/0!</text:p>
          </table:table-cell>
          <table:table-cell table:formula="of:=[.E62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28]+1/17875" office:value-type="float" office:value="0.0350769230769234" calcext:value-type="float">
            <text:p>0,035076923076924</text:p>
          </table:table-cell>
          <table:table-cell office:value-type="float" office:value="290.1" calcext:value-type="float">
            <text:p>290,1</text:p>
          </table:table-cell>
          <table:table-cell office:value-type="float" office:value="0.001" calcext:value-type="float">
            <text:p>0,001</text:p>
          </table:table-cell>
          <table:table-cell table:formula="of:=([.C629]-[.C628])*17875" office:value-type="float" office:value="17.875" calcext:value-type="float">
            <text:p>17,875</text:p>
          </table:table-cell>
          <table:table-cell table:formula="of:=[.B629]/[.C629]-95-0.17*[.D629]/[.C629]" office:value-type="float" office:value="286966.25" calcext:value-type="float">
            <text:p>286966,25</text:p>
          </table:table-cell>
          <table:table-cell table:formula="of:=[.E629]/1000" office:value-type="float" office:value="286.96625" calcext:value-type="float">
            <text:p>286,96625</text:p>
          </table:table-cell>
        </table:table-row>
        <table:table-row table:style-name="ro1">
          <table:table-cell table:formula="of:=[.A629]+1/17875" office:value-type="float" office:value="0.0351328671328675" calcext:value-type="float">
            <text:p>0,035132867132868</text:p>
          </table:table-cell>
          <table:table-cell office:value-type="float" office:value="285.9" calcext:value-type="float">
            <text:p>285,9</text:p>
          </table:table-cell>
          <table:table-cell office:value-type="float" office:value="0" calcext:value-type="float">
            <text:p>0</text:p>
          </table:table-cell>
          <table:table-cell table:formula="of:=([.C630]-[.C629])*17875" office:value-type="float" office:value="-17.875" calcext:value-type="float">
            <text:p>-17,875</text:p>
          </table:table-cell>
          <table:table-cell table:formula="of:=[.B630]/[.C630]-95-0.17*[.D630]/[.C630]" office:value-type="string" office:string-value="" calcext:value-type="error">
            <text:p>#ДЕЛ/0!</text:p>
          </table:table-cell>
          <table:table-cell table:formula="of:=[.E63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30]+1/17875" office:value-type="float" office:value="0.0351888111888116" calcext:value-type="float">
            <text:p>0,03518881118881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([.C631]-[.C630])*17875" office:value-type="float" office:value="0" calcext:value-type="float">
            <text:p>0</text:p>
          </table:table-cell>
          <table:table-cell table:formula="of:=[.B631]/[.C631]-95-0.17*[.D631]/[.C631]" office:value-type="string" office:string-value="" calcext:value-type="error">
            <text:p>#ДЕЛ/0!</text:p>
          </table:table-cell>
          <table:table-cell table:formula="of:=[.E63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31]+1/17875" office:value-type="float" office:value="0.0352447552447556" calcext:value-type="float">
            <text:p>0,03524475524475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([.C632]-[.C631])*17875" office:value-type="float" office:value="0" calcext:value-type="float">
            <text:p>0</text:p>
          </table:table-cell>
          <table:table-cell table:formula="of:=[.B632]/[.C632]-95-0.17*[.D632]/[.C632]" office:value-type="string" office:string-value="" calcext:value-type="error">
            <text:p>#ДЕЛ/0!</text:p>
          </table:table-cell>
          <table:table-cell table:formula="of:=[.E63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32]+1/17875" office:value-type="float" office:value="0.0353006993006997" calcext:value-type="float">
            <text:p>0,0353006993007</text:p>
          </table:table-cell>
          <table:table-cell office:value-type="float" office:value="271.8" calcext:value-type="float">
            <text:p>271,8</text:p>
          </table:table-cell>
          <table:table-cell office:value-type="float" office:value="0.001" calcext:value-type="float">
            <text:p>0,001</text:p>
          </table:table-cell>
          <table:table-cell table:formula="of:=([.C633]-[.C632])*17875" office:value-type="float" office:value="17.875" calcext:value-type="float">
            <text:p>17,875</text:p>
          </table:table-cell>
          <table:table-cell table:formula="of:=[.B633]/[.C633]-95-0.17*[.D633]/[.C633]" office:value-type="float" office:value="268666.25" calcext:value-type="float">
            <text:p>268666,25</text:p>
          </table:table-cell>
          <table:table-cell table:formula="of:=[.E633]/1000" office:value-type="float" office:value="268.66625" calcext:value-type="float">
            <text:p>268,66625</text:p>
          </table:table-cell>
        </table:table-row>
        <table:table-row table:style-name="ro1">
          <table:table-cell table:formula="of:=[.A633]+1/17875" office:value-type="float" office:value="0.0353566433566437" calcext:value-type="float">
            <text:p>0,035356643356644</text:p>
          </table:table-cell>
          <table:table-cell office:value-type="float" office:value="268.1" calcext:value-type="float">
            <text:p>268,1</text:p>
          </table:table-cell>
          <table:table-cell office:value-type="float" office:value="0" calcext:value-type="float">
            <text:p>0</text:p>
          </table:table-cell>
          <table:table-cell table:formula="of:=([.C634]-[.C633])*17875" office:value-type="float" office:value="-17.875" calcext:value-type="float">
            <text:p>-17,875</text:p>
          </table:table-cell>
          <table:table-cell table:formula="of:=[.B634]/[.C634]-95-0.17*[.D634]/[.C634]" office:value-type="string" office:string-value="" calcext:value-type="error">
            <text:p>#ДЕЛ/0!</text:p>
          </table:table-cell>
          <table:table-cell table:formula="of:=[.E634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34]+1/17875" office:value-type="float" office:value="0.0354125874125878" calcext:value-type="float">
            <text:p>0,035412587412588</text:p>
          </table:table-cell>
          <table:table-cell office:value-type="float" office:value="263.7" calcext:value-type="float">
            <text:p>263,7</text:p>
          </table:table-cell>
          <table:table-cell office:value-type="float" office:value="0.001" calcext:value-type="float">
            <text:p>0,001</text:p>
          </table:table-cell>
          <table:table-cell table:formula="of:=([.C635]-[.C634])*17875" office:value-type="float" office:value="17.875" calcext:value-type="float">
            <text:p>17,875</text:p>
          </table:table-cell>
          <table:table-cell table:formula="of:=[.B635]/[.C635]-95-0.17*[.D635]/[.C635]" office:value-type="float" office:value="260566.25" calcext:value-type="float">
            <text:p>260566,25</text:p>
          </table:table-cell>
          <table:table-cell table:formula="of:=[.E635]/1000" office:value-type="float" office:value="260.56625" calcext:value-type="float">
            <text:p>260,56625</text:p>
          </table:table-cell>
        </table:table-row>
        <table:table-row table:style-name="ro1">
          <table:table-cell table:formula="of:=[.A635]+1/17875" office:value-type="float" office:value="0.0354685314685318" calcext:value-type="float">
            <text:p>0,035468531468532</text:p>
          </table:table-cell>
          <table:table-cell office:value-type="float" office:value="260" calcext:value-type="float">
            <text:p>260</text:p>
          </table:table-cell>
          <table:table-cell office:value-type="float" office:value="0.001" calcext:value-type="float">
            <text:p>0,001</text:p>
          </table:table-cell>
          <table:table-cell table:formula="of:=([.C636]-[.C635])*17875" office:value-type="float" office:value="0" calcext:value-type="float">
            <text:p>0</text:p>
          </table:table-cell>
          <table:table-cell table:formula="of:=[.B636]/[.C636]-95-0.17*[.D636]/[.C636]" office:value-type="float" office:value="259905" calcext:value-type="float">
            <text:p>259905</text:p>
          </table:table-cell>
          <table:table-cell table:formula="of:=[.E636]/1000" office:value-type="float" office:value="259.905" calcext:value-type="float">
            <text:p>259,905</text:p>
          </table:table-cell>
        </table:table-row>
        <table:table-row table:style-name="ro1">
          <table:table-cell table:formula="of:=[.A636]+1/17875" office:value-type="float" office:value="0.0355244755244759" calcext:value-type="float">
            <text:p>0,035524475524476</text:p>
          </table:table-cell>
          <table:table-cell office:value-type="float" office:value="255.8" calcext:value-type="float">
            <text:p>255,8</text:p>
          </table:table-cell>
          <table:table-cell office:value-type="float" office:value="0" calcext:value-type="float">
            <text:p>0</text:p>
          </table:table-cell>
          <table:table-cell table:formula="of:=([.C637]-[.C636])*17875" office:value-type="float" office:value="-17.875" calcext:value-type="float">
            <text:p>-17,875</text:p>
          </table:table-cell>
          <table:table-cell table:formula="of:=[.B637]/[.C637]-95-0.17*[.D637]/[.C637]" office:value-type="string" office:string-value="" calcext:value-type="error">
            <text:p>#ДЕЛ/0!</text:p>
          </table:table-cell>
          <table:table-cell table:formula="of:=[.E637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37]+1/17875" office:value-type="float" office:value="0.03558041958042" calcext:value-type="float">
            <text:p>0,03558041958042</text:p>
          </table:table-cell>
          <table:table-cell office:value-type="float" office:value="251.8" calcext:value-type="float">
            <text:p>251,8</text:p>
          </table:table-cell>
          <table:table-cell office:value-type="float" office:value="0.151" calcext:value-type="float">
            <text:p>0,151</text:p>
          </table:table-cell>
          <table:table-cell table:formula="of:=([.C638]-[.C637])*17875" office:value-type="float" office:value="2699.125" calcext:value-type="float">
            <text:p>2699,125</text:p>
          </table:table-cell>
          <table:table-cell table:formula="of:=[.B638]/[.C638]-95-0.17*[.D638]/[.C638]" office:value-type="float" office:value="-1466.20033112583" calcext:value-type="float">
            <text:p>-1466,20033112583</text:p>
          </table:table-cell>
          <table:table-cell table:formula="of:=[.E638]/1000" office:value-type="float" office:value="-1.46620033112583" calcext:value-type="float">
            <text:p>-1,46620033112583</text:p>
          </table:table-cell>
        </table:table-row>
        <table:table-row table:style-name="ro1">
          <table:table-cell table:formula="of:=[.A638]+1/17875" office:value-type="float" office:value="0.035636363636364" calcext:value-type="float">
            <text:p>0,035636363636364</text:p>
          </table:table-cell>
          <table:table-cell office:value-type="float" office:value="247.8" calcext:value-type="float">
            <text:p>247,8</text:p>
          </table:table-cell>
          <table:table-cell office:value-type="float" office:value="0.207" calcext:value-type="float">
            <text:p>0,207</text:p>
          </table:table-cell>
          <table:table-cell table:formula="of:=([.C639]-[.C638])*17875" office:value-type="float" office:value="1001" calcext:value-type="float">
            <text:p>1001</text:p>
          </table:table-cell>
          <table:table-cell table:formula="of:=[.B639]/[.C639]-95-0.17*[.D639]/[.C639]" office:value-type="float" office:value="280.024154589372" calcext:value-type="float">
            <text:p>280,024154589372</text:p>
          </table:table-cell>
          <table:table-cell table:formula="of:=[.E639]/1000" office:value-type="float" office:value="0.280024154589372" calcext:value-type="float">
            <text:p>0,280024154589372</text:p>
          </table:table-cell>
        </table:table-row>
        <table:table-row table:style-name="ro1">
          <table:table-cell table:formula="of:=[.A639]+1/17875" office:value-type="float" office:value="0.0356923076923081" calcext:value-type="float">
            <text:p>0,035692307692308</text:p>
          </table:table-cell>
          <table:table-cell office:value-type="float" office:value="242.8" calcext:value-type="float">
            <text:p>242,8</text:p>
          </table:table-cell>
          <table:table-cell office:value-type="float" office:value="0.239" calcext:value-type="float">
            <text:p>0,239</text:p>
          </table:table-cell>
          <table:table-cell table:formula="of:=([.C640]-[.C639])*17875" office:value-type="float" office:value="572" calcext:value-type="float">
            <text:p>572</text:p>
          </table:table-cell>
          <table:table-cell table:formula="of:=[.B640]/[.C640]-95-0.17*[.D640]/[.C640]" office:value-type="float" office:value="514.037656903766" calcext:value-type="float">
            <text:p>514,037656903766</text:p>
          </table:table-cell>
          <table:table-cell table:formula="of:=[.E640]/1000" office:value-type="float" office:value="0.514037656903766" calcext:value-type="float">
            <text:p>0,514037656903766</text:p>
          </table:table-cell>
        </table:table-row>
        <table:table-row table:style-name="ro1">
          <table:table-cell table:formula="of:=[.A640]+1/17875" office:value-type="float" office:value="0.0357482517482521" calcext:value-type="float">
            <text:p>0,035748251748252</text:p>
          </table:table-cell>
          <table:table-cell office:value-type="float" office:value="238.6" calcext:value-type="float">
            <text:p>238,6</text:p>
          </table:table-cell>
          <table:table-cell office:value-type="float" office:value="0.316" calcext:value-type="float">
            <text:p>0,316</text:p>
          </table:table-cell>
          <table:table-cell table:formula="of:=([.C641]-[.C640])*17875" office:value-type="float" office:value="1376.375" calcext:value-type="float">
            <text:p>1376,375</text:p>
          </table:table-cell>
          <table:table-cell table:formula="of:=[.B641]/[.C641]-95-0.17*[.D641]/[.C641]" office:value-type="float" office:value="-80.3916139240506" calcext:value-type="float">
            <text:p>-80,3916139240506</text:p>
          </table:table-cell>
          <table:table-cell table:formula="of:=[.E641]/1000" office:value-type="float" office:value="-0.0803916139240506" calcext:value-type="float">
            <text:p>-0,080391613924051</text:p>
          </table:table-cell>
        </table:table-row>
        <table:table-row table:style-name="ro1">
          <table:table-cell table:formula="of:=[.A641]+1/17875" office:value-type="float" office:value="0.0358041958041962" calcext:value-type="float">
            <text:p>0,035804195804196</text:p>
          </table:table-cell>
          <table:table-cell office:value-type="float" office:value="234.8" calcext:value-type="float">
            <text:p>234,8</text:p>
          </table:table-cell>
          <table:table-cell office:value-type="float" office:value="0.35" calcext:value-type="float">
            <text:p>0,35</text:p>
          </table:table-cell>
          <table:table-cell table:formula="of:=([.C642]-[.C641])*17875" office:value-type="float" office:value="607.750000000001" calcext:value-type="float">
            <text:p>607,750000000001</text:p>
          </table:table-cell>
          <table:table-cell table:formula="of:=[.B642]/[.C642]-95-0.17*[.D642]/[.C642]" office:value-type="float" office:value="280.664285714285" calcext:value-type="float">
            <text:p>280,664285714285</text:p>
          </table:table-cell>
          <table:table-cell table:formula="of:=[.E642]/1000" office:value-type="float" office:value="0.280664285714285" calcext:value-type="float">
            <text:p>0,280664285714285</text:p>
          </table:table-cell>
        </table:table-row>
        <table:table-row table:style-name="ro1">
          <table:table-cell table:formula="of:=[.A642]+1/17875" office:value-type="float" office:value="0.0358601398601402" calcext:value-type="float">
            <text:p>0,03586013986014</text:p>
          </table:table-cell>
          <table:table-cell office:value-type="float" office:value="231.1" calcext:value-type="float">
            <text:p>231,1</text:p>
          </table:table-cell>
          <table:table-cell office:value-type="float" office:value="0.369" calcext:value-type="float">
            <text:p>0,369</text:p>
          </table:table-cell>
          <table:table-cell table:formula="of:=([.C643]-[.C642])*17875" office:value-type="float" office:value="339.624999999999" calcext:value-type="float">
            <text:p>339,624999999999</text:p>
          </table:table-cell>
          <table:table-cell table:formula="of:=[.B643]/[.C643]-95-0.17*[.D643]/[.C643]" office:value-type="float" office:value="374.820460704607" calcext:value-type="float">
            <text:p>374,820460704607</text:p>
          </table:table-cell>
          <table:table-cell table:formula="of:=[.E643]/1000" office:value-type="float" office:value="0.374820460704607" calcext:value-type="float">
            <text:p>0,374820460704607</text:p>
          </table:table-cell>
        </table:table-row>
        <table:table-row table:style-name="ro1">
          <table:table-cell table:formula="of:=[.A643]+1/17875" office:value-type="float" office:value="0.0359160839160843" calcext:value-type="float">
            <text:p>0,035916083916084</text:p>
          </table:table-cell>
          <table:table-cell office:value-type="float" office:value="226.5" calcext:value-type="float">
            <text:p>226,5</text:p>
          </table:table-cell>
          <table:table-cell office:value-type="float" office:value="0.38" calcext:value-type="float">
            <text:p>0,38</text:p>
          </table:table-cell>
          <table:table-cell table:formula="of:=([.C644]-[.C643])*17875" office:value-type="float" office:value="196.625" calcext:value-type="float">
            <text:p>196,625</text:p>
          </table:table-cell>
          <table:table-cell table:formula="of:=[.B644]/[.C644]-95-0.17*[.D644]/[.C644]" office:value-type="float" office:value="413.088815789474" calcext:value-type="float">
            <text:p>413,088815789474</text:p>
          </table:table-cell>
          <table:table-cell table:formula="of:=[.E644]/1000" office:value-type="float" office:value="0.413088815789474" calcext:value-type="float">
            <text:p>0,413088815789474</text:p>
          </table:table-cell>
        </table:table-row>
        <table:table-row table:style-name="ro1">
          <table:table-cell table:formula="of:=[.A644]+1/17875" office:value-type="float" office:value="0.0359720279720284" calcext:value-type="float">
            <text:p>0,035972027972028</text:p>
          </table:table-cell>
          <table:table-cell office:value-type="float" office:value="222.3" calcext:value-type="float">
            <text:p>222,3</text:p>
          </table:table-cell>
          <table:table-cell office:value-type="float" office:value="0.393" calcext:value-type="float">
            <text:p>0,393</text:p>
          </table:table-cell>
          <table:table-cell table:formula="of:=([.C645]-[.C644])*17875" office:value-type="float" office:value="232.375" calcext:value-type="float">
            <text:p>232,375</text:p>
          </table:table-cell>
          <table:table-cell table:formula="of:=[.B645]/[.C645]-95-0.17*[.D645]/[.C645]" office:value-type="float" office:value="370.130407124682" calcext:value-type="float">
            <text:p>370,130407124682</text:p>
          </table:table-cell>
          <table:table-cell table:formula="of:=[.E645]/1000" office:value-type="float" office:value="0.370130407124682" calcext:value-type="float">
            <text:p>0,370130407124682</text:p>
          </table:table-cell>
        </table:table-row>
        <table:table-row table:style-name="ro1">
          <table:table-cell table:formula="of:=[.A645]+1/17875" office:value-type="float" office:value="0.0360279720279724" calcext:value-type="float">
            <text:p>0,036027972027973</text:p>
          </table:table-cell>
          <table:table-cell office:value-type="float" office:value="217.8" calcext:value-type="float">
            <text:p>217,8</text:p>
          </table:table-cell>
          <table:table-cell office:value-type="float" office:value="0.414" calcext:value-type="float">
            <text:p>0,414</text:p>
          </table:table-cell>
          <table:table-cell table:formula="of:=([.C646]-[.C645])*17875" office:value-type="float" office:value="375.375" calcext:value-type="float">
            <text:p>375,375</text:p>
          </table:table-cell>
          <table:table-cell table:formula="of:=[.B646]/[.C646]-95-0.17*[.D646]/[.C646]" office:value-type="float" office:value="276.947463768116" calcext:value-type="float">
            <text:p>276,947463768116</text:p>
          </table:table-cell>
          <table:table-cell table:formula="of:=[.E646]/1000" office:value-type="float" office:value="0.276947463768116" calcext:value-type="float">
            <text:p>0,276947463768116</text:p>
          </table:table-cell>
        </table:table-row>
        <table:table-row table:style-name="ro1">
          <table:table-cell table:formula="of:=[.A646]+1/17875" office:value-type="float" office:value="0.0360839160839165" calcext:value-type="float">
            <text:p>0,036083916083917</text:p>
          </table:table-cell>
          <table:table-cell office:value-type="float" office:value="212.7" calcext:value-type="float">
            <text:p>212,7</text:p>
          </table:table-cell>
          <table:table-cell office:value-type="float" office:value="0.427" calcext:value-type="float">
            <text:p>0,427</text:p>
          </table:table-cell>
          <table:table-cell table:formula="of:=([.C647]-[.C646])*17875" office:value-type="float" office:value="232.374999999999" calcext:value-type="float">
            <text:p>232,374999999999</text:p>
          </table:table-cell>
          <table:table-cell table:formula="of:=[.B647]/[.C647]-95-0.17*[.D647]/[.C647]" office:value-type="float" office:value="310.611826697893" calcext:value-type="float">
            <text:p>310,611826697893</text:p>
          </table:table-cell>
          <table:table-cell table:formula="of:=[.E647]/1000" office:value-type="float" office:value="0.310611826697893" calcext:value-type="float">
            <text:p>0,310611826697893</text:p>
          </table:table-cell>
        </table:table-row>
        <table:table-row table:style-name="ro1">
          <table:table-cell table:formula="of:=[.A647]+1/17875" office:value-type="float" office:value="0.0361398601398605" calcext:value-type="float">
            <text:p>0,036139860139861</text:p>
          </table:table-cell>
          <table:table-cell office:value-type="float" office:value="207.9" calcext:value-type="float">
            <text:p>207,9</text:p>
          </table:table-cell>
          <table:table-cell office:value-type="float" office:value="0.469" calcext:value-type="float">
            <text:p>0,469</text:p>
          </table:table-cell>
          <table:table-cell table:formula="of:=([.C648]-[.C647])*17875" office:value-type="float" office:value="750.750000000001" calcext:value-type="float">
            <text:p>750,750000000001</text:p>
          </table:table-cell>
          <table:table-cell table:formula="of:=[.B648]/[.C648]-95-0.17*[.D648]/[.C648]" office:value-type="float" office:value="76.1567164179102" calcext:value-type="float">
            <text:p>76,1567164179102</text:p>
          </table:table-cell>
          <table:table-cell table:formula="of:=[.E648]/1000" office:value-type="float" office:value="0.0761567164179102" calcext:value-type="float">
            <text:p>0,07615671641791</text:p>
          </table:table-cell>
        </table:table-row>
        <table:table-row table:style-name="ro1">
          <table:table-cell table:formula="of:=[.A648]+1/17875" office:value-type="float" office:value="0.0361958041958046" calcext:value-type="float">
            <text:p>0,036195804195805</text:p>
          </table:table-cell>
          <table:table-cell office:value-type="float" office:value="202.6" calcext:value-type="float">
            <text:p>202,6</text:p>
          </table:table-cell>
          <table:table-cell office:value-type="float" office:value="0.48" calcext:value-type="float">
            <text:p>0,48</text:p>
          </table:table-cell>
          <table:table-cell table:formula="of:=([.C649]-[.C648])*17875" office:value-type="float" office:value="196.624999999999" calcext:value-type="float">
            <text:p>196,624999999999</text:p>
          </table:table-cell>
          <table:table-cell table:formula="of:=[.B649]/[.C649]-95-0.17*[.D649]/[.C649]" office:value-type="float" office:value="257.4453125" calcext:value-type="float">
            <text:p>257,4453125</text:p>
          </table:table-cell>
          <table:table-cell table:formula="of:=[.E649]/1000" office:value-type="float" office:value="0.2574453125" calcext:value-type="float">
            <text:p>0,2574453125</text:p>
          </table:table-cell>
        </table:table-row>
        <table:table-row table:style-name="ro1">
          <table:table-cell table:formula="of:=[.A649]+1/17875" office:value-type="float" office:value="0.0362517482517486" calcext:value-type="float">
            <text:p>0,036251748251749</text:p>
          </table:table-cell>
          <table:table-cell office:value-type="float" office:value="197.4" calcext:value-type="float">
            <text:p>197,4</text:p>
          </table:table-cell>
          <table:table-cell office:value-type="float" office:value="0.475" calcext:value-type="float">
            <text:p>0,475</text:p>
          </table:table-cell>
          <table:table-cell table:formula="of:=([.C650]-[.C649])*17875" office:value-type="float" office:value="-89.3749999999991" calcext:value-type="float">
            <text:p>-89,3749999999991</text:p>
          </table:table-cell>
          <table:table-cell table:formula="of:=[.B650]/[.C650]-95-0.17*[.D650]/[.C650]" office:value-type="float" office:value="352.565789473684" calcext:value-type="float">
            <text:p>352,565789473684</text:p>
          </table:table-cell>
          <table:table-cell table:formula="of:=[.E650]/1000" office:value-type="float" office:value="0.352565789473684" calcext:value-type="float">
            <text:p>0,352565789473684</text:p>
          </table:table-cell>
        </table:table-row>
        <table:table-row table:style-name="ro1">
          <table:table-cell table:formula="of:=[.A650]+1/17875" office:value-type="float" office:value="0.0363076923076927" calcext:value-type="float">
            <text:p>0,036307692307693</text:p>
          </table:table-cell>
          <table:table-cell office:value-type="float" office:value="191.7" calcext:value-type="float">
            <text:p>191,7</text:p>
          </table:table-cell>
          <table:table-cell office:value-type="float" office:value="0.518" calcext:value-type="float">
            <text:p>0,518</text:p>
          </table:table-cell>
          <table:table-cell table:formula="of:=([.C651]-[.C650])*17875" office:value-type="float" office:value="768.625" calcext:value-type="float">
            <text:p>768,625</text:p>
          </table:table-cell>
          <table:table-cell table:formula="of:=[.B651]/[.C651]-95-0.17*[.D651]/[.C651]" office:value-type="float" office:value="22.8257722007722" calcext:value-type="float">
            <text:p>22,8257722007722</text:p>
          </table:table-cell>
          <table:table-cell table:formula="of:=[.E651]/1000" office:value-type="float" office:value="0.0228257722007722" calcext:value-type="float">
            <text:p>0,022825772200772</text:p>
          </table:table-cell>
        </table:table-row>
        <table:table-row table:style-name="ro1">
          <table:table-cell table:formula="of:=[.A651]+1/17875" office:value-type="float" office:value="0.0363636363636368" calcext:value-type="float">
            <text:p>0,036363636363637</text:p>
          </table:table-cell>
          <table:table-cell office:value-type="float" office:value="186.6" calcext:value-type="float">
            <text:p>186,6</text:p>
          </table:table-cell>
          <table:table-cell office:value-type="float" office:value="0.567" calcext:value-type="float">
            <text:p>0,567</text:p>
          </table:table-cell>
          <table:table-cell table:formula="of:=([.C652]-[.C651])*17875" office:value-type="float" office:value="875.875000000001" calcext:value-type="float">
            <text:p>875,875000000001</text:p>
          </table:table-cell>
          <table:table-cell table:formula="of:=[.B652]/[.C652]-95-0.17*[.D652]/[.C652]" office:value-type="float" office:value="-28.5074955908292" calcext:value-type="float">
            <text:p>-28,5074955908292</text:p>
          </table:table-cell>
          <table:table-cell table:formula="of:=[.E652]/1000" office:value-type="float" office:value="-0.0285074955908292" calcext:value-type="float">
            <text:p>-0,028507495590829</text:p>
          </table:table-cell>
        </table:table-row>
        <table:table-row table:style-name="ro1">
          <table:table-cell table:formula="of:=[.A652]+1/17875" office:value-type="float" office:value="0.0364195804195808" calcext:value-type="float">
            <text:p>0,036419580419581</text:p>
          </table:table-cell>
          <table:table-cell office:value-type="float" office:value="181.3" calcext:value-type="float">
            <text:p>181,3</text:p>
          </table:table-cell>
          <table:table-cell office:value-type="float" office:value="0.586" calcext:value-type="float">
            <text:p>0,586</text:p>
          </table:table-cell>
          <table:table-cell table:formula="of:=([.C653]-[.C652])*17875" office:value-type="float" office:value="339.624999999998" calcext:value-type="float">
            <text:p>339,624999999998</text:p>
          </table:table-cell>
          <table:table-cell table:formula="of:=[.B653]/[.C653]-95-0.17*[.D653]/[.C653]" office:value-type="float" office:value="115.859641638226" calcext:value-type="float">
            <text:p>115,859641638226</text:p>
          </table:table-cell>
          <table:table-cell table:formula="of:=[.E653]/1000" office:value-type="float" office:value="0.115859641638226" calcext:value-type="float">
            <text:p>0,115859641638226</text:p>
          </table:table-cell>
        </table:table-row>
        <table:table-row table:style-name="ro1">
          <table:table-cell table:formula="of:=[.A653]+1/17875" office:value-type="float" office:value="0.0364755244755249" calcext:value-type="float">
            <text:p>0,036475524475525</text:p>
          </table:table-cell>
          <table:table-cell office:value-type="float" office:value="174.8" calcext:value-type="float">
            <text:p>174,8</text:p>
          </table:table-cell>
          <table:table-cell office:value-type="float" office:value="0.648" calcext:value-type="float">
            <text:p>0,648</text:p>
          </table:table-cell>
          <table:table-cell table:formula="of:=([.C654]-[.C653])*17875" office:value-type="float" office:value="1108.25" calcext:value-type="float">
            <text:p>1108,25</text:p>
          </table:table-cell>
          <table:table-cell table:formula="of:=[.B654]/[.C654]-95-0.17*[.D654]/[.C654]" office:value-type="float" office:value="-115.991512345679" calcext:value-type="float">
            <text:p>-115,991512345679</text:p>
          </table:table-cell>
          <table:table-cell table:formula="of:=[.E654]/1000" office:value-type="float" office:value="-0.115991512345679" calcext:value-type="float">
            <text:p>-0,115991512345679</text:p>
          </table:table-cell>
        </table:table-row>
        <table:table-row table:style-name="ro1">
          <table:table-cell table:formula="of:=[.A654]+1/17875" office:value-type="float" office:value="0.0365314685314689" calcext:value-type="float">
            <text:p>0,036531468531469</text:p>
          </table:table-cell>
          <table:table-cell office:value-type="float" office:value="169.1" calcext:value-type="float">
            <text:p>169,1</text:p>
          </table:table-cell>
          <table:table-cell office:value-type="float" office:value="0.692" calcext:value-type="float">
            <text:p>0,692</text:p>
          </table:table-cell>
          <table:table-cell table:formula="of:=([.C655]-[.C654])*17875" office:value-type="float" office:value="786.500000000001" calcext:value-type="float">
            <text:p>786,500000000001</text:p>
          </table:table-cell>
          <table:table-cell table:formula="of:=[.B655]/[.C655]-95-0.17*[.D655]/[.C655]" office:value-type="float" office:value="-43.8511560693644" calcext:value-type="float">
            <text:p>-43,8511560693644</text:p>
          </table:table-cell>
          <table:table-cell table:formula="of:=[.E655]/1000" office:value-type="float" office:value="-0.0438511560693644" calcext:value-type="float">
            <text:p>-0,043851156069364</text:p>
          </table:table-cell>
        </table:table-row>
        <table:table-row table:style-name="ro1">
          <table:table-cell table:formula="of:=[.A655]+1/17875" office:value-type="float" office:value="0.036587412587413" calcext:value-type="float">
            <text:p>0,036587412587413</text:p>
          </table:table-cell>
          <table:table-cell office:value-type="float" office:value="163.7" calcext:value-type="float">
            <text:p>163,7</text:p>
          </table:table-cell>
          <table:table-cell office:value-type="float" office:value="0.69" calcext:value-type="float">
            <text:p>0,69</text:p>
          </table:table-cell>
          <table:table-cell table:formula="of:=([.C656]-[.C655])*17875" office:value-type="float" office:value="-35.75" calcext:value-type="float">
            <text:p>-35,75</text:p>
          </table:table-cell>
          <table:table-cell table:formula="of:=[.B656]/[.C656]-95-0.17*[.D656]/[.C656]" office:value-type="float" office:value="151.054347826087" calcext:value-type="float">
            <text:p>151,054347826087</text:p>
          </table:table-cell>
          <table:table-cell table:formula="of:=[.E656]/1000" office:value-type="float" office:value="0.151054347826087" calcext:value-type="float">
            <text:p>0,151054347826087</text:p>
          </table:table-cell>
        </table:table-row>
        <table:table-row table:style-name="ro1">
          <table:table-cell table:formula="of:=[.A656]+1/17875" office:value-type="float" office:value="0.036643356643357" calcext:value-type="float">
            <text:p>0,036643356643357</text:p>
          </table:table-cell>
          <table:table-cell office:value-type="float" office:value="158" calcext:value-type="float">
            <text:p>158</text:p>
          </table:table-cell>
          <table:table-cell office:value-type="float" office:value="0.673" calcext:value-type="float">
            <text:p>0,673</text:p>
          </table:table-cell>
          <table:table-cell table:formula="of:=([.C657]-[.C656])*17875" office:value-type="float" office:value="-303.875" calcext:value-type="float">
            <text:p>-303,875</text:p>
          </table:table-cell>
          <table:table-cell table:formula="of:=[.B657]/[.C657]-95-0.17*[.D657]/[.C657]" office:value-type="float" office:value="216.528603268945" calcext:value-type="float">
            <text:p>216,528603268945</text:p>
          </table:table-cell>
          <table:table-cell table:formula="of:=[.E657]/1000" office:value-type="float" office:value="0.216528603268945" calcext:value-type="float">
            <text:p>0,216528603268945</text:p>
          </table:table-cell>
        </table:table-row>
        <table:table-row table:style-name="ro1">
          <table:table-cell table:formula="of:=[.A657]+1/17875" office:value-type="float" office:value="0.0366993006993011" calcext:value-type="float">
            <text:p>0,036699300699301</text:p>
          </table:table-cell>
          <table:table-cell office:value-type="float" office:value="152.2" calcext:value-type="float">
            <text:p>152,2</text:p>
          </table:table-cell>
          <table:table-cell office:value-type="float" office:value="0.624" calcext:value-type="float">
            <text:p>0,624</text:p>
          </table:table-cell>
          <table:table-cell table:formula="of:=([.C658]-[.C657])*17875" office:value-type="float" office:value="-875.875000000001" calcext:value-type="float">
            <text:p>-875,875000000001</text:p>
          </table:table-cell>
          <table:table-cell table:formula="of:=[.B658]/[.C658]-95-0.17*[.D658]/[.C658]" office:value-type="float" office:value="387.530048076923" calcext:value-type="float">
            <text:p>387,530048076923</text:p>
          </table:table-cell>
          <table:table-cell table:formula="of:=[.E658]/1000" office:value-type="float" office:value="0.387530048076923" calcext:value-type="float">
            <text:p>0,387530048076923</text:p>
          </table:table-cell>
        </table:table-row>
        <table:table-row table:style-name="ro1">
          <table:table-cell table:formula="of:=[.A658]+1/17875" office:value-type="float" office:value="0.0367552447552452" calcext:value-type="float">
            <text:p>0,036755244755245</text:p>
          </table:table-cell>
          <table:table-cell office:value-type="float" office:value="147.2" calcext:value-type="float">
            <text:p>147,2</text:p>
          </table:table-cell>
          <table:table-cell office:value-type="float" office:value="0.592" calcext:value-type="float">
            <text:p>0,592</text:p>
          </table:table-cell>
          <table:table-cell table:formula="of:=([.C659]-[.C658])*17875" office:value-type="float" office:value="-572" calcext:value-type="float">
            <text:p>-572</text:p>
          </table:table-cell>
          <table:table-cell table:formula="of:=[.B659]/[.C659]-95-0.17*[.D659]/[.C659]" office:value-type="float" office:value="317.905405405406" calcext:value-type="float">
            <text:p>317,905405405406</text:p>
          </table:table-cell>
          <table:table-cell table:formula="of:=[.E659]/1000" office:value-type="float" office:value="0.317905405405405" calcext:value-type="float">
            <text:p>0,317905405405405</text:p>
          </table:table-cell>
        </table:table-row>
        <table:table-row table:style-name="ro1">
          <table:table-cell table:formula="of:=[.A659]+1/17875" office:value-type="float" office:value="0.0368111888111892" calcext:value-type="float">
            <text:p>0,036811188811189</text:p>
          </table:table-cell>
          <table:table-cell office:value-type="float" office:value="142" calcext:value-type="float">
            <text:p>142</text:p>
          </table:table-cell>
          <table:table-cell office:value-type="float" office:value="0.592" calcext:value-type="float">
            <text:p>0,592</text:p>
          </table:table-cell>
          <table:table-cell table:formula="of:=([.C660]-[.C659])*17875" office:value-type="float" office:value="0" calcext:value-type="float">
            <text:p>0</text:p>
          </table:table-cell>
          <table:table-cell table:formula="of:=[.B660]/[.C660]-95-0.17*[.D660]/[.C660]" office:value-type="float" office:value="144.864864864865" calcext:value-type="float">
            <text:p>144,864864864865</text:p>
          </table:table-cell>
          <table:table-cell table:formula="of:=[.E660]/1000" office:value-type="float" office:value="0.144864864864865" calcext:value-type="float">
            <text:p>0,144864864864865</text:p>
          </table:table-cell>
        </table:table-row>
        <table:table-row table:style-name="ro1">
          <table:table-cell table:formula="of:=[.A660]+1/17875" office:value-type="float" office:value="0.0368671328671333" calcext:value-type="float">
            <text:p>0,036867132867133</text:p>
          </table:table-cell>
          <table:table-cell office:value-type="float" office:value="136.5" calcext:value-type="float">
            <text:p>136,5</text:p>
          </table:table-cell>
          <table:table-cell office:value-type="float" office:value="0.581" calcext:value-type="float">
            <text:p>0,581</text:p>
          </table:table-cell>
          <table:table-cell table:formula="of:=([.C661]-[.C660])*17875" office:value-type="float" office:value="-196.625" calcext:value-type="float">
            <text:p>-196,625</text:p>
          </table:table-cell>
          <table:table-cell table:formula="of:=[.B661]/[.C661]-95-0.17*[.D661]/[.C661]" office:value-type="float" office:value="197.472030981067" calcext:value-type="float">
            <text:p>197,472030981067</text:p>
          </table:table-cell>
          <table:table-cell table:formula="of:=[.E661]/1000" office:value-type="float" office:value="0.197472030981067" calcext:value-type="float">
            <text:p>0,197472030981067</text:p>
          </table:table-cell>
        </table:table-row>
        <table:table-row table:style-name="ro1">
          <table:table-cell table:formula="of:=[.A661]+1/17875" office:value-type="float" office:value="0.0369230769230773" calcext:value-type="float">
            <text:p>0,036923076923077</text:p>
          </table:table-cell>
          <table:table-cell office:value-type="float" office:value="132.7" calcext:value-type="float">
            <text:p>132,7</text:p>
          </table:table-cell>
          <table:table-cell office:value-type="float" office:value="0.581" calcext:value-type="float">
            <text:p>0,581</text:p>
          </table:table-cell>
          <table:table-cell table:formula="of:=([.C662]-[.C661])*17875" office:value-type="float" office:value="0" calcext:value-type="float">
            <text:p>0</text:p>
          </table:table-cell>
          <table:table-cell table:formula="of:=[.B662]/[.C662]-95-0.17*[.D662]/[.C662]" office:value-type="float" office:value="133.399311531842" calcext:value-type="float">
            <text:p>133,399311531842</text:p>
          </table:table-cell>
          <table:table-cell table:formula="of:=[.E662]/1000" office:value-type="float" office:value="0.133399311531842" calcext:value-type="float">
            <text:p>0,133399311531842</text:p>
          </table:table-cell>
        </table:table-row>
        <table:table-row table:style-name="ro1">
          <table:table-cell table:formula="of:=[.A662]+1/17875" office:value-type="float" office:value="0.0369790209790214" calcext:value-type="float">
            <text:p>0,036979020979021</text:p>
          </table:table-cell>
          <table:table-cell office:value-type="float" office:value="125.9" calcext:value-type="float">
            <text:p>125,9</text:p>
          </table:table-cell>
          <table:table-cell office:value-type="float" office:value="0.57" calcext:value-type="float">
            <text:p>0,57</text:p>
          </table:table-cell>
          <table:table-cell table:formula="of:=([.C663]-[.C662])*17875" office:value-type="float" office:value="-196.624999999998" calcext:value-type="float">
            <text:p>-196,624999999998</text:p>
          </table:table-cell>
          <table:table-cell table:formula="of:=[.B663]/[.C663]-95-0.17*[.D663]/[.C663]" office:value-type="float" office:value="184.519736842105" calcext:value-type="float">
            <text:p>184,519736842105</text:p>
          </table:table-cell>
          <table:table-cell table:formula="of:=[.E663]/1000" office:value-type="float" office:value="0.184519736842105" calcext:value-type="float">
            <text:p>0,184519736842105</text:p>
          </table:table-cell>
        </table:table-row>
        <table:table-row table:style-name="ro1">
          <table:table-cell table:formula="of:=[.A663]+1/17875" office:value-type="float" office:value="0.0370349650349654" calcext:value-type="float">
            <text:p>0,037034965034966</text:p>
          </table:table-cell>
          <table:table-cell office:value-type="float" office:value="120.5" calcext:value-type="float">
            <text:p>120,5</text:p>
          </table:table-cell>
          <table:table-cell office:value-type="float" office:value="0.565" calcext:value-type="float">
            <text:p>0,565</text:p>
          </table:table-cell>
          <table:table-cell table:formula="of:=([.C664]-[.C663])*17875" office:value-type="float" office:value="-89.3750000000001" calcext:value-type="float">
            <text:p>-89,3750000000001</text:p>
          </table:table-cell>
          <table:table-cell table:formula="of:=[.B664]/[.C664]-95-0.17*[.D664]/[.C664]" office:value-type="float" office:value="145.16592920354" calcext:value-type="float">
            <text:p>145,16592920354</text:p>
          </table:table-cell>
          <table:table-cell table:formula="of:=[.E664]/1000" office:value-type="float" office:value="0.14516592920354" calcext:value-type="float">
            <text:p>0,14516592920354</text:p>
          </table:table-cell>
        </table:table-row>
        <table:table-row table:style-name="ro1">
          <table:table-cell table:formula="of:=[.A664]+1/17875" office:value-type="float" office:value="0.0370909090909095" calcext:value-type="float">
            <text:p>0,03709090909091</text:p>
          </table:table-cell>
          <table:table-cell office:value-type="float" office:value="114.1" calcext:value-type="float">
            <text:p>114,1</text:p>
          </table:table-cell>
          <table:table-cell office:value-type="float" office:value="0.571" calcext:value-type="float">
            <text:p>0,571</text:p>
          </table:table-cell>
          <table:table-cell table:formula="of:=([.C665]-[.C664])*17875" office:value-type="float" office:value="107.25" calcext:value-type="float">
            <text:p>107,25</text:p>
          </table:table-cell>
          <table:table-cell table:formula="of:=[.B665]/[.C665]-95-0.17*[.D665]/[.C665]" office:value-type="float" office:value="72.8940455341505" calcext:value-type="float">
            <text:p>72,8940455341505</text:p>
          </table:table-cell>
          <table:table-cell table:formula="of:=[.E665]/1000" office:value-type="float" office:value="0.0728940455341505" calcext:value-type="float">
            <text:p>0,072894045534151</text:p>
          </table:table-cell>
        </table:table-row>
        <table:table-row table:style-name="ro1">
          <table:table-cell table:formula="of:=[.A665]+1/17875" office:value-type="float" office:value="0.0371468531468536" calcext:value-type="float">
            <text:p>0,037146853146854</text:p>
          </table:table-cell>
          <table:table-cell office:value-type="float" office:value="107.6" calcext:value-type="float">
            <text:p>107,6</text:p>
          </table:table-cell>
          <table:table-cell office:value-type="float" office:value="0.583" calcext:value-type="float">
            <text:p>0,583</text:p>
          </table:table-cell>
          <table:table-cell table:formula="of:=([.C666]-[.C665])*17875" office:value-type="float" office:value="214.499999999998" calcext:value-type="float">
            <text:p>214,499999999998</text:p>
          </table:table-cell>
          <table:table-cell table:formula="of:=[.B666]/[.C666]-95-0.17*[.D666]/[.C666]" office:value-type="float" office:value="27.0154373927964" calcext:value-type="float">
            <text:p>27,0154373927964</text:p>
          </table:table-cell>
          <table:table-cell table:formula="of:=[.E666]/1000" office:value-type="float" office:value="0.0270154373927964" calcext:value-type="float">
            <text:p>0,027015437392796</text:p>
          </table:table-cell>
        </table:table-row>
        <table:table-row table:style-name="ro1">
          <table:table-cell table:formula="of:=[.A666]+1/17875" office:value-type="float" office:value="0.0372027972027976" calcext:value-type="float">
            <text:p>0,037202797202798</text:p>
          </table:table-cell>
          <table:table-cell office:value-type="float" office:value="102.3" calcext:value-type="float">
            <text:p>102,3</text:p>
          </table:table-cell>
          <table:table-cell office:value-type="float" office:value="0.579" calcext:value-type="float">
            <text:p>0,579</text:p>
          </table:table-cell>
          <table:table-cell table:formula="of:=([.C667]-[.C666])*17875" office:value-type="float" office:value="-71.5000000000001" calcext:value-type="float">
            <text:p>-71,5000000000001</text:p>
          </table:table-cell>
          <table:table-cell table:formula="of:=[.B667]/[.C667]-95-0.17*[.D667]/[.C667]" office:value-type="float" office:value="102.677029360967" calcext:value-type="float">
            <text:p>102,677029360967</text:p>
          </table:table-cell>
          <table:table-cell table:formula="of:=[.E667]/1000" office:value-type="float" office:value="0.102677029360967" calcext:value-type="float">
            <text:p>0,102677029360967</text:p>
          </table:table-cell>
        </table:table-row>
        <table:table-row table:style-name="ro1">
          <table:table-cell table:formula="of:=[.A667]+1/17875" office:value-type="float" office:value="0.0372587412587417" calcext:value-type="float">
            <text:p>0,037258741258742</text:p>
          </table:table-cell>
          <table:table-cell office:value-type="float" office:value="95.4" calcext:value-type="float">
            <text:p>95,4</text:p>
          </table:table-cell>
          <table:table-cell office:value-type="float" office:value="0.586" calcext:value-type="float">
            <text:p>0,586</text:p>
          </table:table-cell>
          <table:table-cell table:formula="of:=([.C668]-[.C667])*17875" office:value-type="float" office:value="125.125" calcext:value-type="float">
            <text:p>125,125</text:p>
          </table:table-cell>
          <table:table-cell table:formula="of:=[.B668]/[.C668]-95-0.17*[.D668]/[.C668]" office:value-type="float" office:value="31.4995733788396" calcext:value-type="float">
            <text:p>31,4995733788396</text:p>
          </table:table-cell>
          <table:table-cell table:formula="of:=[.E668]/1000" office:value-type="float" office:value="0.0314995733788396" calcext:value-type="float">
            <text:p>0,03149957337884</text:p>
          </table:table-cell>
        </table:table-row>
        <table:table-row table:style-name="ro1">
          <table:table-cell table:formula="of:=[.A668]+1/17875" office:value-type="float" office:value="0.0373146853146857" calcext:value-type="float">
            <text:p>0,037314685314686</text:p>
          </table:table-cell>
          <table:table-cell office:value-type="float" office:value="89.5" calcext:value-type="float">
            <text:p>89,5</text:p>
          </table:table-cell>
          <table:table-cell office:value-type="float" office:value="0.568" calcext:value-type="float">
            <text:p>0,568</text:p>
          </table:table-cell>
          <table:table-cell table:formula="of:=([.C669]-[.C668])*17875" office:value-type="float" office:value="-321.749999999998" calcext:value-type="float">
            <text:p>-321,749999999998</text:p>
          </table:table-cell>
          <table:table-cell table:formula="of:=[.B669]/[.C669]-95-0.17*[.D669]/[.C669]" office:value-type="float" office:value="158.868838028169" calcext:value-type="float">
            <text:p>158,868838028169</text:p>
          </table:table-cell>
          <table:table-cell table:formula="of:=[.E669]/1000" office:value-type="float" office:value="0.158868838028169" calcext:value-type="float">
            <text:p>0,158868838028169</text:p>
          </table:table-cell>
        </table:table-row>
        <table:table-row table:style-name="ro1">
          <table:table-cell table:formula="of:=[.A669]+1/17875" office:value-type="float" office:value="0.0373706293706298" calcext:value-type="float">
            <text:p>0,03737062937063</text:p>
          </table:table-cell>
          <table:table-cell office:value-type="float" office:value="82.9" calcext:value-type="float">
            <text:p>82,9</text:p>
          </table:table-cell>
          <table:table-cell office:value-type="float" office:value="0.523" calcext:value-type="float">
            <text:p>0,523</text:p>
          </table:table-cell>
          <table:table-cell table:formula="of:=([.C670]-[.C669])*17875" office:value-type="float" office:value="-804.375000000001" calcext:value-type="float">
            <text:p>-804,375000000001</text:p>
          </table:table-cell>
          <table:table-cell table:formula="of:=[.B670]/[.C670]-95-0.17*[.D670]/[.C670]" office:value-type="float" office:value="324.968929254302" calcext:value-type="float">
            <text:p>324,968929254302</text:p>
          </table:table-cell>
          <table:table-cell table:formula="of:=[.E670]/1000" office:value-type="float" office:value="0.324968929254302" calcext:value-type="float">
            <text:p>0,324968929254302</text:p>
          </table:table-cell>
        </table:table-row>
        <table:table-row table:style-name="ro1">
          <table:table-cell table:formula="of:=[.A670]+1/17875" office:value-type="float" office:value="0.0374265734265738" calcext:value-type="float">
            <text:p>0,037426573426574</text:p>
          </table:table-cell>
          <table:table-cell office:value-type="float" office:value="76.1" calcext:value-type="float">
            <text:p>76,1</text:p>
          </table:table-cell>
          <table:table-cell office:value-type="float" office:value="0.462" calcext:value-type="float">
            <text:p>0,462</text:p>
          </table:table-cell>
          <table:table-cell table:formula="of:=([.C671]-[.C670])*17875" office:value-type="float" office:value="-1090.375" calcext:value-type="float">
            <text:p>-1090,375</text:p>
          </table:table-cell>
          <table:table-cell table:formula="of:=[.B671]/[.C671]-95-0.17*[.D671]/[.C671]" office:value-type="float" office:value="470.938852813853" calcext:value-type="float">
            <text:p>470,938852813853</text:p>
          </table:table-cell>
          <table:table-cell table:formula="of:=[.E671]/1000" office:value-type="float" office:value="0.470938852813853" calcext:value-type="float">
            <text:p>0,470938852813853</text:p>
          </table:table-cell>
        </table:table-row>
        <table:table-row table:style-name="ro1">
          <table:table-cell table:formula="of:=[.A671]+1/17875" office:value-type="float" office:value="0.0374825174825179" calcext:value-type="float">
            <text:p>0,037482517482518</text:p>
          </table:table-cell>
          <table:table-cell office:value-type="float" office:value="69.4" calcext:value-type="float">
            <text:p>69,4</text:p>
          </table:table-cell>
          <table:table-cell office:value-type="float" office:value="0.411" calcext:value-type="float">
            <text:p>0,411</text:p>
          </table:table-cell>
          <table:table-cell table:formula="of:=([.C672]-[.C671])*17875" office:value-type="float" office:value="-911.625" calcext:value-type="float">
            <text:p>-911,625</text:p>
          </table:table-cell>
          <table:table-cell table:formula="of:=[.B672]/[.C672]-95-0.17*[.D672]/[.C672]" office:value-type="float" office:value="450.927615571776" calcext:value-type="float">
            <text:p>450,927615571776</text:p>
          </table:table-cell>
          <table:table-cell table:formula="of:=[.E672]/1000" office:value-type="float" office:value="0.450927615571776" calcext:value-type="float">
            <text:p>0,450927615571776</text:p>
          </table:table-cell>
        </table:table-row>
        <table:table-row table:style-name="ro1">
          <table:table-cell table:formula="of:=[.A672]+1/17875" office:value-type="float" office:value="0.037538461538462" calcext:value-type="float">
            <text:p>0,037538461538462</text:p>
          </table:table-cell>
          <table:table-cell office:value-type="float" office:value="62.3" calcext:value-type="float">
            <text:p>62,3</text:p>
          </table:table-cell>
          <table:table-cell office:value-type="float" office:value="0.399" calcext:value-type="float">
            <text:p>0,399</text:p>
          </table:table-cell>
          <table:table-cell table:formula="of:=([.C673]-[.C672])*17875" office:value-type="float" office:value="-214.5" calcext:value-type="float">
            <text:p>-214,5</text:p>
          </table:table-cell>
          <table:table-cell table:formula="of:=[.B673]/[.C673]-95-0.17*[.D673]/[.C673]" office:value-type="float" office:value="152.531328320802" calcext:value-type="float">
            <text:p>152,531328320802</text:p>
          </table:table-cell>
          <table:table-cell table:formula="of:=[.E673]/1000" office:value-type="float" office:value="0.152531328320802" calcext:value-type="float">
            <text:p>0,152531328320802</text:p>
          </table:table-cell>
        </table:table-row>
        <table:table-row table:style-name="ro1">
          <table:table-cell table:formula="of:=[.A673]+1/17875" office:value-type="float" office:value="0.037594405594406" calcext:value-type="float">
            <text:p>0,037594405594406</text:p>
          </table:table-cell>
          <table:table-cell office:value-type="float" office:value="55.6" calcext:value-type="float">
            <text:p>55,6</text:p>
          </table:table-cell>
          <table:table-cell office:value-type="float" office:value="0.369" calcext:value-type="float">
            <text:p>0,369</text:p>
          </table:table-cell>
          <table:table-cell table:formula="of:=([.C674]-[.C673])*17875" office:value-type="float" office:value="-536.25" calcext:value-type="float">
            <text:p>-536,25</text:p>
          </table:table-cell>
          <table:table-cell table:formula="of:=[.B674]/[.C674]-95-0.17*[.D674]/[.C674]" office:value-type="float" office:value="302.730352303523" calcext:value-type="float">
            <text:p>302,730352303523</text:p>
          </table:table-cell>
          <table:table-cell table:formula="of:=[.E674]/1000" office:value-type="float" office:value="0.302730352303523" calcext:value-type="float">
            <text:p>0,302730352303523</text:p>
          </table:table-cell>
        </table:table-row>
        <table:table-row table:style-name="ro1">
          <table:table-cell table:formula="of:=[.A674]+1/17875" office:value-type="float" office:value="0.0376503496503501" calcext:value-type="float">
            <text:p>0,03765034965035</text:p>
          </table:table-cell>
          <table:table-cell office:value-type="float" office:value="49.2" calcext:value-type="float">
            <text:p>49,2</text:p>
          </table:table-cell>
          <table:table-cell office:value-type="float" office:value="0.355" calcext:value-type="float">
            <text:p>0,355</text:p>
          </table:table-cell>
          <table:table-cell table:formula="of:=([.C675]-[.C674])*17875" office:value-type="float" office:value="-250.25" calcext:value-type="float">
            <text:p>-250,25</text:p>
          </table:table-cell>
          <table:table-cell table:formula="of:=[.B675]/[.C675]-95-0.17*[.D675]/[.C675]" office:value-type="float" office:value="163.429577464789" calcext:value-type="float">
            <text:p>163,429577464789</text:p>
          </table:table-cell>
          <table:table-cell table:formula="of:=[.E675]/1000" office:value-type="float" office:value="0.163429577464789" calcext:value-type="float">
            <text:p>0,163429577464789</text:p>
          </table:table-cell>
        </table:table-row>
        <table:table-row table:style-name="ro1">
          <table:table-cell table:formula="of:=[.A675]+1/17875" office:value-type="float" office:value="0.0377062937062941" calcext:value-type="float">
            <text:p>0,037706293706294</text:p>
          </table:table-cell>
          <table:table-cell office:value-type="float" office:value="41.8" calcext:value-type="float">
            <text:p>41,8</text:p>
          </table:table-cell>
          <table:table-cell office:value-type="float" office:value="0.345" calcext:value-type="float">
            <text:p>0,345</text:p>
          </table:table-cell>
          <table:table-cell table:formula="of:=([.C676]-[.C675])*17875" office:value-type="float" office:value="-178.749999999999" calcext:value-type="float">
            <text:p>-178,749999999999</text:p>
          </table:table-cell>
          <table:table-cell table:formula="of:=[.B676]/[.C676]-95-0.17*[.D676]/[.C676]" office:value-type="float" office:value="114.239130434782" calcext:value-type="float">
            <text:p>114,239130434782</text:p>
          </table:table-cell>
          <table:table-cell table:formula="of:=[.E676]/1000" office:value-type="float" office:value="0.114239130434782" calcext:value-type="float">
            <text:p>0,114239130434782</text:p>
          </table:table-cell>
        </table:table-row>
        <table:table-row table:style-name="ro1">
          <table:table-cell table:formula="of:=[.A676]+1/17875" office:value-type="float" office:value="0.0377622377622382" calcext:value-type="float">
            <text:p>0,037762237762238</text:p>
          </table:table-cell>
          <table:table-cell office:value-type="float" office:value="36.4" calcext:value-type="float">
            <text:p>36,4</text:p>
          </table:table-cell>
          <table:table-cell office:value-type="float" office:value="0.327" calcext:value-type="float">
            <text:p>0,327</text:p>
          </table:table-cell>
          <table:table-cell table:formula="of:=([.C677]-[.C676])*17875" office:value-type="float" office:value="-321.75" calcext:value-type="float">
            <text:p>-321,75</text:p>
          </table:table-cell>
          <table:table-cell table:formula="of:=[.B677]/[.C677]-95-0.17*[.D677]/[.C677]" office:value-type="float" office:value="183.585626911315" calcext:value-type="float">
            <text:p>183,585626911315</text:p>
          </table:table-cell>
          <table:table-cell table:formula="of:=[.E677]/1000" office:value-type="float" office:value="0.183585626911315" calcext:value-type="float">
            <text:p>0,183585626911315</text:p>
          </table:table-cell>
        </table:table-row>
        <table:table-row table:style-name="ro1">
          <table:table-cell table:formula="of:=[.A677]+1/17875" office:value-type="float" office:value="0.0378181818181822" calcext:value-type="float">
            <text:p>0,037818181818182</text:p>
          </table:table-cell>
          <table:table-cell office:value-type="float" office:value="30.3" calcext:value-type="float">
            <text:p>30,3</text:p>
          </table:table-cell>
          <table:table-cell office:value-type="float" office:value="0.31" calcext:value-type="float">
            <text:p>0,31</text:p>
          </table:table-cell>
          <table:table-cell table:formula="of:=([.C678]-[.C677])*17875" office:value-type="float" office:value="-303.875" calcext:value-type="float">
            <text:p>-303,875</text:p>
          </table:table-cell>
          <table:table-cell table:formula="of:=[.B678]/[.C678]-95-0.17*[.D678]/[.C678]" office:value-type="float" office:value="169.383064516129" calcext:value-type="float">
            <text:p>169,383064516129</text:p>
          </table:table-cell>
          <table:table-cell table:formula="of:=[.E678]/1000" office:value-type="float" office:value="0.169383064516129" calcext:value-type="float">
            <text:p>0,169383064516129</text:p>
          </table:table-cell>
        </table:table-row>
        <table:table-row table:style-name="ro1">
          <table:table-cell table:formula="of:=[.A678]+1/17875" office:value-type="float" office:value="0.0378741258741263" calcext:value-type="float">
            <text:p>0,037874125874126</text:p>
          </table:table-cell>
          <table:table-cell office:value-type="float" office:value="24.5" calcext:value-type="float">
            <text:p>24,5</text:p>
          </table:table-cell>
          <table:table-cell office:value-type="float" office:value="0.305" calcext:value-type="float">
            <text:p>0,305</text:p>
          </table:table-cell>
          <table:table-cell table:formula="of:=([.C679]-[.C678])*17875" office:value-type="float" office:value="-89.3750000000001" calcext:value-type="float">
            <text:p>-89,3750000000001</text:p>
          </table:table-cell>
          <table:table-cell table:formula="of:=[.B679]/[.C679]-95-0.17*[.D679]/[.C679]" office:value-type="float" office:value="35.1434426229509" calcext:value-type="float">
            <text:p>35,1434426229509</text:p>
          </table:table-cell>
          <table:table-cell table:formula="of:=[.E679]/1000" office:value-type="float" office:value="0.0351434426229509" calcext:value-type="float">
            <text:p>0,035143442622951</text:p>
          </table:table-cell>
        </table:table-row>
        <table:table-row table:style-name="ro1">
          <table:table-cell table:formula="of:=[.A679]+1/17875" office:value-type="float" office:value="0.0379300699300704" calcext:value-type="float">
            <text:p>0,03793006993007</text:p>
          </table:table-cell>
          <table:table-cell office:value-type="float" office:value="19.6" calcext:value-type="float">
            <text:p>19,6</text:p>
          </table:table-cell>
          <table:table-cell office:value-type="float" office:value="0.282" calcext:value-type="float">
            <text:p>0,282</text:p>
          </table:table-cell>
          <table:table-cell table:formula="of:=([.C680]-[.C679])*17875" office:value-type="float" office:value="-411.124999999999" calcext:value-type="float">
            <text:p>-411,124999999999</text:p>
          </table:table-cell>
          <table:table-cell table:formula="of:=[.B680]/[.C680]-95-0.17*[.D680]/[.C680]" office:value-type="float" office:value="222.344858156028" calcext:value-type="float">
            <text:p>222,344858156028</text:p>
          </table:table-cell>
          <table:table-cell table:formula="of:=[.E680]/1000" office:value-type="float" office:value="0.222344858156028" calcext:value-type="float">
            <text:p>0,222344858156028</text:p>
          </table:table-cell>
        </table:table-row>
        <table:table-row table:style-name="ro1">
          <table:table-cell table:formula="of:=[.A680]+1/17875" office:value-type="float" office:value="0.0379860139860144" calcext:value-type="float">
            <text:p>0,037986013986015</text:p>
          </table:table-cell>
          <table:table-cell office:value-type="float" office:value="14.6" calcext:value-type="float">
            <text:p>14,6</text:p>
          </table:table-cell>
          <table:table-cell office:value-type="float" office:value="0.271" calcext:value-type="float">
            <text:p>0,271</text:p>
          </table:table-cell>
          <table:table-cell table:formula="of:=([.C681]-[.C680])*17875" office:value-type="float" office:value="-196.625" calcext:value-type="float">
            <text:p>-196,625</text:p>
          </table:table-cell>
          <table:table-cell table:formula="of:=[.B681]/[.C681]-95-0.17*[.D681]/[.C681]" office:value-type="float" office:value="82.218634686347" calcext:value-type="float">
            <text:p>82,218634686347</text:p>
          </table:table-cell>
          <table:table-cell table:formula="of:=[.E681]/1000" office:value-type="float" office:value="0.082218634686347" calcext:value-type="float">
            <text:p>0,082218634686347</text:p>
          </table:table-cell>
        </table:table-row>
        <table:table-row table:style-name="ro1">
          <table:table-cell table:formula="of:=[.A681]+1/17875" office:value-type="float" office:value="0.0380419580419585" calcext:value-type="float">
            <text:p>0,038041958041959</text:p>
          </table:table-cell>
          <table:table-cell office:value-type="float" office:value="9.8" calcext:value-type="float">
            <text:p>9,8</text:p>
          </table:table-cell>
          <table:table-cell office:value-type="float" office:value="0.268" calcext:value-type="float">
            <text:p>0,268</text:p>
          </table:table-cell>
          <table:table-cell table:formula="of:=([.C682]-[.C681])*17875" office:value-type="float" office:value="-53.6250000000001" calcext:value-type="float">
            <text:p>-53,6250000000001</text:p>
          </table:table-cell>
          <table:table-cell table:formula="of:=[.B682]/[.C682]-95-0.17*[.D682]/[.C682]" office:value-type="float" office:value="-24.4169776119403" calcext:value-type="float">
            <text:p>-24,4169776119403</text:p>
          </table:table-cell>
          <table:table-cell table:formula="of:=[.E682]/1000" office:value-type="float" office:value="-0.0244169776119403" calcext:value-type="float">
            <text:p>-0,02441697761194</text:p>
          </table:table-cell>
        </table:table-row>
        <table:table-row table:style-name="ro1">
          <table:table-cell table:formula="of:=[.A682]+1/17875" office:value-type="float" office:value="0.0380979020979025" calcext:value-type="float">
            <text:p>0,038097902097903</text:p>
          </table:table-cell>
          <table:table-cell office:value-type="float" office:value="5" calcext:value-type="float">
            <text:p>5</text:p>
          </table:table-cell>
          <table:table-cell office:value-type="float" office:value="0.239" calcext:value-type="float">
            <text:p>0,239</text:p>
          </table:table-cell>
          <table:table-cell table:formula="of:=([.C683]-[.C682])*17875" office:value-type="float" office:value="-518.375" calcext:value-type="float">
            <text:p>-518,375</text:p>
          </table:table-cell>
          <table:table-cell table:formula="of:=[.B683]/[.C683]-95-0.17*[.D683]/[.C683]" office:value-type="float" office:value="294.639121338912" calcext:value-type="float">
            <text:p>294,639121338912</text:p>
          </table:table-cell>
          <table:table-cell table:formula="of:=[.E683]/1000" office:value-type="float" office:value="0.294639121338912" calcext:value-type="float">
            <text:p>0,294639121338912</text:p>
          </table:table-cell>
        </table:table-row>
        <table:table-row table:style-name="ro1">
          <table:table-cell table:formula="of:=[.A683]+1/17875" office:value-type="float" office:value="0.0381538461538466" calcext:value-type="float">
            <text:p>0,038153846153847</text:p>
          </table:table-cell>
          <table:table-cell office:value-type="float" office:value="0.1" calcext:value-type="float">
            <text:p>0,1</text:p>
          </table:table-cell>
          <table:table-cell office:value-type="float" office:value="0.204" calcext:value-type="float">
            <text:p>0,204</text:p>
          </table:table-cell>
          <table:table-cell table:formula="of:=([.C684]-[.C683])*17875" office:value-type="float" office:value="-625.625" calcext:value-type="float">
            <text:p>-625,625</text:p>
          </table:table-cell>
          <table:table-cell table:formula="of:=[.B684]/[.C684]-95-0.17*[.D684]/[.C684]" office:value-type="float" office:value="426.844362745098" calcext:value-type="float">
            <text:p>426,844362745098</text:p>
          </table:table-cell>
          <table:table-cell table:formula="of:=[.E684]/1000" office:value-type="float" office:value="0.426844362745098" calcext:value-type="float">
            <text:p>0,426844362745098</text:p>
          </table:table-cell>
        </table:table-row>
        <table:table-row table:style-name="ro1">
          <table:table-cell table:formula="of:=[.A684]+1/17875" office:value-type="float" office:value="0.0382097902097906" calcext:value-type="float">
            <text:p>0,038209790209791</text:p>
          </table:table-cell>
          <table:table-cell office:value-type="float" office:value="0" calcext:value-type="float">
            <text:p>0</text:p>
          </table:table-cell>
          <table:table-cell office:value-type="float" office:value="0.178" calcext:value-type="float">
            <text:p>0,178</text:p>
          </table:table-cell>
          <table:table-cell table:formula="of:=([.C685]-[.C684])*17875" office:value-type="float" office:value="-464.75" calcext:value-type="float">
            <text:p>-464,75</text:p>
          </table:table-cell>
          <table:table-cell table:formula="of:=[.B685]/[.C685]-95-0.17*[.D685]/[.C685]" office:value-type="float" office:value="348.862359550562" calcext:value-type="float">
            <text:p>348,862359550562</text:p>
          </table:table-cell>
          <table:table-cell table:formula="of:=[.E685]/1000" office:value-type="float" office:value="0.348862359550562" calcext:value-type="float">
            <text:p>0,348862359550562</text:p>
          </table:table-cell>
        </table:table-row>
        <table:table-row table:style-name="ro1">
          <table:table-cell table:formula="of:=[.A685]+1/17875" office:value-type="float" office:value="0.0382657342657347" calcext:value-type="float">
            <text:p>0,038265734265735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,173</text:p>
          </table:table-cell>
          <table:table-cell table:formula="of:=([.C686]-[.C685])*17875" office:value-type="float" office:value="-89.3749999999996" calcext:value-type="float">
            <text:p>-89,3749999999996</text:p>
          </table:table-cell>
          <table:table-cell table:formula="of:=[.B686]/[.C686]-95-0.17*[.D686]/[.C686]" office:value-type="float" office:value="-7.17485549132989" calcext:value-type="float">
            <text:p>-7,17485549132989</text:p>
          </table:table-cell>
          <table:table-cell table:formula="of:=[.E686]/1000" office:value-type="float" office:value="-0.00717485549132989" calcext:value-type="float">
            <text:p>-0,00717485549133</text:p>
          </table:table-cell>
        </table:table-row>
        <table:table-row table:style-name="ro1">
          <table:table-cell table:formula="of:=[.A686]+1/17875" office:value-type="float" office:value="0.0383216783216788" calcext:value-type="float">
            <text:p>0,038321678321679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,146</text:p>
          </table:table-cell>
          <table:table-cell table:formula="of:=([.C687]-[.C686])*17875" office:value-type="float" office:value="-482.625" calcext:value-type="float">
            <text:p>-482,625</text:p>
          </table:table-cell>
          <table:table-cell table:formula="of:=[.B687]/[.C687]-95-0.17*[.D687]/[.C687]" office:value-type="float" office:value="466.960616438357" calcext:value-type="float">
            <text:p>466,960616438357</text:p>
          </table:table-cell>
          <table:table-cell table:formula="of:=[.E687]/1000" office:value-type="float" office:value="0.466960616438357" calcext:value-type="float">
            <text:p>0,466960616438357</text:p>
          </table:table-cell>
        </table:table-row>
        <table:table-row table:style-name="ro1">
          <table:table-cell table:formula="of:=[.A687]+1/17875" office:value-type="float" office:value="0.0383776223776228" calcext:value-type="float">
            <text:p>0,038377622377623</text:p>
          </table:table-cell>
          <table:table-cell office:value-type="float" office:value="0" calcext:value-type="float">
            <text:p>0</text:p>
          </table:table-cell>
          <table:table-cell office:value-type="float" office:value="0.149" calcext:value-type="float">
            <text:p>0,149</text:p>
          </table:table-cell>
          <table:table-cell table:formula="of:=([.C688]-[.C687])*17875" office:value-type="float" office:value="53.6250000000001" calcext:value-type="float">
            <text:p>53,6250000000001</text:p>
          </table:table-cell>
          <table:table-cell table:formula="of:=[.B688]/[.C688]-95-0.17*[.D688]/[.C688]" office:value-type="float" office:value="-156.18288590604" calcext:value-type="float">
            <text:p>-156,18288590604</text:p>
          </table:table-cell>
          <table:table-cell table:formula="of:=[.E688]/1000" office:value-type="float" office:value="-0.15618288590604" calcext:value-type="float">
            <text:p>-0,15618288590604</text:p>
          </table:table-cell>
        </table:table-row>
        <table:table-row table:style-name="ro1">
          <table:table-cell table:formula="of:=[.A688]+1/17875" office:value-type="float" office:value="0.0384335664335669" calcext:value-type="float">
            <text:p>0,038433566433567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,133</text:p>
          </table:table-cell>
          <table:table-cell table:formula="of:=([.C689]-[.C688])*17875" office:value-type="float" office:value="-286" calcext:value-type="float">
            <text:p>-286</text:p>
          </table:table-cell>
          <table:table-cell table:formula="of:=[.B689]/[.C689]-95-0.17*[.D689]/[.C689]" office:value-type="float" office:value="270.563909774436" calcext:value-type="float">
            <text:p>270,563909774436</text:p>
          </table:table-cell>
          <table:table-cell table:formula="of:=[.E689]/1000" office:value-type="float" office:value="0.270563909774436" calcext:value-type="float">
            <text:p>0,270563909774436</text:p>
          </table:table-cell>
        </table:table-row>
        <table:table-row table:style-name="ro1">
          <table:table-cell table:formula="of:=[.A689]+1/17875" office:value-type="float" office:value="0.0384895104895109" calcext:value-type="float">
            <text:p>0,038489510489511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,115</text:p>
          </table:table-cell>
          <table:table-cell table:formula="of:=([.C690]-[.C689])*17875" office:value-type="float" office:value="-321.75" calcext:value-type="float">
            <text:p>-321,75</text:p>
          </table:table-cell>
          <table:table-cell table:formula="of:=[.B690]/[.C690]-95-0.17*[.D690]/[.C690]" office:value-type="float" office:value="380.630434782609" calcext:value-type="float">
            <text:p>380,630434782609</text:p>
          </table:table-cell>
          <table:table-cell table:formula="of:=[.E690]/1000" office:value-type="float" office:value="0.380630434782609" calcext:value-type="float">
            <text:p>0,380630434782609</text:p>
          </table:table-cell>
        </table:table-row>
        <table:table-row table:style-name="ro1">
          <table:table-cell table:formula="of:=[.A690]+1/17875" office:value-type="float" office:value="0.038545454545455" calcext:value-type="float">
            <text:p>0,038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,093</text:p>
          </table:table-cell>
          <table:table-cell table:formula="of:=([.C691]-[.C690])*17875" office:value-type="float" office:value="-393.25" calcext:value-type="float">
            <text:p>-393,25</text:p>
          </table:table-cell>
          <table:table-cell table:formula="of:=[.B691]/[.C691]-95-0.17*[.D691]/[.C691]" office:value-type="float" office:value="623.844086021506" calcext:value-type="float">
            <text:p>623,844086021506</text:p>
          </table:table-cell>
          <table:table-cell table:formula="of:=[.E691]/1000" office:value-type="float" office:value="0.623844086021506" calcext:value-type="float">
            <text:p>0,623844086021506</text:p>
          </table:table-cell>
        </table:table-row>
        <table:table-row table:style-name="ro1">
          <table:table-cell table:formula="of:=[.A691]+1/17875" office:value-type="float" office:value="0.038601398601399" calcext:value-type="float">
            <text:p>0,038601398601399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,088</text:p>
          </table:table-cell>
          <table:table-cell table:formula="of:=([.C692]-[.C691])*17875" office:value-type="float" office:value="-89.3750000000001" calcext:value-type="float">
            <text:p>-89,3750000000001</text:p>
          </table:table-cell>
          <table:table-cell table:formula="of:=[.B692]/[.C692]-95-0.17*[.D692]/[.C692]" office:value-type="float" office:value="77.6562500000002" calcext:value-type="float">
            <text:p>77,6562500000002</text:p>
          </table:table-cell>
          <table:table-cell table:formula="of:=[.E692]/1000" office:value-type="float" office:value="0.0776562500000002" calcext:value-type="float">
            <text:p>0,07765625</text:p>
          </table:table-cell>
        </table:table-row>
        <table:table-row table:style-name="ro1">
          <table:table-cell table:formula="of:=[.A692]+1/17875" office:value-type="float" office:value="0.0386573426573431" calcext:value-type="float">
            <text:p>0,038657342657343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,069</text:p>
          </table:table-cell>
          <table:table-cell table:formula="of:=([.C693]-[.C692])*17875" office:value-type="float" office:value="-339.625" calcext:value-type="float">
            <text:p>-339,625</text:p>
          </table:table-cell>
          <table:table-cell table:formula="of:=[.B693]/[.C693]-95-0.17*[.D693]/[.C693]" office:value-type="float" office:value="741.757246376811" calcext:value-type="float">
            <text:p>741,757246376811</text:p>
          </table:table-cell>
          <table:table-cell table:formula="of:=[.E693]/1000" office:value-type="float" office:value="0.741757246376811" calcext:value-type="float">
            <text:p>0,741757246376811</text:p>
          </table:table-cell>
        </table:table-row>
        <table:table-row table:style-name="ro1">
          <table:table-cell table:formula="of:=[.A693]+1/17875" office:value-type="float" office:value="0.0387132867132872" calcext:value-type="float">
            <text:p>0,038713286713287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table:formula="of:=([.C694]-[.C693])*17875" office:value-type="float" office:value="-35.75" calcext:value-type="float">
            <text:p>-35,75</text:p>
          </table:table-cell>
          <table:table-cell table:formula="of:=[.B694]/[.C694]-95-0.17*[.D694]/[.C694]" office:value-type="float" office:value="-4.29104477611934" calcext:value-type="float">
            <text:p>-4,29104477611934</text:p>
          </table:table-cell>
          <table:table-cell table:formula="of:=[.E694]/1000" office:value-type="float" office:value="-0.00429104477611934" calcext:value-type="float">
            <text:p>-0,004291044776119</text:p>
          </table:table-cell>
        </table:table-row>
        <table:table-row table:style-name="ro1">
          <table:table-cell table:formula="of:=[.A694]+1/17875" office:value-type="float" office:value="0.0387692307692312" calcext:value-type="float">
            <text:p>0,038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,054</text:p>
          </table:table-cell>
          <table:table-cell table:formula="of:=([.C695]-[.C694])*17875" office:value-type="float" office:value="-232.375" calcext:value-type="float">
            <text:p>-232,375</text:p>
          </table:table-cell>
          <table:table-cell table:formula="of:=[.B695]/[.C695]-95-0.17*[.D695]/[.C695]" office:value-type="float" office:value="636.550925925926" calcext:value-type="float">
            <text:p>636,550925925926</text:p>
          </table:table-cell>
          <table:table-cell table:formula="of:=[.E695]/1000" office:value-type="float" office:value="0.636550925925926" calcext:value-type="float">
            <text:p>0,636550925925926</text:p>
          </table:table-cell>
        </table:table-row>
        <table:table-row table:style-name="ro1">
          <table:table-cell table:formula="of:=[.A695]+1/17875" office:value-type="float" office:value="0.0388251748251753" calcext:value-type="float">
            <text:p>0,038825174825175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formula="of:=([.C696]-[.C695])*17875" office:value-type="float" office:value="-393.25" calcext:value-type="float">
            <text:p>-393,25</text:p>
          </table:table-cell>
          <table:table-cell table:formula="of:=[.B696]/[.C696]-95-0.17*[.D696]/[.C696]" office:value-type="float" office:value="1994.140625" calcext:value-type="float">
            <text:p>1994,140625</text:p>
          </table:table-cell>
          <table:table-cell table:formula="of:=[.E696]/1000" office:value-type="float" office:value="1.994140625" calcext:value-type="float">
            <text:p>1,994140625</text:p>
          </table:table-cell>
        </table:table-row>
        <table:table-row table:style-name="ro1">
          <table:table-cell table:formula="of:=[.A696]+1/17875" office:value-type="float" office:value="0.0388811188811193" calcext:value-type="float">
            <text:p>0,038881118881119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formula="of:=([.C697]-[.C696])*17875" office:value-type="float" office:value="-500.5" calcext:value-type="float">
            <text:p>-500,5</text:p>
          </table:table-cell>
          <table:table-cell table:formula="of:=[.B697]/[.C697]-95-0.17*[.D697]/[.C697]" office:value-type="float" office:value="21176.25" calcext:value-type="float">
            <text:p>21176,25</text:p>
          </table:table-cell>
          <table:table-cell table:formula="of:=[.E697]/1000" office:value-type="float" office:value="21.17625" calcext:value-type="float">
            <text:p>21,17625</text:p>
          </table:table-cell>
        </table:table-row>
        <table:table-row table:style-name="ro1">
          <table:table-cell table:formula="of:=[.A697]+1/17875" office:value-type="float" office:value="0.0389370629370634" calcext:value-type="float">
            <text:p>0,0389370629370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698]-[.C697])*17875" office:value-type="float" office:value="-71.5" calcext:value-type="float">
            <text:p>-71,5</text:p>
          </table:table-cell>
          <table:table-cell table:formula="of:=[.B698]/[.C698]-95-0.17*[.D698]/[.C698]" office:value-type="string" office:string-value="" calcext:value-type="error">
            <text:p>#ДЕЛ/0!</text:p>
          </table:table-cell>
          <table:table-cell table:formula="of:=[.E698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98]+1/17875" office:value-type="float" office:value="0.0389930069930074" calcext:value-type="float">
            <text:p>0,038993006993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699]-[.C698])*17875" office:value-type="float" office:value="0" calcext:value-type="float">
            <text:p>0</text:p>
          </table:table-cell>
          <table:table-cell table:formula="of:=[.B699]/[.C699]-95-0.17*[.D699]/[.C699]" office:value-type="string" office:string-value="" calcext:value-type="error">
            <text:p>#ДЕЛ/0!</text:p>
          </table:table-cell>
          <table:table-cell table:formula="of:=[.E699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699]+1/17875" office:value-type="float" office:value="0.0390489510489515" calcext:value-type="float">
            <text:p>0,0390489510489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700]-[.C699])*17875" office:value-type="float" office:value="0" calcext:value-type="float">
            <text:p>0</text:p>
          </table:table-cell>
          <table:table-cell table:formula="of:=[.B700]/[.C700]-95-0.17*[.D700]/[.C700]" office:value-type="string" office:string-value="" calcext:value-type="error">
            <text:p>#ДЕЛ/0!</text:p>
          </table:table-cell>
          <table:table-cell table:formula="of:=[.E700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700]+1/17875" office:value-type="float" office:value="0.0391048951048956" calcext:value-type="float">
            <text:p>0,0391048951048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701]-[.C700])*17875" office:value-type="float" office:value="0" calcext:value-type="float">
            <text:p>0</text:p>
          </table:table-cell>
          <table:table-cell table:formula="of:=[.B701]/[.C701]-95-0.17*[.D701]/[.C701]" office:value-type="string" office:string-value="" calcext:value-type="error">
            <text:p>#ДЕЛ/0!</text:p>
          </table:table-cell>
          <table:table-cell table:formula="of:=[.E701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701]+1/17875" office:value-type="float" office:value="0.0391608391608396" calcext:value-type="float">
            <text:p>0,039160839160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702]-[.C701])*17875" office:value-type="float" office:value="0" calcext:value-type="float">
            <text:p>0</text:p>
          </table:table-cell>
          <table:table-cell table:formula="of:=[.B702]/[.C702]-95-0.17*[.D702]/[.C702]" office:value-type="string" office:string-value="" calcext:value-type="error">
            <text:p>#ДЕЛ/0!</text:p>
          </table:table-cell>
          <table:table-cell table:formula="of:=[.E702]/1000" office:value-type="string" office:string-value="" calcext:value-type="error">
            <text:p>#ДЕЛ/0!</text:p>
          </table:table-cell>
        </table:table-row>
        <table:table-row table:style-name="ro1">
          <table:table-cell table:formula="of:=[.A702]+1/17875" office:value-type="float" office:value="0.0392167832167837" calcext:value-type="float">
            <text:p>0,03921678321678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703]-[.C702])*17875" office:value-type="float" office:value="17.875" calcext:value-type="float">
            <text:p>17,875</text:p>
          </table:table-cell>
          <table:table-cell table:formula="of:=[.B703]/[.C703]-95-0.17*[.D703]/[.C703]" office:value-type="float" office:value="-3133.75" calcext:value-type="float">
            <text:p>-3133,75</text:p>
          </table:table-cell>
          <table:table-cell table:formula="of:=[.E703]/1000" office:value-type="float" office:value="-3.13375" calcext:value-type="float">
            <text:p>-3,13375</text:p>
          </table:table-cell>
        </table:table-row>
        <table:table-row table:style-name="ro1">
          <table:table-cell table:formula="of:=[.A703]+1/17875" office:value-type="float" office:value="0.0392727272727277" calcext:value-type="float">
            <text:p>0,03927272727272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formula="of:=([.C704]-[.C703])*17875" office:value-type="float" office:value="0" calcext:value-type="float">
            <text:p>0</text:p>
          </table:table-cell>
          <table:table-cell table:formula="of:=[.B704]/[.C704]-95-0.17*[.D704]/[.C704]" office:value-type="float" office:value="-95" calcext:value-type="float">
            <text:p>-95</text:p>
          </table:table-cell>
          <table:table-cell table:formula="of:=[.E704]/1000" office:value-type="float" office:value="-0.095" calcext:value-type="float">
            <text:p>-0,095</text:p>
          </table:table-cell>
        </table:table-row>
        <table:table-row table:style-name="ro1">
          <table:table-cell table:formula="of:=[.A704]+1/17875" office:value-type="float" office:value="0.0393286713286718" calcext:value-type="float">
            <text:p>0,0393286713286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705]-[.C704])*17875" office:value-type="float" office:value="-17.875" calcext:value-type="float">
            <text:p>-17,875</text:p>
          </table:table-cell>
          <table:table-cell table:formula="of:=[.B705]/[.C705]-95-0.17*[.D705]/[.C705]" office:value-type="string" office:string-value="" calcext:value-type="error">
            <text:p>#ДЕЛ/0!</text:p>
          </table:table-cell>
          <table:table-cell table:formula="of:=[.E705]/1000" office:value-type="string" office:string-value="" calcext:value-type="error">
            <text:p>#ДЕЛ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.00.0000</text:date>, <text:time style:data-style-name="N2" text:time-value="16:22:20.30907832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6:36:49.085417109</dc:date>
    <meta:editing-duration>PT32M19S</meta:editing-duration>
    <meta:editing-cycles>8</meta:editing-cycles>
    <meta:generator>LibreOffice/6.0.6.2$Linux_X86_64 LibreOffice_project/00m0$Build-2</meta:generator>
    <meta:document-statistic meta:table-count="1" meta:cell-count="4230" meta:object-count="0"/>
  </office:meta>
</office:document-meta>
</file>